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NOT All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1144" calcext:value-type="float">
            <text:p>0.21144</text:p>
          </table:table-cell>
          <table:table-cell office:value-type="float" office:value="0.211852" calcext:value-type="float">
            <text:p>0.211852</text:p>
          </table:table-cell>
          <table:table-cell office:value-type="float" office:value="0.143" calcext:value-type="float">
            <text:p>0.143</text:p>
          </table:table-cell>
          <table:table-cell office:value-type="float" office:value="0.1545" calcext:value-type="float">
            <text:p>0.1545</text:p>
          </table:table-cell>
          <table:table-cell office:value-type="float" office:value="0.16" calcext:value-type="float">
            <text:p>0.16</text:p>
          </table:table-cell>
          <table:table-cell office:value-type="float" office:value="0.1635" calcext:value-type="float">
            <text:p>0.1635</text:p>
          </table:table-cell>
          <table:table-cell office:value-type="float" office:value="1.883" calcext:value-type="float">
            <text:p>1.88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403" calcext:value-type="float">
            <text:p>0.25403</text:p>
          </table:table-cell>
          <table:table-cell office:value-type="float" office:value="0.0529359" calcext:value-type="float">
            <text:p>0.0529359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5" calcext:value-type="float">
            <text:p>0.245</text:p>
          </table:table-cell>
          <table:table-cell office:value-type="float" office:value="0.2505" calcext:value-type="float">
            <text:p>0.2505</text:p>
          </table:table-cell>
          <table:table-cell office:value-type="float" office:value="0.748" calcext:value-type="float">
            <text:p>0.74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484" calcext:value-type="float">
            <text:p>0.24484</text:p>
          </table:table-cell>
          <table:table-cell office:value-type="float" office:value="0.0458156" calcext:value-type="float">
            <text:p>0.0458156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75" calcext:value-type="float">
            <text:p>0.2275</text:p>
          </table:table-cell>
          <table:table-cell office:value-type="float" office:value="0.233" calcext:value-type="float">
            <text:p>0.233</text:p>
          </table:table-cell>
          <table:table-cell office:value-type="float" office:value="0.243" calcext:value-type="float">
            <text:p>0.243</text:p>
          </table:table-cell>
          <table:table-cell office:value-type="float" office:value="0.574" calcext:value-type="float">
            <text:p>0.57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0397193" calcext:value-type="float">
            <text:p>0.0397193</text:p>
          </table:table-cell>
          <table:table-cell office:value-type="float" office:value="0.221" calcext:value-type="float">
            <text:p>0.221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238" calcext:value-type="float">
            <text:p>0.238</text:p>
          </table:table-cell>
          <table:table-cell office:value-type="float" office:value="0.507" calcext:value-type="float">
            <text:p>0.50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688" calcext:value-type="float">
            <text:p>0.23688</text:p>
          </table:table-cell>
          <table:table-cell office:value-type="float" office:value="0.00871926" calcext:value-type="float">
            <text:p>0.00871926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6" calcext:value-type="float">
            <text:p>0.236</text:p>
          </table:table-cell>
          <table:table-cell office:value-type="float" office:value="0.238" calcext:value-type="float">
            <text:p>0.238</text:p>
          </table:table-cell>
          <table:table-cell office:value-type="float" office:value="0.296" calcext:value-type="float">
            <text:p>0.29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627" calcext:value-type="float">
            <text:p>0.24627</text:p>
          </table:table-cell>
          <table:table-cell office:value-type="float" office:value="0.0243174" calcext:value-type="float">
            <text:p>0.0243174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7" calcext:value-type="float">
            <text:p>0.247</text:p>
          </table:table-cell>
          <table:table-cell office:value-type="float" office:value="0.373" calcext:value-type="float">
            <text:p>0.37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791" calcext:value-type="float">
            <text:p>0.25791</text:p>
          </table:table-cell>
          <table:table-cell office:value-type="float" office:value="0.0581959" calcext:value-type="float">
            <text:p>0.0581959</text:p>
          </table:table-cell>
          <table:table-cell office:value-type="float" office:value="0.227" calcext:value-type="float">
            <text:p>0.227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2455" calcext:value-type="float">
            <text:p>0.2455</text:p>
          </table:table-cell>
          <table:table-cell office:value-type="float" office:value="0.259" calcext:value-type="float">
            <text:p>0.259</text:p>
          </table:table-cell>
          <table:table-cell office:value-type="float" office:value="0.793" calcext:value-type="float">
            <text:p>0.79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136" calcext:value-type="float">
            <text:p>0.27136</text:p>
          </table:table-cell>
          <table:table-cell office:value-type="float" office:value="0.0247954" calcext:value-type="float">
            <text:p>0.0247954</text:p>
          </table:table-cell>
          <table:table-cell office:value-type="float" office:value="0.239" calcext:value-type="float">
            <text:p>0.239</text:p>
          </table:table-cell>
          <table:table-cell office:value-type="float" office:value="0.2585" calcext:value-type="float">
            <text:p>0.2585</text:p>
          </table:table-cell>
          <table:table-cell office:value-type="float" office:value="0.263" calcext:value-type="float">
            <text:p>0.263</text:p>
          </table:table-cell>
          <table:table-cell office:value-type="float" office:value="0.2705" calcext:value-type="float">
            <text:p>0.2705</text:p>
          </table:table-cell>
          <table:table-cell office:value-type="float" office:value="0.435" calcext:value-type="float">
            <text:p>0.43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8821" calcext:value-type="float">
            <text:p>0.28821</text:p>
          </table:table-cell>
          <table:table-cell office:value-type="float" office:value="0.0462753" calcext:value-type="float">
            <text:p>0.0462753</text:p>
          </table:table-cell>
          <table:table-cell office:value-type="float" office:value="0.261" calcext:value-type="float">
            <text:p>0.261</text:p>
          </table:table-cell>
          <table:table-cell office:value-type="float" office:value="0.2705" calcext:value-type="float">
            <text:p>0.2705</text:p>
          </table:table-cell>
          <table:table-cell office:value-type="float" office:value="0.276" calcext:value-type="float">
            <text:p>0.276</text:p>
          </table:table-cell>
          <table:table-cell office:value-type="float" office:value="0.2855" calcext:value-type="float">
            <text:p>0.2855</text:p>
          </table:table-cell>
          <table:table-cell office:value-type="float" office:value="0.624" calcext:value-type="float">
            <text:p>0.62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476" calcext:value-type="float">
            <text:p>0.32476</text:p>
          </table:table-cell>
          <table:table-cell office:value-type="float" office:value="0.0275315" calcext:value-type="float">
            <text:p>0.0275315</text:p>
          </table:table-cell>
          <table:table-cell office:value-type="float" office:value="0.3" calcext:value-type="float">
            <text:p>0.3</text:p>
          </table:table-cell>
          <table:table-cell office:value-type="float" office:value="0.309" calcext:value-type="float">
            <text:p>0.309</text:p>
          </table:table-cell>
          <table:table-cell office:value-type="float" office:value="0.3145" calcext:value-type="float">
            <text:p>0.3145</text:p>
          </table:table-cell>
          <table:table-cell office:value-type="float" office:value="0.327" calcext:value-type="float">
            <text:p>0.327</text:p>
          </table:table-cell>
          <table:table-cell office:value-type="float" office:value="0.456" calcext:value-type="float">
            <text:p>0.45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9282" calcext:value-type="float">
            <text:p>0.39282</text:p>
          </table:table-cell>
          <table:table-cell office:value-type="float" office:value="0.0249825" calcext:value-type="float">
            <text:p>0.0249825</text:p>
          </table:table-cell>
          <table:table-cell office:value-type="float" office:value="0.365" calcext:value-type="float">
            <text:p>0.365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386" calcext:value-type="float">
            <text:p>0.386</text:p>
          </table:table-cell>
          <table:table-cell office:value-type="float" office:value="0.3985" calcext:value-type="float">
            <text:p>0.3985</text:p>
          </table:table-cell>
          <table:table-cell office:value-type="float" office:value="0.511" calcext:value-type="float">
            <text:p>0.51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8755" calcext:value-type="float">
            <text:p>0.58755</text:p>
          </table:table-cell>
          <table:table-cell office:value-type="float" office:value="0.0409818" calcext:value-type="float">
            <text:p>0.0409818</text:p>
          </table:table-cell>
          <table:table-cell office:value-type="float" office:value="0.543" calcext:value-type="float">
            <text:p>0.543</text:p>
          </table:table-cell>
          <table:table-cell office:value-type="float" office:value="0.5695" calcext:value-type="float">
            <text:p>0.5695</text:p>
          </table:table-cell>
          <table:table-cell office:value-type="float" office:value="0.577" calcext:value-type="float">
            <text:p>0.577</text:p>
          </table:table-cell>
          <table:table-cell office:value-type="float" office:value="0.586" calcext:value-type="float">
            <text:p>0.586</text:p>
          </table:table-cell>
          <table:table-cell office:value-type="float" office:value="0.835" calcext:value-type="float">
            <text:p>0.83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29" calcext:value-type="float">
            <text:p>0.929</text:p>
          </table:table-cell>
          <table:table-cell office:value-type="float" office:value="0.0543408" calcext:value-type="float">
            <text:p>0.0543408</text:p>
          </table:table-cell>
          <table:table-cell office:value-type="float" office:value="0.825" calcext:value-type="float">
            <text:p>0.825</text:p>
          </table:table-cell>
          <table:table-cell office:value-type="float" office:value="0.904" calcext:value-type="float">
            <text:p>0.904</text:p>
          </table:table-cell>
          <table:table-cell office:value-type="float" office:value="0.919" calcext:value-type="float">
            <text:p>0.919</text:p>
          </table:table-cell>
          <table:table-cell office:value-type="float" office:value="0.9355" calcext:value-type="float">
            <text:p>0.9355</text:p>
          </table:table-cell>
          <table:table-cell office:value-type="float" office:value="1.258" calcext:value-type="float">
            <text:p>1.25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3" calcext:value-type="float">
            <text:p>1.53</text:p>
          </table:table-cell>
          <table:table-cell office:value-type="float" office:value="0.109145" calcext:value-type="float">
            <text:p>0.109145</text:p>
          </table:table-cell>
          <table:table-cell office:value-type="float" office:value="1.394" calcext:value-type="float">
            <text:p>1.394</text:p>
          </table:table-cell>
          <table:table-cell office:value-type="float" office:value="1.4805" calcext:value-type="float">
            <text:p>1.4805</text:p>
          </table:table-cell>
          <table:table-cell office:value-type="float" office:value="1.499" calcext:value-type="float">
            <text:p>1.499</text:p>
          </table:table-cell>
          <table:table-cell office:value-type="float" office:value="1.541" calcext:value-type="float">
            <text:p>1.541</text:p>
          </table:table-cell>
          <table:table-cell office:value-type="float" office:value="2.041" calcext:value-type="float">
            <text:p>2.04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73602" calcext:value-type="float">
            <text:p>2.73602</text:p>
          </table:table-cell>
          <table:table-cell office:value-type="float" office:value="0.205853" calcext:value-type="float">
            <text:p>0.205853</text:p>
          </table:table-cell>
          <table:table-cell office:value-type="float" office:value="2.569" calcext:value-type="float">
            <text:p>2.569</text:p>
          </table:table-cell>
          <table:table-cell office:value-type="float" office:value="2.629" calcext:value-type="float">
            <text:p>2.629</text:p>
          </table:table-cell>
          <table:table-cell office:value-type="float" office:value="2.65" calcext:value-type="float">
            <text:p>2.65</text:p>
          </table:table-cell>
          <table:table-cell office:value-type="float" office:value="2.785" calcext:value-type="float">
            <text:p>2.785</text:p>
          </table:table-cell>
          <table:table-cell office:value-type="float" office:value="3.841" calcext:value-type="float">
            <text:p>3.84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16164" calcext:value-type="float">
            <text:p>5.16164</text:p>
          </table:table-cell>
          <table:table-cell office:value-type="float" office:value="0.408739" calcext:value-type="float">
            <text:p>0.408739</text:p>
          </table:table-cell>
          <table:table-cell office:value-type="float" office:value="4.533" calcext:value-type="float">
            <text:p>4.533</text:p>
          </table:table-cell>
          <table:table-cell office:value-type="float" office:value="4.9155" calcext:value-type="float">
            <text:p>4.9155</text:p>
          </table:table-cell>
          <table:table-cell office:value-type="float" office:value="5.0995" calcext:value-type="float">
            <text:p>5.0995</text:p>
          </table:table-cell>
          <table:table-cell office:value-type="float" office:value="5.2285" calcext:value-type="float">
            <text:p>5.2285</text:p>
          </table:table-cell>
          <table:table-cell office:value-type="float" office:value="7.122" calcext:value-type="float">
            <text:p>7.12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.4155" calcext:value-type="float">
            <text:p>10.4155</text:p>
          </table:table-cell>
          <table:table-cell office:value-type="float" office:value="0.69729" calcext:value-type="float">
            <text:p>0.69729</text:p>
          </table:table-cell>
          <table:table-cell office:value-type="float" office:value="9.644" calcext:value-type="float">
            <text:p>9.644</text:p>
          </table:table-cell>
          <table:table-cell office:value-type="float" office:value="10.202" calcext:value-type="float">
            <text:p>10.202</text:p>
          </table:table-cell>
          <table:table-cell office:value-type="float" office:value="10.2505" calcext:value-type="float">
            <text:p>10.2505</text:p>
          </table:table-cell>
          <table:table-cell office:value-type="float" office:value="10.4595" calcext:value-type="float">
            <text:p>10.4595</text:p>
          </table:table-cell>
          <table:table-cell office:value-type="float" office:value="14.181" calcext:value-type="float">
            <text:p>14.18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.8618" calcext:value-type="float">
            <text:p>22.8618</text:p>
          </table:table-cell>
          <table:table-cell office:value-type="float" office:value="1.31852" calcext:value-type="float">
            <text:p>1.31852</text:p>
          </table:table-cell>
          <table:table-cell office:value-type="float" office:value="20.721" calcext:value-type="float">
            <text:p>20.721</text:p>
          </table:table-cell>
          <table:table-cell office:value-type="float" office:value="21.989" calcext:value-type="float">
            <text:p>21.989</text:p>
          </table:table-cell>
          <table:table-cell office:value-type="float" office:value="22.761" calcext:value-type="float">
            <text:p>22.761</text:p>
          </table:table-cell>
          <table:table-cell office:value-type="float" office:value="23.264" calcext:value-type="float">
            <text:p>23.264</text:p>
          </table:table-cell>
          <table:table-cell office:value-type="float" office:value="28.536" calcext:value-type="float">
            <text:p>28.53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.8902" calcext:value-type="float">
            <text:p>46.8902</text:p>
          </table:table-cell>
          <table:table-cell office:value-type="float" office:value="2.01424" calcext:value-type="float">
            <text:p>2.01424</text:p>
          </table:table-cell>
          <table:table-cell office:value-type="float" office:value="42.162" calcext:value-type="float">
            <text:p>42.162</text:p>
          </table:table-cell>
          <table:table-cell office:value-type="float" office:value="45.5645" calcext:value-type="float">
            <text:p>45.5645</text:p>
          </table:table-cell>
          <table:table-cell office:value-type="float" office:value="46.8045" calcext:value-type="float">
            <text:p>46.8045</text:p>
          </table:table-cell>
          <table:table-cell office:value-type="float" office:value="48.078" calcext:value-type="float">
            <text:p>48.078</text:p>
          </table:table-cell>
          <table:table-cell office:value-type="float" office:value="54.641" calcext:value-type="float">
            <text:p>54.64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2.863" calcext:value-type="float">
            <text:p>112.863</text:p>
          </table:table-cell>
          <table:table-cell office:value-type="float" office:value="2.69871" calcext:value-type="float">
            <text:p>2.69871</text:p>
          </table:table-cell>
          <table:table-cell office:value-type="float" office:value="100.541" calcext:value-type="float">
            <text:p>100.541</text:p>
          </table:table-cell>
          <table:table-cell office:value-type="float" office:value="112.684" calcext:value-type="float">
            <text:p>112.684</text:p>
          </table:table-cell>
          <table:table-cell office:value-type="float" office:value="113.946" calcext:value-type="float">
            <text:p>113.946</text:p>
          </table:table-cell>
          <table:table-cell office:value-type="float" office:value="114.68" calcext:value-type="float">
            <text:p>114.68</text:p>
          </table:table-cell>
          <table:table-cell office:value-type="float" office:value="115.595" calcext:value-type="float">
            <text:p>115.59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9.087" calcext:value-type="float">
            <text:p>229.087</text:p>
          </table:table-cell>
          <table:table-cell office:value-type="float" office:value="2.58805" calcext:value-type="float">
            <text:p>2.58805</text:p>
          </table:table-cell>
          <table:table-cell office:value-type="float" office:value="213.248" calcext:value-type="float">
            <text:p>213.248</text:p>
          </table:table-cell>
          <table:table-cell office:value-type="float" office:value="228.734" calcext:value-type="float">
            <text:p>228.734</text:p>
          </table:table-cell>
          <table:table-cell office:value-type="float" office:value="229.726" calcext:value-type="float">
            <text:p>229.726</text:p>
          </table:table-cell>
          <table:table-cell office:value-type="float" office:value="230.571" calcext:value-type="float">
            <text:p>230.571</text:p>
          </table:table-cell>
          <table:table-cell office:value-type="float" office:value="231.318" calcext:value-type="float">
            <text:p>231.31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5.421" calcext:value-type="float">
            <text:p>465.421</text:p>
          </table:table-cell>
          <table:table-cell office:value-type="float" office:value="2.99518" calcext:value-type="float">
            <text:p>2.99518</text:p>
          </table:table-cell>
          <table:table-cell office:value-type="float" office:value="447.189" calcext:value-type="float">
            <text:p>447.189</text:p>
          </table:table-cell>
          <table:table-cell office:value-type="float" office:value="465.51" calcext:value-type="float">
            <text:p>465.51</text:p>
          </table:table-cell>
          <table:table-cell office:value-type="float" office:value="466.068" calcext:value-type="float">
            <text:p>466.068</text:p>
          </table:table-cell>
          <table:table-cell office:value-type="float" office:value="466.51" calcext:value-type="float">
            <text:p>466.51</text:p>
          </table:table-cell>
          <table:table-cell office:value-type="float" office:value="468.488" calcext:value-type="float">
            <text:p>468.48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30.179" calcext:value-type="float">
            <text:p>930.179</text:p>
          </table:table-cell>
          <table:table-cell office:value-type="float" office:value="2.79987" calcext:value-type="float">
            <text:p>2.79987</text:p>
          </table:table-cell>
          <table:table-cell office:value-type="float" office:value="912.825" calcext:value-type="float">
            <text:p>912.825</text:p>
          </table:table-cell>
          <table:table-cell office:value-type="float" office:value="929.226" calcext:value-type="float">
            <text:p>929.226</text:p>
          </table:table-cell>
          <table:table-cell office:value-type="float" office:value="930.348" calcext:value-type="float">
            <text:p>930.348</text:p>
          </table:table-cell>
          <table:table-cell office:value-type="float" office:value="931.118" calcext:value-type="float">
            <text:p>931.118</text:p>
          </table:table-cell>
          <table:table-cell office:value-type="float" office:value="944.19" calcext:value-type="float">
            <text:p>944.1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91.76" calcext:value-type="float">
            <text:p>1891.76</text:p>
          </table:table-cell>
          <table:table-cell office:value-type="float" office:value="16.9516" calcext:value-type="float">
            <text:p>16.9516</text:p>
          </table:table-cell>
          <table:table-cell office:value-type="float" office:value="1884.99" calcext:value-type="float">
            <text:p>1884.99</text:p>
          </table:table-cell>
          <table:table-cell office:value-type="float" office:value="1888.94" calcext:value-type="float">
            <text:p>1888.94</text:p>
          </table:table-cell>
          <table:table-cell office:value-type="float" office:value="1890.18" calcext:value-type="float">
            <text:p>1890.18</text:p>
          </table:table-cell>
          <table:table-cell office:value-type="float" office:value="1891.27" calcext:value-type="float">
            <text:p>1891.27</text:p>
          </table:table-cell>
          <table:table-cell office:value-type="float" office:value="2059.35" calcext:value-type="float">
            <text:p>2059.3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6336" calcext:value-type="float">
            <text:p>0.16336</text:p>
          </table:table-cell>
          <table:table-cell office:value-type="float" office:value="0.0209559" calcext:value-type="float">
            <text:p>0.0209559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2" calcext:value-type="float">
            <text:p>0.162</text:p>
          </table:table-cell>
          <table:table-cell office:value-type="float" office:value="0.365" calcext:value-type="float">
            <text:p>0.36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9002" calcext:value-type="float">
            <text:p>0.19002</text:p>
          </table:table-cell>
          <table:table-cell office:value-type="float" office:value="0.0202475" calcext:value-type="float">
            <text:p>0.0202475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8" calcext:value-type="float">
            <text:p>0.188</text:p>
          </table:table-cell>
          <table:table-cell office:value-type="float" office:value="0.387" calcext:value-type="float">
            <text:p>0.38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8932" calcext:value-type="float">
            <text:p>0.18932</text:p>
          </table:table-cell>
          <table:table-cell office:value-type="float" office:value="0.0197448" calcext:value-type="float">
            <text:p>0.0197448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8" calcext:value-type="float">
            <text:p>0.188</text:p>
          </table:table-cell>
          <table:table-cell office:value-type="float" office:value="0.384" calcext:value-type="float">
            <text:p>0.38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1683" calcext:value-type="float">
            <text:p>0.21683</text:p>
          </table:table-cell>
          <table:table-cell office:value-type="float" office:value="0.0201668" calcext:value-type="float">
            <text:p>0.0201668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5" calcext:value-type="float">
            <text:p>0.215</text:p>
          </table:table-cell>
          <table:table-cell office:value-type="float" office:value="0.411" calcext:value-type="float">
            <text:p>0.41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1727" calcext:value-type="float">
            <text:p>0.21727</text:p>
          </table:table-cell>
          <table:table-cell office:value-type="float" office:value="0.0207007" calcext:value-type="float">
            <text:p>0.0207007</text:p>
          </table:table-cell>
          <table:table-cell office:value-type="float" office:value="0.204" calcext:value-type="float">
            <text:p>0.20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5" calcext:value-type="float">
            <text:p>0.215</text:p>
          </table:table-cell>
          <table:table-cell office:value-type="float" office:value="0.414" calcext:value-type="float">
            <text:p>0.41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397" calcext:value-type="float">
            <text:p>0.24397</text:p>
          </table:table-cell>
          <table:table-cell office:value-type="float" office:value="0.0205667" calcext:value-type="float">
            <text:p>0.0205667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" calcext:value-type="float">
            <text:p>0.24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2" calcext:value-type="float">
            <text:p>0.242</text:p>
          </table:table-cell>
          <table:table-cell office:value-type="float" office:value="0.442" calcext:value-type="float">
            <text:p>0.44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0210247" calcext:value-type="float">
            <text:p>0.0210247</text:p>
          </table:table-cell>
          <table:table-cell office:value-type="float" office:value="0.232" calcext:value-type="float">
            <text:p>0.232</text:p>
          </table:table-cell>
          <table:table-cell office:value-type="float" office:value="0.24" calcext:value-type="float">
            <text:p>0.24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2" calcext:value-type="float">
            <text:p>0.242</text:p>
          </table:table-cell>
          <table:table-cell office:value-type="float" office:value="0.443" calcext:value-type="float">
            <text:p>0.44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439" calcext:value-type="float">
            <text:p>0.27439</text:p>
          </table:table-cell>
          <table:table-cell office:value-type="float" office:value="0.0357298" calcext:value-type="float">
            <text:p>0.0357298</text:p>
          </table:table-cell>
          <table:table-cell office:value-type="float" office:value="0.266" calcext:value-type="float">
            <text:p>0.266</text:p>
          </table:table-cell>
          <table:table-cell office:value-type="float" office:value="0.2685" calcext:value-type="float">
            <text:p>0.2685</text:p>
          </table:table-cell>
          <table:table-cell office:value-type="float" office:value="0.27" calcext:value-type="float">
            <text:p>0.27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627" calcext:value-type="float">
            <text:p>0.62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7373" calcext:value-type="float">
            <text:p>0.27373</text:p>
          </table:table-cell>
          <table:table-cell office:value-type="float" office:value="0.0355415" calcext:value-type="float">
            <text:p>0.0355415</text:p>
          </table:table-cell>
          <table:table-cell office:value-type="float" office:value="0.221" calcext:value-type="float">
            <text:p>0.221</text:p>
          </table:table-cell>
          <table:table-cell office:value-type="float" office:value="0.2685" calcext:value-type="float">
            <text:p>0.2685</text:p>
          </table:table-cell>
          <table:table-cell office:value-type="float" office:value="0.27" calcext:value-type="float">
            <text:p>0.27</text:p>
          </table:table-cell>
          <table:table-cell office:value-type="float" office:value="0.271" calcext:value-type="float">
            <text:p>0.271</text:p>
          </table:table-cell>
          <table:table-cell office:value-type="float" office:value="0.62" calcext:value-type="float">
            <text:p>0.6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006" calcext:value-type="float">
            <text:p>0.3006</text:p>
          </table:table-cell>
          <table:table-cell office:value-type="float" office:value="0.0373869" calcext:value-type="float">
            <text:p>0.0373869</text:p>
          </table:table-cell>
          <table:table-cell office:value-type="float" office:value="0.293" calcext:value-type="float">
            <text:p>0.293</text:p>
          </table:table-cell>
          <table:table-cell office:value-type="float" office:value="0.295" calcext:value-type="float">
            <text:p>0.295</text:p>
          </table:table-cell>
          <table:table-cell office:value-type="float" office:value="0.296" calcext:value-type="float">
            <text:p>0.296</text:p>
          </table:table-cell>
          <table:table-cell office:value-type="float" office:value="0.297" calcext:value-type="float">
            <text:p>0.297</text:p>
          </table:table-cell>
          <table:table-cell office:value-type="float" office:value="0.67" calcext:value-type="float">
            <text:p>0.6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0046" calcext:value-type="float">
            <text:p>0.30046</text:p>
          </table:table-cell>
          <table:table-cell office:value-type="float" office:value="0.0352052" calcext:value-type="float">
            <text:p>0.0352052</text:p>
          </table:table-cell>
          <table:table-cell office:value-type="float" office:value="0.293" calcext:value-type="float">
            <text:p>0.293</text:p>
          </table:table-cell>
          <table:table-cell office:value-type="float" office:value="0.295" calcext:value-type="float">
            <text:p>0.295</text:p>
          </table:table-cell>
          <table:table-cell office:value-type="float" office:value="0.296" calcext:value-type="float">
            <text:p>0.296</text:p>
          </table:table-cell>
          <table:table-cell office:value-type="float" office:value="0.297" calcext:value-type="float">
            <text:p>0.297</text:p>
          </table:table-cell>
          <table:table-cell office:value-type="float" office:value="0.647" calcext:value-type="float">
            <text:p>0.64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2808" calcext:value-type="float">
            <text:p>0.32808</text:p>
          </table:table-cell>
          <table:table-cell office:value-type="float" office:value="0.0343196" calcext:value-type="float">
            <text:p>0.0343196</text:p>
          </table:table-cell>
          <table:table-cell office:value-type="float" office:value="0.32" calcext:value-type="float">
            <text:p>0.32</text:p>
          </table:table-cell>
          <table:table-cell office:value-type="float" office:value="0.322" calcext:value-type="float">
            <text:p>0.322</text:p>
          </table:table-cell>
          <table:table-cell office:value-type="float" office:value="0.323" calcext:value-type="float">
            <text:p>0.323</text:p>
          </table:table-cell>
          <table:table-cell office:value-type="float" office:value="0.325" calcext:value-type="float">
            <text:p>0.325</text:p>
          </table:table-cell>
          <table:table-cell office:value-type="float" office:value="0.665" calcext:value-type="float">
            <text:p>0.66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2973" calcext:value-type="float">
            <text:p>0.32973</text:p>
          </table:table-cell>
          <table:table-cell office:value-type="float" office:value="0.0374197" calcext:value-type="float">
            <text:p>0.0374197</text:p>
          </table:table-cell>
          <table:table-cell office:value-type="float" office:value="0.276" calcext:value-type="float">
            <text:p>0.276</text:p>
          </table:table-cell>
          <table:table-cell office:value-type="float" office:value="0.324" calcext:value-type="float">
            <text:p>0.324</text:p>
          </table:table-cell>
          <table:table-cell office:value-type="float" office:value="0.325" calcext:value-type="float">
            <text:p>0.325</text:p>
          </table:table-cell>
          <table:table-cell office:value-type="float" office:value="0.326" calcext:value-type="float">
            <text:p>0.326</text:p>
          </table:table-cell>
          <table:table-cell office:value-type="float" office:value="0.691" calcext:value-type="float">
            <text:p>0.69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0405736" calcext:value-type="float">
            <text:p>0.0405736</text:p>
          </table:table-cell>
          <table:table-cell office:value-type="float" office:value="0.29" calcext:value-type="float">
            <text:p>0.29</text:p>
          </table:table-cell>
          <table:table-cell office:value-type="float" office:value="0.349" calcext:value-type="float">
            <text:p>0.349</text:p>
          </table:table-cell>
          <table:table-cell office:value-type="float" office:value="0.35" calcext:value-type="float">
            <text:p>0.35</text:p>
          </table:table-cell>
          <table:table-cell office:value-type="float" office:value="0.351" calcext:value-type="float">
            <text:p>0.351</text:p>
          </table:table-cell>
          <table:table-cell office:value-type="float" office:value="0.726" calcext:value-type="float">
            <text:p>0.72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7756" calcext:value-type="float">
            <text:p>0.37756</text:p>
          </table:table-cell>
          <table:table-cell office:value-type="float" office:value="0.0376439" calcext:value-type="float">
            <text:p>0.0376439</text:p>
          </table:table-cell>
          <table:table-cell office:value-type="float" office:value="0.346" calcext:value-type="float">
            <text:p>0.346</text:p>
          </table:table-cell>
          <table:table-cell office:value-type="float" office:value="0.36" calcext:value-type="float">
            <text:p>0.36</text:p>
          </table:table-cell>
          <table:table-cell office:value-type="float" office:value="0.376" calcext:value-type="float">
            <text:p>0.376</text:p>
          </table:table-cell>
          <table:table-cell office:value-type="float" office:value="0.381" calcext:value-type="float">
            <text:p>0.381</text:p>
          </table:table-cell>
          <table:table-cell office:value-type="float" office:value="0.726" calcext:value-type="float">
            <text:p>0.72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0478" calcext:value-type="float">
            <text:p>0.60478</text:p>
          </table:table-cell>
          <table:table-cell office:value-type="float" office:value="0.192784" calcext:value-type="float">
            <text:p>0.192784</text:p>
          </table:table-cell>
          <table:table-cell office:value-type="float" office:value="0.386" calcext:value-type="float">
            <text:p>0.386</text:p>
          </table:table-cell>
          <table:table-cell office:value-type="float" office:value="0.4645" calcext:value-type="float">
            <text:p>0.4645</text:p>
          </table:table-cell>
          <table:table-cell office:value-type="float" office:value="0.5285" calcext:value-type="float">
            <text:p>0.5285</text:p>
          </table:table-cell>
          <table:table-cell office:value-type="float" office:value="0.636" calcext:value-type="float">
            <text:p>0.636</text:p>
          </table:table-cell>
          <table:table-cell office:value-type="float" office:value="1.008" calcext:value-type="float">
            <text:p>1.00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737" calcext:value-type="float">
            <text:p>0.9737</text:p>
          </table:table-cell>
          <table:table-cell office:value-type="float" office:value="0.44012" calcext:value-type="float">
            <text:p>0.44012</text:p>
          </table:table-cell>
          <table:table-cell office:value-type="float" office:value="0.352" calcext:value-type="float">
            <text:p>0.352</text:p>
          </table:table-cell>
          <table:table-cell office:value-type="float" office:value="0.5385" calcext:value-type="float">
            <text:p>0.5385</text:p>
          </table:table-cell>
          <table:table-cell office:value-type="float" office:value="1.195" calcext:value-type="float">
            <text:p>1.195</text:p>
          </table:table-cell>
          <table:table-cell office:value-type="float" office:value="1.207" calcext:value-type="float">
            <text:p>1.207</text:p>
          </table:table-cell>
          <table:table-cell office:value-type="float" office:value="3.722" calcext:value-type="float">
            <text:p>3.72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02051" calcext:value-type="float">
            <text:p>2.02051</text:p>
          </table:table-cell>
          <table:table-cell office:value-type="float" office:value="0.801324" calcext:value-type="float">
            <text:p>0.801324</text:p>
          </table:table-cell>
          <table:table-cell office:value-type="float" office:value="0.373" calcext:value-type="float">
            <text:p>0.373</text:p>
          </table:table-cell>
          <table:table-cell office:value-type="float" office:value="2.168" calcext:value-type="float">
            <text:p>2.168</text:p>
          </table:table-cell>
          <table:table-cell office:value-type="float" office:value="2.357" calcext:value-type="float">
            <text:p>2.357</text:p>
          </table:table-cell>
          <table:table-cell office:value-type="float" office:value="2.4165" calcext:value-type="float">
            <text:p>2.4165</text:p>
          </table:table-cell>
          <table:table-cell office:value-type="float" office:value="5.249" calcext:value-type="float">
            <text:p>5.24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38497" calcext:value-type="float">
            <text:p>3.38497</text:p>
          </table:table-cell>
          <table:table-cell office:value-type="float" office:value="1.30021" calcext:value-type="float">
            <text:p>1.30021</text:p>
          </table:table-cell>
          <table:table-cell office:value-type="float" office:value="0.376" calcext:value-type="float">
            <text:p>0.376</text:p>
          </table:table-cell>
          <table:table-cell office:value-type="float" office:value="3.7865" calcext:value-type="float">
            <text:p>3.7865</text:p>
          </table:table-cell>
          <table:table-cell office:value-type="float" office:value="4.021" calcext:value-type="float">
            <text:p>4.021</text:p>
          </table:table-cell>
          <table:table-cell office:value-type="float" office:value="4.0255" calcext:value-type="float">
            <text:p>4.0255</text:p>
          </table:table-cell>
          <table:table-cell office:value-type="float" office:value="4.046" calcext:value-type="float">
            <text:p>4.04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78654" calcext:value-type="float">
            <text:p>6.78654</text:p>
          </table:table-cell>
          <table:table-cell office:value-type="float" office:value="2.55851" calcext:value-type="float">
            <text:p>2.55851</text:p>
          </table:table-cell>
          <table:table-cell office:value-type="float" office:value="0.412" calcext:value-type="float">
            <text:p>0.412</text:p>
          </table:table-cell>
          <table:table-cell office:value-type="float" office:value="7.764" calcext:value-type="float">
            <text:p>7.764</text:p>
          </table:table-cell>
          <table:table-cell office:value-type="float" office:value="7.886" calcext:value-type="float">
            <text:p>7.886</text:p>
          </table:table-cell>
          <table:table-cell office:value-type="float" office:value="7.894" calcext:value-type="float">
            <text:p>7.894</text:p>
          </table:table-cell>
          <table:table-cell office:value-type="float" office:value="7.927" calcext:value-type="float">
            <text:p>7.92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.9442" calcext:value-type="float">
            <text:p>12.9442</text:p>
          </table:table-cell>
          <table:table-cell office:value-type="float" office:value="4.92166" calcext:value-type="float">
            <text:p>4.92166</text:p>
          </table:table-cell>
          <table:table-cell office:value-type="float" office:value="0.441" calcext:value-type="float">
            <text:p>0.441</text:p>
          </table:table-cell>
          <table:table-cell office:value-type="float" office:value="14.8815" calcext:value-type="float">
            <text:p>14.8815</text:p>
          </table:table-cell>
          <table:table-cell office:value-type="float" office:value="15.01" calcext:value-type="float">
            <text:p>15.01</text:p>
          </table:table-cell>
          <table:table-cell office:value-type="float" office:value="15.021" calcext:value-type="float">
            <text:p>15.021</text:p>
          </table:table-cell>
          <table:table-cell office:value-type="float" office:value="15.037" calcext:value-type="float">
            <text:p>15.03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.6038" calcext:value-type="float">
            <text:p>27.6038</text:p>
          </table:table-cell>
          <table:table-cell office:value-type="float" office:value="10.1696" calcext:value-type="float">
            <text:p>10.1696</text:p>
          </table:table-cell>
          <table:table-cell office:value-type="float" office:value="0.446" calcext:value-type="float">
            <text:p>0.446</text:p>
          </table:table-cell>
          <table:table-cell office:value-type="float" office:value="31.504" calcext:value-type="float">
            <text:p>31.504</text:p>
          </table:table-cell>
          <table:table-cell office:value-type="float" office:value="31.5815" calcext:value-type="float">
            <text:p>31.5815</text:p>
          </table:table-cell>
          <table:table-cell office:value-type="float" office:value="31.6055" calcext:value-type="float">
            <text:p>31.6055</text:p>
          </table:table-cell>
          <table:table-cell office:value-type="float" office:value="31.686" calcext:value-type="float">
            <text:p>31.68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4.6569" calcext:value-type="float">
            <text:p>54.6569</text:p>
          </table:table-cell>
          <table:table-cell office:value-type="float" office:value="20.3095" calcext:value-type="float">
            <text:p>20.3095</text:p>
          </table:table-cell>
          <table:table-cell office:value-type="float" office:value="0.457" calcext:value-type="float">
            <text:p>0.457</text:p>
          </table:table-cell>
          <table:table-cell office:value-type="float" office:value="62.4365" calcext:value-type="float">
            <text:p>62.4365</text:p>
          </table:table-cell>
          <table:table-cell office:value-type="float" office:value="62.509" calcext:value-type="float">
            <text:p>62.509</text:p>
          </table:table-cell>
          <table:table-cell office:value-type="float" office:value="62.5345" calcext:value-type="float">
            <text:p>62.5345</text:p>
          </table:table-cell>
          <table:table-cell office:value-type="float" office:value="62.598" calcext:value-type="float">
            <text:p>62.59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7.526" calcext:value-type="float">
            <text:p>117.526</text:p>
          </table:table-cell>
          <table:table-cell office:value-type="float" office:value="41.9384" calcext:value-type="float">
            <text:p>41.9384</text:p>
          </table:table-cell>
          <table:table-cell office:value-type="float" office:value="0.496" calcext:value-type="float">
            <text:p>0.496</text:p>
          </table:table-cell>
          <table:table-cell office:value-type="float" office:value="132.955" calcext:value-type="float">
            <text:p>132.955</text:p>
          </table:table-cell>
          <table:table-cell office:value-type="float" office:value="133.006" calcext:value-type="float">
            <text:p>133.006</text:p>
          </table:table-cell>
          <table:table-cell office:value-type="float" office:value="133.041" calcext:value-type="float">
            <text:p>133.041</text:p>
          </table:table-cell>
          <table:table-cell office:value-type="float" office:value="133.179" calcext:value-type="float">
            <text:p>133.17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427" calcext:value-type="float">
            <text:p>0.02427</text:p>
          </table:table-cell>
          <table:table-cell office:value-type="float" office:value="0.0264465" calcext:value-type="float">
            <text:p>0.0264465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141" calcext:value-type="float">
            <text:p>0.14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136" calcext:value-type="float">
            <text:p>0.03136</text:p>
          </table:table-cell>
          <table:table-cell office:value-type="float" office:value="0.00124515" calcext:value-type="float">
            <text:p>0.00124515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5" calcext:value-type="float">
            <text:p>0.03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346" calcext:value-type="float">
            <text:p>0.03346</text:p>
          </table:table-cell>
          <table:table-cell office:value-type="float" office:value="0.00494453" calcext:value-type="float">
            <text:p>0.00494453</text:p>
          </table:table-cell>
          <table:table-cell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4" calcext:value-type="float">
            <text:p>0.034</text:p>
          </table:table-cell>
          <table:table-cell office:value-type="float" office:value="0.074" calcext:value-type="float">
            <text:p>0.07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134" calcext:value-type="float">
            <text:p>0.05134</text:p>
          </table:table-cell>
          <table:table-cell office:value-type="float" office:value="0.00275398" calcext:value-type="float">
            <text:p>0.0027539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5" calcext:value-type="float">
            <text:p>0.06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699" calcext:value-type="float">
            <text:p>0.05699</text:p>
          </table:table-cell>
          <table:table-cell office:value-type="float" office:value="0.00723394" calcext:value-type="float">
            <text:p>0.0072339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115" calcext:value-type="float">
            <text:p>0.11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232" calcext:value-type="float">
            <text:p>0.08232</text:p>
          </table:table-cell>
          <table:table-cell office:value-type="float" office:value="0.0068991" calcext:value-type="float">
            <text:p>0.0068991</text:p>
          </table:table-cell>
          <table:table-cell office:value-type="float" office:value="0.076" calcext:value-type="float">
            <text:p>0.076</text:p>
          </table:table-cell>
          <table:table-cell office:value-type="float" office:value="0.08" calcext:value-type="float">
            <text:p>0.08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2" calcext:value-type="float">
            <text:p>0.082</text:p>
          </table:table-cell>
          <table:table-cell office:value-type="float" office:value="0.146" calcext:value-type="float">
            <text:p>0.14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41" calcext:value-type="float">
            <text:p>0.0841</text:p>
          </table:table-cell>
          <table:table-cell office:value-type="float" office:value="0.00810247" calcext:value-type="float">
            <text:p>0.00810247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45" calcext:value-type="float">
            <text:p>0.0845</text:p>
          </table:table-cell>
          <table:table-cell office:value-type="float" office:value="0.147" calcext:value-type="float">
            <text:p>0.14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0493" calcext:value-type="float">
            <text:p>0.10493</text:p>
          </table:table-cell>
          <table:table-cell office:value-type="float" office:value="0.00362562" calcext:value-type="float">
            <text:p>0.00362562</text:p>
          </table:table-cell>
          <table:table-cell office:value-type="float" office:value="0.1" calcext:value-type="float">
            <text:p>0.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32" calcext:value-type="float">
            <text:p>0.13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0446" calcext:value-type="float">
            <text:p>0.10446</text:p>
          </table:table-cell>
          <table:table-cell office:value-type="float" office:value="0.00236821" calcext:value-type="float">
            <text:p>0.0023682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1" calcext:value-type="float">
            <text:p>0.11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2344" calcext:value-type="float">
            <text:p>0.12344</text:p>
          </table:table-cell>
          <table:table-cell office:value-type="float" office:value="0.00538761" calcext:value-type="float">
            <text:p>0.0053876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69" calcext:value-type="float">
            <text:p>0.16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2025" calcext:value-type="float">
            <text:p>0.12025</text:p>
          </table:table-cell>
          <table:table-cell office:value-type="float" office:value="0.00644729" calcext:value-type="float">
            <text:p>0.0064472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5" calcext:value-type="float">
            <text:p>0.13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1379" calcext:value-type="float">
            <text:p>0.11379</text:p>
          </table:table-cell>
          <table:table-cell office:value-type="float" office:value="0.00867675" calcext:value-type="float">
            <text:p>0.00867675</text:p>
          </table:table-cell>
          <table:table-cell office:value-type="float" office:value="0.1" calcext:value-type="float">
            <text:p>0.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4" calcext:value-type="float">
            <text:p>0.13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0299" calcext:value-type="float">
            <text:p>0.10299</text:p>
          </table:table-cell>
          <table:table-cell office:value-type="float" office:value="0.0016703" calcext:value-type="float">
            <text:p>0.0016703</text:p>
          </table:table-cell>
          <table:table-cell office:value-type="float" office:value="0.1" calcext:value-type="float">
            <text:p>0.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9" calcext:value-type="float">
            <text:p>0.10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1907" calcext:value-type="float">
            <text:p>0.11907</text:p>
          </table:table-cell>
          <table:table-cell office:value-type="float" office:value="0.0104031" calcext:value-type="float">
            <text:p>0.010403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8" calcext:value-type="float">
            <text:p>0.118</text:p>
          </table:table-cell>
          <table:table-cell office:value-type="float" office:value="0.205" calcext:value-type="float">
            <text:p>0.20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2027" calcext:value-type="float">
            <text:p>0.12027</text:p>
          </table:table-cell>
          <table:table-cell office:value-type="float" office:value="0.014118" calcext:value-type="float">
            <text:p>0.01411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9" calcext:value-type="float">
            <text:p>0.119</text:p>
          </table:table-cell>
          <table:table-cell office:value-type="float" office:value="0.202" calcext:value-type="float">
            <text:p>0.20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3149" calcext:value-type="float">
            <text:p>0.13149</text:p>
          </table:table-cell>
          <table:table-cell office:value-type="float" office:value="0.0091864" calcext:value-type="float">
            <text:p>0.0091864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05" calcext:value-type="float">
            <text:p>0.1305</text:p>
          </table:table-cell>
          <table:table-cell office:value-type="float" office:value="0.132" calcext:value-type="float">
            <text:p>0.132</text:p>
          </table:table-cell>
          <table:table-cell office:value-type="float" office:value="0.192" calcext:value-type="float">
            <text:p>0.19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3338" calcext:value-type="float">
            <text:p>0.13338</text:p>
          </table:table-cell>
          <table:table-cell office:value-type="float" office:value="0.00860556" calcext:value-type="float">
            <text:p>0.00860556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3" calcext:value-type="float">
            <text:p>0.133</text:p>
          </table:table-cell>
          <table:table-cell office:value-type="float" office:value="0.196" calcext:value-type="float">
            <text:p>0.19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4658" calcext:value-type="float">
            <text:p>0.14658</text:p>
          </table:table-cell>
          <table:table-cell office:value-type="float" office:value="0.0037608" calcext:value-type="float">
            <text:p>0.0037608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7" calcext:value-type="float">
            <text:p>0.147</text:p>
          </table:table-cell>
          <table:table-cell office:value-type="float" office:value="0.176" calcext:value-type="float">
            <text:p>0.17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4672" calcext:value-type="float">
            <text:p>0.14672</text:p>
          </table:table-cell>
          <table:table-cell office:value-type="float" office:value="0.00207885" calcext:value-type="float">
            <text:p>0.00207885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5" calcext:value-type="float">
            <text:p>0.15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6186" calcext:value-type="float">
            <text:p>0.16186</text:p>
          </table:table-cell>
          <table:table-cell office:value-type="float" office:value="0.00260008" calcext:value-type="float">
            <text:p>0.00260008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" calcext:value-type="float">
            <text:p>0.16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3" calcext:value-type="float">
            <text:p>0.163</text:p>
          </table:table-cell>
          <table:table-cell office:value-type="float" office:value="0.177" calcext:value-type="float">
            <text:p>0.17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6753" calcext:value-type="float">
            <text:p>0.16753</text:p>
          </table:table-cell>
          <table:table-cell office:value-type="float" office:value="0.0440414" calcext:value-type="float">
            <text:p>0.0440414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05" calcext:value-type="float">
            <text:p>0.1605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3" calcext:value-type="float">
            <text:p>0.163</text:p>
          </table:table-cell>
          <table:table-cell office:value-type="float" office:value="0.598" calcext:value-type="float">
            <text:p>0.59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7511" calcext:value-type="float">
            <text:p>0.17511</text:p>
          </table:table-cell>
          <table:table-cell office:value-type="float" office:value="0.00293222" calcext:value-type="float">
            <text:p>0.00293222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7" calcext:value-type="float">
            <text:p>0.177</text:p>
          </table:table-cell>
          <table:table-cell office:value-type="float" office:value="0.184" calcext:value-type="float">
            <text:p>0.18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7729" calcext:value-type="float">
            <text:p>0.17729</text:p>
          </table:table-cell>
          <table:table-cell office:value-type="float" office:value="0.0129478" calcext:value-type="float">
            <text:p>0.0129478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7" calcext:value-type="float">
            <text:p>0.177</text:p>
          </table:table-cell>
          <table:table-cell office:value-type="float" office:value="0.274" calcext:value-type="float">
            <text:p>0.27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9241" calcext:value-type="float">
            <text:p>0.19241</text:p>
          </table:table-cell>
          <table:table-cell office:value-type="float" office:value="0.0103268" calcext:value-type="float">
            <text:p>0.0103268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3" calcext:value-type="float">
            <text:p>0.193</text:p>
          </table:table-cell>
          <table:table-cell office:value-type="float" office:value="0.288" calcext:value-type="float">
            <text:p>0.28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196903" calcext:value-type="float">
            <text:p>0.0196903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21" calcext:value-type="float">
            <text:p>0.2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698" calcext:value-type="float">
            <text:p>0.02698</text:p>
          </table:table-cell>
          <table:table-cell office:value-type="float" office:value="0.0204475" calcext:value-type="float">
            <text:p>0.0204475</text:p>
          </table:table-cell>
          <table:table-cell table:number-columns-repeated="2" office:value-type="float" office:value="0.024" calcext:value-type="float">
            <text:p>0.024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.229" calcext:value-type="float">
            <text:p>0.22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644" calcext:value-type="float">
            <text:p>0.02644</text:p>
          </table:table-cell>
          <table:table-cell office:value-type="float" office:value="0.020667" calcext:value-type="float">
            <text:p>0.020667</text:p>
          </table:table-cell>
          <table:table-cell table:number-columns-repeated="3" office:value-type="float" office:value="0.024" calcext:value-type="float">
            <text:p>0.024</text:p>
          </table:table-cell>
          <table:table-cell office:value-type="float" office:value="0.025" calcext:value-type="float">
            <text:p>0.025</text:p>
          </table:table-cell>
          <table:table-cell office:value-type="float" office:value="0.232" calcext:value-type="float">
            <text:p>0.23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906" calcext:value-type="float">
            <text:p>0.03906</text:p>
          </table:table-cell>
          <table:table-cell office:value-type="float" office:value="0.0221882" calcext:value-type="float">
            <text:p>0.0221882</text:p>
          </table:table-cell>
          <table:table-cell table:number-columns-repeated="2" office:value-type="float" office:value="0.036" calcext:value-type="float">
            <text:p>0.036</text:p>
          </table:table-cell>
          <table:table-cell table:number-columns-repeated="2" office:value-type="float" office:value="0.037" calcext:value-type="float">
            <text:p>0.037</text:p>
          </table:table-cell>
          <table:table-cell office:value-type="float" office:value="0.259" calcext:value-type="float">
            <text:p>0.25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936" calcext:value-type="float">
            <text:p>0.03936</text:p>
          </table:table-cell>
          <table:table-cell office:value-type="float" office:value="0.0221772" calcext:value-type="float">
            <text:p>0.0221772</text:p>
          </table:table-cell>
          <table:table-cell table:number-columns-repeated="2" office:value-type="float" office:value="0.036" calcext:value-type="float">
            <text:p>0.036</text:p>
          </table:table-cell>
          <table:table-cell table:number-columns-repeated="2" office:value-type="float" office:value="0.037" calcext:value-type="float">
            <text:p>0.037</text:p>
          </table:table-cell>
          <table:table-cell office:value-type="float" office:value="0.259" calcext:value-type="float">
            <text:p>0.25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091" calcext:value-type="float">
            <text:p>0.05091</text:p>
          </table:table-cell>
          <table:table-cell office:value-type="float" office:value="0.0234986" calcext:value-type="float">
            <text:p>0.0234986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float" office:value="0.049" calcext:value-type="float">
            <text:p>0.049</text:p>
          </table:table-cell>
          <table:table-cell office:value-type="float" office:value="0.284" calcext:value-type="float">
            <text:p>0.28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234346" calcext:value-type="float">
            <text:p>0.0234346</text:p>
          </table:table-cell>
          <table:table-cell office:value-type="float" office:value="0.048" calcext:value-type="float">
            <text:p>0.048</text:p>
          </table:table-cell>
          <table:table-cell table:number-columns-repeated="3" office:value-type="float" office:value="0.049" calcext:value-type="float">
            <text:p>0.049</text:p>
          </table:table-cell>
          <table:table-cell office:value-type="float" office:value="0.284" calcext:value-type="float">
            <text:p>0.28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345" calcext:value-type="float">
            <text:p>0.06345</text:p>
          </table:table-cell>
          <table:table-cell office:value-type="float" office:value="0.0258961" calcext:value-type="float">
            <text:p>0.0258961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.061" calcext:value-type="float">
            <text:p>0.061</text:p>
          </table:table-cell>
          <table:table-cell office:value-type="float" office:value="0.32" calcext:value-type="float">
            <text:p>0.3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6376" calcext:value-type="float">
            <text:p>0.06376</text:p>
          </table:table-cell>
          <table:table-cell office:value-type="float" office:value="0.0253579" calcext:value-type="float">
            <text:p>0.025357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61" calcext:value-type="float">
            <text:p>0.061</text:p>
          </table:table-cell>
          <table:table-cell office:value-type="float" office:value="0.314" calcext:value-type="float">
            <text:p>0.31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7533" calcext:value-type="float">
            <text:p>0.07533</text:p>
          </table:table-cell>
          <table:table-cell office:value-type="float" office:value="0.0268123" calcext:value-type="float">
            <text:p>0.0268123</text:p>
          </table:table-cell>
          <table:table-cell office:value-type="float" office:value="0.071" calcext:value-type="float">
            <text:p>0.071</text:p>
          </table:table-cell>
          <table:table-cell table:number-columns-repeated="2" office:value-type="float" office:value="0.072" calcext:value-type="float">
            <text:p>0.072</text:p>
          </table:table-cell>
          <table:table-cell office:value-type="float" office:value="0.073" calcext:value-type="float">
            <text:p>0.073</text:p>
          </table:table-cell>
          <table:table-cell office:value-type="float" office:value="0.341" calcext:value-type="float">
            <text:p>0.34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7591" calcext:value-type="float">
            <text:p>0.07591</text:p>
          </table:table-cell>
          <table:table-cell office:value-type="float" office:value="0.0270537" calcext:value-type="float">
            <text:p>0.027053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2" calcext:value-type="float">
            <text:p>0.072</text:p>
          </table:table-cell>
          <table:table-cell table:number-columns-repeated="2" office:value-type="float" office:value="0.073" calcext:value-type="float">
            <text:p>0.073</text:p>
          </table:table-cell>
          <table:table-cell office:value-type="float" office:value="0.343" calcext:value-type="float">
            <text:p>0.34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8793" calcext:value-type="float">
            <text:p>0.08793</text:p>
          </table:table-cell>
          <table:table-cell office:value-type="float" office:value="0.0288331" calcext:value-type="float">
            <text:p>0.0288331</text:p>
          </table:table-cell>
          <table:table-cell office:value-type="float" office:value="0.083" calcext:value-type="float">
            <text:p>0.083</text:p>
          </table:table-cell>
          <table:table-cell table:number-columns-repeated="2" office:value-type="float" office:value="0.084" calcext:value-type="float">
            <text:p>0.084</text:p>
          </table:table-cell>
          <table:table-cell office:value-type="float" office:value="0.085" calcext:value-type="float">
            <text:p>0.085</text:p>
          </table:table-cell>
          <table:table-cell office:value-type="float" office:value="0.373" calcext:value-type="float">
            <text:p>0.37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8779" calcext:value-type="float">
            <text:p>0.08779</text:p>
          </table:table-cell>
          <table:table-cell office:value-type="float" office:value="0.0299728" calcext:value-type="float">
            <text:p>0.0299728</text:p>
          </table:table-cell>
          <table:table-cell office:value-type="float" office:value="0.083" calcext:value-type="float">
            <text:p>0.083</text:p>
          </table:table-cell>
          <table:table-cell table:number-columns-repeated="2" office:value-type="float" office:value="0.084" calcext:value-type="float">
            <text:p>0.084</text:p>
          </table:table-cell>
          <table:table-cell office:value-type="float" office:value="0.085" calcext:value-type="float">
            <text:p>0.085</text:p>
          </table:table-cell>
          <table:table-cell office:value-type="float" office:value="0.385" calcext:value-type="float">
            <text:p>0.38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9919" calcext:value-type="float">
            <text:p>0.09919</text:p>
          </table:table-cell>
          <table:table-cell office:value-type="float" office:value="0.0295194" calcext:value-type="float">
            <text:p>0.0295194</text:p>
          </table:table-cell>
          <table:table-cell table:number-columns-repeated="2" office:value-type="float" office:value="0.095" calcext:value-type="float">
            <text:p>0.095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391" calcext:value-type="float">
            <text:p>0.39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0033" calcext:value-type="float">
            <text:p>0.10033</text:p>
          </table:table-cell>
          <table:table-cell office:value-type="float" office:value="0.0299015" calcext:value-type="float">
            <text:p>0.0299015</text:p>
          </table:table-cell>
          <table:table-cell office:value-type="float" office:value="0.095" calcext:value-type="float">
            <text:p>0.095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097" calcext:value-type="float">
            <text:p>0.097</text:p>
          </table:table-cell>
          <table:table-cell office:value-type="float" office:value="0.395" calcext:value-type="float">
            <text:p>0.39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116" calcext:value-type="float">
            <text:p>0.1116</text:p>
          </table:table-cell>
          <table:table-cell office:value-type="float" office:value="0.0311605" calcext:value-type="float">
            <text:p>0.0311605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109" calcext:value-type="float">
            <text:p>0.109</text:p>
          </table:table-cell>
          <table:table-cell office:value-type="float" office:value="0.421" calcext:value-type="float">
            <text:p>0.42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1264" calcext:value-type="float">
            <text:p>0.11264</text:p>
          </table:table-cell>
          <table:table-cell office:value-type="float" office:value="0.0312962" calcext:value-type="float">
            <text:p>0.0312962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  <table:table-cell office:value-type="float" office:value="0.423" calcext:value-type="float">
            <text:p>0.42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249" calcext:value-type="float">
            <text:p>0.1249</text:p>
          </table:table-cell>
          <table:table-cell office:value-type="float" office:value="0.0324908" calcext:value-type="float">
            <text:p>0.0324908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121" calcext:value-type="float">
            <text:p>0.121</text:p>
          </table:table-cell>
          <table:table-cell office:value-type="float" office:value="0.122" calcext:value-type="float">
            <text:p>0.122</text:p>
          </table:table-cell>
          <table:table-cell office:value-type="float" office:value="0.447" calcext:value-type="float">
            <text:p>0.44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2389" calcext:value-type="float">
            <text:p>0.12389</text:p>
          </table:table-cell>
          <table:table-cell office:value-type="float" office:value="0.0326306" calcext:value-type="float">
            <text:p>0.0326306</text:p>
          </table:table-cell>
          <table:table-cell office:value-type="float" office:value="0.119" calcext:value-type="float">
            <text:p>0.119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21" calcext:value-type="float">
            <text:p>0.121</text:p>
          </table:table-cell>
          <table:table-cell office:value-type="float" office:value="0.447" calcext:value-type="float">
            <text:p>0.44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3599" calcext:value-type="float">
            <text:p>0.13599</text:p>
          </table:table-cell>
          <table:table-cell office:value-type="float" office:value="0.0345495" calcext:value-type="float">
            <text:p>0.0345495</text:p>
          </table:table-cell>
          <table:table-cell office:value-type="float" office:value="0.13" calcext:value-type="float">
            <text:p>0.13</text:p>
          </table:table-cell>
          <table:table-cell office:value-type="float" office:value="0.131" calcext:value-type="float">
            <text:p>0.131</text:p>
          </table:table-cell>
          <table:table-cell table:number-columns-repeated="2" office:value-type="float" office:value="0.132" calcext:value-type="float">
            <text:p>0.132</text:p>
          </table:table-cell>
          <table:table-cell office:value-type="float" office:value="0.478" calcext:value-type="float">
            <text:p>0.47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3677" calcext:value-type="float">
            <text:p>0.13677</text:p>
          </table:table-cell>
          <table:table-cell office:value-type="float" office:value="0.0352102" calcext:value-type="float">
            <text:p>0.0352102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2" calcext:value-type="float">
            <text:p>0.132</text:p>
          </table:table-cell>
          <table:table-cell table:number-columns-repeated="2" office:value-type="float" office:value="0.133" calcext:value-type="float">
            <text:p>0.133</text:p>
          </table:table-cell>
          <table:table-cell office:value-type="float" office:value="0.486" calcext:value-type="float">
            <text:p>0.48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4837" calcext:value-type="float">
            <text:p>0.14837</text:p>
          </table:table-cell>
          <table:table-cell office:value-type="float" office:value="0.0364342" calcext:value-type="float">
            <text:p>0.0364342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3" calcext:value-type="float">
            <text:p>0.143</text:p>
          </table:table-cell>
          <table:table-cell table:number-columns-repeated="2" office:value-type="float" office:value="0.144" calcext:value-type="float">
            <text:p>0.144</text:p>
          </table:table-cell>
          <table:table-cell office:value-type="float" office:value="0.509" calcext:value-type="float">
            <text:p>0.50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4805" calcext:value-type="float">
            <text:p>0.14805</text:p>
          </table:table-cell>
          <table:table-cell office:value-type="float" office:value="0.0379643" calcext:value-type="float">
            <text:p>0.0379643</text:p>
          </table:table-cell>
          <table:table-cell table:number-columns-repeated="2" office:value-type="float" office:value="0.143" calcext:value-type="float">
            <text:p>0.143</text:p>
          </table:table-cell>
          <table:table-cell table:number-columns-repeated="2" office:value-type="float" office:value="0.144" calcext:value-type="float">
            <text:p>0.144</text:p>
          </table:table-cell>
          <table:table-cell office:value-type="float" office:value="0.525" calcext:value-type="float">
            <text:p>0.52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6119" calcext:value-type="float">
            <text:p>0.16119</text:p>
          </table:table-cell>
          <table:table-cell office:value-type="float" office:value="0.037382" calcext:value-type="float">
            <text:p>0.037382</text:p>
          </table:table-cell>
          <table:table-cell office:value-type="float" office:value="0.155" calcext:value-type="float">
            <text:p>0.155</text:p>
          </table:table-cell>
          <table:table-cell table:number-columns-repeated="2" office:value-type="float" office:value="0.156" calcext:value-type="float">
            <text:p>0.156</text:p>
          </table:table-cell>
          <table:table-cell office:value-type="float" office:value="0.157" calcext:value-type="float">
            <text:p>0.157</text:p>
          </table:table-cell>
          <table:table-cell office:value-type="float" office:value="0.531" calcext:value-type="float">
            <text:p>0.53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table table:name="X All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773" calcext:value-type="float">
            <text:p>0.15773</text:p>
          </table:table-cell>
          <table:table-cell office:value-type="float" office:value="0.0459863" calcext:value-type="float">
            <text:p>0.0459863</text:p>
          </table:table-cell>
          <table:table-cell office:value-type="float" office:value="0.137" calcext:value-type="float">
            <text:p>0.137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7" calcext:value-type="float">
            <text:p>0.147</text:p>
          </table:table-cell>
          <table:table-cell office:value-type="float" office:value="0.162" calcext:value-type="float">
            <text:p>0.162</text:p>
          </table:table-cell>
          <table:table-cell office:value-type="float" office:value="0.586" calcext:value-type="float">
            <text:p>0.58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3694" calcext:value-type="float">
            <text:p>0.23694</text:p>
          </table:table-cell>
          <table:table-cell office:value-type="float" office:value="0.0399229" calcext:value-type="float">
            <text:p>0.0399229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95" calcext:value-type="float">
            <text:p>0.2195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229" calcext:value-type="float">
            <text:p>0.229</text:p>
          </table:table-cell>
          <table:table-cell office:value-type="float" office:value="0.493" calcext:value-type="float">
            <text:p>0.49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3512" calcext:value-type="float">
            <text:p>0.23512</text:p>
          </table:table-cell>
          <table:table-cell office:value-type="float" office:value="0.0379727" calcext:value-type="float">
            <text:p>0.0379727</text:p>
          </table:table-cell>
          <table:table-cell office:value-type="float" office:value="0.214" calcext:value-type="float">
            <text:p>0.214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" calcext:value-type="float">
            <text:p>0.23</text:p>
          </table:table-cell>
          <table:table-cell office:value-type="float" office:value="0.461" calcext:value-type="float">
            <text:p>0.46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16" calcext:value-type="float">
            <text:p>0.2416</text:p>
          </table:table-cell>
          <table:table-cell office:value-type="float" office:value="0.0407681" calcext:value-type="float">
            <text:p>0.0407681</text:p>
          </table:table-cell>
          <table:table-cell office:value-type="float" office:value="0.219" calcext:value-type="float">
            <text:p>0.219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3" calcext:value-type="float">
            <text:p>0.233</text:p>
          </table:table-cell>
          <table:table-cell office:value-type="float" office:value="0.469" calcext:value-type="float">
            <text:p>0.46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907" calcext:value-type="float">
            <text:p>0.23907</text:p>
          </table:table-cell>
          <table:table-cell office:value-type="float" office:value="0.0408723" calcext:value-type="float">
            <text:p>0.0408723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5" calcext:value-type="float">
            <text:p>0.235</text:p>
          </table:table-cell>
          <table:table-cell office:value-type="float" office:value="0.531" calcext:value-type="float">
            <text:p>0.53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0333015" calcext:value-type="float">
            <text:p>0.0333015</text:p>
          </table:table-cell>
          <table:table-cell office:value-type="float" office:value="0.22" calcext:value-type="float">
            <text:p>0.22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5" calcext:value-type="float">
            <text:p>0.235</text:p>
          </table:table-cell>
          <table:table-cell office:value-type="float" office:value="0.432" calcext:value-type="float">
            <text:p>0.43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4391" calcext:value-type="float">
            <text:p>0.24391</text:p>
          </table:table-cell>
          <table:table-cell office:value-type="float" office:value="0.018412" calcext:value-type="float">
            <text:p>0.018412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4" calcext:value-type="float">
            <text:p>0.244</text:p>
          </table:table-cell>
          <table:table-cell office:value-type="float" office:value="0.331" calcext:value-type="float">
            <text:p>0.33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6017" calcext:value-type="float">
            <text:p>0.26017</text:p>
          </table:table-cell>
          <table:table-cell office:value-type="float" office:value="0.0225779" calcext:value-type="float">
            <text:p>0.0225779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9" calcext:value-type="float">
            <text:p>0.249</text:p>
          </table:table-cell>
          <table:table-cell office:value-type="float" office:value="0.254" calcext:value-type="float">
            <text:p>0.254</text:p>
          </table:table-cell>
          <table:table-cell office:value-type="float" office:value="0.261" calcext:value-type="float">
            <text:p>0.261</text:p>
          </table:table-cell>
          <table:table-cell office:value-type="float" office:value="0.368" calcext:value-type="float">
            <text:p>0.36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7955" calcext:value-type="float">
            <text:p>0.27955</text:p>
          </table:table-cell>
          <table:table-cell office:value-type="float" office:value="0.0211487" calcext:value-type="float">
            <text:p>0.0211487</text:p>
          </table:table-cell>
          <table:table-cell office:value-type="float" office:value="0.258" calcext:value-type="float">
            <text:p>0.258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2855" calcext:value-type="float">
            <text:p>0.2855</text:p>
          </table:table-cell>
          <table:table-cell office:value-type="float" office:value="0.376" calcext:value-type="float">
            <text:p>0.37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0749" calcext:value-type="float">
            <text:p>0.30749</text:p>
          </table:table-cell>
          <table:table-cell office:value-type="float" office:value="0.0297202" calcext:value-type="float">
            <text:p>0.0297202</text:p>
          </table:table-cell>
          <table:table-cell office:value-type="float" office:value="0.275" calcext:value-type="float">
            <text:p>0.275</text:p>
          </table:table-cell>
          <table:table-cell office:value-type="float" office:value="0.297" calcext:value-type="float">
            <text:p>0.297</text:p>
          </table:table-cell>
          <table:table-cell office:value-type="float" office:value="0.305" calcext:value-type="float">
            <text:p>0.305</text:p>
          </table:table-cell>
          <table:table-cell office:value-type="float" office:value="0.309" calcext:value-type="float">
            <text:p>0.309</text:p>
          </table:table-cell>
          <table:table-cell office:value-type="float" office:value="0.542" calcext:value-type="float">
            <text:p>0.54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7965" calcext:value-type="float">
            <text:p>0.37965</text:p>
          </table:table-cell>
          <table:table-cell office:value-type="float" office:value="0.0380114" calcext:value-type="float">
            <text:p>0.0380114</text:p>
          </table:table-cell>
          <table:table-cell office:value-type="float" office:value="0.333" calcext:value-type="float">
            <text:p>0.333</text:p>
          </table:table-cell>
          <table:table-cell office:value-type="float" office:value="0.3615" calcext:value-type="float">
            <text:p>0.3615</text:p>
          </table:table-cell>
          <table:table-cell office:value-type="float" office:value="0.372" calcext:value-type="float">
            <text:p>0.372</text:p>
          </table:table-cell>
          <table:table-cell office:value-type="float" office:value="0.382" calcext:value-type="float">
            <text:p>0.382</text:p>
          </table:table-cell>
          <table:table-cell office:value-type="float" office:value="0.643" calcext:value-type="float">
            <text:p>0.64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1892" calcext:value-type="float">
            <text:p>0.51892</text:p>
          </table:table-cell>
          <table:table-cell office:value-type="float" office:value="0.0819832" calcext:value-type="float">
            <text:p>0.0819832</text:p>
          </table:table-cell>
          <table:table-cell office:value-type="float" office:value="0.458" calcext:value-type="float">
            <text:p>0.458</text:p>
          </table:table-cell>
          <table:table-cell office:value-type="float" office:value="0.474" calcext:value-type="float">
            <text:p>0.474</text:p>
          </table:table-cell>
          <table:table-cell office:value-type="float" office:value="0.5265" calcext:value-type="float">
            <text:p>0.5265</text:p>
          </table:table-cell>
          <table:table-cell office:value-type="float" office:value="0.541" calcext:value-type="float">
            <text:p>0.541</text:p>
          </table:table-cell>
          <table:table-cell office:value-type="float" office:value="1.243" calcext:value-type="float">
            <text:p>1.24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0492" calcext:value-type="float">
            <text:p>0.80492</text:p>
          </table:table-cell>
          <table:table-cell office:value-type="float" office:value="0.190833" calcext:value-type="float">
            <text:p>0.190833</text:p>
          </table:table-cell>
          <table:table-cell office:value-type="float" office:value="0.661" calcext:value-type="float">
            <text:p>0.661</text:p>
          </table:table-cell>
          <table:table-cell office:value-type="float" office:value="0.736" calcext:value-type="float">
            <text:p>0.736</text:p>
          </table:table-cell>
          <table:table-cell office:value-type="float" office:value="0.765" calcext:value-type="float">
            <text:p>0.765</text:p>
          </table:table-cell>
          <table:table-cell office:value-type="float" office:value="0.809" calcext:value-type="float">
            <text:p>0.809</text:p>
          </table:table-cell>
          <table:table-cell office:value-type="float" office:value="1.92" calcext:value-type="float">
            <text:p>1.9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30126" calcext:value-type="float">
            <text:p>1.30126</text:p>
          </table:table-cell>
          <table:table-cell office:value-type="float" office:value="0.350682" calcext:value-type="float">
            <text:p>0.350682</text:p>
          </table:table-cell>
          <table:table-cell office:value-type="float" office:value="1.126" calcext:value-type="float">
            <text:p>1.126</text:p>
          </table:table-cell>
          <table:table-cell office:value-type="float" office:value="1.1865" calcext:value-type="float">
            <text:p>1.1865</text:p>
          </table:table-cell>
          <table:table-cell office:value-type="float" office:value="1.215" calcext:value-type="float">
            <text:p>1.215</text:p>
          </table:table-cell>
          <table:table-cell office:value-type="float" office:value="1.3025" calcext:value-type="float">
            <text:p>1.3025</text:p>
          </table:table-cell>
          <table:table-cell office:value-type="float" office:value="3.71" calcext:value-type="float">
            <text:p>3.7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34338" calcext:value-type="float">
            <text:p>2.34338</text:p>
          </table:table-cell>
          <table:table-cell office:value-type="float" office:value="0.744878" calcext:value-type="float">
            <text:p>0.744878</text:p>
          </table:table-cell>
          <table:table-cell office:value-type="float" office:value="2.034" calcext:value-type="float">
            <text:p>2.034</text:p>
          </table:table-cell>
          <table:table-cell office:value-type="float" office:value="2.0935" calcext:value-type="float">
            <text:p>2.0935</text:p>
          </table:table-cell>
          <table:table-cell office:value-type="float" office:value="2.2225" calcext:value-type="float">
            <text:p>2.2225</text:p>
          </table:table-cell>
          <table:table-cell office:value-type="float" office:value="2.315" calcext:value-type="float">
            <text:p>2.315</text:p>
          </table:table-cell>
          <table:table-cell office:value-type="float" office:value="7.412" calcext:value-type="float">
            <text:p>7.41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46461" calcext:value-type="float">
            <text:p>4.46461</text:p>
          </table:table-cell>
          <table:table-cell office:value-type="float" office:value="1.54953" calcext:value-type="float">
            <text:p>1.54953</text:p>
          </table:table-cell>
          <table:table-cell office:value-type="float" office:value="3.883" calcext:value-type="float">
            <text:p>3.883</text:p>
          </table:table-cell>
          <table:table-cell office:value-type="float" office:value="3.9385" calcext:value-type="float">
            <text:p>3.9385</text:p>
          </table:table-cell>
          <table:table-cell office:value-type="float" office:value="4.23" calcext:value-type="float">
            <text:p>4.23</text:p>
          </table:table-cell>
          <table:table-cell office:value-type="float" office:value="4.315" calcext:value-type="float">
            <text:p>4.315</text:p>
          </table:table-cell>
          <table:table-cell office:value-type="float" office:value="15.126" calcext:value-type="float">
            <text:p>15.12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35867" calcext:value-type="float">
            <text:p>9.35867</text:p>
          </table:table-cell>
          <table:table-cell office:value-type="float" office:value="2.99003" calcext:value-type="float">
            <text:p>2.99003</text:p>
          </table:table-cell>
          <table:table-cell office:value-type="float" office:value="7.952" calcext:value-type="float">
            <text:p>7.952</text:p>
          </table:table-cell>
          <table:table-cell office:value-type="float" office:value="8.593" calcext:value-type="float">
            <text:p>8.593</text:p>
          </table:table-cell>
          <table:table-cell office:value-type="float" office:value="8.746" calcext:value-type="float">
            <text:p>8.746</text:p>
          </table:table-cell>
          <table:table-cell office:value-type="float" office:value="9.255" calcext:value-type="float">
            <text:p>9.255</text:p>
          </table:table-cell>
          <table:table-cell office:value-type="float" office:value="29.461" calcext:value-type="float">
            <text:p>29.46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1716" calcext:value-type="float">
            <text:p>19.1716</text:p>
          </table:table-cell>
          <table:table-cell office:value-type="float" office:value="5.71123" calcext:value-type="float">
            <text:p>5.71123</text:p>
          </table:table-cell>
          <table:table-cell office:value-type="float" office:value="16.348" calcext:value-type="float">
            <text:p>16.348</text:p>
          </table:table-cell>
          <table:table-cell office:value-type="float" office:value="17.534" calcext:value-type="float">
            <text:p>17.534</text:p>
          </table:table-cell>
          <table:table-cell office:value-type="float" office:value="17.909" calcext:value-type="float">
            <text:p>17.909</text:p>
          </table:table-cell>
          <table:table-cell office:value-type="float" office:value="18.867" calcext:value-type="float">
            <text:p>18.867</text:p>
          </table:table-cell>
          <table:table-cell office:value-type="float" office:value="59.911" calcext:value-type="float">
            <text:p>59.91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7.2456" calcext:value-type="float">
            <text:p>87.2456</text:p>
          </table:table-cell>
          <table:table-cell office:value-type="float" office:value="36.4297" calcext:value-type="float">
            <text:p>36.4297</text:p>
          </table:table-cell>
          <table:table-cell office:value-type="float" office:value="32.346" calcext:value-type="float">
            <text:p>32.346</text:p>
          </table:table-cell>
          <table:table-cell office:value-type="float" office:value="37.555" calcext:value-type="float">
            <text:p>37.555</text:p>
          </table:table-cell>
          <table:table-cell office:value-type="float" office:value="109.263" calcext:value-type="float">
            <text:p>109.263</text:p>
          </table:table-cell>
          <table:table-cell office:value-type="float" office:value="115.805" calcext:value-type="float">
            <text:p>115.805</text:p>
          </table:table-cell>
          <table:table-cell office:value-type="float" office:value="118.764" calcext:value-type="float">
            <text:p>118.76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1.927" calcext:value-type="float">
            <text:p>241.927</text:p>
          </table:table-cell>
          <table:table-cell office:value-type="float" office:value="4.52149" calcext:value-type="float">
            <text:p>4.52149</text:p>
          </table:table-cell>
          <table:table-cell office:value-type="float" office:value="219.114" calcext:value-type="float">
            <text:p>219.114</text:p>
          </table:table-cell>
          <table:table-cell office:value-type="float" office:value="240.996" calcext:value-type="float">
            <text:p>240.996</text:p>
          </table:table-cell>
          <table:table-cell office:value-type="float" office:value="243.921" calcext:value-type="float">
            <text:p>243.921</text:p>
          </table:table-cell>
          <table:table-cell office:value-type="float" office:value="244.705" calcext:value-type="float">
            <text:p>244.705</text:p>
          </table:table-cell>
          <table:table-cell office:value-type="float" office:value="247.94" calcext:value-type="float">
            <text:p>247.9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5.763" calcext:value-type="float">
            <text:p>485.763</text:p>
          </table:table-cell>
          <table:table-cell office:value-type="float" office:value="9.03107" calcext:value-type="float">
            <text:p>9.03107</text:p>
          </table:table-cell>
          <table:table-cell office:value-type="float" office:value="445.113" calcext:value-type="float">
            <text:p>445.113</text:p>
          </table:table-cell>
          <table:table-cell office:value-type="float" office:value="484.586" calcext:value-type="float">
            <text:p>484.586</text:p>
          </table:table-cell>
          <table:table-cell office:value-type="float" office:value="489.877" calcext:value-type="float">
            <text:p>489.877</text:p>
          </table:table-cell>
          <table:table-cell office:value-type="float" office:value="490.788" calcext:value-type="float">
            <text:p>490.788</text:p>
          </table:table-cell>
          <table:table-cell office:value-type="float" office:value="494.871" calcext:value-type="float">
            <text:p>494.87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60.38" calcext:value-type="float">
            <text:p>1060.38</text:p>
          </table:table-cell>
          <table:table-cell office:value-type="float" office:value="18.0308" calcext:value-type="float">
            <text:p>18.0308</text:p>
          </table:table-cell>
          <table:table-cell office:value-type="float" office:value="981.6" calcext:value-type="float">
            <text:p>981.6</text:p>
          </table:table-cell>
          <table:table-cell office:value-type="float" office:value="1061.06" calcext:value-type="float">
            <text:p>1061.06</text:p>
          </table:table-cell>
          <table:table-cell office:value-type="float" office:value="1063.48" calcext:value-type="float">
            <text:p>1063.48</text:p>
          </table:table-cell>
          <table:table-cell office:value-type="float" office:value="1069.52" calcext:value-type="float">
            <text:p>1069.52</text:p>
          </table:table-cell>
          <table:table-cell office:value-type="float" office:value="1078.02" calcext:value-type="float">
            <text:p>1078.0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22.47" calcext:value-type="float">
            <text:p>2122.47</text:p>
          </table:table-cell>
          <table:table-cell office:value-type="float" office:value="15.8095" calcext:value-type="float">
            <text:p>15.8095</text:p>
          </table:table-cell>
          <table:table-cell office:value-type="float" office:value="1980.82" calcext:value-type="float">
            <text:p>1980.82</text:p>
          </table:table-cell>
          <table:table-cell office:value-type="float" office:value="2122.38" calcext:value-type="float">
            <text:p>2122.38</text:p>
          </table:table-cell>
          <table:table-cell office:value-type="float" office:value="2123.85" calcext:value-type="float">
            <text:p>2123.85</text:p>
          </table:table-cell>
          <table:table-cell office:value-type="float" office:value="2125.41" calcext:value-type="float">
            <text:p>2125.41</text:p>
          </table:table-cell>
          <table:table-cell office:value-type="float" office:value="2143.69" calcext:value-type="float">
            <text:p>2143.6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253.53" calcext:value-type="float">
            <text:p>4253.53</text:p>
          </table:table-cell>
          <table:table-cell office:value-type="float" office:value="33.2561" calcext:value-type="float">
            <text:p>33.2561</text:p>
          </table:table-cell>
          <table:table-cell office:value-type="float" office:value="3948.72" calcext:value-type="float">
            <text:p>3948.72</text:p>
          </table:table-cell>
          <table:table-cell office:value-type="float" office:value="4246.07" calcext:value-type="float">
            <text:p>4246.07</text:p>
          </table:table-cell>
          <table:table-cell office:value-type="float" office:value="4255.32" calcext:value-type="float">
            <text:p>4255.32</text:p>
          </table:table-cell>
          <table:table-cell office:value-type="float" office:value="4264.64" calcext:value-type="float">
            <text:p>4264.64</text:p>
          </table:table-cell>
          <table:table-cell office:value-type="float" office:value="4298.94" calcext:value-type="float">
            <text:p>4298.9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2208" calcext:value-type="float">
            <text:p>0.32208</text:p>
          </table:table-cell>
          <table:table-cell office:value-type="float" office:value="0.393769" calcext:value-type="float">
            <text:p>0.393769</text:p>
          </table:table-cell>
          <table:table-cell office:value-type="float" office:value="0.185" calcext:value-type="float">
            <text:p>0.185</text:p>
          </table:table-cell>
          <table:table-cell office:value-type="float" office:value="0.227" calcext:value-type="float">
            <text:p>0.227</text:p>
          </table:table-cell>
          <table:table-cell office:value-type="float" office:value="0.269" calcext:value-type="float">
            <text:p>0.269</text:p>
          </table:table-cell>
          <table:table-cell office:value-type="float" office:value="0.272" calcext:value-type="float">
            <text:p>0.272</text:p>
          </table:table-cell>
          <table:table-cell office:value-type="float" office:value="3.189" calcext:value-type="float">
            <text:p>3.18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4458" calcext:value-type="float">
            <text:p>0.24458</text:p>
          </table:table-cell>
          <table:table-cell office:value-type="float" office:value="0.045187" calcext:value-type="float">
            <text:p>0.045187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3" calcext:value-type="float">
            <text:p>0.193</text:p>
          </table:table-cell>
          <table:table-cell office:value-type="float" office:value="0.265" calcext:value-type="float">
            <text:p>0.265</text:p>
          </table:table-cell>
          <table:table-cell office:value-type="float" office:value="0.2685" calcext:value-type="float">
            <text:p>0.2685</text:p>
          </table:table-cell>
          <table:table-cell office:value-type="float" office:value="0.464" calcext:value-type="float">
            <text:p>0.46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655" calcext:value-type="float">
            <text:p>0.25655</text:p>
          </table:table-cell>
          <table:table-cell office:value-type="float" office:value="0.0384997" calcext:value-type="float">
            <text:p>0.0384997</text:p>
          </table:table-cell>
          <table:table-cell office:value-type="float" office:value="0.191" calcext:value-type="float">
            <text:p>0.191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" calcext:value-type="float">
            <text:p>0.27</text:p>
          </table:table-cell>
          <table:table-cell office:value-type="float" office:value="0.466" calcext:value-type="float">
            <text:p>0.46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3615" calcext:value-type="float">
            <text:p>0.23615</text:p>
          </table:table-cell>
          <table:table-cell office:value-type="float" office:value="0.0464567" calcext:value-type="float">
            <text:p>0.0464567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" calcext:value-type="float">
            <text:p>0.19</text:p>
          </table:table-cell>
          <table:table-cell office:value-type="float" office:value="0.235" calcext:value-type="float">
            <text:p>0.235</text:p>
          </table:table-cell>
          <table:table-cell office:value-type="float" office:value="0.2665" calcext:value-type="float">
            <text:p>0.2665</text:p>
          </table:table-cell>
          <table:table-cell office:value-type="float" office:value="0.482" calcext:value-type="float">
            <text:p>0.48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708" calcext:value-type="float">
            <text:p>0.24708</text:p>
          </table:table-cell>
          <table:table-cell office:value-type="float" office:value="0.0272469" calcext:value-type="float">
            <text:p>0.0272469</text:p>
          </table:table-cell>
          <table:table-cell office:value-type="float" office:value="0.22" calcext:value-type="float">
            <text:p>0.22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266" calcext:value-type="float">
            <text:p>0.266</text:p>
          </table:table-cell>
          <table:table-cell office:value-type="float" office:value="0.431" calcext:value-type="float">
            <text:p>0.43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8483" calcext:value-type="float">
            <text:p>0.28483</text:p>
          </table:table-cell>
          <table:table-cell office:value-type="float" office:value="0.0366805" calcext:value-type="float">
            <text:p>0.0366805</text:p>
          </table:table-cell>
          <table:table-cell office:value-type="float" office:value="0.222" calcext:value-type="float">
            <text:p>0.222</text:p>
          </table:table-cell>
          <table:table-cell office:value-type="float" office:value="0.244" calcext:value-type="float">
            <text:p>0.244</text:p>
          </table:table-cell>
          <table:table-cell office:value-type="float" office:value="0.29" calcext:value-type="float">
            <text:p>0.29</text:p>
          </table:table-cell>
          <table:table-cell office:value-type="float" office:value="0.302" calcext:value-type="float">
            <text:p>0.302</text:p>
          </table:table-cell>
          <table:table-cell office:value-type="float" office:value="0.459" calcext:value-type="float">
            <text:p>0.45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128" calcext:value-type="float">
            <text:p>0.3128</text:p>
          </table:table-cell>
          <table:table-cell office:value-type="float" office:value="0.0346791" calcext:value-type="float">
            <text:p>0.0346791</text:p>
          </table:table-cell>
          <table:table-cell office:value-type="float" office:value="0.265" calcext:value-type="float">
            <text:p>0.265</text:p>
          </table:table-cell>
          <table:table-cell office:value-type="float" office:value="0.2735" calcext:value-type="float">
            <text:p>0.2735</text:p>
          </table:table-cell>
          <table:table-cell office:value-type="float" office:value="0.324" calcext:value-type="float">
            <text:p>0.324</text:p>
          </table:table-cell>
          <table:table-cell office:value-type="float" office:value="0.325" calcext:value-type="float">
            <text:p>0.325</text:p>
          </table:table-cell>
          <table:table-cell office:value-type="float" office:value="0.517" calcext:value-type="float">
            <text:p>0.51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0483071" calcext:value-type="float">
            <text:p>0.0483071</text:p>
          </table:table-cell>
          <table:table-cell office:value-type="float" office:value="0.326" calcext:value-type="float">
            <text:p>0.326</text:p>
          </table:table-cell>
          <table:table-cell office:value-type="float" office:value="0.33" calcext:value-type="float">
            <text:p>0.33</text:p>
          </table:table-cell>
          <table:table-cell office:value-type="float" office:value="0.334" calcext:value-type="float">
            <text:p>0.334</text:p>
          </table:table-cell>
          <table:table-cell office:value-type="float" office:value="0.386" calcext:value-type="float">
            <text:p>0.386</text:p>
          </table:table-cell>
          <table:table-cell office:value-type="float" office:value="0.74" calcext:value-type="float">
            <text:p>0.7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7869" calcext:value-type="float">
            <text:p>0.37869</text:p>
          </table:table-cell>
          <table:table-cell office:value-type="float" office:value="0.0442447" calcext:value-type="float">
            <text:p>0.0442447</text:p>
          </table:table-cell>
          <table:table-cell office:value-type="float" office:value="0.328" calcext:value-type="float">
            <text:p>0.328</text:p>
          </table:table-cell>
          <table:table-cell office:value-type="float" office:value="0.339" calcext:value-type="float">
            <text:p>0.339</text:p>
          </table:table-cell>
          <table:table-cell office:value-type="float" office:value="0.388" calcext:value-type="float">
            <text:p>0.388</text:p>
          </table:table-cell>
          <table:table-cell office:value-type="float" office:value="0.389" calcext:value-type="float">
            <text:p>0.389</text:p>
          </table:table-cell>
          <table:table-cell office:value-type="float" office:value="0.724" calcext:value-type="float">
            <text:p>0.72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9799" calcext:value-type="float">
            <text:p>0.39799</text:p>
          </table:table-cell>
          <table:table-cell office:value-type="float" office:value="0.0323594" calcext:value-type="float">
            <text:p>0.0323594</text:p>
          </table:table-cell>
          <table:table-cell office:value-type="float" office:value="0.348" calcext:value-type="float">
            <text:p>0.348</text:p>
          </table:table-cell>
          <table:table-cell office:value-type="float" office:value="0.391" calcext:value-type="float">
            <text:p>0.391</text:p>
          </table:table-cell>
          <table:table-cell office:value-type="float" office:value="0.392" calcext:value-type="float">
            <text:p>0.392</text:p>
          </table:table-cell>
          <table:table-cell office:value-type="float" office:value="0.396" calcext:value-type="float">
            <text:p>0.396</text:p>
          </table:table-cell>
          <table:table-cell office:value-type="float" office:value="0.705" calcext:value-type="float">
            <text:p>0.70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0275" calcext:value-type="float">
            <text:p>0.40275</text:p>
          </table:table-cell>
          <table:table-cell office:value-type="float" office:value="0.0296143" calcext:value-type="float">
            <text:p>0.0296143</text:p>
          </table:table-cell>
          <table:table-cell office:value-type="float" office:value="0.348" calcext:value-type="float">
            <text:p>0.348</text:p>
          </table:table-cell>
          <table:table-cell office:value-type="float" office:value="0.396" calcext:value-type="float">
            <text:p>0.396</text:p>
          </table:table-cell>
          <table:table-cell office:value-type="float" office:value="0.397" calcext:value-type="float">
            <text:p>0.397</text:p>
          </table:table-cell>
          <table:table-cell office:value-type="float" office:value="0.4005" calcext:value-type="float">
            <text:p>0.4005</text:p>
          </table:table-cell>
          <table:table-cell office:value-type="float" office:value="0.68" calcext:value-type="float">
            <text:p>0.6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9487" calcext:value-type="float">
            <text:p>0.39487</text:p>
          </table:table-cell>
          <table:table-cell office:value-type="float" office:value="0.0441558" calcext:value-type="float">
            <text:p>0.0441558</text:p>
          </table:table-cell>
          <table:table-cell office:value-type="float" office:value="0.348" calcext:value-type="float">
            <text:p>0.348</text:p>
          </table:table-cell>
          <table:table-cell office:value-type="float" office:value="0.364" calcext:value-type="float">
            <text:p>0.364</text:p>
          </table:table-cell>
          <table:table-cell office:value-type="float" office:value="0.4095" calcext:value-type="float">
            <text:p>0.4095</text:p>
          </table:table-cell>
          <table:table-cell office:value-type="float" office:value="0.42" calcext:value-type="float">
            <text:p>0.42</text:p>
          </table:table-cell>
          <table:table-cell office:value-type="float" office:value="0.7" calcext:value-type="float">
            <text:p>0.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313" calcext:value-type="float">
            <text:p>0.45313</text:p>
          </table:table-cell>
          <table:table-cell office:value-type="float" office:value="0.0313983" calcext:value-type="float">
            <text:p>0.0313983</text:p>
          </table:table-cell>
          <table:table-cell office:value-type="float" office:value="0.42" calcext:value-type="float">
            <text:p>0.42</text:p>
          </table:table-cell>
          <table:table-cell office:value-type="float" office:value="0.444" calcext:value-type="float">
            <text:p>0.444</text:p>
          </table:table-cell>
          <table:table-cell office:value-type="float" office:value="0.447" calcext:value-type="float">
            <text:p>0.447</text:p>
          </table:table-cell>
          <table:table-cell office:value-type="float" office:value="0.4515" calcext:value-type="float">
            <text:p>0.4515</text:p>
          </table:table-cell>
          <table:table-cell office:value-type="float" office:value="0.748" calcext:value-type="float">
            <text:p>0.74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8475" calcext:value-type="float">
            <text:p>0.48475</text:p>
          </table:table-cell>
          <table:table-cell office:value-type="float" office:value="0.04941" calcext:value-type="float">
            <text:p>0.04941</text:p>
          </table:table-cell>
          <table:table-cell office:value-type="float" office:value="0.412" calcext:value-type="float">
            <text:p>0.412</text:p>
          </table:table-cell>
          <table:table-cell office:value-type="float" office:value="0.4815" calcext:value-type="float">
            <text:p>0.4815</text:p>
          </table:table-cell>
          <table:table-cell office:value-type="float" office:value="0.4955" calcext:value-type="float">
            <text:p>0.4955</text:p>
          </table:table-cell>
          <table:table-cell office:value-type="float" office:value="0.5055" calcext:value-type="float">
            <text:p>0.5055</text:p>
          </table:table-cell>
          <table:table-cell office:value-type="float" office:value="0.814" calcext:value-type="float">
            <text:p>0.81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0413" calcext:value-type="float">
            <text:p>0.60413</text:p>
          </table:table-cell>
          <table:table-cell office:value-type="float" office:value="0.0374266" calcext:value-type="float">
            <text:p>0.0374266</text:p>
          </table:table-cell>
          <table:table-cell office:value-type="float" office:value="0.546" calcext:value-type="float">
            <text:p>0.546</text:p>
          </table:table-cell>
          <table:table-cell office:value-type="float" office:value="0.593" calcext:value-type="float">
            <text:p>0.593</text:p>
          </table:table-cell>
          <table:table-cell office:value-type="float" office:value="0.598" calcext:value-type="float">
            <text:p>0.598</text:p>
          </table:table-cell>
          <table:table-cell office:value-type="float" office:value="0.605" calcext:value-type="float">
            <text:p>0.605</text:p>
          </table:table-cell>
          <table:table-cell office:value-type="float" office:value="0.957" calcext:value-type="float">
            <text:p>0.95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9821" calcext:value-type="float">
            <text:p>0.99821</text:p>
          </table:table-cell>
          <table:table-cell office:value-type="float" office:value="0.0738007" calcext:value-type="float">
            <text:p>0.0738007</text:p>
          </table:table-cell>
          <table:table-cell office:value-type="float" office:value="0.892" calcext:value-type="float">
            <text:p>0.892</text:p>
          </table:table-cell>
          <table:table-cell office:value-type="float" office:value="0.9335" calcext:value-type="float">
            <text:p>0.9335</text:p>
          </table:table-cell>
          <table:table-cell office:value-type="float" office:value="1.015" calcext:value-type="float">
            <text:p>1.015</text:p>
          </table:table-cell>
          <table:table-cell office:value-type="float" office:value="1.0405" calcext:value-type="float">
            <text:p>1.0405</text:p>
          </table:table-cell>
          <table:table-cell office:value-type="float" office:value="1.418" calcext:value-type="float">
            <text:p>1.41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43812" calcext:value-type="float">
            <text:p>1.43812</text:p>
          </table:table-cell>
          <table:table-cell office:value-type="float" office:value="0.102166" calcext:value-type="float">
            <text:p>0.102166</text:p>
          </table:table-cell>
          <table:table-cell office:value-type="float" office:value="1.279" calcext:value-type="float">
            <text:p>1.279</text:p>
          </table:table-cell>
          <table:table-cell office:value-type="float" office:value="1.3705" calcext:value-type="float">
            <text:p>1.3705</text:p>
          </table:table-cell>
          <table:table-cell office:value-type="float" office:value="1.457" calcext:value-type="float">
            <text:p>1.457</text:p>
          </table:table-cell>
          <table:table-cell office:value-type="float" office:value="1.4825" calcext:value-type="float">
            <text:p>1.4825</text:p>
          </table:table-cell>
          <table:table-cell office:value-type="float" office:value="1.992" calcext:value-type="float">
            <text:p>1.99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40013" calcext:value-type="float">
            <text:p>2.40013</text:p>
          </table:table-cell>
          <table:table-cell office:value-type="float" office:value="0.286876" calcext:value-type="float">
            <text:p>0.286876</text:p>
          </table:table-cell>
          <table:table-cell office:value-type="float" office:value="2.107" calcext:value-type="float">
            <text:p>2.107</text:p>
          </table:table-cell>
          <table:table-cell office:value-type="float" office:value="2.369" calcext:value-type="float">
            <text:p>2.369</text:p>
          </table:table-cell>
          <table:table-cell office:value-type="float" office:value="2.379" calcext:value-type="float">
            <text:p>2.379</text:p>
          </table:table-cell>
          <table:table-cell office:value-type="float" office:value="2.3995" calcext:value-type="float">
            <text:p>2.3995</text:p>
          </table:table-cell>
          <table:table-cell office:value-type="float" office:value="4.726" calcext:value-type="float">
            <text:p>4.72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75354" calcext:value-type="float">
            <text:p>4.75354</text:p>
          </table:table-cell>
          <table:table-cell office:value-type="float" office:value="1.57809" calcext:value-type="float">
            <text:p>1.57809</text:p>
          </table:table-cell>
          <table:table-cell office:value-type="float" office:value="3.67" calcext:value-type="float">
            <text:p>3.67</text:p>
          </table:table-cell>
          <table:table-cell office:value-type="float" office:value="4.0185" calcext:value-type="float">
            <text:p>4.0185</text:p>
          </table:table-cell>
          <table:table-cell office:value-type="float" office:value="4.1395" calcext:value-type="float">
            <text:p>4.1395</text:p>
          </table:table-cell>
          <table:table-cell office:value-type="float" office:value="4.467" calcext:value-type="float">
            <text:p>4.467</text:p>
          </table:table-cell>
          <table:table-cell office:value-type="float" office:value="9.669" calcext:value-type="float">
            <text:p>9.66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.25764" calcext:value-type="float">
            <text:p>9.25764</text:p>
          </table:table-cell>
          <table:table-cell office:value-type="float" office:value="2.70408" calcext:value-type="float">
            <text:p>2.70408</text:p>
          </table:table-cell>
          <table:table-cell office:value-type="float" office:value="6.806" calcext:value-type="float">
            <text:p>6.806</text:p>
          </table:table-cell>
          <table:table-cell office:value-type="float" office:value="7.634" calcext:value-type="float">
            <text:p>7.634</text:p>
          </table:table-cell>
          <table:table-cell office:value-type="float" office:value="7.9965" calcext:value-type="float">
            <text:p>7.9965</text:p>
          </table:table-cell>
          <table:table-cell office:value-type="float" office:value="8.778" calcext:value-type="float">
            <text:p>8.778</text:p>
          </table:table-cell>
          <table:table-cell office:value-type="float" office:value="19.019" calcext:value-type="float">
            <text:p>19.01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.1401" calcext:value-type="float">
            <text:p>33.1401</text:p>
          </table:table-cell>
          <table:table-cell office:value-type="float" office:value="8.2751" calcext:value-type="float">
            <text:p>8.2751</text:p>
          </table:table-cell>
          <table:table-cell office:value-type="float" office:value="16.831" calcext:value-type="float">
            <text:p>16.831</text:p>
          </table:table-cell>
          <table:table-cell office:value-type="float" office:value="32.3025" calcext:value-type="float">
            <text:p>32.3025</text:p>
          </table:table-cell>
          <table:table-cell office:value-type="float" office:value="38.154" calcext:value-type="float">
            <text:p>38.154</text:p>
          </table:table-cell>
          <table:table-cell office:value-type="float" office:value="38.358" calcext:value-type="float">
            <text:p>38.358</text:p>
          </table:table-cell>
          <table:table-cell office:value-type="float" office:value="38.849" calcext:value-type="float">
            <text:p>38.84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6.3347" calcext:value-type="float">
            <text:p>76.3347</text:p>
          </table:table-cell>
          <table:table-cell office:value-type="float" office:value="1.23477" calcext:value-type="float">
            <text:p>1.23477</text:p>
          </table:table-cell>
          <table:table-cell office:value-type="float" office:value="75.609" calcext:value-type="float">
            <text:p>75.609</text:p>
          </table:table-cell>
          <table:table-cell office:value-type="float" office:value="76.0925" calcext:value-type="float">
            <text:p>76.0925</text:p>
          </table:table-cell>
          <table:table-cell office:value-type="float" office:value="76.28" calcext:value-type="float">
            <text:p>76.28</text:p>
          </table:table-cell>
          <table:table-cell office:value-type="float" office:value="76.382" calcext:value-type="float">
            <text:p>76.382</text:p>
          </table:table-cell>
          <table:table-cell office:value-type="float" office:value="88.359" calcext:value-type="float">
            <text:p>88.35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1.992" calcext:value-type="float">
            <text:p>151.992</text:p>
          </table:table-cell>
          <table:table-cell office:value-type="float" office:value="2.52002" calcext:value-type="float">
            <text:p>2.52002</text:p>
          </table:table-cell>
          <table:table-cell office:value-type="float" office:value="149.458" calcext:value-type="float">
            <text:p>149.458</text:p>
          </table:table-cell>
          <table:table-cell office:value-type="float" office:value="151.607" calcext:value-type="float">
            <text:p>151.607</text:p>
          </table:table-cell>
          <table:table-cell office:value-type="float" office:value="151.718" calcext:value-type="float">
            <text:p>151.718</text:p>
          </table:table-cell>
          <table:table-cell office:value-type="float" office:value="151.899" calcext:value-type="float">
            <text:p>151.899</text:p>
          </table:table-cell>
          <table:table-cell office:value-type="float" office:value="176.845" calcext:value-type="float">
            <text:p>176.84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1.882" calcext:value-type="float">
            <text:p>301.882</text:p>
          </table:table-cell>
          <table:table-cell office:value-type="float" office:value="5.0346" calcext:value-type="float">
            <text:p>5.0346</text:p>
          </table:table-cell>
          <table:table-cell office:value-type="float" office:value="299.061" calcext:value-type="float">
            <text:p>299.061</text:p>
          </table:table-cell>
          <table:table-cell office:value-type="float" office:value="301.257" calcext:value-type="float">
            <text:p>301.257</text:p>
          </table:table-cell>
          <table:table-cell office:value-type="float" office:value="301.359" calcext:value-type="float">
            <text:p>301.359</text:p>
          </table:table-cell>
          <table:table-cell office:value-type="float" office:value="301.485" calcext:value-type="float">
            <text:p>301.485</text:p>
          </table:table-cell>
          <table:table-cell office:value-type="float" office:value="351.728" calcext:value-type="float">
            <text:p>351.72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451" calcext:value-type="float">
            <text:p>0.04451</text:p>
          </table:table-cell>
          <table:table-cell office:value-type="float" office:value="0.0024799" calcext:value-type="float">
            <text:p>0.0024799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62" calcext:value-type="float">
            <text:p>0.06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897" calcext:value-type="float">
            <text:p>0.05897</text:p>
          </table:table-cell>
          <table:table-cell office:value-type="float" office:value="0.00159031" calcext:value-type="float">
            <text:p>0.0015903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" calcext:value-type="float">
            <text:p>0.06</text:p>
          </table:table-cell>
          <table:table-cell office:value-type="float" office:value="0.064" calcext:value-type="float">
            <text:p>0.06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7365" calcext:value-type="float">
            <text:p>0.07365</text:p>
          </table:table-cell>
          <table:table-cell office:value-type="float" office:value="0.00148577" calcext:value-type="float">
            <text:p>0.00148577</text:p>
          </table:table-cell>
          <table:table-cell office:value-type="float" office:value="0.07" calcext:value-type="float">
            <text:p>0.07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9" calcext:value-type="float">
            <text:p>0.07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8888" calcext:value-type="float">
            <text:p>0.08888</text:p>
          </table:table-cell>
          <table:table-cell office:value-type="float" office:value="0.00614863" calcext:value-type="float">
            <text:p>0.00614863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9" calcext:value-type="float">
            <text:p>0.089</text:p>
          </table:table-cell>
          <table:table-cell office:value-type="float" office:value="0.148" calcext:value-type="float">
            <text:p>0.14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0263" calcext:value-type="float">
            <text:p>0.10263</text:p>
          </table:table-cell>
          <table:table-cell office:value-type="float" office:value="0.00182568" calcext:value-type="float">
            <text:p>0.00182568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" calcext:value-type="float">
            <text:p>0.1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187" calcext:value-type="float">
            <text:p>0.12187</text:p>
          </table:table-cell>
          <table:table-cell office:value-type="float" office:value="0.0152497" calcext:value-type="float">
            <text:p>0.015249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95" calcext:value-type="float">
            <text:p>0.1195</text:p>
          </table:table-cell>
          <table:table-cell office:value-type="float" office:value="0.194" calcext:value-type="float">
            <text:p>0.19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177" calcext:value-type="float">
            <text:p>0.13177</text:p>
          </table:table-cell>
          <table:table-cell office:value-type="float" office:value="0.0030095" calcext:value-type="float">
            <text:p>0.003009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132" calcext:value-type="float">
            <text:p>0.132</text:p>
          </table:table-cell>
          <table:table-cell office:value-type="float" office:value="0.156" calcext:value-type="float">
            <text:p>0.15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4866" calcext:value-type="float">
            <text:p>0.14866</text:p>
          </table:table-cell>
          <table:table-cell office:value-type="float" office:value="0.012801" calcext:value-type="float">
            <text:p>0.012801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7" calcext:value-type="float">
            <text:p>0.147</text:p>
          </table:table-cell>
          <table:table-cell office:value-type="float" office:value="0.237" calcext:value-type="float">
            <text:p>0.23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6153" calcext:value-type="float">
            <text:p>0.16153</text:p>
          </table:table-cell>
          <table:table-cell office:value-type="float" office:value="0.00353116" calcext:value-type="float">
            <text:p>0.00353116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" calcext:value-type="float">
            <text:p>0.16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2" calcext:value-type="float">
            <text:p>0.162</text:p>
          </table:table-cell>
          <table:table-cell office:value-type="float" office:value="0.19" calcext:value-type="float">
            <text:p>0.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7628" calcext:value-type="float">
            <text:p>0.17628</text:p>
          </table:table-cell>
          <table:table-cell office:value-type="float" office:value="0.00521935" calcext:value-type="float">
            <text:p>0.00521935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7" calcext:value-type="float">
            <text:p>0.177</text:p>
          </table:table-cell>
          <table:table-cell office:value-type="float" office:value="0.209" calcext:value-type="float">
            <text:p>0.20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9143" calcext:value-type="float">
            <text:p>0.19143</text:p>
          </table:table-cell>
          <table:table-cell office:value-type="float" office:value="0.00371014" calcext:value-type="float">
            <text:p>0.0037101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" calcext:value-type="float">
            <text:p>0.19</text:p>
          </table:table-cell>
          <table:table-cell office:value-type="float" office:value="0.192" calcext:value-type="float">
            <text:p>0.192</text:p>
          </table:table-cell>
          <table:table-cell office:value-type="float" office:value="0.203" calcext:value-type="float">
            <text:p>0.20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0852" calcext:value-type="float">
            <text:p>0.20852</text:p>
          </table:table-cell>
          <table:table-cell office:value-type="float" office:value="0.0142531" calcext:value-type="float">
            <text:p>0.0142531</text:p>
          </table:table-cell>
          <table:table-cell office:value-type="float" office:value="0.2" calcext:value-type="float">
            <text:p>0.2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5" calcext:value-type="float">
            <text:p>0.205</text:p>
          </table:table-cell>
          <table:table-cell office:value-type="float" office:value="0.207" calcext:value-type="float">
            <text:p>0.207</text:p>
          </table:table-cell>
          <table:table-cell office:value-type="float" office:value="0.312" calcext:value-type="float">
            <text:p>0.31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196" calcext:value-type="float">
            <text:p>0.2196</text:p>
          </table:table-cell>
          <table:table-cell office:value-type="float" office:value="0.00506557" calcext:value-type="float">
            <text:p>0.00506557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9" calcext:value-type="float">
            <text:p>0.219</text:p>
          </table:table-cell>
          <table:table-cell office:value-type="float" office:value="0.221" calcext:value-type="float">
            <text:p>0.221</text:p>
          </table:table-cell>
          <table:table-cell office:value-type="float" office:value="0.255" calcext:value-type="float">
            <text:p>0.25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3621" calcext:value-type="float">
            <text:p>0.23621</text:p>
          </table:table-cell>
          <table:table-cell office:value-type="float" office:value="0.0111025" calcext:value-type="float">
            <text:p>0.0111025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6" calcext:value-type="float">
            <text:p>0.236</text:p>
          </table:table-cell>
          <table:table-cell office:value-type="float" office:value="0.314" calcext:value-type="float">
            <text:p>0.31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4721" calcext:value-type="float">
            <text:p>0.24721</text:p>
          </table:table-cell>
          <table:table-cell office:value-type="float" office:value="0.00937261" calcext:value-type="float">
            <text:p>0.00937261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303" calcext:value-type="float">
            <text:p>0.30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6293" calcext:value-type="float">
            <text:p>0.26293</text:p>
          </table:table-cell>
          <table:table-cell office:value-type="float" office:value="0.0152606" calcext:value-type="float">
            <text:p>0.0152606</text:p>
          </table:table-cell>
          <table:table-cell office:value-type="float" office:value="0.253" calcext:value-type="float">
            <text:p>0.253</text:p>
          </table:table-cell>
          <table:table-cell office:value-type="float" office:value="0.258" calcext:value-type="float">
            <text:p>0.258</text:p>
          </table:table-cell>
          <table:table-cell office:value-type="float" office:value="0.259" calcext:value-type="float">
            <text:p>0.259</text:p>
          </table:table-cell>
          <table:table-cell office:value-type="float" office:value="0.2615" calcext:value-type="float">
            <text:p>0.2615</text:p>
          </table:table-cell>
          <table:table-cell office:value-type="float" office:value="0.366" calcext:value-type="float">
            <text:p>0.36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7847" calcext:value-type="float">
            <text:p>0.27847</text:p>
          </table:table-cell>
          <table:table-cell office:value-type="float" office:value="0.00901827" calcext:value-type="float">
            <text:p>0.00901827</text:p>
          </table:table-cell>
          <table:table-cell office:value-type="float" office:value="0.269" calcext:value-type="float">
            <text:p>0.269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7" calcext:value-type="float">
            <text:p>0.277</text:p>
          </table:table-cell>
          <table:table-cell office:value-type="float" office:value="0.28" calcext:value-type="float">
            <text:p>0.28</text:p>
          </table:table-cell>
          <table:table-cell office:value-type="float" office:value="0.359" calcext:value-type="float">
            <text:p>0.35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9375" calcext:value-type="float">
            <text:p>0.29375</text:p>
          </table:table-cell>
          <table:table-cell office:value-type="float" office:value="0.00332679" calcext:value-type="float">
            <text:p>0.00332679</text:p>
          </table:table-cell>
          <table:table-cell office:value-type="float" office:value="0.287" calcext:value-type="float">
            <text:p>0.287</text:p>
          </table:table-cell>
          <table:table-cell office:value-type="float" office:value="0.292" calcext:value-type="float">
            <text:p>0.292</text:p>
          </table:table-cell>
          <table:table-cell office:value-type="float" office:value="0.293" calcext:value-type="float">
            <text:p>0.293</text:p>
          </table:table-cell>
          <table:table-cell office:value-type="float" office:value="0.296" calcext:value-type="float">
            <text:p>0.296</text:p>
          </table:table-cell>
          <table:table-cell office:value-type="float" office:value="0.302" calcext:value-type="float">
            <text:p>0.30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1037" calcext:value-type="float">
            <text:p>0.31037</text:p>
          </table:table-cell>
          <table:table-cell office:value-type="float" office:value="0.011932" calcext:value-type="float">
            <text:p>0.011932</text:p>
          </table:table-cell>
          <table:table-cell office:value-type="float" office:value="0.3" calcext:value-type="float">
            <text:p>0.3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75" calcext:value-type="float">
            <text:p>0.3075</text:p>
          </table:table-cell>
          <table:table-cell office:value-type="float" office:value="0.31" calcext:value-type="float">
            <text:p>0.31</text:p>
          </table:table-cell>
          <table:table-cell office:value-type="float" office:value="0.381" calcext:value-type="float">
            <text:p>0.38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2305" calcext:value-type="float">
            <text:p>0.32305</text:p>
          </table:table-cell>
          <table:table-cell office:value-type="float" office:value="0.0138133" calcext:value-type="float">
            <text:p>0.0138133</text:p>
          </table:table-cell>
          <table:table-cell office:value-type="float" office:value="0.314" calcext:value-type="float">
            <text:p>0.314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05" calcext:value-type="float">
            <text:p>0.3205</text:p>
          </table:table-cell>
          <table:table-cell office:value-type="float" office:value="0.323" calcext:value-type="float">
            <text:p>0.323</text:p>
          </table:table-cell>
          <table:table-cell office:value-type="float" office:value="0.42" calcext:value-type="float">
            <text:p>0.4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3998" calcext:value-type="float">
            <text:p>0.33998</text:p>
          </table:table-cell>
          <table:table-cell office:value-type="float" office:value="0.0140128" calcext:value-type="float">
            <text:p>0.0140128</text:p>
          </table:table-cell>
          <table:table-cell office:value-type="float" office:value="0.331" calcext:value-type="float">
            <text:p>0.331</text:p>
          </table:table-cell>
          <table:table-cell office:value-type="float" office:value="0.335" calcext:value-type="float">
            <text:p>0.335</text:p>
          </table:table-cell>
          <table:table-cell office:value-type="float" office:value="0.337" calcext:value-type="float">
            <text:p>0.337</text:p>
          </table:table-cell>
          <table:table-cell office:value-type="float" office:value="0.339" calcext:value-type="float">
            <text:p>0.339</text:p>
          </table:table-cell>
          <table:table-cell office:value-type="float" office:value="0.46" calcext:value-type="float">
            <text:p>0.4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5493" calcext:value-type="float">
            <text:p>0.35493</text:p>
          </table:table-cell>
          <table:table-cell office:value-type="float" office:value="0.0195915" calcext:value-type="float">
            <text:p>0.0195915</text:p>
          </table:table-cell>
          <table:table-cell office:value-type="float" office:value="0.337" calcext:value-type="float">
            <text:p>0.337</text:p>
          </table:table-cell>
          <table:table-cell office:value-type="float" office:value="0.348" calcext:value-type="float">
            <text:p>0.348</text:p>
          </table:table-cell>
          <table:table-cell office:value-type="float" office:value="0.351" calcext:value-type="float">
            <text:p>0.351</text:p>
          </table:table-cell>
          <table:table-cell office:value-type="float" office:value="0.354" calcext:value-type="float">
            <text:p>0.354</text:p>
          </table:table-cell>
          <table:table-cell office:value-type="float" office:value="0.495" calcext:value-type="float">
            <text:p>0.49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6946" calcext:value-type="float">
            <text:p>0.36946</text:p>
          </table:table-cell>
          <table:table-cell office:value-type="float" office:value="0.015222" calcext:value-type="float">
            <text:p>0.015222</text:p>
          </table:table-cell>
          <table:table-cell office:value-type="float" office:value="0.357" calcext:value-type="float">
            <text:p>0.357</text:p>
          </table:table-cell>
          <table:table-cell office:value-type="float" office:value="0.363" calcext:value-type="float">
            <text:p>0.363</text:p>
          </table:table-cell>
          <table:table-cell office:value-type="float" office:value="0.367" calcext:value-type="float">
            <text:p>0.367</text:p>
          </table:table-cell>
          <table:table-cell office:value-type="float" office:value="0.369" calcext:value-type="float">
            <text:p>0.369</text:p>
          </table:table-cell>
          <table:table-cell office:value-type="float" office:value="0.471" calcext:value-type="float">
            <text:p>0.47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8577" calcext:value-type="float">
            <text:p>0.38577</text:p>
          </table:table-cell>
          <table:table-cell office:value-type="float" office:value="0.0174097" calcext:value-type="float">
            <text:p>0.0174097</text:p>
          </table:table-cell>
          <table:table-cell office:value-type="float" office:value="0.372" calcext:value-type="float">
            <text:p>0.372</text:p>
          </table:table-cell>
          <table:table-cell office:value-type="float" office:value="0.379" calcext:value-type="float">
            <text:p>0.379</text:p>
          </table:table-cell>
          <table:table-cell office:value-type="float" office:value="0.382" calcext:value-type="float">
            <text:p>0.382</text:p>
          </table:table-cell>
          <table:table-cell office:value-type="float" office:value="0.385" calcext:value-type="float">
            <text:p>0.385</text:p>
          </table:table-cell>
          <table:table-cell office:value-type="float" office:value="0.482" calcext:value-type="float">
            <text:p>0.48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8944" calcext:value-type="float">
            <text:p>0.08944</text:p>
          </table:table-cell>
          <table:table-cell office:value-type="float" office:value="0.0286194" calcext:value-type="float">
            <text:p>0.0286194</text:p>
          </table:table-cell>
          <table:table-cell office:value-type="float" office:value="0.085" calcext:value-type="float">
            <text:p>0.085</text:p>
          </table:table-cell>
          <table:table-cell table:number-columns-repeated="3" office:value-type="float" office:value="0.086" calcext:value-type="float">
            <text:p>0.086</text:p>
          </table:table-cell>
          <table:table-cell office:value-type="float" office:value="0.372" calcext:value-type="float">
            <text:p>0.37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185" calcext:value-type="float">
            <text:p>0.1185</text:p>
          </table:table-cell>
          <table:table-cell office:value-type="float" office:value="0.0314263" calcext:value-type="float">
            <text:p>0.0314263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.114" calcext:value-type="float">
            <text:p>0.114</text:p>
          </table:table-cell>
          <table:table-cell office:value-type="float" office:value="0.115" calcext:value-type="float">
            <text:p>0.115</text:p>
          </table:table-cell>
          <table:table-cell office:value-type="float" office:value="0.428" calcext:value-type="float">
            <text:p>0.42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4756" calcext:value-type="float">
            <text:p>0.14756</text:p>
          </table:table-cell>
          <table:table-cell office:value-type="float" office:value="0.0365777" calcext:value-type="float">
            <text:p>0.0365777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4" calcext:value-type="float">
            <text:p>0.144</text:p>
          </table:table-cell>
          <table:table-cell office:value-type="float" office:value="0.509" calcext:value-type="float">
            <text:p>0.50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594" calcext:value-type="float">
            <text:p>0.17594</text:p>
          </table:table-cell>
          <table:table-cell office:value-type="float" office:value="0.0388621" calcext:value-type="float">
            <text:p>0.0388621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171" calcext:value-type="float">
            <text:p>0.171</text:p>
          </table:table-cell>
          <table:table-cell office:value-type="float" office:value="0.172" calcext:value-type="float">
            <text:p>0.172</text:p>
          </table:table-cell>
          <table:table-cell office:value-type="float" office:value="0.561" calcext:value-type="float">
            <text:p>0.56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0709" calcext:value-type="float">
            <text:p>0.20709</text:p>
          </table:table-cell>
          <table:table-cell office:value-type="float" office:value="0.0419519" calcext:value-type="float">
            <text:p>0.0419519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01" calcext:value-type="float">
            <text:p>0.201</text:p>
          </table:table-cell>
          <table:table-cell office:value-type="float" office:value="0.202" calcext:value-type="float">
            <text:p>0.202</text:p>
          </table:table-cell>
          <table:table-cell office:value-type="float" office:value="0.621" calcext:value-type="float">
            <text:p>0.62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3605" calcext:value-type="float">
            <text:p>0.23605</text:p>
          </table:table-cell>
          <table:table-cell office:value-type="float" office:value="0.0450578" calcext:value-type="float">
            <text:p>0.0450578</text:p>
          </table:table-cell>
          <table:table-cell office:value-type="float" office:value="0.229" calcext:value-type="float">
            <text:p>0.229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231" calcext:value-type="float">
            <text:p>0.231</text:p>
          </table:table-cell>
          <table:table-cell office:value-type="float" office:value="0.682" calcext:value-type="float">
            <text:p>0.68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6582" calcext:value-type="float">
            <text:p>0.26582</text:p>
          </table:table-cell>
          <table:table-cell office:value-type="float" office:value="0.0481987" calcext:value-type="float">
            <text:p>0.0481987</text:p>
          </table:table-cell>
          <table:table-cell office:value-type="float" office:value="0.257" calcext:value-type="float">
            <text:p>0.257</text:p>
          </table:table-cell>
          <table:table-cell table:number-columns-repeated="2" office:value-type="float" office:value="0.259" calcext:value-type="float">
            <text:p>0.259</text:p>
          </table:table-cell>
          <table:table-cell office:value-type="float" office:value="0.2605" calcext:value-type="float">
            <text:p>0.2605</text:p>
          </table:table-cell>
          <table:table-cell office:value-type="float" office:value="0.742" calcext:value-type="float">
            <text:p>0.74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938" calcext:value-type="float">
            <text:p>0.2938</text:p>
          </table:table-cell>
          <table:table-cell office:value-type="float" office:value="0.05099" calcext:value-type="float">
            <text:p>0.05099</text:p>
          </table:table-cell>
          <table:table-cell office:value-type="float" office:value="0.285" calcext:value-type="float">
            <text:p>0.285</text:p>
          </table:table-cell>
          <table:table-cell table:number-columns-repeated="2" office:value-type="float" office:value="0.287" calcext:value-type="float">
            <text:p>0.287</text:p>
          </table:table-cell>
          <table:table-cell office:value-type="float" office:value="0.288" calcext:value-type="float">
            <text:p>0.288</text:p>
          </table:table-cell>
          <table:table-cell office:value-type="float" office:value="0.799" calcext:value-type="float">
            <text:p>0.79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2322" calcext:value-type="float">
            <text:p>0.32322</text:p>
          </table:table-cell>
          <table:table-cell office:value-type="float" office:value="0.0551533" calcext:value-type="float">
            <text:p>0.0551533</text:p>
          </table:table-cell>
          <table:table-cell office:value-type="float" office:value="0.313" calcext:value-type="float">
            <text:p>0.313</text:p>
          </table:table-cell>
          <table:table-cell office:value-type="float" office:value="0.315" calcext:value-type="float">
            <text:p>0.315</text:p>
          </table:table-cell>
          <table:table-cell office:value-type="float" office:value="0.316" calcext:value-type="float">
            <text:p>0.316</text:p>
          </table:table-cell>
          <table:table-cell office:value-type="float" office:value="0.317" calcext:value-type="float">
            <text:p>0.317</text:p>
          </table:table-cell>
          <table:table-cell office:value-type="float" office:value="0.869" calcext:value-type="float">
            <text:p>0.86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128" calcext:value-type="float">
            <text:p>0.35128</text:p>
          </table:table-cell>
          <table:table-cell office:value-type="float" office:value="0.0585247" calcext:value-type="float">
            <text:p>0.0585247</text:p>
          </table:table-cell>
          <table:table-cell office:value-type="float" office:value="0.341" calcext:value-type="float">
            <text:p>0.341</text:p>
          </table:table-cell>
          <table:table-cell office:value-type="float" office:value="0.343" calcext:value-type="float">
            <text:p>0.343</text:p>
          </table:table-cell>
          <table:table-cell office:value-type="float" office:value="0.344" calcext:value-type="float">
            <text:p>0.344</text:p>
          </table:table-cell>
          <table:table-cell office:value-type="float" office:value="0.345" calcext:value-type="float">
            <text:p>0.345</text:p>
          </table:table-cell>
          <table:table-cell office:value-type="float" office:value="0.931" calcext:value-type="float">
            <text:p>0.93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8241" calcext:value-type="float">
            <text:p>0.38241</text:p>
          </table:table-cell>
          <table:table-cell office:value-type="float" office:value="0.0627655" calcext:value-type="float">
            <text:p>0.0627655</text:p>
          </table:table-cell>
          <table:table-cell office:value-type="float" office:value="0.371" calcext:value-type="float">
            <text:p>0.371</text:p>
          </table:table-cell>
          <table:table-cell office:value-type="float" office:value="0.373" calcext:value-type="float">
            <text:p>0.373</text:p>
          </table:table-cell>
          <table:table-cell office:value-type="float" office:value="0.374" calcext:value-type="float">
            <text:p>0.374</text:p>
          </table:table-cell>
          <table:table-cell office:value-type="float" office:value="0.376" calcext:value-type="float">
            <text:p>0.376</text:p>
          </table:table-cell>
          <table:table-cell office:value-type="float" office:value="1.004" calcext:value-type="float">
            <text:p>1.00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1078" calcext:value-type="float">
            <text:p>0.41078</text:p>
          </table:table-cell>
          <table:table-cell office:value-type="float" office:value="0.0677986" calcext:value-type="float">
            <text:p>0.0677986</text:p>
          </table:table-cell>
          <table:table-cell office:value-type="float" office:value="0.398" calcext:value-type="float">
            <text:p>0.398</text:p>
          </table:table-cell>
          <table:table-cell office:value-type="float" office:value="0.401" calcext:value-type="float">
            <text:p>0.401</text:p>
          </table:table-cell>
          <table:table-cell office:value-type="float" office:value="0.402" calcext:value-type="float">
            <text:p>0.402</text:p>
          </table:table-cell>
          <table:table-cell office:value-type="float" office:value="0.404" calcext:value-type="float">
            <text:p>0.404</text:p>
          </table:table-cell>
          <table:table-cell office:value-type="float" office:value="1.083" calcext:value-type="float">
            <text:p>1.08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3929" calcext:value-type="float">
            <text:p>0.43929</text:p>
          </table:table-cell>
          <table:table-cell office:value-type="float" office:value="0.0704397" calcext:value-type="float">
            <text:p>0.0704397</text:p>
          </table:table-cell>
          <table:table-cell office:value-type="float" office:value="0.427" calcext:value-type="float">
            <text:p>0.427</text:p>
          </table:table-cell>
          <table:table-cell office:value-type="float" office:value="0.43" calcext:value-type="float">
            <text:p>0.43</text:p>
          </table:table-cell>
          <table:table-cell office:value-type="float" office:value="0.431" calcext:value-type="float">
            <text:p>0.431</text:p>
          </table:table-cell>
          <table:table-cell office:value-type="float" office:value="0.432" calcext:value-type="float">
            <text:p>0.432</text:p>
          </table:table-cell>
          <table:table-cell office:value-type="float" office:value="1.138" calcext:value-type="float">
            <text:p>1.13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6767" calcext:value-type="float">
            <text:p>0.46767</text:p>
          </table:table-cell>
          <table:table-cell office:value-type="float" office:value="0.0736428" calcext:value-type="float">
            <text:p>0.0736428</text:p>
          </table:table-cell>
          <table:table-cell office:value-type="float" office:value="0.455" calcext:value-type="float">
            <text:p>0.455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8" calcext:value-type="float">
            <text:p>0.458</text:p>
          </table:table-cell>
          <table:table-cell office:value-type="float" office:value="0.4595" calcext:value-type="float">
            <text:p>0.4595</text:p>
          </table:table-cell>
          <table:table-cell office:value-type="float" office:value="1.198" calcext:value-type="float">
            <text:p>1.19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9672" calcext:value-type="float">
            <text:p>0.49672</text:p>
          </table:table-cell>
          <table:table-cell office:value-type="float" office:value="0.0738836" calcext:value-type="float">
            <text:p>0.0738836</text:p>
          </table:table-cell>
          <table:table-cell office:value-type="float" office:value="0.484" calcext:value-type="float">
            <text:p>0.484</text:p>
          </table:table-cell>
          <table:table-cell office:value-type="float" office:value="0.486" calcext:value-type="float">
            <text:p>0.486</text:p>
          </table:table-cell>
          <table:table-cell office:value-type="float" office:value="0.487" calcext:value-type="float">
            <text:p>0.487</text:p>
          </table:table-cell>
          <table:table-cell office:value-type="float" office:value="0.4885" calcext:value-type="float">
            <text:p>0.4885</text:p>
          </table:table-cell>
          <table:table-cell office:value-type="float" office:value="1.229" calcext:value-type="float">
            <text:p>1.22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2599" calcext:value-type="float">
            <text:p>0.52599</text:p>
          </table:table-cell>
          <table:table-cell office:value-type="float" office:value="0.0788233" calcext:value-type="float">
            <text:p>0.0788233</text:p>
          </table:table-cell>
          <table:table-cell office:value-type="float" office:value="0.513" calcext:value-type="float">
            <text:p>0.513</text:p>
          </table:table-cell>
          <table:table-cell office:value-type="float" office:value="0.514" calcext:value-type="float">
            <text:p>0.514</text:p>
          </table:table-cell>
          <table:table-cell office:value-type="float" office:value="0.515" calcext:value-type="float">
            <text:p>0.515</text:p>
          </table:table-cell>
          <table:table-cell office:value-type="float" office:value="0.5175" calcext:value-type="float">
            <text:p>0.5175</text:p>
          </table:table-cell>
          <table:table-cell office:value-type="float" office:value="1.307" calcext:value-type="float">
            <text:p>1.30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5294" calcext:value-type="float">
            <text:p>0.55294</text:p>
          </table:table-cell>
          <table:table-cell office:value-type="float" office:value="0.0861645" calcext:value-type="float">
            <text:p>0.0861645</text:p>
          </table:table-cell>
          <table:table-cell office:value-type="float" office:value="0.537" calcext:value-type="float">
            <text:p>0.537</text:p>
          </table:table-cell>
          <table:table-cell office:value-type="float" office:value="0.541" calcext:value-type="float">
            <text:p>0.541</text:p>
          </table:table-cell>
          <table:table-cell office:value-type="float" office:value="0.542" calcext:value-type="float">
            <text:p>0.542</text:p>
          </table:table-cell>
          <table:table-cell office:value-type="float" office:value="0.544" calcext:value-type="float">
            <text:p>0.544</text:p>
          </table:table-cell>
          <table:table-cell office:value-type="float" office:value="1.408" calcext:value-type="float">
            <text:p>1.40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835" calcext:value-type="float">
            <text:p>0.5835</text:p>
          </table:table-cell>
          <table:table-cell office:value-type="float" office:value="0.0887105" calcext:value-type="float">
            <text:p>0.0887105</text:p>
          </table:table-cell>
          <table:table-cell office:value-type="float" office:value="0.569" calcext:value-type="float">
            <text:p>0.569</text:p>
          </table:table-cell>
          <table:table-cell office:value-type="float" office:value="0.571" calcext:value-type="float">
            <text:p>0.571</text:p>
          </table:table-cell>
          <table:table-cell office:value-type="float" office:value="0.572" calcext:value-type="float">
            <text:p>0.572</text:p>
          </table:table-cell>
          <table:table-cell office:value-type="float" office:value="0.574" calcext:value-type="float">
            <text:p>0.574</text:p>
          </table:table-cell>
          <table:table-cell office:value-type="float" office:value="1.464" calcext:value-type="float">
            <text:p>1.46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1346" calcext:value-type="float">
            <text:p>0.61346</text:p>
          </table:table-cell>
          <table:table-cell office:value-type="float" office:value="0.0879563" calcext:value-type="float">
            <text:p>0.0879563</text:p>
          </table:table-cell>
          <table:table-cell office:value-type="float" office:value="0.59" calcext:value-type="float">
            <text:p>0.59</text:p>
          </table:table-cell>
          <table:table-cell office:value-type="float" office:value="0.602" calcext:value-type="float">
            <text:p>0.602</text:p>
          </table:table-cell>
          <table:table-cell office:value-type="float" office:value="0.604" calcext:value-type="float">
            <text:p>0.604</text:p>
          </table:table-cell>
          <table:table-cell office:value-type="float" office:value="0.606" calcext:value-type="float">
            <text:p>0.606</text:p>
          </table:table-cell>
          <table:table-cell office:value-type="float" office:value="1.485" calcext:value-type="float">
            <text:p>1.48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3223" calcext:value-type="float">
            <text:p>0.63223</text:p>
          </table:table-cell>
          <table:table-cell office:value-type="float" office:value="0.0917054" calcext:value-type="float">
            <text:p>0.0917054</text:p>
          </table:table-cell>
          <table:table-cell office:value-type="float" office:value="0.616" calcext:value-type="float">
            <text:p>0.616</text:p>
          </table:table-cell>
          <table:table-cell office:value-type="float" office:value="0.619" calcext:value-type="float">
            <text:p>0.619</text:p>
          </table:table-cell>
          <table:table-cell office:value-type="float" office:value="0.6205" calcext:value-type="float">
            <text:p>0.6205</text:p>
          </table:table-cell>
          <table:table-cell office:value-type="float" office:value="0.6225" calcext:value-type="float">
            <text:p>0.6225</text:p>
          </table:table-cell>
          <table:table-cell office:value-type="float" office:value="1.542" calcext:value-type="float">
            <text:p>1.54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6237" calcext:value-type="float">
            <text:p>0.66237</text:p>
          </table:table-cell>
          <table:table-cell office:value-type="float" office:value="0.0959077" calcext:value-type="float">
            <text:p>0.0959077</text:p>
          </table:table-cell>
          <table:table-cell office:value-type="float" office:value="0.645" calcext:value-type="float">
            <text:p>0.645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" calcext:value-type="float">
            <text:p>0.65</text:p>
          </table:table-cell>
          <table:table-cell office:value-type="float" office:value="0.652" calcext:value-type="float">
            <text:p>0.652</text:p>
          </table:table-cell>
          <table:table-cell office:value-type="float" office:value="1.614" calcext:value-type="float">
            <text:p>1.61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9181" calcext:value-type="float">
            <text:p>0.69181</text:p>
          </table:table-cell>
          <table:table-cell office:value-type="float" office:value="0.100902" calcext:value-type="float">
            <text:p>0.100902</text:p>
          </table:table-cell>
          <table:table-cell office:value-type="float" office:value="0.674" calcext:value-type="float">
            <text:p>0.674</text:p>
          </table:table-cell>
          <table:table-cell office:value-type="float" office:value="0.677" calcext:value-type="float">
            <text:p>0.677</text:p>
          </table:table-cell>
          <table:table-cell office:value-type="float" office:value="0.679" calcext:value-type="float">
            <text:p>0.679</text:p>
          </table:table-cell>
          <table:table-cell office:value-type="float" office:value="0.682" calcext:value-type="float">
            <text:p>0.682</text:p>
          </table:table-cell>
          <table:table-cell office:value-type="float" office:value="1.693" calcext:value-type="float">
            <text:p>1.69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2015" calcext:value-type="float">
            <text:p>0.72015</text:p>
          </table:table-cell>
          <table:table-cell office:value-type="float" office:value="0.101934" calcext:value-type="float">
            <text:p>0.101934</text:p>
          </table:table-cell>
          <table:table-cell office:value-type="float" office:value="0.703" calcext:value-type="float">
            <text:p>0.703</text:p>
          </table:table-cell>
          <table:table-cell office:value-type="float" office:value="0.706" calcext:value-type="float">
            <text:p>0.706</text:p>
          </table:table-cell>
          <table:table-cell office:value-type="float" office:value="0.707" calcext:value-type="float">
            <text:p>0.707</text:p>
          </table:table-cell>
          <table:table-cell office:value-type="float" office:value="0.7105" calcext:value-type="float">
            <text:p>0.7105</text:p>
          </table:table-cell>
          <table:table-cell office:value-type="float" office:value="1.732" calcext:value-type="float">
            <text:p>1.73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5013" calcext:value-type="float">
            <text:p>0.75013</text:p>
          </table:table-cell>
          <table:table-cell office:value-type="float" office:value="0.108555" calcext:value-type="float">
            <text:p>0.108555</text:p>
          </table:table-cell>
          <table:table-cell office:value-type="float" office:value="0.733" calcext:value-type="float">
            <text:p>0.733</text:p>
          </table:table-cell>
          <table:table-cell office:value-type="float" office:value="0.735" calcext:value-type="float">
            <text:p>0.735</text:p>
          </table:table-cell>
          <table:table-cell office:value-type="float" office:value="0.736" calcext:value-type="float">
            <text:p>0.736</text:p>
          </table:table-cell>
          <table:table-cell office:value-type="float" office:value="0.7395" calcext:value-type="float">
            <text:p>0.7395</text:p>
          </table:table-cell>
          <table:table-cell office:value-type="float" office:value="1.828" calcext:value-type="float">
            <text:p>1.82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table table:name="CNOT Singl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0148" calcext:value-type="float">
            <text:p>0.20148</text:p>
          </table:table-cell>
          <table:table-cell office:value-type="float" office:value="0.210538" calcext:value-type="float">
            <text:p>0.210538</text:p>
          </table:table-cell>
          <table:table-cell office:value-type="float" office:value="0.142" calcext:value-type="float">
            <text:p>0.142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7" calcext:value-type="float">
            <text:p>0.167</text:p>
          </table:table-cell>
          <table:table-cell office:value-type="float" office:value="0.1855" calcext:value-type="float">
            <text:p>0.1855</text:p>
          </table:table-cell>
          <table:table-cell office:value-type="float" office:value="2.214" calcext:value-type="float">
            <text:p>2.21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619" calcext:value-type="float">
            <text:p>0.2619</text:p>
          </table:table-cell>
          <table:table-cell office:value-type="float" office:value="0.0162441" calcext:value-type="float">
            <text:p>0.0162441</text:p>
          </table:table-cell>
          <table:table-cell office:value-type="float" office:value="0.245" calcext:value-type="float">
            <text:p>0.245</text:p>
          </table:table-cell>
          <table:table-cell office:value-type="float" office:value="0.253" calcext:value-type="float">
            <text:p>0.253</text:p>
          </table:table-cell>
          <table:table-cell office:value-type="float" office:value="0.259" calcext:value-type="float">
            <text:p>0.259</text:p>
          </table:table-cell>
          <table:table-cell office:value-type="float" office:value="0.2635" calcext:value-type="float">
            <text:p>0.2635</text:p>
          </table:table-cell>
          <table:table-cell office:value-type="float" office:value="0.347" calcext:value-type="float">
            <text:p>0.34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486" calcext:value-type="float">
            <text:p>0.24486</text:p>
          </table:table-cell>
          <table:table-cell office:value-type="float" office:value="0.0216536" calcext:value-type="float">
            <text:p>0.0216536</text:p>
          </table:table-cell>
          <table:table-cell office:value-type="float" office:value="0.219" calcext:value-type="float">
            <text:p>0.219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256" calcext:value-type="float">
            <text:p>0.256</text:p>
          </table:table-cell>
          <table:table-cell office:value-type="float" office:value="0.388" calcext:value-type="float">
            <text:p>0.38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3" calcext:value-type="float">
            <text:p>0.243</text:p>
          </table:table-cell>
          <table:table-cell office:value-type="float" office:value="0.0422301" calcext:value-type="float">
            <text:p>0.0422301</text:p>
          </table:table-cell>
          <table:table-cell office:value-type="float" office:value="0.222" calcext:value-type="float">
            <text:p>0.222</text:p>
          </table:table-cell>
          <table:table-cell office:value-type="float" office:value="0.23" calcext:value-type="float">
            <text:p>0.23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611" calcext:value-type="float">
            <text:p>0.61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842" calcext:value-type="float">
            <text:p>0.23842</text:p>
          </table:table-cell>
          <table:table-cell office:value-type="float" office:value="0.0225513" calcext:value-type="float">
            <text:p>0.0225513</text:p>
          </table:table-cell>
          <table:table-cell office:value-type="float" office:value="0.219" calcext:value-type="float">
            <text:p>0.219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7" calcext:value-type="float">
            <text:p>0.237</text:p>
          </table:table-cell>
          <table:table-cell office:value-type="float" office:value="0.34" calcext:value-type="float">
            <text:p>0.3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074" calcext:value-type="float">
            <text:p>0.25074</text:p>
          </table:table-cell>
          <table:table-cell office:value-type="float" office:value="0.0600276" calcext:value-type="float">
            <text:p>0.0600276</text:p>
          </table:table-cell>
          <table:table-cell office:value-type="float" office:value="0.223" calcext:value-type="float">
            <text:p>0.223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5" calcext:value-type="float">
            <text:p>0.235</text:p>
          </table:table-cell>
          <table:table-cell office:value-type="float" office:value="0.241" calcext:value-type="float">
            <text:p>0.241</text:p>
          </table:table-cell>
          <table:table-cell office:value-type="float" office:value="0.741" calcext:value-type="float">
            <text:p>0.74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184" calcext:value-type="float">
            <text:p>0.25184</text:p>
          </table:table-cell>
          <table:table-cell office:value-type="float" office:value="0.0223458" calcext:value-type="float">
            <text:p>0.0223458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3" calcext:value-type="float">
            <text:p>0.243</text:p>
          </table:table-cell>
          <table:table-cell office:value-type="float" office:value="0.256" calcext:value-type="float">
            <text:p>0.256</text:p>
          </table:table-cell>
          <table:table-cell office:value-type="float" office:value="0.355" calcext:value-type="float">
            <text:p>0.35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334" calcext:value-type="float">
            <text:p>0.27334</text:p>
          </table:table-cell>
          <table:table-cell office:value-type="float" office:value="0.0240322" calcext:value-type="float">
            <text:p>0.0240322</text:p>
          </table:table-cell>
          <table:table-cell office:value-type="float" office:value="0.252" calcext:value-type="float">
            <text:p>0.252</text:p>
          </table:table-cell>
          <table:table-cell office:value-type="float" office:value="0.26" calcext:value-type="float">
            <text:p>0.26</text:p>
          </table:table-cell>
          <table:table-cell office:value-type="float" office:value="0.265" calcext:value-type="float">
            <text:p>0.265</text:p>
          </table:table-cell>
          <table:table-cell office:value-type="float" office:value="0.274" calcext:value-type="float">
            <text:p>0.274</text:p>
          </table:table-cell>
          <table:table-cell office:value-type="float" office:value="0.387" calcext:value-type="float">
            <text:p>0.38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8452" calcext:value-type="float">
            <text:p>0.28452</text:p>
          </table:table-cell>
          <table:table-cell office:value-type="float" office:value="0.0274319" calcext:value-type="float">
            <text:p>0.0274319</text:p>
          </table:table-cell>
          <table:table-cell office:value-type="float" office:value="0.263" calcext:value-type="float">
            <text:p>0.263</text:p>
          </table:table-cell>
          <table:table-cell office:value-type="float" office:value="0.273" calcext:value-type="float">
            <text:p>0.273</text:p>
          </table:table-cell>
          <table:table-cell office:value-type="float" office:value="0.2765" calcext:value-type="float">
            <text:p>0.2765</text:p>
          </table:table-cell>
          <table:table-cell office:value-type="float" office:value="0.282" calcext:value-type="float">
            <text:p>0.282</text:p>
          </table:table-cell>
          <table:table-cell office:value-type="float" office:value="0.433" calcext:value-type="float">
            <text:p>0.43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017" calcext:value-type="float">
            <text:p>0.32017</text:p>
          </table:table-cell>
          <table:table-cell office:value-type="float" office:value="0.026132" calcext:value-type="float">
            <text:p>0.026132</text:p>
          </table:table-cell>
          <table:table-cell office:value-type="float" office:value="0.298" calcext:value-type="float">
            <text:p>0.298</text:p>
          </table:table-cell>
          <table:table-cell office:value-type="float" office:value="0.308" calcext:value-type="float">
            <text:p>0.308</text:p>
          </table:table-cell>
          <table:table-cell office:value-type="float" office:value="0.313" calcext:value-type="float">
            <text:p>0.313</text:p>
          </table:table-cell>
          <table:table-cell office:value-type="float" office:value="0.319" calcext:value-type="float">
            <text:p>0.319</text:p>
          </table:table-cell>
          <table:table-cell office:value-type="float" office:value="0.505" calcext:value-type="float">
            <text:p>0.5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9444" calcext:value-type="float">
            <text:p>0.39444</text:p>
          </table:table-cell>
          <table:table-cell office:value-type="float" office:value="0.0397948" calcext:value-type="float">
            <text:p>0.0397948</text:p>
          </table:table-cell>
          <table:table-cell office:value-type="float" office:value="0.362" calcext:value-type="float">
            <text:p>0.362</text:p>
          </table:table-cell>
          <table:table-cell office:value-type="float" office:value="0.376" calcext:value-type="float">
            <text:p>0.376</text:p>
          </table:table-cell>
          <table:table-cell office:value-type="float" office:value="0.387" calcext:value-type="float">
            <text:p>0.387</text:p>
          </table:table-cell>
          <table:table-cell office:value-type="float" office:value="0.3955" calcext:value-type="float">
            <text:p>0.3955</text:p>
          </table:table-cell>
          <table:table-cell office:value-type="float" office:value="0.654" calcext:value-type="float">
            <text:p>0.65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7369" calcext:value-type="float">
            <text:p>0.57369</text:p>
          </table:table-cell>
          <table:table-cell office:value-type="float" office:value="0.0886308" calcext:value-type="float">
            <text:p>0.0886308</text:p>
          </table:table-cell>
          <table:table-cell office:value-type="float" office:value="0.53" calcext:value-type="float">
            <text:p>0.53</text:p>
          </table:table-cell>
          <table:table-cell office:value-type="float" office:value="0.547" calcext:value-type="float">
            <text:p>0.547</text:p>
          </table:table-cell>
          <table:table-cell office:value-type="float" office:value="0.554" calcext:value-type="float">
            <text:p>0.554</text:p>
          </table:table-cell>
          <table:table-cell office:value-type="float" office:value="0.562" calcext:value-type="float">
            <text:p>0.562</text:p>
          </table:table-cell>
          <table:table-cell office:value-type="float" office:value="1.141" calcext:value-type="float">
            <text:p>1.14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7225" calcext:value-type="float">
            <text:p>0.87225</text:p>
          </table:table-cell>
          <table:table-cell office:value-type="float" office:value="0.168518" calcext:value-type="float">
            <text:p>0.168518</text:p>
          </table:table-cell>
          <table:table-cell office:value-type="float" office:value="0.781" calcext:value-type="float">
            <text:p>0.78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862" calcext:value-type="float">
            <text:p>0.862</text:p>
          </table:table-cell>
          <table:table-cell office:value-type="float" office:value="1.986" calcext:value-type="float">
            <text:p>1.98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41338" calcext:value-type="float">
            <text:p>1.41338</text:p>
          </table:table-cell>
          <table:table-cell office:value-type="float" office:value="0.375546" calcext:value-type="float">
            <text:p>0.375546</text:p>
          </table:table-cell>
          <table:table-cell office:value-type="float" office:value="1.275" calcext:value-type="float">
            <text:p>1.275</text:p>
          </table:table-cell>
          <table:table-cell office:value-type="float" office:value="1.3265" calcext:value-type="float">
            <text:p>1.3265</text:p>
          </table:table-cell>
          <table:table-cell office:value-type="float" office:value="1.345" calcext:value-type="float">
            <text:p>1.345</text:p>
          </table:table-cell>
          <table:table-cell office:value-type="float" office:value="1.364" calcext:value-type="float">
            <text:p>1.364</text:p>
          </table:table-cell>
          <table:table-cell office:value-type="float" office:value="3.746" calcext:value-type="float">
            <text:p>3.74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55282" calcext:value-type="float">
            <text:p>2.55282</text:p>
          </table:table-cell>
          <table:table-cell office:value-type="float" office:value="0.764193" calcext:value-type="float">
            <text:p>0.764193</text:p>
          </table:table-cell>
          <table:table-cell office:value-type="float" office:value="2.086" calcext:value-type="float">
            <text:p>2.086</text:p>
          </table:table-cell>
          <table:table-cell office:value-type="float" office:value="2.3615" calcext:value-type="float">
            <text:p>2.3615</text:p>
          </table:table-cell>
          <table:table-cell office:value-type="float" office:value="2.413" calcext:value-type="float">
            <text:p>2.413</text:p>
          </table:table-cell>
          <table:table-cell office:value-type="float" office:value="2.493" calcext:value-type="float">
            <text:p>2.493</text:p>
          </table:table-cell>
          <table:table-cell office:value-type="float" office:value="7.711" calcext:value-type="float">
            <text:p>7.71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86144" calcext:value-type="float">
            <text:p>4.86144</text:p>
          </table:table-cell>
          <table:table-cell office:value-type="float" office:value="1.71619" calcext:value-type="float">
            <text:p>1.71619</text:p>
          </table:table-cell>
          <table:table-cell office:value-type="float" office:value="4.146" calcext:value-type="float">
            <text:p>4.146</text:p>
          </table:table-cell>
          <table:table-cell office:value-type="float" office:value="4.401" calcext:value-type="float">
            <text:p>4.401</text:p>
          </table:table-cell>
          <table:table-cell office:value-type="float" office:value="4.634" calcext:value-type="float">
            <text:p>4.634</text:p>
          </table:table-cell>
          <table:table-cell office:value-type="float" office:value="4.6735" calcext:value-type="float">
            <text:p>4.6735</text:p>
          </table:table-cell>
          <table:table-cell office:value-type="float" office:value="15.317" calcext:value-type="float">
            <text:p>15.31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.1742" calcext:value-type="float">
            <text:p>10.1742</text:p>
          </table:table-cell>
          <table:table-cell office:value-type="float" office:value="3.54033" calcext:value-type="float">
            <text:p>3.54033</text:p>
          </table:table-cell>
          <table:table-cell office:value-type="float" office:value="8.29" calcext:value-type="float">
            <text:p>8.29</text:p>
          </table:table-cell>
          <table:table-cell office:value-type="float" office:value="9.4875" calcext:value-type="float">
            <text:p>9.4875</text:p>
          </table:table-cell>
          <table:table-cell office:value-type="float" office:value="9.5285" calcext:value-type="float">
            <text:p>9.5285</text:p>
          </table:table-cell>
          <table:table-cell office:value-type="float" office:value="9.715" calcext:value-type="float">
            <text:p>9.715</text:p>
          </table:table-cell>
          <table:table-cell office:value-type="float" office:value="30.688" calcext:value-type="float">
            <text:p>30.68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.3501" calcext:value-type="float">
            <text:p>21.3501</text:p>
          </table:table-cell>
          <table:table-cell office:value-type="float" office:value="6.36844" calcext:value-type="float">
            <text:p>6.36844</text:p>
          </table:table-cell>
          <table:table-cell office:value-type="float" office:value="18.616" calcext:value-type="float">
            <text:p>18.616</text:p>
          </table:table-cell>
          <table:table-cell office:value-type="float" office:value="19.858" calcext:value-type="float">
            <text:p>19.858</text:p>
          </table:table-cell>
          <table:table-cell office:value-type="float" office:value="20.098" calcext:value-type="float">
            <text:p>20.098</text:p>
          </table:table-cell>
          <table:table-cell office:value-type="float" office:value="20.755" calcext:value-type="float">
            <text:p>20.755</text:p>
          </table:table-cell>
          <table:table-cell office:value-type="float" office:value="62.585" calcext:value-type="float">
            <text:p>62.58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3.5342" calcext:value-type="float">
            <text:p>43.5342</text:p>
          </table:table-cell>
          <table:table-cell office:value-type="float" office:value="13.6886" calcext:value-type="float">
            <text:p>13.6886</text:p>
          </table:table-cell>
          <table:table-cell office:value-type="float" office:value="37.069" calcext:value-type="float">
            <text:p>37.069</text:p>
          </table:table-cell>
          <table:table-cell office:value-type="float" office:value="40.4405" calcext:value-type="float">
            <text:p>40.4405</text:p>
          </table:table-cell>
          <table:table-cell office:value-type="float" office:value="41.176" calcext:value-type="float">
            <text:p>41.176</text:p>
          </table:table-cell>
          <table:table-cell office:value-type="float" office:value="42.4565" calcext:value-type="float">
            <text:p>42.4565</text:p>
          </table:table-cell>
          <table:table-cell office:value-type="float" office:value="125.706" calcext:value-type="float">
            <text:p>125.70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7.387" calcext:value-type="float">
            <text:p>247.387</text:p>
          </table:table-cell>
          <table:table-cell office:value-type="float" office:value="7.55277" calcext:value-type="float">
            <text:p>7.55277</text:p>
          </table:table-cell>
          <table:table-cell office:value-type="float" office:value="218.421" calcext:value-type="float">
            <text:p>218.421</text:p>
          </table:table-cell>
          <table:table-cell office:value-type="float" office:value="246.883" calcext:value-type="float">
            <text:p>246.883</text:p>
          </table:table-cell>
          <table:table-cell office:value-type="float" office:value="250.548" calcext:value-type="float">
            <text:p>250.548</text:p>
          </table:table-cell>
          <table:table-cell office:value-type="float" office:value="251.548" calcext:value-type="float">
            <text:p>251.548</text:p>
          </table:table-cell>
          <table:table-cell office:value-type="float" office:value="255.126" calcext:value-type="float">
            <text:p>255.12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9.124" calcext:value-type="float">
            <text:p>499.124</text:p>
          </table:table-cell>
          <table:table-cell office:value-type="float" office:value="9.48164" calcext:value-type="float">
            <text:p>9.48164</text:p>
          </table:table-cell>
          <table:table-cell office:value-type="float" office:value="456.545" calcext:value-type="float">
            <text:p>456.545</text:p>
          </table:table-cell>
          <table:table-cell office:value-type="float" office:value="498.327" calcext:value-type="float">
            <text:p>498.327</text:p>
          </table:table-cell>
          <table:table-cell office:value-type="float" office:value="503.297" calcext:value-type="float">
            <text:p>503.297</text:p>
          </table:table-cell>
          <table:table-cell office:value-type="float" office:value="503.988" calcext:value-type="float">
            <text:p>503.988</text:p>
          </table:table-cell>
          <table:table-cell office:value-type="float" office:value="506.744" calcext:value-type="float">
            <text:p>506.74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.75" calcext:value-type="float">
            <text:p>1000.75</text:p>
          </table:table-cell>
          <table:table-cell office:value-type="float" office:value="12.5562" calcext:value-type="float">
            <text:p>12.5562</text:p>
          </table:table-cell>
          <table:table-cell office:value-type="float" office:value="947.094" calcext:value-type="float">
            <text:p>947.094</text:p>
          </table:table-cell>
          <table:table-cell office:value-type="float" office:value="997.195" calcext:value-type="float">
            <text:p>997.195</text:p>
          </table:table-cell>
          <table:table-cell office:value-type="float" office:value="1007.36" calcext:value-type="float">
            <text:p>1007.36</text:p>
          </table:table-cell>
          <table:table-cell office:value-type="float" office:value="1008.7" calcext:value-type="float">
            <text:p>1008.7</text:p>
          </table:table-cell>
          <table:table-cell office:value-type="float" office:value="1010.49" calcext:value-type="float">
            <text:p>1010.4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6.16" calcext:value-type="float">
            <text:p>2016.16</text:p>
          </table:table-cell>
          <table:table-cell office:value-type="float" office:value="2.94058" calcext:value-type="float">
            <text:p>2.94058</text:p>
          </table:table-cell>
          <table:table-cell office:value-type="float" office:value="1999.4" calcext:value-type="float">
            <text:p>1999.4</text:p>
          </table:table-cell>
          <table:table-cell office:value-type="float" office:value="2015.46" calcext:value-type="float">
            <text:p>2015.46</text:p>
          </table:table-cell>
          <table:table-cell office:value-type="float" office:value="2016.61" calcext:value-type="float">
            <text:p>2016.61</text:p>
          </table:table-cell>
          <table:table-cell office:value-type="float" office:value="2017.57" calcext:value-type="float">
            <text:p>2017.57</text:p>
          </table:table-cell>
          <table:table-cell office:value-type="float" office:value="2021.19" calcext:value-type="float">
            <text:p>2021.1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56.45" calcext:value-type="float">
            <text:p>4356.45</text:p>
          </table:table-cell>
          <table:table-cell office:value-type="float" office:value="135.45" calcext:value-type="float">
            <text:p>135.45</text:p>
          </table:table-cell>
          <table:table-cell office:value-type="float" office:value="4032.08" calcext:value-type="float">
            <text:p>4032.08</text:p>
          </table:table-cell>
          <table:table-cell office:value-type="float" office:value="4388.09" calcext:value-type="float">
            <text:p>4388.09</text:p>
          </table:table-cell>
          <table:table-cell office:value-type="float" office:value="4399.68" calcext:value-type="float">
            <text:p>4399.68</text:p>
          </table:table-cell>
          <table:table-cell office:value-type="float" office:value="4423.89" calcext:value-type="float">
            <text:p>4423.89</text:p>
          </table:table-cell>
          <table:table-cell office:value-type="float" office:value="4474.79" calcext:value-type="float">
            <text:p>4474.7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6371" calcext:value-type="float">
            <text:p>0.16371</text:p>
          </table:table-cell>
          <table:table-cell office:value-type="float" office:value="0.0216168" calcext:value-type="float">
            <text:p>0.0216168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" calcext:value-type="float">
            <text:p>0.16</text:p>
          </table:table-cell>
          <table:table-cell office:value-type="float" office:value="0.162" calcext:value-type="float">
            <text:p>0.162</text:p>
          </table:table-cell>
          <table:table-cell office:value-type="float" office:value="0.374" calcext:value-type="float">
            <text:p>0.37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6289" calcext:value-type="float">
            <text:p>0.16289</text:p>
          </table:table-cell>
          <table:table-cell office:value-type="float" office:value="0.0184059" calcext:value-type="float">
            <text:p>0.0184059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95" calcext:value-type="float">
            <text:p>0.1595</text:p>
          </table:table-cell>
          <table:table-cell office:value-type="float" office:value="0.16" calcext:value-type="float">
            <text:p>0.16</text:p>
          </table:table-cell>
          <table:table-cell office:value-type="float" office:value="0.161" calcext:value-type="float">
            <text:p>0.161</text:p>
          </table:table-cell>
          <table:table-cell office:value-type="float" office:value="0.341" calcext:value-type="float">
            <text:p>0.34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6184" calcext:value-type="float">
            <text:p>0.16184</text:p>
          </table:table-cell>
          <table:table-cell office:value-type="float" office:value="0.0198307" calcext:value-type="float">
            <text:p>0.0198307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" calcext:value-type="float">
            <text:p>0.16</text:p>
          </table:table-cell>
          <table:table-cell office:value-type="float" office:value="0.356" calcext:value-type="float">
            <text:p>0.35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6263" calcext:value-type="float">
            <text:p>0.16263</text:p>
          </table:table-cell>
          <table:table-cell office:value-type="float" office:value="0.0197695" calcext:value-type="float">
            <text:p>0.0197695</text:p>
          </table:table-cell>
          <table:table-cell office:value-type="float" office:value="0.15" calcext:value-type="float">
            <text:p>0.15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" calcext:value-type="float">
            <text:p>0.16</text:p>
          </table:table-cell>
          <table:table-cell office:value-type="float" office:value="0.161" calcext:value-type="float">
            <text:p>0.161</text:p>
          </table:table-cell>
          <table:table-cell office:value-type="float" office:value="0.355" calcext:value-type="float">
            <text:p>0.35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6203" calcext:value-type="float">
            <text:p>0.16203</text:p>
          </table:table-cell>
          <table:table-cell office:value-type="float" office:value="0.019158" calcext:value-type="float">
            <text:p>0.019158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9" calcext:value-type="float">
            <text:p>0.159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351" calcext:value-type="float">
            <text:p>0.35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6276" calcext:value-type="float">
            <text:p>0.16276</text:p>
          </table:table-cell>
          <table:table-cell office:value-type="float" office:value="0.0198036" calcext:value-type="float">
            <text:p>0.0198036</text:p>
          </table:table-cell>
          <table:table-cell office:value-type="float" office:value="0.15" calcext:value-type="float">
            <text:p>0.15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" calcext:value-type="float">
            <text:p>0.16</text:p>
          </table:table-cell>
          <table:table-cell office:value-type="float" office:value="0.161" calcext:value-type="float">
            <text:p>0.161</text:p>
          </table:table-cell>
          <table:table-cell office:value-type="float" office:value="0.352" calcext:value-type="float">
            <text:p>0.35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605" calcext:value-type="float">
            <text:p>0.1605</text:p>
          </table:table-cell>
          <table:table-cell office:value-type="float" office:value="0.020105" calcext:value-type="float">
            <text:p>0.020105</text:p>
          </table:table-cell>
          <table:table-cell office:value-type="float" office:value="0.15" calcext:value-type="float">
            <text:p>0.15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" calcext:value-type="float">
            <text:p>0.16</text:p>
          </table:table-cell>
          <table:table-cell office:value-type="float" office:value="0.356" calcext:value-type="float">
            <text:p>0.35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6187" calcext:value-type="float">
            <text:p>0.16187</text:p>
          </table:table-cell>
          <table:table-cell office:value-type="float" office:value="0.0342262" calcext:value-type="float">
            <text:p>0.0342262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9" calcext:value-type="float">
            <text:p>0.159</text:p>
          </table:table-cell>
          <table:table-cell office:value-type="float" office:value="0.501" calcext:value-type="float">
            <text:p>0.50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6269" calcext:value-type="float">
            <text:p>0.16269</text:p>
          </table:table-cell>
          <table:table-cell office:value-type="float" office:value="0.0337463" calcext:value-type="float">
            <text:p>0.0337463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9" calcext:value-type="float">
            <text:p>0.159</text:p>
          </table:table-cell>
          <table:table-cell office:value-type="float" office:value="0.494" calcext:value-type="float">
            <text:p>0.49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6256" calcext:value-type="float">
            <text:p>0.16256</text:p>
          </table:table-cell>
          <table:table-cell office:value-type="float" office:value="0.0344164" calcext:value-type="float">
            <text:p>0.0344164</text:p>
          </table:table-cell>
          <table:table-cell office:value-type="float" office:value="0.15" calcext:value-type="float">
            <text:p>0.15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9" calcext:value-type="float">
            <text:p>0.159</text:p>
          </table:table-cell>
          <table:table-cell office:value-type="float" office:value="0.503" calcext:value-type="float">
            <text:p>0.50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626" calcext:value-type="float">
            <text:p>0.1626</text:p>
          </table:table-cell>
          <table:table-cell office:value-type="float" office:value="0.0347353" calcext:value-type="float">
            <text:p>0.0347353</text:p>
          </table:table-cell>
          <table:table-cell office:value-type="float" office:value="0.156" calcext:value-type="float">
            <text:p>0.156</text:p>
          </table:table-cell>
          <table:table-cell table:number-columns-repeated="2" office:value-type="float" office:value="0.158" calcext:value-type="float">
            <text:p>0.158</text:p>
          </table:table-cell>
          <table:table-cell office:value-type="float" office:value="0.1595" calcext:value-type="float">
            <text:p>0.1595</text:p>
          </table:table-cell>
          <table:table-cell office:value-type="float" office:value="0.506" calcext:value-type="float">
            <text:p>0.50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6253" calcext:value-type="float">
            <text:p>0.16253</text:p>
          </table:table-cell>
          <table:table-cell office:value-type="float" office:value="0.0357263" calcext:value-type="float">
            <text:p>0.0357263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9" calcext:value-type="float">
            <text:p>0.159</text:p>
          </table:table-cell>
          <table:table-cell office:value-type="float" office:value="0.512" calcext:value-type="float">
            <text:p>0.51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6523" calcext:value-type="float">
            <text:p>0.16523</text:p>
          </table:table-cell>
          <table:table-cell office:value-type="float" office:value="0.0358066" calcext:value-type="float">
            <text:p>0.0358066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161" calcext:value-type="float">
            <text:p>0.161</text:p>
          </table:table-cell>
          <table:table-cell office:value-type="float" office:value="0.514" calcext:value-type="float">
            <text:p>0.51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6482" calcext:value-type="float">
            <text:p>0.16482</text:p>
          </table:table-cell>
          <table:table-cell office:value-type="float" office:value="0.0425766" calcext:value-type="float">
            <text:p>0.0425766</text:p>
          </table:table-cell>
          <table:table-cell office:value-type="float" office:value="0.099" calcext:value-type="float">
            <text:p>0.099</text:p>
          </table:table-cell>
          <table:table-cell office:value-type="float" office:value="0.16" calcext:value-type="float">
            <text:p>0.16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2" calcext:value-type="float">
            <text:p>0.162</text:p>
          </table:table-cell>
          <table:table-cell office:value-type="float" office:value="0.555" calcext:value-type="float">
            <text:p>0.55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6182" calcext:value-type="float">
            <text:p>0.16182</text:p>
          </table:table-cell>
          <table:table-cell office:value-type="float" office:value="0.0471046" calcext:value-type="float">
            <text:p>0.0471046</text:p>
          </table:table-cell>
          <table:table-cell office:value-type="float" office:value="0.11" calcext:value-type="float">
            <text:p>0.11</text:p>
          </table:table-cell>
          <table:table-cell office:value-type="float" office:value="0.135" calcext:value-type="float">
            <text:p>0.135</text:p>
          </table:table-cell>
          <table:table-cell office:value-type="float" office:value="0.15" calcext:value-type="float">
            <text:p>0.15</text:p>
          </table:table-cell>
          <table:table-cell office:value-type="float" office:value="0.181" calcext:value-type="float">
            <text:p>0.181</text:p>
          </table:table-cell>
          <table:table-cell office:value-type="float" office:value="0.532" calcext:value-type="float">
            <text:p>0.53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7616" calcext:value-type="float">
            <text:p>0.17616</text:p>
          </table:table-cell>
          <table:table-cell office:value-type="float" office:value="0.056991" calcext:value-type="float">
            <text:p>0.05699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178" calcext:value-type="float">
            <text:p>0.178</text:p>
          </table:table-cell>
          <table:table-cell office:value-type="float" office:value="0.198" calcext:value-type="float">
            <text:p>0.198</text:p>
          </table:table-cell>
          <table:table-cell office:value-type="float" office:value="0.624" calcext:value-type="float">
            <text:p>0.62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821" calcext:value-type="float">
            <text:p>0.1821</text:p>
          </table:table-cell>
          <table:table-cell office:value-type="float" office:value="0.0756842" calcext:value-type="float">
            <text:p>0.0756842</text:p>
          </table:table-cell>
          <table:table-cell office:value-type="float" office:value="0.1" calcext:value-type="float">
            <text:p>0.1</text:p>
          </table:table-cell>
          <table:table-cell office:value-type="float" office:value="0.148" calcext:value-type="float">
            <text:p>0.148</text:p>
          </table:table-cell>
          <table:table-cell office:value-type="float" office:value="0.1725" calcext:value-type="float">
            <text:p>0.1725</text:p>
          </table:table-cell>
          <table:table-cell office:value-type="float" office:value="0.193" calcext:value-type="float">
            <text:p>0.193</text:p>
          </table:table-cell>
          <table:table-cell office:value-type="float" office:value="0.818" calcext:value-type="float">
            <text:p>0.81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3406" calcext:value-type="float">
            <text:p>0.33406</text:p>
          </table:table-cell>
          <table:table-cell office:value-type="float" office:value="0.267716" calcext:value-type="float">
            <text:p>0.26771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42" calcext:value-type="float">
            <text:p>0.142</text:p>
          </table:table-cell>
          <table:table-cell office:value-type="float" office:value="0.181" calcext:value-type="float">
            <text:p>0.181</text:p>
          </table:table-cell>
          <table:table-cell office:value-type="float" office:value="0.7005" calcext:value-type="float">
            <text:p>0.7005</text:p>
          </table:table-cell>
          <table:table-cell office:value-type="float" office:value="1.213" calcext:value-type="float">
            <text:p>1.21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3685" calcext:value-type="float">
            <text:p>0.53685</text:p>
          </table:table-cell>
          <table:table-cell office:value-type="float" office:value="0.502296" calcext:value-type="float">
            <text:p>0.502296</text:p>
          </table:table-cell>
          <table:table-cell office:value-type="float" office:value="0.101" calcext:value-type="float">
            <text:p>0.101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181" calcext:value-type="float">
            <text:p>0.181</text:p>
          </table:table-cell>
          <table:table-cell office:value-type="float" office:value="1.146" calcext:value-type="float">
            <text:p>1.146</text:p>
          </table:table-cell>
          <table:table-cell office:value-type="float" office:value="2.006" calcext:value-type="float">
            <text:p>2.00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4285" calcext:value-type="float">
            <text:p>0.94285</text:p>
          </table:table-cell>
          <table:table-cell office:value-type="float" office:value="0.95811" calcext:value-type="float">
            <text:p>0.9581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1825" calcext:value-type="float">
            <text:p>0.1825</text:p>
          </table:table-cell>
          <table:table-cell office:value-type="float" office:value="2.032" calcext:value-type="float">
            <text:p>2.032</text:p>
          </table:table-cell>
          <table:table-cell office:value-type="float" office:value="3.564" calcext:value-type="float">
            <text:p>3.56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77877" calcext:value-type="float">
            <text:p>1.77877</text:p>
          </table:table-cell>
          <table:table-cell office:value-type="float" office:value="1.89364" calcext:value-type="float">
            <text:p>1.8936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1825" calcext:value-type="float">
            <text:p>0.1825</text:p>
          </table:table-cell>
          <table:table-cell office:value-type="float" office:value="3.867" calcext:value-type="float">
            <text:p>3.867</text:p>
          </table:table-cell>
          <table:table-cell office:value-type="float" office:value="6.689" calcext:value-type="float">
            <text:p>6.68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45814" calcext:value-type="float">
            <text:p>3.45814</text:p>
          </table:table-cell>
          <table:table-cell office:value-type="float" office:value="3.76616" calcext:value-type="float">
            <text:p>3.76616</text:p>
          </table:table-cell>
          <table:table-cell office:value-type="float" office:value="0.097" calcext:value-type="float">
            <text:p>0.097</text:p>
          </table:table-cell>
          <table:table-cell office:value-type="float" office:value="0.141" calcext:value-type="float">
            <text:p>0.141</text:p>
          </table:table-cell>
          <table:table-cell office:value-type="float" office:value="0.18" calcext:value-type="float">
            <text:p>0.18</text:p>
          </table:table-cell>
          <table:table-cell office:value-type="float" office:value="7.542" calcext:value-type="float">
            <text:p>7.542</text:p>
          </table:table-cell>
          <table:table-cell office:value-type="float" office:value="12.829" calcext:value-type="float">
            <text:p>12.82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81963" calcext:value-type="float">
            <text:p>6.81963</text:p>
          </table:table-cell>
          <table:table-cell office:value-type="float" office:value="7.47923" calcext:value-type="float">
            <text:p>7.4792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48" calcext:value-type="float">
            <text:p>0.148</text:p>
          </table:table-cell>
          <table:table-cell office:value-type="float" office:value="0.1825" calcext:value-type="float">
            <text:p>0.1825</text:p>
          </table:table-cell>
          <table:table-cell office:value-type="float" office:value="14.9065" calcext:value-type="float">
            <text:p>14.9065</text:p>
          </table:table-cell>
          <table:table-cell office:value-type="float" office:value="25.102" calcext:value-type="float">
            <text:p>25.10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.5327" calcext:value-type="float">
            <text:p>13.5327</text:p>
          </table:table-cell>
          <table:table-cell office:value-type="float" office:value="14.9488" calcext:value-type="float">
            <text:p>14.948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42" calcext:value-type="float">
            <text:p>0.142</text:p>
          </table:table-cell>
          <table:table-cell office:value-type="float" office:value="0.182" calcext:value-type="float">
            <text:p>0.182</text:p>
          </table:table-cell>
          <table:table-cell office:value-type="float" office:value="29.6005" calcext:value-type="float">
            <text:p>29.6005</text:p>
          </table:table-cell>
          <table:table-cell office:value-type="float" office:value="49.611" calcext:value-type="float">
            <text:p>49.61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503" calcext:value-type="float">
            <text:p>0.01503</text:p>
          </table:table-cell>
          <table:table-cell office:value-type="float" office:value="0.00105314" calcext:value-type="float">
            <text:p>0.00105314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2" calcext:value-type="float">
            <text:p>0.0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484" calcext:value-type="float">
            <text:p>0.01484</text:p>
          </table:table-cell>
          <table:table-cell office:value-type="float" office:value="0.000891291" calcext:value-type="float">
            <text:p>0.000891291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503" calcext:value-type="float">
            <text:p>0.01503</text:p>
          </table:table-cell>
          <table:table-cell office:value-type="float" office:value="0.0008995" calcext:value-type="float">
            <text:p>0.0008995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166132" calcext:value-type="float">
            <text:p>0.0016613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28" calcext:value-type="float">
            <text:p>0.02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457" calcext:value-type="float">
            <text:p>0.01457</text:p>
          </table:table-cell>
          <table:table-cell office:value-type="float" office:value="0.000827707" calcext:value-type="float">
            <text:p>0.000827707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454" calcext:value-type="float">
            <text:p>0.01454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586" calcext:value-type="float">
            <text:p>0.01586</text:p>
          </table:table-cell>
          <table:table-cell office:value-type="float" office:value="0.00743508" calcext:value-type="float">
            <text:p>0.00743508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83" calcext:value-type="float">
            <text:p>0.08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00852936" calcext:value-type="float">
            <text:p>0.000852936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0793725" calcext:value-type="float">
            <text:p>0.000793725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511" calcext:value-type="float">
            <text:p>0.01511</text:p>
          </table:table-cell>
          <table:table-cell office:value-type="float" office:value="0.000881986" calcext:value-type="float">
            <text:p>0.000881986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525" calcext:value-type="float">
            <text:p>0.01525</text:p>
          </table:table-cell>
          <table:table-cell office:value-type="float" office:value="0.000942072" calcext:value-type="float">
            <text:p>0.000942072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649" calcext:value-type="float">
            <text:p>0.01649</text:p>
          </table:table-cell>
          <table:table-cell office:value-type="float" office:value="0.00533009" calcext:value-type="float">
            <text:p>0.00533009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62" calcext:value-type="float">
            <text:p>0.06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551" calcext:value-type="float">
            <text:p>0.01551</text:p>
          </table:table-cell>
          <table:table-cell office:value-type="float" office:value="0.00447994" calcext:value-type="float">
            <text:p>0.00447994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46" calcext:value-type="float">
            <text:p>0.04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496" calcext:value-type="float">
            <text:p>0.01496</text:p>
          </table:table-cell>
          <table:table-cell office:value-type="float" office:value="0.000835703" calcext:value-type="float">
            <text:p>0.000835703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528" calcext:value-type="float">
            <text:p>0.01528</text:p>
          </table:table-cell>
          <table:table-cell office:value-type="float" office:value="0.00124161" calcext:value-type="float">
            <text:p>0.00124161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2" calcext:value-type="float">
            <text:p>0.0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644" calcext:value-type="float">
            <text:p>0.01644</text:p>
          </table:table-cell>
          <table:table-cell office:value-type="float" office:value="0.00745831" calcext:value-type="float">
            <text:p>0.00745831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62" calcext:value-type="float">
            <text:p>0.06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531" calcext:value-type="float">
            <text:p>0.01531</text:p>
          </table:table-cell>
          <table:table-cell office:value-type="float" office:value="0.000844926" calcext:value-type="float">
            <text:p>0.000844926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00894427" calcext:value-type="float">
            <text:p>0.000894427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512" calcext:value-type="float">
            <text:p>0.01512</text:p>
          </table:table-cell>
          <table:table-cell office:value-type="float" office:value="0.000828009" calcext:value-type="float">
            <text:p>0.000828009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498" calcext:value-type="float">
            <text:p>0.01498</text:p>
          </table:table-cell>
          <table:table-cell office:value-type="float" office:value="0.00086" calcext:value-type="float">
            <text:p>0.00086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502" calcext:value-type="float">
            <text:p>0.01502</text:p>
          </table:table-cell>
          <table:table-cell office:value-type="float" office:value="0.000774339" calcext:value-type="float">
            <text:p>0.000774339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503" calcext:value-type="float">
            <text:p>0.01503</text:p>
          </table:table-cell>
          <table:table-cell office:value-type="float" office:value="0.000741013" calcext:value-type="float">
            <text:p>0.000741013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542" calcext:value-type="float">
            <text:p>0.01542</text:p>
          </table:table-cell>
          <table:table-cell office:value-type="float" office:value="0.00116773" calcext:value-type="float">
            <text:p>0.00116773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1" calcext:value-type="float">
            <text:p>0.02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498" calcext:value-type="float">
            <text:p>0.01498</text:p>
          </table:table-cell>
          <table:table-cell office:value-type="float" office:value="0.000692532" calcext:value-type="float">
            <text:p>0.000692532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444" calcext:value-type="float">
            <text:p>0.01444</text:p>
          </table:table-cell>
          <table:table-cell office:value-type="float" office:value="0.0190632" calcext:value-type="float">
            <text:p>0.0190632</text:p>
          </table:table-cell>
          <table:table-cell table:number-columns-repeated="3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204" calcext:value-type="float">
            <text:p>0.20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444" calcext:value-type="float">
            <text:p>0.01444</text:p>
          </table:table-cell>
          <table:table-cell office:value-type="float" office:value="0.0175541" calcext:value-type="float">
            <text:p>0.0175541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89" calcext:value-type="float">
            <text:p>0.18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444" calcext:value-type="float">
            <text:p>0.01444</text:p>
          </table:table-cell>
          <table:table-cell office:value-type="float" office:value="0.0175632" calcext:value-type="float">
            <text:p>0.0175632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89" calcext:value-type="float">
            <text:p>0.18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449" calcext:value-type="float">
            <text:p>0.01449</text:p>
          </table:table-cell>
          <table:table-cell office:value-type="float" office:value="0.0175462" calcext:value-type="float">
            <text:p>0.0175462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89" calcext:value-type="float">
            <text:p>0.18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432" calcext:value-type="float">
            <text:p>0.01432</text:p>
          </table:table-cell>
          <table:table-cell office:value-type="float" office:value="0.0175664" calcext:value-type="float">
            <text:p>0.0175664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89" calcext:value-type="float">
            <text:p>0.18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469" calcext:value-type="float">
            <text:p>0.01469</text:p>
          </table:table-cell>
          <table:table-cell office:value-type="float" office:value="0.0181382" calcext:value-type="float">
            <text:p>0.0181382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3" calcext:value-type="float">
            <text:p>0.19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17638" calcext:value-type="float">
            <text:p>0.017638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" calcext:value-type="float">
            <text:p>0.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492" calcext:value-type="float">
            <text:p>0.01492</text:p>
          </table:table-cell>
          <table:table-cell office:value-type="float" office:value="0.018253" calcext:value-type="float">
            <text:p>0.018253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5" calcext:value-type="float">
            <text:p>0.19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76616" calcext:value-type="float">
            <text:p>0.0176616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" calcext:value-type="float">
            <text:p>0.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448" calcext:value-type="float">
            <text:p>0.01448</text:p>
          </table:table-cell>
          <table:table-cell office:value-type="float" office:value="0.0193606" calcext:value-type="float">
            <text:p>0.0193606</text:p>
          </table:table-cell>
          <table:table-cell table:number-columns-repeated="3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207" calcext:value-type="float">
            <text:p>0.20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186585" calcext:value-type="float">
            <text:p>0.0186585</text:p>
          </table:table-cell>
          <table:table-cell table:number-columns-repeated="3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198" calcext:value-type="float">
            <text:p>0.19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79537" calcext:value-type="float">
            <text:p>0.0179537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1" calcext:value-type="float">
            <text:p>0.19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477" calcext:value-type="float">
            <text:p>0.01477</text:p>
          </table:table-cell>
          <table:table-cell office:value-type="float" office:value="0.0191012" calcext:value-type="float">
            <text:p>0.0191012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203" calcext:value-type="float">
            <text:p>0.20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453" calcext:value-type="float">
            <text:p>0.01453</text:p>
          </table:table-cell>
          <table:table-cell office:value-type="float" office:value="0.0180452" calcext:value-type="float">
            <text:p>0.0180452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4" calcext:value-type="float">
            <text:p>0.19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177473" calcext:value-type="float">
            <text:p>0.0177473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1" calcext:value-type="float">
            <text:p>0.19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78976" calcext:value-type="float">
            <text:p>0.0178976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1" calcext:value-type="float">
            <text:p>0.19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0.0176404" calcext:value-type="float">
            <text:p>0.017640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25" calcext:value-type="float">
            <text:p>0.0125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" calcext:value-type="float">
            <text:p>0.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482" calcext:value-type="float">
            <text:p>0.01482</text:p>
          </table:table-cell>
          <table:table-cell office:value-type="float" office:value="0.0182688" calcext:value-type="float">
            <text:p>0.0182688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5" calcext:value-type="float">
            <text:p>0.19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449" calcext:value-type="float">
            <text:p>0.01449</text:p>
          </table:table-cell>
          <table:table-cell office:value-type="float" office:value="0.0181502" calcext:value-type="float">
            <text:p>0.0181502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5" calcext:value-type="float">
            <text:p>0.19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442" calcext:value-type="float">
            <text:p>0.01442</text:p>
          </table:table-cell>
          <table:table-cell office:value-type="float" office:value="0.0178556" calcext:value-type="float">
            <text:p>0.0178556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2" calcext:value-type="float">
            <text:p>0.19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453" calcext:value-type="float">
            <text:p>0.01453</text:p>
          </table:table-cell>
          <table:table-cell office:value-type="float" office:value="0.0181463" calcext:value-type="float">
            <text:p>0.0181463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195" calcext:value-type="float">
            <text:p>0.19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78316" calcext:value-type="float">
            <text:p>0.0178316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2" calcext:value-type="float">
            <text:p>0.19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798" calcext:value-type="float">
            <text:p>0.01798</text:p>
          </table:table-cell>
          <table:table-cell table:number-columns-repeated="3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193" calcext:value-type="float">
            <text:p>0.19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464" calcext:value-type="float">
            <text:p>0.01464</text:p>
          </table:table-cell>
          <table:table-cell office:value-type="float" office:value="0.0178356" calcext:value-type="float">
            <text:p>0.0178356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2" calcext:value-type="float">
            <text:p>0.19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table table:name="X Singl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8941" calcext:value-type="float">
            <text:p>0.08941</text:p>
          </table:table-cell>
          <table:table-cell office:value-type="float" office:value="0.0686767" calcext:value-type="float">
            <text:p>0.068676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322" calcext:value-type="float">
            <text:p>0.32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21" calcext:value-type="float">
            <text:p>0.1521</text:p>
          </table:table-cell>
          <table:table-cell office:value-type="float" office:value="0.0225249" calcext:value-type="float">
            <text:p>0.0225249</text:p>
          </table:table-cell>
          <table:table-cell office:value-type="float" office:value="0.14" calcext:value-type="float">
            <text:p>0.14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301" calcext:value-type="float">
            <text:p>0.30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0285331" calcext:value-type="float">
            <text:p>0.0285331</text:p>
          </table:table-cell>
          <table:table-cell office:value-type="float" office:value="0.223" calcext:value-type="float">
            <text:p>0.223</text:p>
          </table:table-cell>
          <table:table-cell office:value-type="float" office:value="0.23" calcext:value-type="float">
            <text:p>0.23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371" calcext:value-type="float">
            <text:p>0.37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3731" calcext:value-type="float">
            <text:p>0.23731</text:p>
          </table:table-cell>
          <table:table-cell office:value-type="float" office:value="0.0155343" calcext:value-type="float">
            <text:p>0.0155343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9" calcext:value-type="float">
            <text:p>0.239</text:p>
          </table:table-cell>
          <table:table-cell office:value-type="float" office:value="0.331" calcext:value-type="float">
            <text:p>0.33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639" calcext:value-type="float">
            <text:p>0.23639</text:p>
          </table:table-cell>
          <table:table-cell office:value-type="float" office:value="0.019626" calcext:value-type="float">
            <text:p>0.019626</text:p>
          </table:table-cell>
          <table:table-cell office:value-type="float" office:value="0.223" calcext:value-type="float">
            <text:p>0.223</text:p>
          </table:table-cell>
          <table:table-cell office:value-type="float" office:value="0.2295" calcext:value-type="float">
            <text:p>0.2295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5" calcext:value-type="float">
            <text:p>0.235</text:p>
          </table:table-cell>
          <table:table-cell office:value-type="float" office:value="0.345" calcext:value-type="float">
            <text:p>0.34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3924" calcext:value-type="float">
            <text:p>0.23924</text:p>
          </table:table-cell>
          <table:table-cell office:value-type="float" office:value="0.0253634" calcext:value-type="float">
            <text:p>0.0253634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" calcext:value-type="float">
            <text:p>0.23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8" calcext:value-type="float">
            <text:p>0.238</text:p>
          </table:table-cell>
          <table:table-cell office:value-type="float" office:value="0.419" calcext:value-type="float">
            <text:p>0.41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4727" calcext:value-type="float">
            <text:p>0.24727</text:p>
          </table:table-cell>
          <table:table-cell office:value-type="float" office:value="0.0284295" calcext:value-type="float">
            <text:p>0.0284295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6" calcext:value-type="float">
            <text:p>0.246</text:p>
          </table:table-cell>
          <table:table-cell office:value-type="float" office:value="0.444" calcext:value-type="float">
            <text:p>0.44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6987" calcext:value-type="float">
            <text:p>0.26987</text:p>
          </table:table-cell>
          <table:table-cell office:value-type="float" office:value="0.0240448" calcext:value-type="float">
            <text:p>0.0240448</text:p>
          </table:table-cell>
          <table:table-cell office:value-type="float" office:value="0.237" calcext:value-type="float">
            <text:p>0.237</text:p>
          </table:table-cell>
          <table:table-cell office:value-type="float" office:value="0.253" calcext:value-type="float">
            <text:p>0.253</text:p>
          </table:table-cell>
          <table:table-cell office:value-type="float" office:value="0.26" calcext:value-type="float">
            <text:p>0.26</text:p>
          </table:table-cell>
          <table:table-cell office:value-type="float" office:value="0.286" calcext:value-type="float">
            <text:p>0.286</text:p>
          </table:table-cell>
          <table:table-cell office:value-type="float" office:value="0.362" calcext:value-type="float">
            <text:p>0.36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7961" calcext:value-type="float">
            <text:p>0.27961</text:p>
          </table:table-cell>
          <table:table-cell office:value-type="float" office:value="0.0194822" calcext:value-type="float">
            <text:p>0.0194822</text:p>
          </table:table-cell>
          <table:table-cell office:value-type="float" office:value="0.258" calcext:value-type="float">
            <text:p>0.258</text:p>
          </table:table-cell>
          <table:table-cell office:value-type="float" office:value="0.265" calcext:value-type="float">
            <text:p>0.265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2895" calcext:value-type="float">
            <text:p>0.2895</text:p>
          </table:table-cell>
          <table:table-cell office:value-type="float" office:value="0.347" calcext:value-type="float">
            <text:p>0.34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1229" calcext:value-type="float">
            <text:p>0.31229</text:p>
          </table:table-cell>
          <table:table-cell office:value-type="float" office:value="0.0296693" calcext:value-type="float">
            <text:p>0.0296693</text:p>
          </table:table-cell>
          <table:table-cell office:value-type="float" office:value="0.285" calcext:value-type="float">
            <text:p>0.285</text:p>
          </table:table-cell>
          <table:table-cell office:value-type="float" office:value="0.3" calcext:value-type="float">
            <text:p>0.3</text:p>
          </table:table-cell>
          <table:table-cell office:value-type="float" office:value="0.306" calcext:value-type="float">
            <text:p>0.306</text:p>
          </table:table-cell>
          <table:table-cell office:value-type="float" office:value="0.3145" calcext:value-type="float">
            <text:p>0.3145</text:p>
          </table:table-cell>
          <table:table-cell office:value-type="float" office:value="0.54" calcext:value-type="float">
            <text:p>0.5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6316" calcext:value-type="float">
            <text:p>0.36316</text:p>
          </table:table-cell>
          <table:table-cell office:value-type="float" office:value="0.0266832" calcext:value-type="float">
            <text:p>0.0266832</text:p>
          </table:table-cell>
          <table:table-cell office:value-type="float" office:value="0.345" calcext:value-type="float">
            <text:p>0.345</text:p>
          </table:table-cell>
          <table:table-cell office:value-type="float" office:value="0.352" calcext:value-type="float">
            <text:p>0.352</text:p>
          </table:table-cell>
          <table:table-cell office:value-type="float" office:value="0.356" calcext:value-type="float">
            <text:p>0.356</text:p>
          </table:table-cell>
          <table:table-cell office:value-type="float" office:value="0.3605" calcext:value-type="float">
            <text:p>0.3605</text:p>
          </table:table-cell>
          <table:table-cell office:value-type="float" office:value="0.517" calcext:value-type="float">
            <text:p>0.51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8204" calcext:value-type="float">
            <text:p>0.48204</text:p>
          </table:table-cell>
          <table:table-cell office:value-type="float" office:value="0.0349038" calcext:value-type="float">
            <text:p>0.034903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67" calcext:value-type="float">
            <text:p>0.467</text:p>
          </table:table-cell>
          <table:table-cell office:value-type="float" office:value="0.4715" calcext:value-type="float">
            <text:p>0.471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65" calcext:value-type="float">
            <text:p>0.66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0908" calcext:value-type="float">
            <text:p>0.70908</text:p>
          </table:table-cell>
          <table:table-cell office:value-type="float" office:value="0.026864" calcext:value-type="float">
            <text:p>0.026864</text:p>
          </table:table-cell>
          <table:table-cell office:value-type="float" office:value="0.651" calcext:value-type="float">
            <text:p>0.651</text:p>
          </table:table-cell>
          <table:table-cell office:value-type="float" office:value="0.694" calcext:value-type="float">
            <text:p>0.694</text:p>
          </table:table-cell>
          <table:table-cell office:value-type="float" office:value="0.705" calcext:value-type="float">
            <text:p>0.705</text:p>
          </table:table-cell>
          <table:table-cell office:value-type="float" office:value="0.717" calcext:value-type="float">
            <text:p>0.717</text:p>
          </table:table-cell>
          <table:table-cell office:value-type="float" office:value="0.869" calcext:value-type="float">
            <text:p>0.86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10426" calcext:value-type="float">
            <text:p>1.10426</text:p>
          </table:table-cell>
          <table:table-cell office:value-type="float" office:value="0.0301236" calcext:value-type="float">
            <text:p>0.0301236</text:p>
          </table:table-cell>
          <table:table-cell office:value-type="float" office:value="1.039" calcext:value-type="float">
            <text:p>1.039</text:p>
          </table:table-cell>
          <table:table-cell office:value-type="float" office:value="1.084" calcext:value-type="float">
            <text:p>1.084</text:p>
          </table:table-cell>
          <table:table-cell office:value-type="float" office:value="1.102" calcext:value-type="float">
            <text:p>1.102</text:p>
          </table:table-cell>
          <table:table-cell office:value-type="float" office:value="1.1225" calcext:value-type="float">
            <text:p>1.1225</text:p>
          </table:table-cell>
          <table:table-cell office:value-type="float" office:value="1.205" calcext:value-type="float">
            <text:p>1.2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88973" calcext:value-type="float">
            <text:p>1.88973</text:p>
          </table:table-cell>
          <table:table-cell office:value-type="float" office:value="0.0544288" calcext:value-type="float">
            <text:p>0.0544288</text:p>
          </table:table-cell>
          <table:table-cell office:value-type="float" office:value="1.78" calcext:value-type="float">
            <text:p>1.78</text:p>
          </table:table-cell>
          <table:table-cell office:value-type="float" office:value="1.85" calcext:value-type="float">
            <text:p>1.85</text:p>
          </table:table-cell>
          <table:table-cell office:value-type="float" office:value="1.8755" calcext:value-type="float">
            <text:p>1.8755</text:p>
          </table:table-cell>
          <table:table-cell office:value-type="float" office:value="1.923" calcext:value-type="float">
            <text:p>1.923</text:p>
          </table:table-cell>
          <table:table-cell office:value-type="float" office:value="2.129" calcext:value-type="float">
            <text:p>2.12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45084" calcext:value-type="float">
            <text:p>3.45084</text:p>
          </table:table-cell>
          <table:table-cell office:value-type="float" office:value="0.108553" calcext:value-type="float">
            <text:p>0.108553</text:p>
          </table:table-cell>
          <table:table-cell office:value-type="float" office:value="3.207" calcext:value-type="float">
            <text:p>3.207</text:p>
          </table:table-cell>
          <table:table-cell office:value-type="float" office:value="3.3625" calcext:value-type="float">
            <text:p>3.3625</text:p>
          </table:table-cell>
          <table:table-cell office:value-type="float" office:value="3.4045" calcext:value-type="float">
            <text:p>3.4045</text:p>
          </table:table-cell>
          <table:table-cell office:value-type="float" office:value="3.53" calcext:value-type="float">
            <text:p>3.53</text:p>
          </table:table-cell>
          <table:table-cell office:value-type="float" office:value="3.914" calcext:value-type="float">
            <text:p>3.91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76928" calcext:value-type="float">
            <text:p>6.76928</text:p>
          </table:table-cell>
          <table:table-cell office:value-type="float" office:value="0.253045" calcext:value-type="float">
            <text:p>0.253045</text:p>
          </table:table-cell>
          <table:table-cell office:value-type="float" office:value="6.366" calcext:value-type="float">
            <text:p>6.366</text:p>
          </table:table-cell>
          <table:table-cell office:value-type="float" office:value="6.5705" calcext:value-type="float">
            <text:p>6.5705</text:p>
          </table:table-cell>
          <table:table-cell office:value-type="float" office:value="6.759" calcext:value-type="float">
            <text:p>6.759</text:p>
          </table:table-cell>
          <table:table-cell office:value-type="float" office:value="6.9065" calcext:value-type="float">
            <text:p>6.9065</text:p>
          </table:table-cell>
          <table:table-cell office:value-type="float" office:value="7.459" calcext:value-type="float">
            <text:p>7.45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9057" calcext:value-type="float">
            <text:p>14.9057</text:p>
          </table:table-cell>
          <table:table-cell office:value-type="float" office:value="0.439937" calcext:value-type="float">
            <text:p>0.439937</text:p>
          </table:table-cell>
          <table:table-cell office:value-type="float" office:value="13.719" calcext:value-type="float">
            <text:p>13.719</text:p>
          </table:table-cell>
          <table:table-cell office:value-type="float" office:value="14.7415" calcext:value-type="float">
            <text:p>14.7415</text:p>
          </table:table-cell>
          <table:table-cell office:value-type="float" office:value="14.883" calcext:value-type="float">
            <text:p>14.883</text:p>
          </table:table-cell>
          <table:table-cell office:value-type="float" office:value="15.038" calcext:value-type="float">
            <text:p>15.038</text:p>
          </table:table-cell>
          <table:table-cell office:value-type="float" office:value="16.367" calcext:value-type="float">
            <text:p>16.36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.1036" calcext:value-type="float">
            <text:p>31.1036</text:p>
          </table:table-cell>
          <table:table-cell office:value-type="float" office:value="1.03784" calcext:value-type="float">
            <text:p>1.03784</text:p>
          </table:table-cell>
          <table:table-cell office:value-type="float" office:value="28.846" calcext:value-type="float">
            <text:p>28.846</text:p>
          </table:table-cell>
          <table:table-cell office:value-type="float" office:value="30.4645" calcext:value-type="float">
            <text:p>30.4645</text:p>
          </table:table-cell>
          <table:table-cell office:value-type="float" office:value="30.941" calcext:value-type="float">
            <text:p>30.941</text:p>
          </table:table-cell>
          <table:table-cell office:value-type="float" office:value="31.7695" calcext:value-type="float">
            <text:p>31.7695</text:p>
          </table:table-cell>
          <table:table-cell office:value-type="float" office:value="33.824" calcext:value-type="float">
            <text:p>33.82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.4365" calcext:value-type="float">
            <text:p>63.4365</text:p>
          </table:table-cell>
          <table:table-cell office:value-type="float" office:value="2.04043" calcext:value-type="float">
            <text:p>2.04043</text:p>
          </table:table-cell>
          <table:table-cell office:value-type="float" office:value="57.886" calcext:value-type="float">
            <text:p>57.886</text:p>
          </table:table-cell>
          <table:table-cell office:value-type="float" office:value="62.2285" calcext:value-type="float">
            <text:p>62.2285</text:p>
          </table:table-cell>
          <table:table-cell office:value-type="float" office:value="63.462" calcext:value-type="float">
            <text:p>63.462</text:p>
          </table:table-cell>
          <table:table-cell office:value-type="float" office:value="65.2365" calcext:value-type="float">
            <text:p>65.2365</text:p>
          </table:table-cell>
          <table:table-cell office:value-type="float" office:value="67.013" calcext:value-type="float">
            <text:p>67.01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0.352" calcext:value-type="float">
            <text:p>130.352</text:p>
          </table:table-cell>
          <table:table-cell office:value-type="float" office:value="3.38859" calcext:value-type="float">
            <text:p>3.38859</text:p>
          </table:table-cell>
          <table:table-cell office:value-type="float" office:value="119.107" calcext:value-type="float">
            <text:p>119.107</text:p>
          </table:table-cell>
          <table:table-cell office:value-type="float" office:value="128.865" calcext:value-type="float">
            <text:p>128.865</text:p>
          </table:table-cell>
          <table:table-cell office:value-type="float" office:value="130.332" calcext:value-type="float">
            <text:p>130.332</text:p>
          </table:table-cell>
          <table:table-cell office:value-type="float" office:value="132.694" calcext:value-type="float">
            <text:p>132.694</text:p>
          </table:table-cell>
          <table:table-cell office:value-type="float" office:value="136.023" calcext:value-type="float">
            <text:p>136.02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4.028" calcext:value-type="float">
            <text:p>264.028</text:p>
          </table:table-cell>
          <table:table-cell office:value-type="float" office:value="5.16111" calcext:value-type="float">
            <text:p>5.16111</text:p>
          </table:table-cell>
          <table:table-cell office:value-type="float" office:value="241.641" calcext:value-type="float">
            <text:p>241.641</text:p>
          </table:table-cell>
          <table:table-cell office:value-type="float" office:value="261.268" calcext:value-type="float">
            <text:p>261.268</text:p>
          </table:table-cell>
          <table:table-cell office:value-type="float" office:value="264.455" calcext:value-type="float">
            <text:p>264.455</text:p>
          </table:table-cell>
          <table:table-cell office:value-type="float" office:value="267.913" calcext:value-type="float">
            <text:p>267.913</text:p>
          </table:table-cell>
          <table:table-cell office:value-type="float" office:value="271.795" calcext:value-type="float">
            <text:p>271.79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31.567" calcext:value-type="float">
            <text:p>531.567</text:p>
          </table:table-cell>
          <table:table-cell office:value-type="float" office:value="10.1078" calcext:value-type="float">
            <text:p>10.1078</text:p>
          </table:table-cell>
          <table:table-cell office:value-type="float" office:value="476.925" calcext:value-type="float">
            <text:p>476.925</text:p>
          </table:table-cell>
          <table:table-cell office:value-type="float" office:value="528.376" calcext:value-type="float">
            <text:p>528.376</text:p>
          </table:table-cell>
          <table:table-cell office:value-type="float" office:value="533.243" calcext:value-type="float">
            <text:p>533.243</text:p>
          </table:table-cell>
          <table:table-cell office:value-type="float" office:value="537.612" calcext:value-type="float">
            <text:p>537.612</text:p>
          </table:table-cell>
          <table:table-cell office:value-type="float" office:value="543.77" calcext:value-type="float">
            <text:p>543.7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65.67" calcext:value-type="float">
            <text:p>1065.67</text:p>
          </table:table-cell>
          <table:table-cell office:value-type="float" office:value="16.9419" calcext:value-type="float">
            <text:p>16.9419</text:p>
          </table:table-cell>
          <table:table-cell office:value-type="float" office:value="966.224" calcext:value-type="float">
            <text:p>966.224</text:p>
          </table:table-cell>
          <table:table-cell office:value-type="float" office:value="1066.11" calcext:value-type="float">
            <text:p>1066.11</text:p>
          </table:table-cell>
          <table:table-cell office:value-type="float" office:value="1068.16" calcext:value-type="float">
            <text:p>1068.16</text:p>
          </table:table-cell>
          <table:table-cell office:value-type="float" office:value="1071.35" calcext:value-type="float">
            <text:p>1071.35</text:p>
          </table:table-cell>
          <table:table-cell office:value-type="float" office:value="1079.52" calcext:value-type="float">
            <text:p>1079.5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04" calcext:value-type="float">
            <text:p>0.0404</text:p>
          </table:table-cell>
          <table:table-cell office:value-type="float" office:value="0.114234" calcext:value-type="float">
            <text:p>0.114234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1.177" calcext:value-type="float">
            <text:p>1.17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106" calcext:value-type="float">
            <text:p>0.03106</text:p>
          </table:table-cell>
          <table:table-cell office:value-type="float" office:value="0.0209092" calcext:value-type="float">
            <text:p>0.0209092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239" calcext:value-type="float">
            <text:p>0.23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075" calcext:value-type="float">
            <text:p>0.03075</text:p>
          </table:table-cell>
          <table:table-cell office:value-type="float" office:value="0.0204359" calcext:value-type="float">
            <text:p>0.0204359</text:p>
          </table:table-cell>
          <table:table-cell table:number-columns-repeated="2" office:value-type="float" office:value="0.028" calcext:value-type="float">
            <text:p>0.028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0.234" calcext:value-type="float">
            <text:p>0.23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092" calcext:value-type="float">
            <text:p>0.03092</text:p>
          </table:table-cell>
          <table:table-cell office:value-type="float" office:value="0.0202226" calcext:value-type="float">
            <text:p>0.0202226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232" calcext:value-type="float">
            <text:p>0.23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091" calcext:value-type="float">
            <text:p>0.03091</text:p>
          </table:table-cell>
          <table:table-cell office:value-type="float" office:value="0.0205437" calcext:value-type="float">
            <text:p>0.0205437</text:p>
          </table:table-cell>
          <table:table-cell table:number-columns-repeated="2" office:value-type="float" office:value="0.028" calcext:value-type="float">
            <text:p>0.028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0.235" calcext:value-type="float">
            <text:p>0.23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085" calcext:value-type="float">
            <text:p>0.03085</text:p>
          </table:table-cell>
          <table:table-cell office:value-type="float" office:value="0.0204256" calcext:value-type="float">
            <text:p>0.0204256</text:p>
          </table:table-cell>
          <table:table-cell table:number-columns-repeated="2" office:value-type="float" office:value="0.028" calcext:value-type="float">
            <text:p>0.028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0.234" calcext:value-type="float">
            <text:p>0.23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3089" calcext:value-type="float">
            <text:p>0.03089</text:p>
          </table:table-cell>
          <table:table-cell office:value-type="float" office:value="0.021529" calcext:value-type="float">
            <text:p>0.021529</text:p>
          </table:table-cell>
          <table:table-cell table:number-columns-repeated="2" office:value-type="float" office:value="0.028" calcext:value-type="float">
            <text:p>0.028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0.245" calcext:value-type="float">
            <text:p>0.24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206" calcext:value-type="float">
            <text:p>0.03206</text:p>
          </table:table-cell>
          <table:table-cell office:value-type="float" office:value="0.0354781" calcext:value-type="float">
            <text:p>0.0354781</text:p>
          </table:table-cell>
          <table:table-cell table:number-columns-repeated="3" office:value-type="float" office:value="0.028" calcext:value-type="float">
            <text:p>0.028</text:p>
          </table:table-cell>
          <table:table-cell office:value-type="float" office:value="0.029" calcext:value-type="float">
            <text:p>0.029</text:p>
          </table:table-cell>
          <table:table-cell office:value-type="float" office:value="0.385" calcext:value-type="float">
            <text:p>0.38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356128" calcext:value-type="float">
            <text:p>0.0356128</text:p>
          </table:table-cell>
          <table:table-cell table:number-columns-repeated="2" office:value-type="float" office:value="0.028" calcext:value-type="float">
            <text:p>0.028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0.386" calcext:value-type="float">
            <text:p>0.38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3233" calcext:value-type="float">
            <text:p>0.03233</text:p>
          </table:table-cell>
          <table:table-cell office:value-type="float" office:value="0.0360017" calcext:value-type="float">
            <text:p>0.0360017</text:p>
          </table:table-cell>
          <table:table-cell table:number-columns-repeated="3" office:value-type="float" office:value="0.028" calcext:value-type="float">
            <text:p>0.028</text:p>
          </table:table-cell>
          <table:table-cell office:value-type="float" office:value="0.029" calcext:value-type="float">
            <text:p>0.029</text:p>
          </table:table-cell>
          <table:table-cell office:value-type="float" office:value="0.39" calcext:value-type="float">
            <text:p>0.3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3256" calcext:value-type="float">
            <text:p>0.03256</text:p>
          </table:table-cell>
          <table:table-cell office:value-type="float" office:value="0.0360955" calcext:value-type="float">
            <text:p>0.0360955</text:p>
          </table:table-cell>
          <table:table-cell table:number-columns-repeated="2" office:value-type="float" office:value="0.028" calcext:value-type="float">
            <text:p>0.028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0.391" calcext:value-type="float">
            <text:p>0.39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3277" calcext:value-type="float">
            <text:p>0.03277</text:p>
          </table:table-cell>
          <table:table-cell office:value-type="float" office:value="0.0369711" calcext:value-type="float">
            <text:p>0.0369711</text:p>
          </table:table-cell>
          <table:table-cell table:number-columns-repeated="2" office:value-type="float" office:value="0.028" calcext:value-type="float">
            <text:p>0.028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0.4" calcext:value-type="float">
            <text:p>0.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3284" calcext:value-type="float">
            <text:p>0.03284</text:p>
          </table:table-cell>
          <table:table-cell office:value-type="float" office:value="0.0379138" calcext:value-type="float">
            <text:p>0.0379138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41" calcext:value-type="float">
            <text:p>0.4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3313" calcext:value-type="float">
            <text:p>0.03313</text:p>
          </table:table-cell>
          <table:table-cell office:value-type="float" office:value="0.0401487" calcext:value-type="float">
            <text:p>0.0401487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432" calcext:value-type="float">
            <text:p>0.43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3323" calcext:value-type="float">
            <text:p>0.03323</text:p>
          </table:table-cell>
          <table:table-cell office:value-type="float" office:value="0.0452095" calcext:value-type="float">
            <text:p>0.0452095</text:p>
          </table:table-cell>
          <table:table-cell table:number-columns-repeated="2" office:value-type="float" office:value="0.028" calcext:value-type="float">
            <text:p>0.028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0.483" calcext:value-type="float">
            <text:p>0.48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3451" calcext:value-type="float">
            <text:p>0.03451</text:p>
          </table:table-cell>
          <table:table-cell office:value-type="float" office:value="0.0546893" calcext:value-type="float">
            <text:p>0.0546893</text:p>
          </table:table-cell>
          <table:table-cell table:number-columns-repeated="2" office:value-type="float" office:value="0.028" calcext:value-type="float">
            <text:p>0.028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0.578" calcext:value-type="float">
            <text:p>0.57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3645" calcext:value-type="float">
            <text:p>0.03645</text:p>
          </table:table-cell>
          <table:table-cell office:value-type="float" office:value="0.0743656" calcext:value-type="float">
            <text:p>0.0743656</text:p>
          </table:table-cell>
          <table:table-cell table:number-columns-repeated="2" office:value-type="float" office:value="0.028" calcext:value-type="float">
            <text:p>0.028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0.776" calcext:value-type="float">
            <text:p>0.77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047" calcext:value-type="float">
            <text:p>0.04047</text:p>
          </table:table-cell>
          <table:table-cell office:value-type="float" office:value="0.113943" calcext:value-type="float">
            <text:p>0.113943</text:p>
          </table:table-cell>
          <table:table-cell table:number-columns-repeated="2" office:value-type="float" office:value="0.028" calcext:value-type="float">
            <text:p>0.028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1.174" calcext:value-type="float">
            <text:p>1.17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4821" calcext:value-type="float">
            <text:p>0.04821</text:p>
          </table:table-cell>
          <table:table-cell office:value-type="float" office:value="0.194656" calcext:value-type="float">
            <text:p>0.194656</text:p>
          </table:table-cell>
          <table:table-cell table:number-columns-repeated="2" office:value-type="float" office:value="0.028" calcext:value-type="float">
            <text:p>0.028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1.985" calcext:value-type="float">
            <text:p>1.98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6407" calcext:value-type="float">
            <text:p>0.06407</text:p>
          </table:table-cell>
          <table:table-cell office:value-type="float" office:value="0.349953" calcext:value-type="float">
            <text:p>0.349953</text:p>
          </table:table-cell>
          <table:table-cell table:number-columns-repeated="2" office:value-type="float" office:value="0.028" calcext:value-type="float">
            <text:p>0.028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3.546" calcext:value-type="float">
            <text:p>3.54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9497" calcext:value-type="float">
            <text:p>0.09497</text:p>
          </table:table-cell>
          <table:table-cell office:value-type="float" office:value="0.655491" calcext:value-type="float">
            <text:p>0.655491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85" calcext:value-type="float">
            <text:p>0.0285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6.617" calcext:value-type="float">
            <text:p>6.61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5667" calcext:value-type="float">
            <text:p>0.15667</text:p>
          </table:table-cell>
          <table:table-cell office:value-type="float" office:value="1.2692" calcext:value-type="float">
            <text:p>1.2692</text:p>
          </table:table-cell>
          <table:table-cell table:number-columns-repeated="2" office:value-type="float" office:value="0.028" calcext:value-type="float">
            <text:p>0.028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12.785" calcext:value-type="float">
            <text:p>12.78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7922" calcext:value-type="float">
            <text:p>0.27922</text:p>
          </table:table-cell>
          <table:table-cell office:value-type="float" office:value="2.48724" calcext:value-type="float">
            <text:p>2.48724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25.027" calcext:value-type="float">
            <text:p>25.02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2425" calcext:value-type="float">
            <text:p>0.52425</text:p>
          </table:table-cell>
          <table:table-cell office:value-type="float" office:value="4.92586" calcext:value-type="float">
            <text:p>4.92586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49.536" calcext:value-type="float">
            <text:p>49.53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0532777" calcext:value-type="float">
            <text:p>0.00532777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68" calcext:value-type="float">
            <text:p>0.06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538" calcext:value-type="float">
            <text:p>0.01538</text:p>
          </table:table-cell>
          <table:table-cell office:value-type="float" office:value="0.0012867" calcext:value-type="float">
            <text:p>0.0012867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" calcext:value-type="float">
            <text:p>0.0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495" calcext:value-type="float">
            <text:p>0.01495</text:p>
          </table:table-cell>
          <table:table-cell office:value-type="float" office:value="0.00068374" calcext:value-type="float">
            <text:p>0.00068374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0.000801186" calcext:value-type="float">
            <text:p>0.000801186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614" calcext:value-type="float">
            <text:p>0.01614</text:p>
          </table:table-cell>
          <table:table-cell office:value-type="float" office:value="0.00625303" calcext:value-type="float">
            <text:p>0.00625303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63" calcext:value-type="float">
            <text:p>0.06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502" calcext:value-type="float">
            <text:p>0.01502</text:p>
          </table:table-cell>
          <table:table-cell office:value-type="float" office:value="0.000663024" calcext:value-type="float">
            <text:p>0.000663024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513" calcext:value-type="float">
            <text:p>0.01513</text:p>
          </table:table-cell>
          <table:table-cell office:value-type="float" office:value="0.000658103" calcext:value-type="float">
            <text:p>0.000658103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497" calcext:value-type="float">
            <text:p>0.01497</text:p>
          </table:table-cell>
          <table:table-cell office:value-type="float" office:value="0.000963898" calcext:value-type="float">
            <text:p>0.000963898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0.000780961" calcext:value-type="float">
            <text:p>0.000780961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686" calcext:value-type="float">
            <text:p>0.01686</text:p>
          </table:table-cell>
          <table:table-cell office:value-type="float" office:value="0.00764594" calcext:value-type="float">
            <text:p>0.00764594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66" calcext:value-type="float">
            <text:p>0.06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502" calcext:value-type="float">
            <text:p>0.01502</text:p>
          </table:table-cell>
          <table:table-cell office:value-type="float" office:value="0.000882949" calcext:value-type="float">
            <text:p>0.000882949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562" calcext:value-type="float">
            <text:p>0.01562</text:p>
          </table:table-cell>
          <table:table-cell office:value-type="float" office:value="0.00531936" calcext:value-type="float">
            <text:p>0.00531936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68" calcext:value-type="float">
            <text:p>0.06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516" calcext:value-type="float">
            <text:p>0.01516</text:p>
          </table:table-cell>
          <table:table-cell office:value-type="float" office:value="0.000770974" calcext:value-type="float">
            <text:p>0.000770974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00583438" calcext:value-type="float">
            <text:p>0.000583438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0.000754917" calcext:value-type="float">
            <text:p>0.000754917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663" calcext:value-type="float">
            <text:p>0.01663</text:p>
          </table:table-cell>
          <table:table-cell office:value-type="float" office:value="0.00905942" calcext:value-type="float">
            <text:p>0.00905942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81" calcext:value-type="float">
            <text:p>0.08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491" calcext:value-type="float">
            <text:p>0.01491</text:p>
          </table:table-cell>
          <table:table-cell office:value-type="float" office:value="0.000813572" calcext:value-type="float">
            <text:p>0.000813572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0.000806163" calcext:value-type="float">
            <text:p>0.000806163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492" calcext:value-type="float">
            <text:p>0.01492</text:p>
          </table:table-cell>
          <table:table-cell office:value-type="float" office:value="0.000934666" calcext:value-type="float">
            <text:p>0.000934666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00817006" calcext:value-type="float">
            <text:p>0.000817006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532" calcext:value-type="float">
            <text:p>0.01532</text:p>
          </table:table-cell>
          <table:table-cell office:value-type="float" office:value="0.00121557" calcext:value-type="float">
            <text:p>0.00121557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0474763" calcext:value-type="float">
            <text:p>0.00474763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62" calcext:value-type="float">
            <text:p>0.06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554" calcext:value-type="float">
            <text:p>0.01554</text:p>
          </table:table-cell>
          <table:table-cell office:value-type="float" office:value="0.00537293" calcext:value-type="float">
            <text:p>0.00537293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68" calcext:value-type="float">
            <text:p>0.06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632" calcext:value-type="float">
            <text:p>0.01632</text:p>
          </table:table-cell>
          <table:table-cell office:value-type="float" office:value="0.00727719" calcext:value-type="float">
            <text:p>0.00727719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67" calcext:value-type="float">
            <text:p>0.06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3159" calcext:value-type="float">
            <text:p>0.03159</text:p>
          </table:table-cell>
          <table:table-cell office:value-type="float" office:value="0.0224553" calcext:value-type="float">
            <text:p>0.0224553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253" calcext:value-type="float">
            <text:p>0.25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117" calcext:value-type="float">
            <text:p>0.03117</text:p>
          </table:table-cell>
          <table:table-cell office:value-type="float" office:value="0.0209022" calcext:value-type="float">
            <text:p>0.0209022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238" calcext:value-type="float">
            <text:p>0.23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083" calcext:value-type="float">
            <text:p>0.03083</text:p>
          </table:table-cell>
          <table:table-cell office:value-type="float" office:value="0.0207316" calcext:value-type="float">
            <text:p>0.0207316</text:p>
          </table:table-cell>
          <table:table-cell table:number-columns-repeated="2" office:value-type="float" office:value="0.028" calcext:value-type="float">
            <text:p>0.028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0.237" calcext:value-type="float">
            <text:p>0.23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104" calcext:value-type="float">
            <text:p>0.03104</text:p>
          </table:table-cell>
          <table:table-cell office:value-type="float" office:value="0.0206101" calcext:value-type="float">
            <text:p>0.0206101</text:p>
          </table:table-cell>
          <table:table-cell table:number-columns-repeated="2" office:value-type="float" office:value="0.028" calcext:value-type="float">
            <text:p>0.028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0.235" calcext:value-type="float">
            <text:p>0.23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122" calcext:value-type="float">
            <text:p>0.03122</text:p>
          </table:table-cell>
          <table:table-cell office:value-type="float" office:value="0.0207801" calcext:value-type="float">
            <text:p>0.0207801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237" calcext:value-type="float">
            <text:p>0.23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112" calcext:value-type="float">
            <text:p>0.03112</text:p>
          </table:table-cell>
          <table:table-cell office:value-type="float" office:value="0.0208645" calcext:value-type="float">
            <text:p>0.0208645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85" calcext:value-type="float">
            <text:p>0.0285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0.238" calcext:value-type="float">
            <text:p>0.23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3095" calcext:value-type="float">
            <text:p>0.03095</text:p>
          </table:table-cell>
          <table:table-cell office:value-type="float" office:value="0.0231354" calcext:value-type="float">
            <text:p>0.0231354</text:p>
          </table:table-cell>
          <table:table-cell table:number-columns-repeated="2" office:value-type="float" office:value="0.028" calcext:value-type="float">
            <text:p>0.028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0.261" calcext:value-type="float">
            <text:p>0.26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11419" calcext:value-type="float">
            <text:p>0.0211419</text:p>
          </table:table-cell>
          <table:table-cell table:number-columns-repeated="2" office:value-type="float" office:value="0.028" calcext:value-type="float">
            <text:p>0.028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0.238" calcext:value-type="float">
            <text:p>0.23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107" calcext:value-type="float">
            <text:p>0.03107</text:p>
          </table:table-cell>
          <table:table-cell office:value-type="float" office:value="0.0230192" calcext:value-type="float">
            <text:p>0.0230192</text:p>
          </table:table-cell>
          <table:table-cell table:number-columns-repeated="2" office:value-type="float" office:value="0.028" calcext:value-type="float">
            <text:p>0.028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0.26" calcext:value-type="float">
            <text:p>0.2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3107" calcext:value-type="float">
            <text:p>0.03107</text:p>
          </table:table-cell>
          <table:table-cell office:value-type="float" office:value="0.0216098" calcext:value-type="float">
            <text:p>0.0216098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246" calcext:value-type="float">
            <text:p>0.24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211156" calcext:value-type="float">
            <text:p>0.0211156</text:p>
          </table:table-cell>
          <table:table-cell table:number-columns-repeated="2" office:value-type="float" office:value="0.028" calcext:value-type="float">
            <text:p>0.028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0.24" calcext:value-type="float">
            <text:p>0.2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3101" calcext:value-type="float">
            <text:p>0.03101</text:p>
          </table:table-cell>
          <table:table-cell office:value-type="float" office:value="0.0227242" calcext:value-type="float">
            <text:p>0.0227242</text:p>
          </table:table-cell>
          <table:table-cell table:number-columns-repeated="2" office:value-type="float" office:value="0.028" calcext:value-type="float">
            <text:p>0.028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0.257" calcext:value-type="float">
            <text:p>0.25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3139" calcext:value-type="float">
            <text:p>0.03139</text:p>
          </table:table-cell>
          <table:table-cell office:value-type="float" office:value="0.021207" calcext:value-type="float">
            <text:p>0.021207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24" calcext:value-type="float">
            <text:p>0.2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3089" calcext:value-type="float">
            <text:p>0.03089</text:p>
          </table:table-cell>
          <table:table-cell office:value-type="float" office:value="0.0212334" calcext:value-type="float">
            <text:p>0.0212334</text:p>
          </table:table-cell>
          <table:table-cell table:number-columns-repeated="2" office:value-type="float" office:value="0.028" calcext:value-type="float">
            <text:p>0.028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0.242" calcext:value-type="float">
            <text:p>0.24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3106" calcext:value-type="float">
            <text:p>0.03106</text:p>
          </table:table-cell>
          <table:table-cell office:value-type="float" office:value="0.0212093" calcext:value-type="float">
            <text:p>0.0212093</text:p>
          </table:table-cell>
          <table:table-cell table:number-columns-repeated="2" office:value-type="float" office:value="0.028" calcext:value-type="float">
            <text:p>0.028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0.241" calcext:value-type="float">
            <text:p>0.24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3103" calcext:value-type="float">
            <text:p>0.03103</text:p>
          </table:table-cell>
          <table:table-cell office:value-type="float" office:value="0.0214571" calcext:value-type="float">
            <text:p>0.0214571</text:p>
          </table:table-cell>
          <table:table-cell table:number-columns-repeated="2" office:value-type="float" office:value="0.028" calcext:value-type="float">
            <text:p>0.028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0.242" calcext:value-type="float">
            <text:p>0.24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3088" calcext:value-type="float">
            <text:p>0.03088</text:p>
          </table:table-cell>
          <table:table-cell office:value-type="float" office:value="0.0210082" calcext:value-type="float">
            <text:p>0.0210082</text:p>
          </table:table-cell>
          <table:table-cell table:number-columns-repeated="2" office:value-type="float" office:value="0.028" calcext:value-type="float">
            <text:p>0.028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0.239" calcext:value-type="float">
            <text:p>0.23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116" calcext:value-type="float">
            <text:p>0.03116</text:p>
          </table:table-cell>
          <table:table-cell office:value-type="float" office:value="0.0211956" calcext:value-type="float">
            <text:p>0.0211956</text:p>
          </table:table-cell>
          <table:table-cell table:number-columns-repeated="2" office:value-type="float" office:value="0.028" calcext:value-type="float">
            <text:p>0.028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0.24" calcext:value-type="float">
            <text:p>0.2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3132" calcext:value-type="float">
            <text:p>0.03132</text:p>
          </table:table-cell>
          <table:table-cell office:value-type="float" office:value="0.0228897" calcext:value-type="float">
            <text:p>0.0228897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259" calcext:value-type="float">
            <text:p>0.25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3094" calcext:value-type="float">
            <text:p>0.03094</text:p>
          </table:table-cell>
          <table:table-cell office:value-type="float" office:value="0.0213353" calcext:value-type="float">
            <text:p>0.0213353</text:p>
          </table:table-cell>
          <table:table-cell table:number-columns-repeated="2" office:value-type="float" office:value="0.028" calcext:value-type="float">
            <text:p>0.028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29" calcext:value-type="float">
            <text:p>0.029</text:p>
          </table:table-cell>
          <table:table-cell office:value-type="float" office:value="0.242" calcext:value-type="float">
            <text:p>0.24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3144" calcext:value-type="float">
            <text:p>0.03144</text:p>
          </table:table-cell>
          <table:table-cell office:value-type="float" office:value="0.0213772" calcext:value-type="float">
            <text:p>0.0213772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241" calcext:value-type="float">
            <text:p>0.24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3106" calcext:value-type="float">
            <text:p>0.03106</text:p>
          </table:table-cell>
          <table:table-cell office:value-type="float" office:value="0.0213151" calcext:value-type="float">
            <text:p>0.0213151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243" calcext:value-type="float">
            <text:p>0.24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209955" calcext:value-type="float">
            <text:p>0.0209955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239" calcext:value-type="float">
            <text:p>0.23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3115" calcext:value-type="float">
            <text:p>0.03115</text:p>
          </table:table-cell>
          <table:table-cell office:value-type="float" office:value="0.0213145" calcext:value-type="float">
            <text:p>0.0213145</text:p>
          </table:table-cell>
          <table:table-cell table:number-columns-repeated="2" office:value-type="float" office:value="0.028" calcext:value-type="float">
            <text:p>0.028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0.242" calcext:value-type="float">
            <text:p>0.24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table table:name="QFT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.5224375483966" calcext:value-type="float">
            <text:p>32.5224375483966</text:p>
          </table:table-cell>
          <table:table-cell office:value-type="float" office:value="8.84065023132245" calcext:value-type="float">
            <text:p>8.84065023132245</text:p>
          </table:table-cell>
          <table:table-cell office:value-type="float" office:value="0.855207443237305" calcext:value-type="float">
            <text:p>0.855207443237305</text:p>
          </table:table-cell>
          <table:table-cell office:value-type="float" office:value="34.883975982666" calcext:value-type="float">
            <text:p>34.883975982666</text:p>
          </table:table-cell>
          <table:table-cell office:value-type="float" office:value="34.9321365356445" calcext:value-type="float">
            <text:p>34.9321365356445</text:p>
          </table:table-cell>
          <table:table-cell office:value-type="float" office:value="35.7191562652588" calcext:value-type="float">
            <text:p>35.7191562652588</text:p>
          </table:table-cell>
          <table:table-cell office:value-type="float" office:value="34.883975982666" calcext:value-type="float">
            <text:p>34.883975982666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.545287481629" calcext:value-type="float">
            <text:p>38.545287481629</text:p>
          </table:table-cell>
          <table:table-cell office:value-type="float" office:value="21.3810269804416" calcext:value-type="float">
            <text:p>21.3810269804416</text:p>
          </table:table-cell>
          <table:table-cell office:value-type="float" office:value="1.18923187255859" calcext:value-type="float">
            <text:p>1.18923187255859</text:p>
          </table:table-cell>
          <table:table-cell office:value-type="float" office:value="48.6576557159424" calcext:value-type="float">
            <text:p>48.6576557159424</text:p>
          </table:table-cell>
          <table:table-cell office:value-type="float" office:value="50.9436130523682" calcext:value-type="float">
            <text:p>50.9436130523682</text:p>
          </table:table-cell>
          <table:table-cell office:value-type="float" office:value="43.1661605834961" calcext:value-type="float">
            <text:p>43.1661605834961</text:p>
          </table:table-cell>
          <table:table-cell office:value-type="float" office:value="48.6576557159424" calcext:value-type="float">
            <text:p>48.6576557159424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.4184839500571" calcext:value-type="float">
            <text:p>34.4184839500571</text:p>
          </table:table-cell>
          <table:table-cell office:value-type="float" office:value="20.1535923059499" calcext:value-type="float">
            <text:p>20.1535923059499</text:p>
          </table:table-cell>
          <table:table-cell office:value-type="float" office:value="1.70254707336426" calcext:value-type="float">
            <text:p>1.70254707336426</text:p>
          </table:table-cell>
          <table:table-cell office:value-type="float" office:value="81.9604396820069" calcext:value-type="float">
            <text:p>81.9604396820069</text:p>
          </table:table-cell>
          <table:table-cell office:value-type="float" office:value="34.5263481140137" calcext:value-type="float">
            <text:p>34.5263481140137</text:p>
          </table:table-cell>
          <table:table-cell office:value-type="float" office:value="7.93623924255371" calcext:value-type="float">
            <text:p>7.93623924255371</text:p>
          </table:table-cell>
          <table:table-cell office:value-type="float" office:value="81.9604396820069" calcext:value-type="float">
            <text:p>81.9604396820069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.5280181289813" calcext:value-type="float">
            <text:p>23.5280181289813</text:p>
          </table:table-cell>
          <table:table-cell office:value-type="float" office:value="20.3301182839572" calcext:value-type="float">
            <text:p>20.3301182839572</text:p>
          </table:table-cell>
          <table:table-cell office:value-type="float" office:value="6.46710395812988" calcext:value-type="float">
            <text:p>6.46710395812988</text:p>
          </table:table-cell>
          <table:table-cell office:value-type="float" office:value="21.0645198822022" calcext:value-type="float">
            <text:p>21.0645198822022</text:p>
          </table:table-cell>
          <table:table-cell office:value-type="float" office:value="26.5622138977051" calcext:value-type="float">
            <text:p>26.5622138977051</text:p>
          </table:table-cell>
          <table:table-cell office:value-type="float" office:value="24.477481842041" calcext:value-type="float">
            <text:p>24.477481842041</text:p>
          </table:table-cell>
          <table:table-cell office:value-type="float" office:value="21.0645198822022" calcext:value-type="float">
            <text:p>21.0645198822022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.2565955560184" calcext:value-type="float">
            <text:p>17.2565955560184</text:p>
          </table:table-cell>
          <table:table-cell office:value-type="float" office:value="26.9515729032855" calcext:value-type="float">
            <text:p>26.9515729032855</text:p>
          </table:table-cell>
          <table:table-cell office:value-type="float" office:value="3.15713882446289" calcext:value-type="float">
            <text:p>3.15713882446289</text:p>
          </table:table-cell>
          <table:table-cell office:value-type="float" office:value="5.71012496948242" calcext:value-type="float">
            <text:p>5.71012496948242</text:p>
          </table:table-cell>
          <table:table-cell office:value-type="float" office:value="11.3098621368408" calcext:value-type="float">
            <text:p>11.3098621368408</text:p>
          </table:table-cell>
          <table:table-cell office:value-type="float" office:value="4.24003601074219" calcext:value-type="float">
            <text:p>4.24003601074219</text:p>
          </table:table-cell>
          <table:table-cell office:value-type="float" office:value="5.71012496948242" calcext:value-type="float">
            <text:p>5.71012496948242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.7459948084376" calcext:value-type="float">
            <text:p>20.7459948084376</text:p>
          </table:table-cell>
          <table:table-cell office:value-type="float" office:value="31.3512330100473" calcext:value-type="float">
            <text:p>31.3512330100473</text:p>
          </table:table-cell>
          <table:table-cell office:value-type="float" office:value="4.13703918457031" calcext:value-type="float">
            <text:p>4.13703918457031</text:p>
          </table:table-cell>
          <table:table-cell office:value-type="float" office:value="12.0537281036377" calcext:value-type="float">
            <text:p>12.0537281036377</text:p>
          </table:table-cell>
          <table:table-cell office:value-type="float" office:value="12.0630264282227" calcext:value-type="float">
            <text:p>12.0630264282227</text:p>
          </table:table-cell>
          <table:table-cell office:value-type="float" office:value="113.357305526733" calcext:value-type="float">
            <text:p>113.357305526733</text:p>
          </table:table-cell>
          <table:table-cell office:value-type="float" office:value="12.0537281036377" calcext:value-type="float">
            <text:p>12.0537281036377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.6596292618218" calcext:value-type="float">
            <text:p>24.6596292618218</text:p>
          </table:table-cell>
          <table:table-cell office:value-type="float" office:value="33.9969822545833" calcext:value-type="float">
            <text:p>33.9969822545833</text:p>
          </table:table-cell>
          <table:table-cell office:value-type="float" office:value="5.62167167663574" calcext:value-type="float">
            <text:p>5.62167167663574</text:p>
          </table:table-cell>
          <table:table-cell office:value-type="float" office:value="9.26065444946289" calcext:value-type="float">
            <text:p>9.26065444946289</text:p>
          </table:table-cell>
          <table:table-cell office:value-type="float" office:value="5.77163696289063" calcext:value-type="float">
            <text:p>5.77163696289063</text:p>
          </table:table-cell>
          <table:table-cell office:value-type="float" office:value="5.97453117370606" calcext:value-type="float">
            <text:p>5.97453117370606</text:p>
          </table:table-cell>
          <table:table-cell office:value-type="float" office:value="9.26065444946289" calcext:value-type="float">
            <text:p>9.26065444946289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.6897973049892" calcext:value-type="float">
            <text:p>26.6897973049892</text:p>
          </table:table-cell>
          <table:table-cell office:value-type="float" office:value="33.5026572329252" calcext:value-type="float">
            <text:p>33.5026572329252</text:p>
          </table:table-cell>
          <table:table-cell office:value-type="float" office:value="6.56437873840332" calcext:value-type="float">
            <text:p>6.56437873840332</text:p>
          </table:table-cell>
          <table:table-cell office:value-type="float" office:value="10.3974342346191" calcext:value-type="float">
            <text:p>10.3974342346191</text:p>
          </table:table-cell>
          <table:table-cell office:value-type="float" office:value="105.118751525879" calcext:value-type="float">
            <text:p>105.118751525879</text:p>
          </table:table-cell>
          <table:table-cell office:value-type="float" office:value="8.20779800415039" calcext:value-type="float">
            <text:p>8.20779800415039</text:p>
          </table:table-cell>
          <table:table-cell office:value-type="float" office:value="10.3974342346191" calcext:value-type="float">
            <text:p>10.3974342346191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.9052975064232" calcext:value-type="float">
            <text:p>22.9052975064232</text:p>
          </table:table-cell>
          <table:table-cell office:value-type="float" office:value="25.7275692320889" calcext:value-type="float">
            <text:p>25.7275692320889</text:p>
          </table:table-cell>
          <table:table-cell office:value-type="float" office:value="9.52529907226563" calcext:value-type="float">
            <text:p>9.52529907226563</text:p>
          </table:table-cell>
          <table:table-cell office:value-type="float" office:value="44.2795753479004" calcext:value-type="float">
            <text:p>44.2795753479004</text:p>
          </table:table-cell>
          <table:table-cell office:value-type="float" office:value="11.7168426513672" calcext:value-type="float">
            <text:p>11.7168426513672</text:p>
          </table:table-cell>
          <table:table-cell office:value-type="float" office:value="103.545904159546" calcext:value-type="float">
            <text:p>103.545904159546</text:p>
          </table:table-cell>
          <table:table-cell office:value-type="float" office:value="44.2795753479004" calcext:value-type="float">
            <text:p>44.2795753479004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.194317817688" calcext:value-type="float">
            <text:p>18.194317817688</text:p>
          </table:table-cell>
          <table:table-cell office:value-type="float" office:value="16.2964907719564" calcext:value-type="float">
            <text:p>16.2964907719564</text:p>
          </table:table-cell>
          <table:table-cell office:value-type="float" office:value="10.8222961425781" calcext:value-type="float">
            <text:p>10.8222961425781</text:p>
          </table:table-cell>
          <table:table-cell office:value-type="float" office:value="14.5940780639648" calcext:value-type="float">
            <text:p>14.5940780639648</text:p>
          </table:table-cell>
          <table:table-cell office:value-type="float" office:value="13.1716728210449" calcext:value-type="float">
            <text:p>13.1716728210449</text:p>
          </table:table-cell>
          <table:table-cell office:value-type="float" office:value="13.18359375" calcext:value-type="float">
            <text:p>13.18359375</text:p>
          </table:table-cell>
          <table:table-cell office:value-type="float" office:value="14.5940780639648" calcext:value-type="float">
            <text:p>14.5940780639648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.1521384306628" calcext:value-type="float">
            <text:p>17.1521384306628</text:p>
          </table:table-cell>
          <table:table-cell office:value-type="float" office:value="5.86753244443873" calcext:value-type="float">
            <text:p>5.86753244443873</text:p>
          </table:table-cell>
          <table:table-cell office:value-type="float" office:value="14.8100852966309" calcext:value-type="float">
            <text:p>14.8100852966309</text:p>
          </table:table-cell>
          <table:table-cell office:value-type="float" office:value="18.1951522827148" calcext:value-type="float">
            <text:p>18.1951522827148</text:p>
          </table:table-cell>
          <table:table-cell office:value-type="float" office:value="18.4128284454346" calcext:value-type="float">
            <text:p>18.4128284454346</text:p>
          </table:table-cell>
          <table:table-cell office:value-type="float" office:value="14.9807929992676" calcext:value-type="float">
            <text:p>14.9807929992676</text:p>
          </table:table-cell>
          <table:table-cell office:value-type="float" office:value="18.1951522827148" calcext:value-type="float">
            <text:p>18.1951522827148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.9813679725893" calcext:value-type="float">
            <text:p>24.9813679725893</text:p>
          </table:table-cell>
          <table:table-cell office:value-type="float" office:value="21.5038562567335" calcext:value-type="float">
            <text:p>21.5038562567335</text:p>
          </table:table-cell>
          <table:table-cell office:value-type="float" office:value="14.948844909668" calcext:value-type="float">
            <text:p>14.948844909668</text:p>
          </table:table-cell>
          <table:table-cell office:value-type="float" office:value="17.0025825500488" calcext:value-type="float">
            <text:p>17.0025825500488</text:p>
          </table:table-cell>
          <table:table-cell office:value-type="float" office:value="19.3233489990234" calcext:value-type="float">
            <text:p>19.3233489990234</text:p>
          </table:table-cell>
          <table:table-cell office:value-type="float" office:value="22.4087238311768" calcext:value-type="float">
            <text:p>22.4087238311768</text:p>
          </table:table-cell>
          <table:table-cell office:value-type="float" office:value="17.0025825500488" calcext:value-type="float">
            <text:p>17.0025825500488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.4753071012951" calcext:value-type="float">
            <text:p>27.4753071012951</text:p>
          </table:table-cell>
          <table:table-cell office:value-type="float" office:value="19.8843438258006" calcext:value-type="float">
            <text:p>19.8843438258006</text:p>
          </table:table-cell>
          <table:table-cell office:value-type="float" office:value="19.6568965911865" calcext:value-type="float">
            <text:p>19.6568965911865</text:p>
          </table:table-cell>
          <table:table-cell office:value-type="float" office:value="21.1553573608398" calcext:value-type="float">
            <text:p>21.1553573608398</text:p>
          </table:table-cell>
          <table:table-cell office:value-type="float" office:value="21.7876434326172" calcext:value-type="float">
            <text:p>21.7876434326172</text:p>
          </table:table-cell>
          <table:table-cell office:value-type="float" office:value="19.6843147277832" calcext:value-type="float">
            <text:p>19.6843147277832</text:p>
          </table:table-cell>
          <table:table-cell office:value-type="float" office:value="21.1553573608398" calcext:value-type="float">
            <text:p>21.1553573608398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.0985902639536" calcext:value-type="float">
            <text:p>36.0985902639536</text:p>
          </table:table-cell>
          <table:table-cell office:value-type="float" office:value="25.4132064060665" calcext:value-type="float">
            <text:p>25.4132064060665</text:p>
          </table:table-cell>
          <table:table-cell office:value-type="float" office:value="23.4899520874023" calcext:value-type="float">
            <text:p>23.4899520874023</text:p>
          </table:table-cell>
          <table:table-cell office:value-type="float" office:value="28.0177593231201" calcext:value-type="float">
            <text:p>28.0177593231201</text:p>
          </table:table-cell>
          <table:table-cell office:value-type="float" office:value="27.6823043823242" calcext:value-type="float">
            <text:p>27.6823043823242</text:p>
          </table:table-cell>
          <table:table-cell office:value-type="float" office:value="23.6966609954834" calcext:value-type="float">
            <text:p>23.6966609954834</text:p>
          </table:table-cell>
          <table:table-cell office:value-type="float" office:value="28.0177593231201" calcext:value-type="float">
            <text:p>28.0177593231201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.4014480860546" calcext:value-type="float">
            <text:p>34.4014480860546</text:p>
          </table:table-cell>
          <table:table-cell office:value-type="float" office:value="11.1766795115053" calcext:value-type="float">
            <text:p>11.1766795115053</text:p>
          </table:table-cell>
          <table:table-cell office:value-type="float" office:value="29.3211936950684" calcext:value-type="float">
            <text:p>29.3211936950684</text:p>
          </table:table-cell>
          <table:table-cell office:value-type="float" office:value="30.886173248291" calcext:value-type="float">
            <text:p>30.886173248291</text:p>
          </table:table-cell>
          <table:table-cell office:value-type="float" office:value="31.7094326019287" calcext:value-type="float">
            <text:p>31.7094326019287</text:p>
          </table:table-cell>
          <table:table-cell office:value-type="float" office:value="45.5284118652344" calcext:value-type="float">
            <text:p>45.5284118652344</text:p>
          </table:table-cell>
          <table:table-cell office:value-type="float" office:value="30.886173248291" calcext:value-type="float">
            <text:p>30.886173248291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.558095034431" calcext:value-type="float">
            <text:p>42.558095034431</text:p>
          </table:table-cell>
          <table:table-cell office:value-type="float" office:value="1.35072086155864" calcext:value-type="float">
            <text:p>1.35072086155864</text:p>
          </table:table-cell>
          <table:table-cell office:value-type="float" office:value="41.1388874053955" calcext:value-type="float">
            <text:p>41.1388874053955</text:p>
          </table:table-cell>
          <table:table-cell office:value-type="float" office:value="45.3202724456787" calcext:value-type="float">
            <text:p>45.3202724456787</text:p>
          </table:table-cell>
          <table:table-cell office:value-type="float" office:value="41.3057804107666" calcext:value-type="float">
            <text:p>41.3057804107666</text:p>
          </table:table-cell>
          <table:table-cell office:value-type="float" office:value="44.8386669158936" calcext:value-type="float">
            <text:p>44.8386669158936</text:p>
          </table:table-cell>
          <table:table-cell office:value-type="float" office:value="45.3202724456787" calcext:value-type="float">
            <text:p>45.3202724456787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.1401515287511" calcext:value-type="float">
            <text:p>64.1401515287511</text:p>
          </table:table-cell>
          <table:table-cell office:value-type="float" office:value="0.869711983712511" calcext:value-type="float">
            <text:p>0.869711983712511</text:p>
          </table:table-cell>
          <table:table-cell office:value-type="float" office:value="62.8733634948731" calcext:value-type="float">
            <text:p>62.8733634948731</text:p>
          </table:table-cell>
          <table:table-cell office:value-type="float" office:value="62.9734992980957" calcext:value-type="float">
            <text:p>62.9734992980957</text:p>
          </table:table-cell>
          <table:table-cell office:value-type="float" office:value="64.166784286499" calcext:value-type="float">
            <text:p>64.166784286499</text:p>
          </table:table-cell>
          <table:table-cell office:value-type="float" office:value="64.0020370483398" calcext:value-type="float">
            <text:p>64.0020370483398</text:p>
          </table:table-cell>
          <table:table-cell office:value-type="float" office:value="62.9734992980957" calcext:value-type="float">
            <text:p>62.9734992980957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3.031294345856" calcext:value-type="float">
            <text:p>113.031294345856</text:p>
          </table:table-cell>
          <table:table-cell office:value-type="float" office:value="13.2543367399858" calcext:value-type="float">
            <text:p>13.2543367399858</text:p>
          </table:table-cell>
          <table:table-cell office:value-type="float" office:value="109.708786010742" calcext:value-type="float">
            <text:p>109.708786010742</text:p>
          </table:table-cell>
          <table:table-cell office:value-type="float" office:value="110.931873321533" calcext:value-type="float">
            <text:p>110.931873321533</text:p>
          </table:table-cell>
          <table:table-cell office:value-type="float" office:value="110.718965530396" calcext:value-type="float">
            <text:p>110.718965530396</text:p>
          </table:table-cell>
          <table:table-cell office:value-type="float" office:value="112.995862960815" calcext:value-type="float">
            <text:p>112.995862960815</text:p>
          </table:table-cell>
          <table:table-cell office:value-type="float" office:value="110.931873321533" calcext:value-type="float">
            <text:p>110.931873321533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7.705193500893" calcext:value-type="float">
            <text:p>227.705193500893</text:p>
          </table:table-cell>
          <table:table-cell office:value-type="float" office:value="1.56283580286998" calcext:value-type="float">
            <text:p>1.56283580286998</text:p>
          </table:table-cell>
          <table:table-cell office:value-type="float" office:value="224.016666412354" calcext:value-type="float">
            <text:p>224.016666412354</text:p>
          </table:table-cell>
          <table:table-cell office:value-type="float" office:value="226.413011550903" calcext:value-type="float">
            <text:p>226.413011550903</text:p>
          </table:table-cell>
          <table:table-cell office:value-type="float" office:value="226.640224456787" calcext:value-type="float">
            <text:p>226.640224456787</text:p>
          </table:table-cell>
          <table:table-cell office:value-type="float" office:value="229.342460632324" calcext:value-type="float">
            <text:p>229.342460632324</text:p>
          </table:table-cell>
          <table:table-cell office:value-type="float" office:value="226.413011550903" calcext:value-type="float">
            <text:p>226.413011550903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62.496470080482" calcext:value-type="float">
            <text:p>562.496470080482</text:p>
          </table:table-cell>
          <table:table-cell office:value-type="float" office:value="9.93484740356697" calcext:value-type="float">
            <text:p>9.93484740356697</text:p>
          </table:table-cell>
          <table:table-cell office:value-type="float" office:value="550.836086273193" calcext:value-type="float">
            <text:p>550.836086273193</text:p>
          </table:table-cell>
          <table:table-cell office:value-type="float" office:value="558.540344238281" calcext:value-type="float">
            <text:p>558.540344238281</text:p>
          </table:table-cell>
          <table:table-cell office:value-type="float" office:value="557.556390762329" calcext:value-type="float">
            <text:p>557.556390762329</text:p>
          </table:table-cell>
          <table:table-cell office:value-type="float" office:value="561.08808517456" calcext:value-type="float">
            <text:p>561.08808517456</text:p>
          </table:table-cell>
          <table:table-cell office:value-type="float" office:value="558.540344238281" calcext:value-type="float">
            <text:p>558.540344238281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01.42935641268" calcext:value-type="float">
            <text:p>1401.42935641268</text:p>
          </table:table-cell>
          <table:table-cell office:value-type="float" office:value="35.256639351229" calcext:value-type="float">
            <text:p>35.256639351229</text:p>
          </table:table-cell>
          <table:table-cell office:value-type="float" office:value="1375.7152557373" calcext:value-type="float">
            <text:p>1375.7152557373</text:p>
          </table:table-cell>
          <table:table-cell office:value-type="float" office:value="1403.15532684326" calcext:value-type="float">
            <text:p>1403.15532684326</text:p>
          </table:table-cell>
          <table:table-cell office:value-type="float" office:value="1403.3191204071" calcext:value-type="float">
            <text:p>1403.3191204071</text:p>
          </table:table-cell>
          <table:table-cell office:value-type="float" office:value="1392.21858978271" calcext:value-type="float">
            <text:p>1392.21858978271</text:p>
          </table:table-cell>
          <table:table-cell office:value-type="float" office:value="1403.15532684326" calcext:value-type="float">
            <text:p>1403.15532684326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57.83858550222" calcext:value-type="float">
            <text:p>2957.83858550222</text:p>
          </table:table-cell>
          <table:table-cell office:value-type="float" office:value="15.8699553003416" calcext:value-type="float">
            <text:p>15.8699553003416</text:p>
          </table:table-cell>
          <table:table-cell office:value-type="float" office:value="2920.22800445557" calcext:value-type="float">
            <text:p>2920.22800445557</text:p>
          </table:table-cell>
          <table:table-cell office:value-type="float" office:value="2971.87995910645" calcext:value-type="float">
            <text:p>2971.87995910645</text:p>
          </table:table-cell>
          <table:table-cell office:value-type="float" office:value="2963.04059028625" calcext:value-type="float">
            <text:p>2963.04059028625</text:p>
          </table:table-cell>
          <table:table-cell office:value-type="float" office:value="2988.44790458679" calcext:value-type="float">
            <text:p>2988.44790458679</text:p>
          </table:table-cell>
          <table:table-cell office:value-type="float" office:value="2971.87995910645" calcext:value-type="float">
            <text:p>2971.87995910645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00.65867075553" calcext:value-type="float">
            <text:p>6300.65867075553</text:p>
          </table:table-cell>
          <table:table-cell office:value-type="float" office:value="34.2509460799358" calcext:value-type="float">
            <text:p>34.2509460799358</text:p>
          </table:table-cell>
          <table:table-cell office:value-type="float" office:value="6208.68563652039" calcext:value-type="float">
            <text:p>6208.68563652039</text:p>
          </table:table-cell>
          <table:table-cell office:value-type="float" office:value="6277.48274803162" calcext:value-type="float">
            <text:p>6277.48274803162</text:p>
          </table:table-cell>
          <table:table-cell office:value-type="float" office:value="6342.33999252319" calcext:value-type="float">
            <text:p>6342.33999252319</text:p>
          </table:table-cell>
          <table:table-cell office:value-type="float" office:value="6291.3920879364" calcext:value-type="float">
            <text:p>6291.3920879364</text:p>
          </table:table-cell>
          <table:table-cell office:value-type="float" office:value="6277.48274803162" calcext:value-type="float">
            <text:p>6277.48274803162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350.9710185668" calcext:value-type="float">
            <text:p>11350.9710185668</text:p>
          </table:table-cell>
          <table:table-cell office:value-type="float" office:value="127.157756096914" calcext:value-type="float">
            <text:p>127.157756096914</text:p>
          </table:table-cell>
          <table:table-cell office:value-type="float" office:value="11113.701581955" calcext:value-type="float">
            <text:p>11113.701581955</text:p>
          </table:table-cell>
          <table:table-cell office:value-type="float" office:value="11499.3538856506" calcext:value-type="float">
            <text:p>11499.3538856506</text:p>
          </table:table-cell>
          <table:table-cell office:value-type="float" office:value="11436.4349842072" calcext:value-type="float">
            <text:p>11436.4349842072</text:p>
          </table:table-cell>
          <table:table-cell office:value-type="float" office:value="11297.324180603" calcext:value-type="float">
            <text:p>11297.324180603</text:p>
          </table:table-cell>
          <table:table-cell office:value-type="float" office:value="11499.3538856506" calcext:value-type="float">
            <text:p>11499.3538856506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9140888629573" calcext:value-type="float">
            <text:p>1.99140888629573</text:p>
          </table:table-cell>
          <table:table-cell office:value-type="float" office:value="1.40905063057014" calcext:value-type="float">
            <text:p>1.40905063057014</text:p>
          </table:table-cell>
          <table:table-cell office:value-type="float" office:value="1.56235694885254" calcext:value-type="float">
            <text:p>1.56235694885254</text:p>
          </table:table-cell>
          <table:table-cell office:value-type="float" office:value="2.07018852233887" calcext:value-type="float">
            <text:p>2.07018852233887</text:p>
          </table:table-cell>
          <table:table-cell office:value-type="float" office:value="1.59263610839844" calcext:value-type="float">
            <text:p>1.59263610839844</text:p>
          </table:table-cell>
          <table:table-cell office:value-type="float" office:value="2.0906925201416" calcext:value-type="float">
            <text:p>2.0906925201416</text:p>
          </table:table-cell>
          <table:table-cell office:value-type="float" office:value="2.07018852233887" calcext:value-type="float">
            <text:p>2.07018852233887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79706415503916" calcext:value-type="float">
            <text:p>2.79706415503916</text:p>
          </table:table-cell>
          <table:table-cell office:value-type="float" office:value="0.305860968353957" calcext:value-type="float">
            <text:p>0.305860968353957</text:p>
          </table:table-cell>
          <table:table-cell office:value-type="float" office:value="2.48885154724121" calcext:value-type="float">
            <text:p>2.48885154724121</text:p>
          </table:table-cell>
          <table:table-cell office:value-type="float" office:value="3.47161293029785" calcext:value-type="float">
            <text:p>3.47161293029785</text:p>
          </table:table-cell>
          <table:table-cell office:value-type="float" office:value="2.56204605102539" calcext:value-type="float">
            <text:p>2.56204605102539</text:p>
          </table:table-cell>
          <table:table-cell office:value-type="float" office:value="2.51102447509766" calcext:value-type="float">
            <text:p>2.51102447509766</text:p>
          </table:table-cell>
          <table:table-cell office:value-type="float" office:value="3.47161293029785" calcext:value-type="float">
            <text:p>3.47161293029785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22510948586971" calcext:value-type="float">
            <text:p>4.22510948586971</text:p>
          </table:table-cell>
          <table:table-cell office:value-type="float" office:value="0.513044131959159" calcext:value-type="float">
            <text:p>0.513044131959159</text:p>
          </table:table-cell>
          <table:table-cell office:value-type="float" office:value="3.67522239685059" calcext:value-type="float">
            <text:p>3.67522239685059</text:p>
          </table:table-cell>
          <table:table-cell office:value-type="float" office:value="3.76343727111816" calcext:value-type="float">
            <text:p>3.76343727111816</text:p>
          </table:table-cell>
          <table:table-cell office:value-type="float" office:value="5.27024269104004" calcext:value-type="float">
            <text:p>5.27024269104004</text:p>
          </table:table-cell>
          <table:table-cell office:value-type="float" office:value="5.22065162658691" calcext:value-type="float">
            <text:p>5.22065162658691</text:p>
          </table:table-cell>
          <table:table-cell office:value-type="float" office:value="3.76343727111816" calcext:value-type="float">
            <text:p>3.76343727111816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6765996492826" calcext:value-type="float">
            <text:p>5.6765996492826</text:p>
          </table:table-cell>
          <table:table-cell office:value-type="float" office:value="0.712547971945089" calcext:value-type="float">
            <text:p>0.712547971945089</text:p>
          </table:table-cell>
          <table:table-cell office:value-type="float" office:value="4.95433807373047" calcext:value-type="float">
            <text:p>4.95433807373047</text:p>
          </table:table-cell>
          <table:table-cell office:value-type="float" office:value="5.52654266357422" calcext:value-type="float">
            <text:p>5.52654266357422</text:p>
          </table:table-cell>
          <table:table-cell office:value-type="float" office:value="5.53035736083984" calcext:value-type="float">
            <text:p>5.53035736083984</text:p>
          </table:table-cell>
          <table:table-cell office:value-type="float" office:value="5.50913810729981" calcext:value-type="float">
            <text:p>5.50913810729981</text:p>
          </table:table-cell>
          <table:table-cell office:value-type="float" office:value="5.52654266357422" calcext:value-type="float">
            <text:p>5.52654266357422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03734220917692" calcext:value-type="float">
            <text:p>7.03734220917692</text:p>
          </table:table-cell>
          <table:table-cell office:value-type="float" office:value="0.595810691611947" calcext:value-type="float">
            <text:p>0.595810691611947</text:p>
          </table:table-cell>
          <table:table-cell office:value-type="float" office:value="6.57129287719727" calcext:value-type="float">
            <text:p>6.57129287719727</text:p>
          </table:table-cell>
          <table:table-cell office:value-type="float" office:value="6.6225528717041" calcext:value-type="float">
            <text:p>6.6225528717041</text:p>
          </table:table-cell>
          <table:table-cell office:value-type="float" office:value="9.21058654785156" calcext:value-type="float">
            <text:p>9.21058654785156</text:p>
          </table:table-cell>
          <table:table-cell office:value-type="float" office:value="6.79516792297363" calcext:value-type="float">
            <text:p>6.79516792297363</text:p>
          </table:table-cell>
          <table:table-cell office:value-type="float" office:value="6.6225528717041" calcext:value-type="float">
            <text:p>6.6225528717041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04643133784948" calcext:value-type="float">
            <text:p>9.04643133784948</text:p>
          </table:table-cell>
          <table:table-cell office:value-type="float" office:value="0.81486886360036" calcext:value-type="float">
            <text:p>0.81486886360036</text:p>
          </table:table-cell>
          <table:table-cell office:value-type="float" office:value="8.4378719329834" calcext:value-type="float">
            <text:p>8.4378719329834</text:p>
          </table:table-cell>
          <table:table-cell office:value-type="float" office:value="9.11617279052735" calcext:value-type="float">
            <text:p>9.11617279052735</text:p>
          </table:table-cell>
          <table:table-cell office:value-type="float" office:value="9.31549072265625" calcext:value-type="float">
            <text:p>9.31549072265625</text:p>
          </table:table-cell>
          <table:table-cell office:value-type="float" office:value="8.53133201599121" calcext:value-type="float">
            <text:p>8.53133201599121</text:p>
          </table:table-cell>
          <table:table-cell office:value-type="float" office:value="9.11617279052735" calcext:value-type="float">
            <text:p>9.11617279052735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1867307306646" calcext:value-type="float">
            <text:p>11.1867307306646</text:p>
          </table:table-cell>
          <table:table-cell office:value-type="float" office:value="0.965190877521093" calcext:value-type="float">
            <text:p>0.965190877521093</text:p>
          </table:table-cell>
          <table:table-cell office:value-type="float" office:value="10.4701519012451" calcext:value-type="float">
            <text:p>10.4701519012451</text:p>
          </table:table-cell>
          <table:table-cell office:value-type="float" office:value="11.0976696014404" calcext:value-type="float">
            <text:p>11.0976696014404</text:p>
          </table:table-cell>
          <table:table-cell office:value-type="float" office:value="11.1570358276367" calcext:value-type="float">
            <text:p>11.1570358276367</text:p>
          </table:table-cell>
          <table:table-cell office:value-type="float" office:value="14.6458148956299" calcext:value-type="float">
            <text:p>14.6458148956299</text:p>
          </table:table-cell>
          <table:table-cell office:value-type="float" office:value="11.0976696014404" calcext:value-type="float">
            <text:p>11.0976696014404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3323196892266" calcext:value-type="float">
            <text:p>13.3323196892266</text:p>
          </table:table-cell>
          <table:table-cell office:value-type="float" office:value="0.614412648136396" calcext:value-type="float">
            <text:p>0.614412648136396</text:p>
          </table:table-cell>
          <table:table-cell office:value-type="float" office:value="12.8836631774902" calcext:value-type="float">
            <text:p>12.8836631774902</text:p>
          </table:table-cell>
          <table:table-cell office:value-type="float" office:value="13.1151676177979" calcext:value-type="float">
            <text:p>13.1151676177979</text:p>
          </table:table-cell>
          <table:table-cell office:value-type="float" office:value="12.9621028900146" calcext:value-type="float">
            <text:p>12.9621028900146</text:p>
          </table:table-cell>
          <table:table-cell office:value-type="float" office:value="16.2312984466553" calcext:value-type="float">
            <text:p>16.2312984466553</text:p>
          </table:table-cell>
          <table:table-cell office:value-type="float" office:value="13.1151676177979" calcext:value-type="float">
            <text:p>13.1151676177979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.1127642581337" calcext:value-type="float">
            <text:p>16.1127642581337</text:p>
          </table:table-cell>
          <table:table-cell office:value-type="float" office:value="0.96439482389611" calcext:value-type="float">
            <text:p>0.96439482389611</text:p>
          </table:table-cell>
          <table:table-cell office:value-type="float" office:value="15.5637264251709" calcext:value-type="float">
            <text:p>15.5637264251709</text:p>
          </table:table-cell>
          <table:table-cell office:value-type="float" office:value="15.5987739562988" calcext:value-type="float">
            <text:p>15.5987739562988</text:p>
          </table:table-cell>
          <table:table-cell office:value-type="float" office:value="15.6896114349365" calcext:value-type="float">
            <text:p>15.6896114349365</text:p>
          </table:table-cell>
          <table:table-cell office:value-type="float" office:value="22.4597454071045" calcext:value-type="float">
            <text:p>22.4597454071045</text:p>
          </table:table-cell>
          <table:table-cell office:value-type="float" office:value="15.5987739562988" calcext:value-type="float">
            <text:p>15.5987739562988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.9016778418358" calcext:value-type="float">
            <text:p>18.9016778418358</text:p>
          </table:table-cell>
          <table:table-cell office:value-type="float" office:value="0.300239955444806" calcext:value-type="float">
            <text:p>0.300239955444806</text:p>
          </table:table-cell>
          <table:table-cell office:value-type="float" office:value="18.4323787689209" calcext:value-type="float">
            <text:p>18.4323787689209</text:p>
          </table:table-cell>
          <table:table-cell office:value-type="float" office:value="19.0904140472412" calcext:value-type="float">
            <text:p>19.0904140472412</text:p>
          </table:table-cell>
          <table:table-cell office:value-type="float" office:value="19.0787315368652" calcext:value-type="float">
            <text:p>19.0787315368652</text:p>
          </table:table-cell>
          <table:table-cell office:value-type="float" office:value="19.0014839172363" calcext:value-type="float">
            <text:p>19.0014839172363</text:p>
          </table:table-cell>
          <table:table-cell office:value-type="float" office:value="19.0904140472412" calcext:value-type="float">
            <text:p>19.0904140472412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.0227147092914" calcext:value-type="float">
            <text:p>22.0227147092914</text:p>
          </table:table-cell>
          <table:table-cell office:value-type="float" office:value="0.459586137784392" calcext:value-type="float">
            <text:p>0.459586137784392</text:p>
          </table:table-cell>
          <table:table-cell office:value-type="float" office:value="21.4827060699463" calcext:value-type="float">
            <text:p>21.4827060699463</text:p>
          </table:table-cell>
          <table:table-cell office:value-type="float" office:value="22.0024585723877" calcext:value-type="float">
            <text:p>22.0024585723877</text:p>
          </table:table-cell>
          <table:table-cell office:value-type="float" office:value="22.0992565155029" calcext:value-type="float">
            <text:p>22.0992565155029</text:p>
          </table:table-cell>
          <table:table-cell office:value-type="float" office:value="21.8546390533447" calcext:value-type="float">
            <text:p>21.8546390533447</text:p>
          </table:table-cell>
          <table:table-cell office:value-type="float" office:value="22.0024585723877" calcext:value-type="float">
            <text:p>22.0024585723877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.4184687249014" calcext:value-type="float">
            <text:p>25.4184687249014</text:p>
          </table:table-cell>
          <table:table-cell office:value-type="float" office:value="0.822964003823998" calcext:value-type="float">
            <text:p>0.822964003823998</text:p>
          </table:table-cell>
          <table:table-cell office:value-type="float" office:value="24.8470306396484" calcext:value-type="float">
            <text:p>24.8470306396484</text:p>
          </table:table-cell>
          <table:table-cell office:value-type="float" office:value="25.108814239502" calcext:value-type="float">
            <text:p>25.108814239502</text:p>
          </table:table-cell>
          <table:table-cell office:value-type="float" office:value="25.0189304351807" calcext:value-type="float">
            <text:p>25.0189304351807</text:p>
          </table:table-cell>
          <table:table-cell office:value-type="float" office:value="24.8832702636719" calcext:value-type="float">
            <text:p>24.8832702636719</text:p>
          </table:table-cell>
          <table:table-cell office:value-type="float" office:value="25.108814239502" calcext:value-type="float">
            <text:p>25.108814239502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.2930251673648" calcext:value-type="float">
            <text:p>29.2930251673648</text:p>
          </table:table-cell>
          <table:table-cell office:value-type="float" office:value="1.03392029100503" calcext:value-type="float">
            <text:p>1.03392029100503</text:p>
          </table:table-cell>
          <table:table-cell office:value-type="float" office:value="28.5983085632324" calcext:value-type="float">
            <text:p>28.5983085632324</text:p>
          </table:table-cell>
          <table:table-cell office:value-type="float" office:value="29.3424129486084" calcext:value-type="float">
            <text:p>29.3424129486084</text:p>
          </table:table-cell>
          <table:table-cell office:value-type="float" office:value="29.0319919586182" calcext:value-type="float">
            <text:p>29.0319919586182</text:p>
          </table:table-cell>
          <table:table-cell office:value-type="float" office:value="28.7296772003174" calcext:value-type="float">
            <text:p>28.7296772003174</text:p>
          </table:table-cell>
          <table:table-cell office:value-type="float" office:value="29.3424129486084" calcext:value-type="float">
            <text:p>29.3424129486084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.028873304526" calcext:value-type="float">
            <text:p>33.028873304526</text:p>
          </table:table-cell>
          <table:table-cell office:value-type="float" office:value="0.360504481455666" calcext:value-type="float">
            <text:p>0.360504481455666</text:p>
          </table:table-cell>
          <table:table-cell office:value-type="float" office:value="32.489538192749" calcext:value-type="float">
            <text:p>32.489538192749</text:p>
          </table:table-cell>
          <table:table-cell office:value-type="float" office:value="33.2727432250977" calcext:value-type="float">
            <text:p>33.2727432250977</text:p>
          </table:table-cell>
          <table:table-cell office:value-type="float" office:value="33.3933830261231" calcext:value-type="float">
            <text:p>33.3933830261231</text:p>
          </table:table-cell>
          <table:table-cell office:value-type="float" office:value="33.2109928131104" calcext:value-type="float">
            <text:p>33.2109928131104</text:p>
          </table:table-cell>
          <table:table-cell office:value-type="float" office:value="33.2727432250977" calcext:value-type="float">
            <text:p>33.2727432250977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.291408765434" calcext:value-type="float">
            <text:p>37.291408765434</text:p>
          </table:table-cell>
          <table:table-cell office:value-type="float" office:value="0.351878225244209" calcext:value-type="float">
            <text:p>0.351878225244209</text:p>
          </table:table-cell>
          <table:table-cell office:value-type="float" office:value="36.7062091827393" calcext:value-type="float">
            <text:p>36.7062091827393</text:p>
          </table:table-cell>
          <table:table-cell office:value-type="float" office:value="37.2369289398193" calcext:value-type="float">
            <text:p>37.2369289398193</text:p>
          </table:table-cell>
          <table:table-cell office:value-type="float" office:value="37.5826358795166" calcext:value-type="float">
            <text:p>37.5826358795166</text:p>
          </table:table-cell>
          <table:table-cell office:value-type="float" office:value="37.2025966644287" calcext:value-type="float">
            <text:p>37.2025966644287</text:p>
          </table:table-cell>
          <table:table-cell office:value-type="float" office:value="37.2369289398193" calcext:value-type="float">
            <text:p>37.2369289398193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.7225070621656" calcext:value-type="float">
            <text:p>41.7225070621656</text:p>
          </table:table-cell>
          <table:table-cell office:value-type="float" office:value="0.350233830554083" calcext:value-type="float">
            <text:p>0.350233830554083</text:p>
          </table:table-cell>
          <table:table-cell office:value-type="float" office:value="40.9939289093018" calcext:value-type="float">
            <text:p>40.9939289093018</text:p>
          </table:table-cell>
          <table:table-cell office:value-type="float" office:value="41.72682762146" calcext:value-type="float">
            <text:p>41.72682762146</text:p>
          </table:table-cell>
          <table:table-cell office:value-type="float" office:value="41.8851375579834" calcext:value-type="float">
            <text:p>41.8851375579834</text:p>
          </table:table-cell>
          <table:table-cell office:value-type="float" office:value="41.6522026062012" calcext:value-type="float">
            <text:p>41.6522026062012</text:p>
          </table:table-cell>
          <table:table-cell office:value-type="float" office:value="41.72682762146" calcext:value-type="float">
            <text:p>41.72682762146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.7845875283946" calcext:value-type="float">
            <text:p>46.7845875283946</text:p>
          </table:table-cell>
          <table:table-cell office:value-type="float" office:value="1.24790062202541" calcext:value-type="float">
            <text:p>1.24790062202541</text:p>
          </table:table-cell>
          <table:table-cell office:value-type="float" office:value="46.0474491119385" calcext:value-type="float">
            <text:p>46.0474491119385</text:p>
          </table:table-cell>
          <table:table-cell office:value-type="float" office:value="46.259880065918" calcext:value-type="float">
            <text:p>46.259880065918</text:p>
          </table:table-cell>
          <table:table-cell office:value-type="float" office:value="46.0741519927979" calcext:value-type="float">
            <text:p>46.0741519927979</text:p>
          </table:table-cell>
          <table:table-cell office:value-type="float" office:value="46.5328693389893" calcext:value-type="float">
            <text:p>46.5328693389893</text:p>
          </table:table-cell>
          <table:table-cell office:value-type="float" office:value="46.259880065918" calcext:value-type="float">
            <text:p>46.259880065918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.7307891845703" calcext:value-type="float">
            <text:p>52.7307891845703</text:p>
          </table:table-cell>
          <table:table-cell office:value-type="float" office:value="1.31306293502859" calcext:value-type="float">
            <text:p>1.31306293502859</text:p>
          </table:table-cell>
          <table:table-cell office:value-type="float" office:value="51.5990257263184" calcext:value-type="float">
            <text:p>51.5990257263184</text:p>
          </table:table-cell>
          <table:table-cell office:value-type="float" office:value="52.0596504211426" calcext:value-type="float">
            <text:p>52.0596504211426</text:p>
          </table:table-cell>
          <table:table-cell office:value-type="float" office:value="53.5869598388672" calcext:value-type="float">
            <text:p>53.5869598388672</text:p>
          </table:table-cell>
          <table:table-cell office:value-type="float" office:value="52.1090030670166" calcext:value-type="float">
            <text:p>52.1090030670166</text:p>
          </table:table-cell>
          <table:table-cell office:value-type="float" office:value="52.0596504211426" calcext:value-type="float">
            <text:p>52.0596504211426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9.3048893675512" calcext:value-type="float">
            <text:p>59.3048893675512</text:p>
          </table:table-cell>
          <table:table-cell office:value-type="float" office:value="0.93636812013157" calcext:value-type="float">
            <text:p>0.93636812013157</text:p>
          </table:table-cell>
          <table:table-cell office:value-type="float" office:value="57.8763484954834" calcext:value-type="float">
            <text:p>57.8763484954834</text:p>
          </table:table-cell>
          <table:table-cell office:value-type="float" office:value="61.4447593688965" calcext:value-type="float">
            <text:p>61.4447593688965</text:p>
          </table:table-cell>
          <table:table-cell office:value-type="float" office:value="58.5610866546631" calcext:value-type="float">
            <text:p>58.5610866546631</text:p>
          </table:table-cell>
          <table:table-cell office:value-type="float" office:value="58.1839084625244" calcext:value-type="float">
            <text:p>58.1839084625244</text:p>
          </table:table-cell>
          <table:table-cell office:value-type="float" office:value="61.4447593688965" calcext:value-type="float">
            <text:p>61.4447593688965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7.8971435712731" calcext:value-type="float">
            <text:p>67.8971435712731</text:p>
          </table:table-cell>
          <table:table-cell office:value-type="float" office:value="1.43056567750916" calcext:value-type="float">
            <text:p>1.43056567750916</text:p>
          </table:table-cell>
          <table:table-cell office:value-type="float" office:value="65.6688213348389" calcext:value-type="float">
            <text:p>65.6688213348389</text:p>
          </table:table-cell>
          <table:table-cell office:value-type="float" office:value="68.2797431945801" calcext:value-type="float">
            <text:p>68.2797431945801</text:p>
          </table:table-cell>
          <table:table-cell office:value-type="float" office:value="66.6124820709229" calcext:value-type="float">
            <text:p>66.6124820709229</text:p>
          </table:table-cell>
          <table:table-cell office:value-type="float" office:value="69.0181255340576" calcext:value-type="float">
            <text:p>69.0181255340576</text:p>
          </table:table-cell>
          <table:table-cell office:value-type="float" office:value="68.2797431945801" calcext:value-type="float">
            <text:p>68.2797431945801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7.9435876630387" calcext:value-type="float">
            <text:p>87.9435876630387</text:p>
          </table:table-cell>
          <table:table-cell office:value-type="float" office:value="0.585670900962121" calcext:value-type="float">
            <text:p>0.585670900962121</text:p>
          </table:table-cell>
          <table:table-cell office:value-type="float" office:value="87.2225761413574" calcext:value-type="float">
            <text:p>87.2225761413574</text:p>
          </table:table-cell>
          <table:table-cell office:value-type="float" office:value="88.0732536315918" calcext:value-type="float">
            <text:p>88.0732536315918</text:p>
          </table:table-cell>
          <table:table-cell office:value-type="float" office:value="88.1865024566651" calcext:value-type="float">
            <text:p>88.1865024566651</text:p>
          </table:table-cell>
          <table:table-cell office:value-type="float" office:value="88.7689590454102" calcext:value-type="float">
            <text:p>88.7689590454102</text:p>
          </table:table-cell>
          <table:table-cell office:value-type="float" office:value="88.0732536315918" calcext:value-type="float">
            <text:p>88.0732536315918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0.402560915266" calcext:value-type="float">
            <text:p>120.402560915266</text:p>
          </table:table-cell>
          <table:table-cell office:value-type="float" office:value="0.700705191407767" calcext:value-type="float">
            <text:p>0.700705191407767</text:p>
          </table:table-cell>
          <table:table-cell office:value-type="float" office:value="119.399547576904" calcext:value-type="float">
            <text:p>119.399547576904</text:p>
          </table:table-cell>
          <table:table-cell office:value-type="float" office:value="119.515895843506" calcext:value-type="float">
            <text:p>119.515895843506</text:p>
          </table:table-cell>
          <table:table-cell office:value-type="float" office:value="119.554281234741" calcext:value-type="float">
            <text:p>119.554281234741</text:p>
          </table:table-cell>
          <table:table-cell office:value-type="float" office:value="120.80717086792" calcext:value-type="float">
            <text:p>120.80717086792</text:p>
          </table:table-cell>
          <table:table-cell office:value-type="float" office:value="119.515895843506" calcext:value-type="float">
            <text:p>119.515895843506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.63714881738" calcext:value-type="float">
            <text:p>250.63714881738</text:p>
          </table:table-cell>
          <table:table-cell office:value-type="float" office:value="1.3550076040471" calcext:value-type="float">
            <text:p>1.3550076040471</text:p>
          </table:table-cell>
          <table:table-cell office:value-type="float" office:value="248.54302406311" calcext:value-type="float">
            <text:p>248.54302406311</text:p>
          </table:table-cell>
          <table:table-cell office:value-type="float" office:value="251.389741897583" calcext:value-type="float">
            <text:p>251.389741897583</text:p>
          </table:table-cell>
          <table:table-cell office:value-type="float" office:value="257.37738609314" calcext:value-type="float">
            <text:p>257.37738609314</text:p>
          </table:table-cell>
          <table:table-cell office:value-type="float" office:value="252.022743225098" calcext:value-type="float">
            <text:p>252.022743225098</text:p>
          </table:table-cell>
          <table:table-cell office:value-type="float" office:value="251.389741897583" calcext:value-type="float">
            <text:p>251.389741897583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24.048092413922" calcext:value-type="float">
            <text:p>524.048092413922</text:p>
          </table:table-cell>
          <table:table-cell office:value-type="float" office:value="2.2862177598365" calcext:value-type="float">
            <text:p>2.2862177598365</text:p>
          </table:table-cell>
          <table:table-cell office:value-type="float" office:value="520.1735496521" calcext:value-type="float">
            <text:p>520.1735496521</text:p>
          </table:table-cell>
          <table:table-cell office:value-type="float" office:value="523.034572601318" calcext:value-type="float">
            <text:p>523.034572601318</text:p>
          </table:table-cell>
          <table:table-cell office:value-type="float" office:value="520.1735496521" calcext:value-type="float">
            <text:p>520.1735496521</text:p>
          </table:table-cell>
          <table:table-cell office:value-type="float" office:value="526.326179504395" calcext:value-type="float">
            <text:p>526.326179504395</text:p>
          </table:table-cell>
          <table:table-cell office:value-type="float" office:value="523.034572601318" calcext:value-type="float">
            <text:p>523.034572601318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3554" calcext:value-type="float">
            <text:p>0.53554</text:p>
          </table:table-cell>
          <table:table-cell office:value-type="float" office:value="0.0388786" calcext:value-type="float">
            <text:p>0.0388786</text:p>
          </table:table-cell>
          <table:table-cell office:value-type="float" office:value="0.498" calcext:value-type="float">
            <text:p>0.498</text:p>
          </table:table-cell>
          <table:table-cell office:value-type="float" office:value="0.507" calcext:value-type="float">
            <text:p>0.507</text:p>
          </table:table-cell>
          <table:table-cell office:value-type="float" office:value="0.524" calcext:value-type="float">
            <text:p>0.524</text:p>
          </table:table-cell>
          <table:table-cell office:value-type="float" office:value="0.5515" calcext:value-type="float">
            <text:p>0.5515</text:p>
          </table:table-cell>
          <table:table-cell office:value-type="float" office:value="0.774" calcext:value-type="float">
            <text:p>0.774</text:p>
          </table:table-cell>
          <table:table-cell table:formula="of:=&quot;QEngineOCL (GPU Time)&quot;" office:value-type="string" office:string-value="QEngineOCL (GPU Time)" calcext:value-type="string">
            <text:p>QEngineOCL (GPU Time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2914" calcext:value-type="float">
            <text:p>0.82914</text:p>
          </table:table-cell>
          <table:table-cell office:value-type="float" office:value="0.0465504" calcext:value-type="float">
            <text:p>0.0465504</text:p>
          </table:table-cell>
          <table:table-cell office:value-type="float" office:value="0.775" calcext:value-type="float">
            <text:p>0.775</text:p>
          </table:table-cell>
          <table:table-cell office:value-type="float" office:value="0.791" calcext:value-type="float">
            <text:p>0.791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8495" calcext:value-type="float">
            <text:p>0.8495</text:p>
          </table:table-cell>
          <table:table-cell office:value-type="float" office:value="1.028" calcext:value-type="float">
            <text:p>1.028</text:p>
          </table:table-cell>
          <table:table-cell table:formula="of:=&quot;QEngineOCL (GPU Time)&quot;" office:value-type="string" office:string-value="QEngineOCL (GPU Time)" calcext:value-type="string">
            <text:p>QEngineOCL (GPU Time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3372" calcext:value-type="float">
            <text:p>1.13372</text:p>
          </table:table-cell>
          <table:table-cell office:value-type="float" office:value="0.0438361" calcext:value-type="float">
            <text:p>0.0438361</text:p>
          </table:table-cell>
          <table:table-cell office:value-type="float" office:value="1.072" calcext:value-type="float">
            <text:p>1.072</text:p>
          </table:table-cell>
          <table:table-cell office:value-type="float" office:value="1.102" calcext:value-type="float">
            <text:p>1.102</text:p>
          </table:table-cell>
          <table:table-cell office:value-type="float" office:value="1.126" calcext:value-type="float">
            <text:p>1.126</text:p>
          </table:table-cell>
          <table:table-cell office:value-type="float" office:value="1.1535" calcext:value-type="float">
            <text:p>1.1535</text:p>
          </table:table-cell>
          <table:table-cell office:value-type="float" office:value="1.317" calcext:value-type="float">
            <text:p>1.317</text:p>
          </table:table-cell>
          <table:table-cell table:formula="of:=&quot;QEngineOCL (GPU Time)&quot;" office:value-type="string" office:string-value="QEngineOCL (GPU Time)" calcext:value-type="string">
            <text:p>QEngineOCL (GPU Time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8621" calcext:value-type="float">
            <text:p>1.48621</text:p>
          </table:table-cell>
          <table:table-cell office:value-type="float" office:value="0.0480746" calcext:value-type="float">
            <text:p>0.0480746</text:p>
          </table:table-cell>
          <table:table-cell office:value-type="float" office:value="1.402" calcext:value-type="float">
            <text:p>1.402</text:p>
          </table:table-cell>
          <table:table-cell office:value-type="float" office:value="1.454" calcext:value-type="float">
            <text:p>1.454</text:p>
          </table:table-cell>
          <table:table-cell office:value-type="float" office:value="1.479" calcext:value-type="float">
            <text:p>1.479</text:p>
          </table:table-cell>
          <table:table-cell office:value-type="float" office:value="1.525" calcext:value-type="float">
            <text:p>1.525</text:p>
          </table:table-cell>
          <table:table-cell office:value-type="float" office:value="1.642" calcext:value-type="float">
            <text:p>1.642</text:p>
          </table:table-cell>
          <table:table-cell table:formula="of:=&quot;QEngineOCL (GPU Time)&quot;" office:value-type="string" office:string-value="QEngineOCL (GPU Time)" calcext:value-type="string">
            <text:p>QEngineOCL (GPU Time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84908" calcext:value-type="float">
            <text:p>1.84908</text:p>
          </table:table-cell>
          <table:table-cell office:value-type="float" office:value="0.0628938" calcext:value-type="float">
            <text:p>0.0628938</text:p>
          </table:table-cell>
          <table:table-cell office:value-type="float" office:value="1.708" calcext:value-type="float">
            <text:p>1.708</text:p>
          </table:table-cell>
          <table:table-cell office:value-type="float" office:value="1.813" calcext:value-type="float">
            <text:p>1.813</text:p>
          </table:table-cell>
          <table:table-cell office:value-type="float" office:value="1.8435" calcext:value-type="float">
            <text:p>1.8435</text:p>
          </table:table-cell>
          <table:table-cell office:value-type="float" office:value="1.8815" calcext:value-type="float">
            <text:p>1.8815</text:p>
          </table:table-cell>
          <table:table-cell office:value-type="float" office:value="2.169" calcext:value-type="float">
            <text:p>2.169</text:p>
          </table:table-cell>
          <table:table-cell table:formula="of:=&quot;QEngineOCL (GPU Time)&quot;" office:value-type="string" office:string-value="QEngineOCL (GPU Time)" calcext:value-type="string">
            <text:p>QEngineOCL (GPU Time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19468" calcext:value-type="float">
            <text:p>2.19468</text:p>
          </table:table-cell>
          <table:table-cell office:value-type="float" office:value="0.0469446" calcext:value-type="float">
            <text:p>0.0469446</text:p>
          </table:table-cell>
          <table:table-cell office:value-type="float" office:value="2.094" calcext:value-type="float">
            <text:p>2.094</text:p>
          </table:table-cell>
          <table:table-cell office:value-type="float" office:value="2.162" calcext:value-type="float">
            <text:p>2.162</text:p>
          </table:table-cell>
          <table:table-cell office:value-type="float" office:value="2.1885" calcext:value-type="float">
            <text:p>2.1885</text:p>
          </table:table-cell>
          <table:table-cell office:value-type="float" office:value="2.2245" calcext:value-type="float">
            <text:p>2.2245</text:p>
          </table:table-cell>
          <table:table-cell office:value-type="float" office:value="2.335" calcext:value-type="float">
            <text:p>2.335</text:p>
          </table:table-cell>
          <table:table-cell table:formula="of:=&quot;QEngineOCL (GPU Time)&quot;" office:value-type="string" office:string-value="QEngineOCL (GPU Time)" calcext:value-type="string">
            <text:p>QEngineOCL (GPU Time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6167" calcext:value-type="float">
            <text:p>2.6167</text:p>
          </table:table-cell>
          <table:table-cell office:value-type="float" office:value="0.0553266" calcext:value-type="float">
            <text:p>0.0553266</text:p>
          </table:table-cell>
          <table:table-cell office:value-type="float" office:value="2.528" calcext:value-type="float">
            <text:p>2.528</text:p>
          </table:table-cell>
          <table:table-cell office:value-type="float" office:value="2.5765" calcext:value-type="float">
            <text:p>2.5765</text:p>
          </table:table-cell>
          <table:table-cell office:value-type="float" office:value="2.608" calcext:value-type="float">
            <text:p>2.608</text:p>
          </table:table-cell>
          <table:table-cell office:value-type="float" office:value="2.6455" calcext:value-type="float">
            <text:p>2.6455</text:p>
          </table:table-cell>
          <table:table-cell office:value-type="float" office:value="2.841" calcext:value-type="float">
            <text:p>2.841</text:p>
          </table:table-cell>
          <table:table-cell table:formula="of:=&quot;QEngineOCL (GPU Time)&quot;" office:value-type="string" office:string-value="QEngineOCL (GPU Time)" calcext:value-type="string">
            <text:p>QEngineOCL (GPU Time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0426" calcext:value-type="float">
            <text:p>3.0426</text:p>
          </table:table-cell>
          <table:table-cell office:value-type="float" office:value="0.0593333" calcext:value-type="float">
            <text:p>0.0593333</text:p>
          </table:table-cell>
          <table:table-cell office:value-type="float" office:value="2.953" calcext:value-type="float">
            <text:p>2.953</text:p>
          </table:table-cell>
          <table:table-cell office:value-type="float" office:value="3.003" calcext:value-type="float">
            <text:p>3.003</text:p>
          </table:table-cell>
          <table:table-cell office:value-type="float" office:value="3.0355" calcext:value-type="float">
            <text:p>3.0355</text:p>
          </table:table-cell>
          <table:table-cell office:value-type="float" office:value="3.076" calcext:value-type="float">
            <text:p>3.076</text:p>
          </table:table-cell>
          <table:table-cell office:value-type="float" office:value="3.392" calcext:value-type="float">
            <text:p>3.392</text:p>
          </table:table-cell>
          <table:table-cell table:formula="of:=&quot;QEngineOCL (GPU Time)&quot;" office:value-type="string" office:string-value="QEngineOCL (GPU Time)" calcext:value-type="string">
            <text:p>QEngineOCL (GPU Time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56611" calcext:value-type="float">
            <text:p>3.56611</text:p>
          </table:table-cell>
          <table:table-cell office:value-type="float" office:value="0.0907885" calcext:value-type="float">
            <text:p>0.0907885</text:p>
          </table:table-cell>
          <table:table-cell office:value-type="float" office:value="3.412" calcext:value-type="float">
            <text:p>3.412</text:p>
          </table:table-cell>
          <table:table-cell office:value-type="float" office:value="3.499" calcext:value-type="float">
            <text:p>3.499</text:p>
          </table:table-cell>
          <table:table-cell office:value-type="float" office:value="3.56" calcext:value-type="float">
            <text:p>3.56</text:p>
          </table:table-cell>
          <table:table-cell office:value-type="float" office:value="3.618" calcext:value-type="float">
            <text:p>3.618</text:p>
          </table:table-cell>
          <table:table-cell office:value-type="float" office:value="4.063" calcext:value-type="float">
            <text:p>4.063</text:p>
          </table:table-cell>
          <table:table-cell table:formula="of:=&quot;QEngineOCL (GPU Time)&quot;" office:value-type="string" office:string-value="QEngineOCL (GPU Time)" calcext:value-type="string">
            <text:p>QEngineOCL (GPU Time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00658" calcext:value-type="float">
            <text:p>4.00658</text:p>
          </table:table-cell>
          <table:table-cell office:value-type="float" office:value="0.0694777" calcext:value-type="float">
            <text:p>0.0694777</text:p>
          </table:table-cell>
          <table:table-cell office:value-type="float" office:value="3.889" calcext:value-type="float">
            <text:p>3.889</text:p>
          </table:table-cell>
          <table:table-cell office:value-type="float" office:value="3.957" calcext:value-type="float">
            <text:p>3.957</text:p>
          </table:table-cell>
          <table:table-cell office:value-type="float" office:value="4.007" calcext:value-type="float">
            <text:p>4.007</text:p>
          </table:table-cell>
          <table:table-cell office:value-type="float" office:value="4.0445" calcext:value-type="float">
            <text:p>4.0445</text:p>
          </table:table-cell>
          <table:table-cell office:value-type="float" office:value="4.355" calcext:value-type="float">
            <text:p>4.355</text:p>
          </table:table-cell>
          <table:table-cell table:formula="of:=&quot;QEngineOCL (GPU Time)&quot;" office:value-type="string" office:string-value="QEngineOCL (GPU Time)" calcext:value-type="string">
            <text:p>QEngineOCL (GPU Time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5694" calcext:value-type="float">
            <text:p>4.5694</text:p>
          </table:table-cell>
          <table:table-cell office:value-type="float" office:value="0.140354" calcext:value-type="float">
            <text:p>0.140354</text:p>
          </table:table-cell>
          <table:table-cell office:value-type="float" office:value="4.375" calcext:value-type="float">
            <text:p>4.375</text:p>
          </table:table-cell>
          <table:table-cell office:value-type="float" office:value="4.478" calcext:value-type="float">
            <text:p>4.478</text:p>
          </table:table-cell>
          <table:table-cell office:value-type="float" office:value="4.536" calcext:value-type="float">
            <text:p>4.536</text:p>
          </table:table-cell>
          <table:table-cell office:value-type="float" office:value="4.6305" calcext:value-type="float">
            <text:p>4.6305</text:p>
          </table:table-cell>
          <table:table-cell office:value-type="float" office:value="5.523" calcext:value-type="float">
            <text:p>5.523</text:p>
          </table:table-cell>
          <table:table-cell table:formula="of:=&quot;QEngineOCL (GPU Time)&quot;" office:value-type="string" office:string-value="QEngineOCL (GPU Time)" calcext:value-type="string">
            <text:p>QEngineOCL (GPU Time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23701" calcext:value-type="float">
            <text:p>5.23701</text:p>
          </table:table-cell>
          <table:table-cell office:value-type="float" office:value="0.0832222" calcext:value-type="float">
            <text:p>0.0832222</text:p>
          </table:table-cell>
          <table:table-cell office:value-type="float" office:value="5.059" calcext:value-type="float">
            <text:p>5.059</text:p>
          </table:table-cell>
          <table:table-cell office:value-type="float" office:value="5.186" calcext:value-type="float">
            <text:p>5.186</text:p>
          </table:table-cell>
          <table:table-cell office:value-type="float" office:value="5.2295" calcext:value-type="float">
            <text:p>5.2295</text:p>
          </table:table-cell>
          <table:table-cell office:value-type="float" office:value="5.281" calcext:value-type="float">
            <text:p>5.281</text:p>
          </table:table-cell>
          <table:table-cell office:value-type="float" office:value="5.63" calcext:value-type="float">
            <text:p>5.63</text:p>
          </table:table-cell>
          <table:table-cell table:formula="of:=&quot;QEngineOCL (GPU Time)&quot;" office:value-type="string" office:string-value="QEngineOCL (GPU Time)" calcext:value-type="string">
            <text:p>QEngineOCL (GPU Time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83946" calcext:value-type="float">
            <text:p>5.83946</text:p>
          </table:table-cell>
          <table:table-cell office:value-type="float" office:value="0.0702125" calcext:value-type="float">
            <text:p>0.0702125</text:p>
          </table:table-cell>
          <table:table-cell office:value-type="float" office:value="5.709" calcext:value-type="float">
            <text:p>5.709</text:p>
          </table:table-cell>
          <table:table-cell office:value-type="float" office:value="5.7915" calcext:value-type="float">
            <text:p>5.7915</text:p>
          </table:table-cell>
          <table:table-cell office:value-type="float" office:value="5.8295" calcext:value-type="float">
            <text:p>5.8295</text:p>
          </table:table-cell>
          <table:table-cell office:value-type="float" office:value="5.88" calcext:value-type="float">
            <text:p>5.88</text:p>
          </table:table-cell>
          <table:table-cell office:value-type="float" office:value="6.137" calcext:value-type="float">
            <text:p>6.137</text:p>
          </table:table-cell>
          <table:table-cell table:formula="of:=&quot;QEngineOCL (GPU Time)&quot;" office:value-type="string" office:string-value="QEngineOCL (GPU Time)" calcext:value-type="string">
            <text:p>QEngineOCL (GPU Time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49343" calcext:value-type="float">
            <text:p>6.49343</text:p>
          </table:table-cell>
          <table:table-cell office:value-type="float" office:value="0.0925211" calcext:value-type="float">
            <text:p>0.0925211</text:p>
          </table:table-cell>
          <table:table-cell office:value-type="float" office:value="6.345" calcext:value-type="float">
            <text:p>6.345</text:p>
          </table:table-cell>
          <table:table-cell office:value-type="float" office:value="6.4395" calcext:value-type="float">
            <text:p>6.4395</text:p>
          </table:table-cell>
          <table:table-cell office:value-type="float" office:value="6.4855" calcext:value-type="float">
            <text:p>6.4855</text:p>
          </table:table-cell>
          <table:table-cell office:value-type="float" office:value="6.53" calcext:value-type="float">
            <text:p>6.53</text:p>
          </table:table-cell>
          <table:table-cell office:value-type="float" office:value="7.032" calcext:value-type="float">
            <text:p>7.032</text:p>
          </table:table-cell>
          <table:table-cell table:formula="of:=&quot;QEngineOCL (GPU Time)&quot;" office:value-type="string" office:string-value="QEngineOCL (GPU Time)" calcext:value-type="string">
            <text:p>QEngineOCL (GPU Time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31296" calcext:value-type="float">
            <text:p>7.31296</text:p>
          </table:table-cell>
          <table:table-cell office:value-type="float" office:value="0.217641" calcext:value-type="float">
            <text:p>0.217641</text:p>
          </table:table-cell>
          <table:table-cell office:value-type="float" office:value="7.013" calcext:value-type="float">
            <text:p>7.013</text:p>
          </table:table-cell>
          <table:table-cell office:value-type="float" office:value="7.094" calcext:value-type="float">
            <text:p>7.094</text:p>
          </table:table-cell>
          <table:table-cell office:value-type="float" office:value="7.358" calcext:value-type="float">
            <text:p>7.358</text:p>
          </table:table-cell>
          <table:table-cell office:value-type="float" office:value="7.513" calcext:value-type="float">
            <text:p>7.513</text:p>
          </table:table-cell>
          <table:table-cell office:value-type="float" office:value="7.703" calcext:value-type="float">
            <text:p>7.703</text:p>
          </table:table-cell>
          <table:table-cell table:formula="of:=&quot;QEngineOCL (GPU Time)&quot;" office:value-type="string" office:string-value="QEngineOCL (GPU Time)" calcext:value-type="string">
            <text:p>QEngineOCL (GPU Time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.4344" calcext:value-type="float">
            <text:p>26.4344</text:p>
          </table:table-cell>
          <table:table-cell office:value-type="float" office:value="2.82577" calcext:value-type="float">
            <text:p>2.82577</text:p>
          </table:table-cell>
          <table:table-cell office:value-type="float" office:value="9.343" calcext:value-type="float">
            <text:p>9.343</text:p>
          </table:table-cell>
          <table:table-cell office:value-type="float" office:value="26.9705" calcext:value-type="float">
            <text:p>26.9705</text:p>
          </table:table-cell>
          <table:table-cell office:value-type="float" office:value="27.002" calcext:value-type="float">
            <text:p>27.002</text:p>
          </table:table-cell>
          <table:table-cell office:value-type="float" office:value="27.0255" calcext:value-type="float">
            <text:p>27.0255</text:p>
          </table:table-cell>
          <table:table-cell office:value-type="float" office:value="27.082" calcext:value-type="float">
            <text:p>27.082</text:p>
          </table:table-cell>
          <table:table-cell table:formula="of:=&quot;QEngineOCL (GPU Time)&quot;" office:value-type="string" office:string-value="QEngineOCL (GPU Time)" calcext:value-type="string">
            <text:p>QEngineOCL (GPU Time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.5768" calcext:value-type="float">
            <text:p>33.5768</text:p>
          </table:table-cell>
          <table:table-cell office:value-type="float" office:value="2.85505" calcext:value-type="float">
            <text:p>2.85505</text:p>
          </table:table-cell>
          <table:table-cell office:value-type="float" office:value="11.168" calcext:value-type="float">
            <text:p>11.168</text:p>
          </table:table-cell>
          <table:table-cell office:value-type="float" office:value="33.992" calcext:value-type="float">
            <text:p>33.992</text:p>
          </table:table-cell>
          <table:table-cell office:value-type="float" office:value="34.013" calcext:value-type="float">
            <text:p>34.013</text:p>
          </table:table-cell>
          <table:table-cell office:value-type="float" office:value="34.031" calcext:value-type="float">
            <text:p>34.031</text:p>
          </table:table-cell>
          <table:table-cell office:value-type="float" office:value="34.096" calcext:value-type="float">
            <text:p>34.096</text:p>
          </table:table-cell>
          <table:table-cell table:formula="of:=&quot;QEngineOCL (GPU Time)&quot;" office:value-type="string" office:string-value="QEngineOCL (GPU Time)" calcext:value-type="string">
            <text:p>QEngineOCL (GPU Time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.2146" calcext:value-type="float">
            <text:p>56.2146</text:p>
          </table:table-cell>
          <table:table-cell office:value-type="float" office:value="4.33665" calcext:value-type="float">
            <text:p>4.33665</text:p>
          </table:table-cell>
          <table:table-cell office:value-type="float" office:value="13.511" calcext:value-type="float">
            <text:p>13.511</text:p>
          </table:table-cell>
          <table:table-cell office:value-type="float" office:value="56.6565" calcext:value-type="float">
            <text:p>56.6565</text:p>
          </table:table-cell>
          <table:table-cell office:value-type="float" office:value="56.6955" calcext:value-type="float">
            <text:p>56.6955</text:p>
          </table:table-cell>
          <table:table-cell office:value-type="float" office:value="56.7375" calcext:value-type="float">
            <text:p>56.7375</text:p>
          </table:table-cell>
          <table:table-cell office:value-type="float" office:value="57.108" calcext:value-type="float">
            <text:p>57.108</text:p>
          </table:table-cell>
          <table:table-cell table:formula="of:=&quot;QEngineOCL (GPU Time)&quot;" office:value-type="string" office:string-value="QEngineOCL (GPU Time)" calcext:value-type="string">
            <text:p>QEngineOCL (GPU Time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3.104" calcext:value-type="float">
            <text:p>103.104</text:p>
          </table:table-cell>
          <table:table-cell office:value-type="float" office:value="7.25505" calcext:value-type="float">
            <text:p>7.25505</text:p>
          </table:table-cell>
          <table:table-cell office:value-type="float" office:value="30.989" calcext:value-type="float">
            <text:p>30.989</text:p>
          </table:table-cell>
          <table:table-cell office:value-type="float" office:value="103.825" calcext:value-type="float">
            <text:p>103.825</text:p>
          </table:table-cell>
          <table:table-cell office:value-type="float" office:value="103.852" calcext:value-type="float">
            <text:p>103.852</text:p>
          </table:table-cell>
          <table:table-cell office:value-type="float" office:value="103.885" calcext:value-type="float">
            <text:p>103.885</text:p>
          </table:table-cell>
          <table:table-cell office:value-type="float" office:value="104.143" calcext:value-type="float">
            <text:p>104.143</text:p>
          </table:table-cell>
          <table:table-cell table:formula="of:=&quot;QEngineOCL (GPU Time)&quot;" office:value-type="string" office:string-value="QEngineOCL (GPU Time)" calcext:value-type="string">
            <text:p>QEngineOCL (GPU Time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3.629" calcext:value-type="float">
            <text:p>193.629</text:p>
          </table:table-cell>
          <table:table-cell office:value-type="float" office:value="12.2476" calcext:value-type="float">
            <text:p>12.2476</text:p>
          </table:table-cell>
          <table:table-cell office:value-type="float" office:value="71.777" calcext:value-type="float">
            <text:p>71.777</text:p>
          </table:table-cell>
          <table:table-cell office:value-type="float" office:value="194.824" calcext:value-type="float">
            <text:p>194.824</text:p>
          </table:table-cell>
          <table:table-cell office:value-type="float" office:value="194.867" calcext:value-type="float">
            <text:p>194.867</text:p>
          </table:table-cell>
          <table:table-cell office:value-type="float" office:value="194.906" calcext:value-type="float">
            <text:p>194.906</text:p>
          </table:table-cell>
          <table:table-cell office:value-type="float" office:value="195.135" calcext:value-type="float">
            <text:p>195.135</text:p>
          </table:table-cell>
          <table:table-cell table:formula="of:=&quot;QEngineOCL (GPU Time)&quot;" office:value-type="string" office:string-value="QEngineOCL (GPU Time)" calcext:value-type="string">
            <text:p>QEngineOCL (GPU Time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6.977" calcext:value-type="float">
            <text:p>386.977</text:p>
          </table:table-cell>
          <table:table-cell office:value-type="float" office:value="22.2026" calcext:value-type="float">
            <text:p>22.2026</text:p>
          </table:table-cell>
          <table:table-cell office:value-type="float" office:value="166.074" calcext:value-type="float">
            <text:p>166.074</text:p>
          </table:table-cell>
          <table:table-cell office:value-type="float" office:value="389.101" calcext:value-type="float">
            <text:p>389.101</text:p>
          </table:table-cell>
          <table:table-cell office:value-type="float" office:value="389.159" calcext:value-type="float">
            <text:p>389.159</text:p>
          </table:table-cell>
          <table:table-cell office:value-type="float" office:value="389.212" calcext:value-type="float">
            <text:p>389.212</text:p>
          </table:table-cell>
          <table:table-cell office:value-type="float" office:value="389.937" calcext:value-type="float">
            <text:p>389.937</text:p>
          </table:table-cell>
          <table:table-cell table:formula="of:=&quot;QEngineOCL (GPU Time)&quot;" office:value-type="string" office:string-value="QEngineOCL (GPU Time)" calcext:value-type="string">
            <text:p>QEngineOCL (GPU Time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2.072" calcext:value-type="float">
            <text:p>802.072</text:p>
          </table:table-cell>
          <table:table-cell office:value-type="float" office:value="42.0796" calcext:value-type="float">
            <text:p>42.0796</text:p>
          </table:table-cell>
          <table:table-cell office:value-type="float" office:value="383.391" calcext:value-type="float">
            <text:p>383.391</text:p>
          </table:table-cell>
          <table:table-cell office:value-type="float" office:value="806.165" calcext:value-type="float">
            <text:p>806.165</text:p>
          </table:table-cell>
          <table:table-cell office:value-type="float" office:value="806.235" calcext:value-type="float">
            <text:p>806.235</text:p>
          </table:table-cell>
          <table:table-cell office:value-type="float" office:value="806.311" calcext:value-type="float">
            <text:p>806.311</text:p>
          </table:table-cell>
          <table:table-cell office:value-type="float" office:value="807.123" calcext:value-type="float">
            <text:p>807.123</text:p>
          </table:table-cell>
          <table:table-cell table:formula="of:=&quot;QEngineOCL (GPU Time)&quot;" office:value-type="string" office:string-value="QEngineOCL (GPU Time)" calcext:value-type="string">
            <text:p>QEngineOCL (GPU Time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93.79" calcext:value-type="float">
            <text:p>1693.79</text:p>
          </table:table-cell>
          <table:table-cell office:value-type="float" office:value="81.9715" calcext:value-type="float">
            <text:p>81.9715</text:p>
          </table:table-cell>
          <table:table-cell office:value-type="float" office:value="878.189" calcext:value-type="float">
            <text:p>878.189</text:p>
          </table:table-cell>
          <table:table-cell office:value-type="float" office:value="1701.9" calcext:value-type="float">
            <text:p>1701.9</text:p>
          </table:table-cell>
          <table:table-cell office:value-type="float" office:value="1702.01" calcext:value-type="float">
            <text:p>1702.01</text:p>
          </table:table-cell>
          <table:table-cell office:value-type="float" office:value="1702.09" calcext:value-type="float">
            <text:p>1702.09</text:p>
          </table:table-cell>
          <table:table-cell office:value-type="float" office:value="1703.22" calcext:value-type="float">
            <text:p>1703.22</text:p>
          </table:table-cell>
          <table:table-cell table:formula="of:=&quot;QEngineOCL (GPU Time)&quot;" office:value-type="string" office:string-value="QEngineOCL (GPU Time)" calcext:value-type="string">
            <text:p>QEngineOCL (GPU Time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10.51" calcext:value-type="float">
            <text:p>3610.51</text:p>
          </table:table-cell>
          <table:table-cell office:value-type="float" office:value="162.461" calcext:value-type="float">
            <text:p>162.461</text:p>
          </table:table-cell>
          <table:table-cell office:value-type="float" office:value="1994.05" calcext:value-type="float">
            <text:p>1994.05</text:p>
          </table:table-cell>
          <table:table-cell office:value-type="float" office:value="3626.6" calcext:value-type="float">
            <text:p>3626.6</text:p>
          </table:table-cell>
          <table:table-cell office:value-type="float" office:value="3626.79" calcext:value-type="float">
            <text:p>3626.79</text:p>
          </table:table-cell>
          <table:table-cell office:value-type="float" office:value="3626.97" calcext:value-type="float">
            <text:p>3626.97</text:p>
          </table:table-cell>
          <table:table-cell office:value-type="float" office:value="3628.32" calcext:value-type="float">
            <text:p>3628.32</text:p>
          </table:table-cell>
          <table:table-cell table:formula="of:=&quot;QEngineOCL (GPU Time)&quot;" office:value-type="string" office:string-value="QEngineOCL (GPU Time)" calcext:value-type="string">
            <text:p>QEngineOCL (GPU Time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9456" calcext:value-type="float">
            <text:p>0.59456</text:p>
          </table:table-cell>
          <table:table-cell office:value-type="float" office:value="0.0404809" calcext:value-type="float">
            <text:p>0.0404809</text:p>
          </table:table-cell>
          <table:table-cell office:value-type="float" office:value="0.554" calcext:value-type="float">
            <text:p>0.554</text:p>
          </table:table-cell>
          <table:table-cell office:value-type="float" office:value="0.565" calcext:value-type="float">
            <text:p>0.565</text:p>
          </table:table-cell>
          <table:table-cell office:value-type="float" office:value="0.582" calcext:value-type="float">
            <text:p>0.582</text:p>
          </table:table-cell>
          <table:table-cell office:value-type="float" office:value="0.6135" calcext:value-type="float">
            <text:p>0.6135</text:p>
          </table:table-cell>
          <table:table-cell office:value-type="float" office:value="0.794" calcext:value-type="float">
            <text:p>0.794</text:p>
          </table:table-cell>
          <table:table-cell table:formula="of:=&quot;QEngineOCL (Async return)&quot;" office:value-type="string" office:string-value="QEngineOCL (Async return)" calcext:value-type="string">
            <text:p>QEngineOCL (Async return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8799" calcext:value-type="float">
            <text:p>0.88799</text:p>
          </table:table-cell>
          <table:table-cell office:value-type="float" office:value="0.0336353" calcext:value-type="float">
            <text:p>0.0336353</text:p>
          </table:table-cell>
          <table:table-cell office:value-type="float" office:value="0.835" calcext:value-type="float">
            <text:p>0.835</text:p>
          </table:table-cell>
          <table:table-cell office:value-type="float" office:value="0.8685" calcext:value-type="float">
            <text:p>0.8685</text:p>
          </table:table-cell>
          <table:table-cell office:value-type="float" office:value="0.885" calcext:value-type="float">
            <text:p>0.885</text:p>
          </table:table-cell>
          <table:table-cell office:value-type="float" office:value="0.8975" calcext:value-type="float">
            <text:p>0.8975</text:p>
          </table:table-cell>
          <table:table-cell office:value-type="float" office:value="1.068" calcext:value-type="float">
            <text:p>1.068</text:p>
          </table:table-cell>
          <table:table-cell table:formula="of:=&quot;QEngineOCL (Async return)&quot;" office:value-type="string" office:string-value="QEngineOCL (Async return)" calcext:value-type="string">
            <text:p>QEngineOCL (Async return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938" calcext:value-type="float">
            <text:p>1.1938</text:p>
          </table:table-cell>
          <table:table-cell office:value-type="float" office:value="0.0312519" calcext:value-type="float">
            <text:p>0.0312519</text:p>
          </table:table-cell>
          <table:table-cell office:value-type="float" office:value="1.15" calcext:value-type="float">
            <text:p>1.15</text:p>
          </table:table-cell>
          <table:table-cell office:value-type="float" office:value="1.176" calcext:value-type="float">
            <text:p>1.176</text:p>
          </table:table-cell>
          <table:table-cell office:value-type="float" office:value="1.188" calcext:value-type="float">
            <text:p>1.188</text:p>
          </table:table-cell>
          <table:table-cell office:value-type="float" office:value="1.2055" calcext:value-type="float">
            <text:p>1.2055</text:p>
          </table:table-cell>
          <table:table-cell office:value-type="float" office:value="1.422" calcext:value-type="float">
            <text:p>1.422</text:p>
          </table:table-cell>
          <table:table-cell table:formula="of:=&quot;QEngineOCL (Async return)&quot;" office:value-type="string" office:string-value="QEngineOCL (Async return)" calcext:value-type="string">
            <text:p>QEngineOCL (Async return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4437" calcext:value-type="float">
            <text:p>1.54437</text:p>
          </table:table-cell>
          <table:table-cell office:value-type="float" office:value="0.03544" calcext:value-type="float">
            <text:p>0.03544</text:p>
          </table:table-cell>
          <table:table-cell office:value-type="float" office:value="1.493" calcext:value-type="float">
            <text:p>1.493</text:p>
          </table:table-cell>
          <table:table-cell office:value-type="float" office:value="1.5205" calcext:value-type="float">
            <text:p>1.5205</text:p>
          </table:table-cell>
          <table:table-cell office:value-type="float" office:value="1.539" calcext:value-type="float">
            <text:p>1.539</text:p>
          </table:table-cell>
          <table:table-cell office:value-type="float" office:value="1.5545" calcext:value-type="float">
            <text:p>1.5545</text:p>
          </table:table-cell>
          <table:table-cell office:value-type="float" office:value="1.713" calcext:value-type="float">
            <text:p>1.713</text:p>
          </table:table-cell>
          <table:table-cell table:formula="of:=&quot;QEngineOCL (Async return)&quot;" office:value-type="string" office:string-value="QEngineOCL (Async return)" calcext:value-type="string">
            <text:p>QEngineOCL (Async return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90588" calcext:value-type="float">
            <text:p>1.90588</text:p>
          </table:table-cell>
          <table:table-cell office:value-type="float" office:value="0.0374356" calcext:value-type="float">
            <text:p>0.0374356</text:p>
          </table:table-cell>
          <table:table-cell office:value-type="float" office:value="1.858" calcext:value-type="float">
            <text:p>1.858</text:p>
          </table:table-cell>
          <table:table-cell office:value-type="float" office:value="1.8855" calcext:value-type="float">
            <text:p>1.8855</text:p>
          </table:table-cell>
          <table:table-cell office:value-type="float" office:value="1.899" calcext:value-type="float">
            <text:p>1.899</text:p>
          </table:table-cell>
          <table:table-cell office:value-type="float" office:value="1.91" calcext:value-type="float">
            <text:p>1.91</text:p>
          </table:table-cell>
          <table:table-cell office:value-type="float" office:value="2.144" calcext:value-type="float">
            <text:p>2.144</text:p>
          </table:table-cell>
          <table:table-cell table:formula="of:=&quot;QEngineOCL (Async return)&quot;" office:value-type="string" office:string-value="QEngineOCL (Async return)" calcext:value-type="string">
            <text:p>QEngineOCL (Async return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30757" calcext:value-type="float">
            <text:p>2.30757</text:p>
          </table:table-cell>
          <table:table-cell office:value-type="float" office:value="0.041882" calcext:value-type="float">
            <text:p>0.041882</text:p>
          </table:table-cell>
          <table:table-cell office:value-type="float" office:value="2.264" calcext:value-type="float">
            <text:p>2.264</text:p>
          </table:table-cell>
          <table:table-cell office:value-type="float" office:value="2.283" calcext:value-type="float">
            <text:p>2.283</text:p>
          </table:table-cell>
          <table:table-cell office:value-type="float" office:value="2.301" calcext:value-type="float">
            <text:p>2.301</text:p>
          </table:table-cell>
          <table:table-cell office:value-type="float" office:value="2.316" calcext:value-type="float">
            <text:p>2.316</text:p>
          </table:table-cell>
          <table:table-cell office:value-type="float" office:value="2.615" calcext:value-type="float">
            <text:p>2.615</text:p>
          </table:table-cell>
          <table:table-cell table:formula="of:=&quot;QEngineOCL (Async return)&quot;" office:value-type="string" office:string-value="QEngineOCL (Async return)" calcext:value-type="string">
            <text:p>QEngineOCL (Async return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73513" calcext:value-type="float">
            <text:p>2.73513</text:p>
          </table:table-cell>
          <table:table-cell office:value-type="float" office:value="0.0456453" calcext:value-type="float">
            <text:p>0.0456453</text:p>
          </table:table-cell>
          <table:table-cell office:value-type="float" office:value="2.687" calcext:value-type="float">
            <text:p>2.687</text:p>
          </table:table-cell>
          <table:table-cell office:value-type="float" office:value="2.711" calcext:value-type="float">
            <text:p>2.711</text:p>
          </table:table-cell>
          <table:table-cell office:value-type="float" office:value="2.727" calcext:value-type="float">
            <text:p>2.727</text:p>
          </table:table-cell>
          <table:table-cell office:value-type="float" office:value="2.7485" calcext:value-type="float">
            <text:p>2.7485</text:p>
          </table:table-cell>
          <table:table-cell office:value-type="float" office:value="3.096" calcext:value-type="float">
            <text:p>3.096</text:p>
          </table:table-cell>
          <table:table-cell table:formula="of:=&quot;QEngineOCL (Async return)&quot;" office:value-type="string" office:string-value="QEngineOCL (Async return)" calcext:value-type="string">
            <text:p>QEngineOCL (Async return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17657" calcext:value-type="float">
            <text:p>3.17657</text:p>
          </table:table-cell>
          <table:table-cell office:value-type="float" office:value="0.0470128" calcext:value-type="float">
            <text:p>0.0470128</text:p>
          </table:table-cell>
          <table:table-cell office:value-type="float" office:value="3.131" calcext:value-type="float">
            <text:p>3.131</text:p>
          </table:table-cell>
          <table:table-cell office:value-type="float" office:value="3.1535" calcext:value-type="float">
            <text:p>3.1535</text:p>
          </table:table-cell>
          <table:table-cell office:value-type="float" office:value="3.1675" calcext:value-type="float">
            <text:p>3.1675</text:p>
          </table:table-cell>
          <table:table-cell office:value-type="float" office:value="3.1885" calcext:value-type="float">
            <text:p>3.1885</text:p>
          </table:table-cell>
          <table:table-cell office:value-type="float" office:value="3.518" calcext:value-type="float">
            <text:p>3.518</text:p>
          </table:table-cell>
          <table:table-cell table:formula="of:=&quot;QEngineOCL (Async return)&quot;" office:value-type="string" office:string-value="QEngineOCL (Async return)" calcext:value-type="string">
            <text:p>QEngineOCL (Async return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6687" calcext:value-type="float">
            <text:p>3.6687</text:p>
          </table:table-cell>
          <table:table-cell office:value-type="float" office:value="0.058927" calcext:value-type="float">
            <text:p>0.058927</text:p>
          </table:table-cell>
          <table:table-cell office:value-type="float" office:value="3.607" calcext:value-type="float">
            <text:p>3.607</text:p>
          </table:table-cell>
          <table:table-cell office:value-type="float" office:value="3.642" calcext:value-type="float">
            <text:p>3.642</text:p>
          </table:table-cell>
          <table:table-cell office:value-type="float" office:value="3.66" calcext:value-type="float">
            <text:p>3.66</text:p>
          </table:table-cell>
          <table:table-cell office:value-type="float" office:value="3.6825" calcext:value-type="float">
            <text:p>3.6825</text:p>
          </table:table-cell>
          <table:table-cell office:value-type="float" office:value="4.174" calcext:value-type="float">
            <text:p>4.174</text:p>
          </table:table-cell>
          <table:table-cell table:formula="of:=&quot;QEngineOCL (Async return)&quot;" office:value-type="string" office:string-value="QEngineOCL (Async return)" calcext:value-type="string">
            <text:p>QEngineOCL (Async return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18254" calcext:value-type="float">
            <text:p>4.18254</text:p>
          </table:table-cell>
          <table:table-cell office:value-type="float" office:value="0.0451868" calcext:value-type="float">
            <text:p>0.0451868</text:p>
          </table:table-cell>
          <table:table-cell office:value-type="float" office:value="4.097" calcext:value-type="float">
            <text:p>4.097</text:p>
          </table:table-cell>
          <table:table-cell office:value-type="float" office:value="4.157" calcext:value-type="float">
            <text:p>4.157</text:p>
          </table:table-cell>
          <table:table-cell office:value-type="float" office:value="4.173" calcext:value-type="float">
            <text:p>4.173</text:p>
          </table:table-cell>
          <table:table-cell office:value-type="float" office:value="4.194" calcext:value-type="float">
            <text:p>4.194</text:p>
          </table:table-cell>
          <table:table-cell office:value-type="float" office:value="4.502" calcext:value-type="float">
            <text:p>4.502</text:p>
          </table:table-cell>
          <table:table-cell table:formula="of:=&quot;QEngineOCL (Async return)&quot;" office:value-type="string" office:string-value="QEngineOCL (Async return)" calcext:value-type="string">
            <text:p>QEngineOCL (Async return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72252" calcext:value-type="float">
            <text:p>4.72252</text:p>
          </table:table-cell>
          <table:table-cell office:value-type="float" office:value="0.0590861" calcext:value-type="float">
            <text:p>0.0590861</text:p>
          </table:table-cell>
          <table:table-cell office:value-type="float" office:value="4.665" calcext:value-type="float">
            <text:p>4.665</text:p>
          </table:table-cell>
          <table:table-cell office:value-type="float" office:value="4.699" calcext:value-type="float">
            <text:p>4.699</text:p>
          </table:table-cell>
          <table:table-cell office:value-type="float" office:value="4.712" calcext:value-type="float">
            <text:p>4.712</text:p>
          </table:table-cell>
          <table:table-cell office:value-type="float" office:value="4.737" calcext:value-type="float">
            <text:p>4.737</text:p>
          </table:table-cell>
          <table:table-cell office:value-type="float" office:value="5.238" calcext:value-type="float">
            <text:p>5.238</text:p>
          </table:table-cell>
          <table:table-cell table:formula="of:=&quot;QEngineOCL (Async return)&quot;" office:value-type="string" office:string-value="QEngineOCL (Async return)" calcext:value-type="string">
            <text:p>QEngineOCL (Async return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46392" calcext:value-type="float">
            <text:p>5.46392</text:p>
          </table:table-cell>
          <table:table-cell office:value-type="float" office:value="0.189352" calcext:value-type="float">
            <text:p>0.189352</text:p>
          </table:table-cell>
          <table:table-cell office:value-type="float" office:value="5.222" calcext:value-type="float">
            <text:p>5.222</text:p>
          </table:table-cell>
          <table:table-cell office:value-type="float" office:value="5.2795" calcext:value-type="float">
            <text:p>5.2795</text:p>
          </table:table-cell>
          <table:table-cell office:value-type="float" office:value="5.3965" calcext:value-type="float">
            <text:p>5.3965</text:p>
          </table:table-cell>
          <table:table-cell office:value-type="float" office:value="5.6415" calcext:value-type="float">
            <text:p>5.6415</text:p>
          </table:table-cell>
          <table:table-cell office:value-type="float" office:value="5.813" calcext:value-type="float">
            <text:p>5.813</text:p>
          </table:table-cell>
          <table:table-cell table:formula="of:=&quot;QEngineOCL (Async return)&quot;" office:value-type="string" office:string-value="QEngineOCL (Async return)" calcext:value-type="string">
            <text:p>QEngineOCL (Async return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89474" calcext:value-type="float">
            <text:p>5.89474</text:p>
          </table:table-cell>
          <table:table-cell office:value-type="float" office:value="0.0870594" calcext:value-type="float">
            <text:p>0.0870594</text:p>
          </table:table-cell>
          <table:table-cell office:value-type="float" office:value="5.824" calcext:value-type="float">
            <text:p>5.824</text:p>
          </table:table-cell>
          <table:table-cell office:value-type="float" office:value="5.863" calcext:value-type="float">
            <text:p>5.863</text:p>
          </table:table-cell>
          <table:table-cell office:value-type="float" office:value="5.8815" calcext:value-type="float">
            <text:p>5.8815</text:p>
          </table:table-cell>
          <table:table-cell office:value-type="float" office:value="5.904" calcext:value-type="float">
            <text:p>5.904</text:p>
          </table:table-cell>
          <table:table-cell office:value-type="float" office:value="6.692" calcext:value-type="float">
            <text:p>6.692</text:p>
          </table:table-cell>
          <table:table-cell table:formula="of:=&quot;QEngineOCL (Async return)&quot;" office:value-type="string" office:string-value="QEngineOCL (Async return)" calcext:value-type="string">
            <text:p>QEngineOCL (Async return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58142" calcext:value-type="float">
            <text:p>6.58142</text:p>
          </table:table-cell>
          <table:table-cell office:value-type="float" office:value="0.107561" calcext:value-type="float">
            <text:p>0.107561</text:p>
          </table:table-cell>
          <table:table-cell office:value-type="float" office:value="6.492" calcext:value-type="float">
            <text:p>6.492</text:p>
          </table:table-cell>
          <table:table-cell office:value-type="float" office:value="6.5375" calcext:value-type="float">
            <text:p>6.5375</text:p>
          </table:table-cell>
          <table:table-cell office:value-type="float" office:value="6.5565" calcext:value-type="float">
            <text:p>6.5565</text:p>
          </table:table-cell>
          <table:table-cell office:value-type="float" office:value="6.5855" calcext:value-type="float">
            <text:p>6.5855</text:p>
          </table:table-cell>
          <table:table-cell office:value-type="float" office:value="7.183" calcext:value-type="float">
            <text:p>7.183</text:p>
          </table:table-cell>
          <table:table-cell table:formula="of:=&quot;QEngineOCL (Async return)&quot;" office:value-type="string" office:string-value="QEngineOCL (Async return)" calcext:value-type="string">
            <text:p>QEngineOCL (Async return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34777" calcext:value-type="float">
            <text:p>7.34777</text:p>
          </table:table-cell>
          <table:table-cell office:value-type="float" office:value="0.133298" calcext:value-type="float">
            <text:p>0.133298</text:p>
          </table:table-cell>
          <table:table-cell office:value-type="float" office:value="7.094" calcext:value-type="float">
            <text:p>7.094</text:p>
          </table:table-cell>
          <table:table-cell office:value-type="float" office:value="7.2645" calcext:value-type="float">
            <text:p>7.2645</text:p>
          </table:table-cell>
          <table:table-cell office:value-type="float" office:value="7.311" calcext:value-type="float">
            <text:p>7.311</text:p>
          </table:table-cell>
          <table:table-cell office:value-type="float" office:value="7.4045" calcext:value-type="float">
            <text:p>7.4045</text:p>
          </table:table-cell>
          <table:table-cell office:value-type="float" office:value="7.866" calcext:value-type="float">
            <text:p>7.866</text:p>
          </table:table-cell>
          <table:table-cell table:formula="of:=&quot;QEngineOCL (Async return)&quot;" office:value-type="string" office:string-value="QEngineOCL (Async return)" calcext:value-type="string">
            <text:p>QEngineOCL (Async return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05263" calcext:value-type="float">
            <text:p>9.05263</text:p>
          </table:table-cell>
          <table:table-cell office:value-type="float" office:value="0.0660254" calcext:value-type="float">
            <text:p>0.0660254</text:p>
          </table:table-cell>
          <table:table-cell office:value-type="float" office:value="8.76" calcext:value-type="float">
            <text:p>8.76</text:p>
          </table:table-cell>
          <table:table-cell office:value-type="float" office:value="9.0285" calcext:value-type="float">
            <text:p>9.0285</text:p>
          </table:table-cell>
          <table:table-cell office:value-type="float" office:value="9.0525" calcext:value-type="float">
            <text:p>9.0525</text:p>
          </table:table-cell>
          <table:table-cell office:value-type="float" office:value="9.088" calcext:value-type="float">
            <text:p>9.088</text:p>
          </table:table-cell>
          <table:table-cell office:value-type="float" office:value="9.202" calcext:value-type="float">
            <text:p>9.202</text:p>
          </table:table-cell>
          <table:table-cell table:formula="of:=&quot;QEngineOCL (Async return)&quot;" office:value-type="string" office:string-value="QEngineOCL (Async return)" calcext:value-type="string">
            <text:p>QEngineOCL (Async return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.6041" calcext:value-type="float">
            <text:p>10.6041</text:p>
          </table:table-cell>
          <table:table-cell office:value-type="float" office:value="0.311067" calcext:value-type="float">
            <text:p>0.311067</text:p>
          </table:table-cell>
          <table:table-cell office:value-type="float" office:value="10.177" calcext:value-type="float">
            <text:p>10.177</text:p>
          </table:table-cell>
          <table:table-cell office:value-type="float" office:value="10.2805" calcext:value-type="float">
            <text:p>10.2805</text:p>
          </table:table-cell>
          <table:table-cell office:value-type="float" office:value="10.8315" calcext:value-type="float">
            <text:p>10.8315</text:p>
          </table:table-cell>
          <table:table-cell office:value-type="float" office:value="10.8855" calcext:value-type="float">
            <text:p>10.8855</text:p>
          </table:table-cell>
          <table:table-cell office:value-type="float" office:value="11.218" calcext:value-type="float">
            <text:p>11.218</text:p>
          </table:table-cell>
          <table:table-cell table:formula="of:=&quot;QEngineOCL (Async return)&quot;" office:value-type="string" office:string-value="QEngineOCL (Async return)" calcext:value-type="string">
            <text:p>QEngineOCL (Async return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3664" calcext:value-type="float">
            <text:p>12.3664</text:p>
          </table:table-cell>
          <table:table-cell office:value-type="float" office:value="0.333593" calcext:value-type="float">
            <text:p>0.333593</text:p>
          </table:table-cell>
          <table:table-cell office:value-type="float" office:value="12.08" calcext:value-type="float">
            <text:p>12.08</text:p>
          </table:table-cell>
          <table:table-cell office:value-type="float" office:value="12.1445" calcext:value-type="float">
            <text:p>12.1445</text:p>
          </table:table-cell>
          <table:table-cell office:value-type="float" office:value="12.1795" calcext:value-type="float">
            <text:p>12.1795</text:p>
          </table:table-cell>
          <table:table-cell office:value-type="float" office:value="12.817" calcext:value-type="float">
            <text:p>12.817</text:p>
          </table:table-cell>
          <table:table-cell office:value-type="float" office:value="13.604" calcext:value-type="float">
            <text:p>13.604</text:p>
          </table:table-cell>
          <table:table-cell table:formula="of:=&quot;QEngineOCL (Async return)&quot;" office:value-type="string" office:string-value="QEngineOCL (Async return)" calcext:value-type="string">
            <text:p>QEngineOCL (Async return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.2644" calcext:value-type="float">
            <text:p>29.2644</text:p>
          </table:table-cell>
          <table:table-cell office:value-type="float" office:value="0.19142" calcext:value-type="float">
            <text:p>0.19142</text:p>
          </table:table-cell>
          <table:table-cell office:value-type="float" office:value="29.073" calcext:value-type="float">
            <text:p>29.073</text:p>
          </table:table-cell>
          <table:table-cell office:value-type="float" office:value="29.2435" calcext:value-type="float">
            <text:p>29.2435</text:p>
          </table:table-cell>
          <table:table-cell office:value-type="float" office:value="29.271" calcext:value-type="float">
            <text:p>29.271</text:p>
          </table:table-cell>
          <table:table-cell office:value-type="float" office:value="29.291" calcext:value-type="float">
            <text:p>29.291</text:p>
          </table:table-cell>
          <table:table-cell office:value-type="float" office:value="31.046" calcext:value-type="float">
            <text:p>31.046</text:p>
          </table:table-cell>
          <table:table-cell table:formula="of:=&quot;QEngineOCL (Async return)&quot;" office:value-type="string" office:string-value="QEngineOCL (Async return)" calcext:value-type="string">
            <text:p>QEngineOCL (Async return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8.5105" calcext:value-type="float">
            <text:p>68.5105</text:p>
          </table:table-cell>
          <table:table-cell office:value-type="float" office:value="0.350238" calcext:value-type="float">
            <text:p>0.350238</text:p>
          </table:table-cell>
          <table:table-cell office:value-type="float" office:value="68.414" calcext:value-type="float">
            <text:p>68.414</text:p>
          </table:table-cell>
          <table:table-cell office:value-type="float" office:value="68.463" calcext:value-type="float">
            <text:p>68.463</text:p>
          </table:table-cell>
          <table:table-cell office:value-type="float" office:value="68.478" calcext:value-type="float">
            <text:p>68.478</text:p>
          </table:table-cell>
          <table:table-cell office:value-type="float" office:value="68.4905" calcext:value-type="float">
            <text:p>68.4905</text:p>
          </table:table-cell>
          <table:table-cell office:value-type="float" office:value="71.988" calcext:value-type="float">
            <text:p>71.988</text:p>
          </table:table-cell>
          <table:table-cell table:formula="of:=&quot;QEngineOCL (Async return)&quot;" office:value-type="string" office:string-value="QEngineOCL (Async return)" calcext:value-type="string">
            <text:p>QEngineOCL (Async return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9.797" calcext:value-type="float">
            <text:p>159.797</text:p>
          </table:table-cell>
          <table:table-cell office:value-type="float" office:value="0.653326" calcext:value-type="float">
            <text:p>0.653326</text:p>
          </table:table-cell>
          <table:table-cell office:value-type="float" office:value="159.642" calcext:value-type="float">
            <text:p>159.642</text:p>
          </table:table-cell>
          <table:table-cell office:value-type="float" office:value="159.711" calcext:value-type="float">
            <text:p>159.711</text:p>
          </table:table-cell>
          <table:table-cell office:value-type="float" office:value="159.727" calcext:value-type="float">
            <text:p>159.727</text:p>
          </table:table-cell>
          <table:table-cell office:value-type="float" office:value="159.748" calcext:value-type="float">
            <text:p>159.748</text:p>
          </table:table-cell>
          <table:table-cell office:value-type="float" office:value="166.288" calcext:value-type="float">
            <text:p>166.288</text:p>
          </table:table-cell>
          <table:table-cell table:formula="of:=&quot;QEngineOCL (Async return)&quot;" office:value-type="string" office:string-value="QEngineOCL (Async return)" calcext:value-type="string">
            <text:p>QEngineOCL (Async return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0.764" calcext:value-type="float">
            <text:p>370.764</text:p>
          </table:table-cell>
          <table:table-cell office:value-type="float" office:value="1.30011" calcext:value-type="float">
            <text:p>1.30011</text:p>
          </table:table-cell>
          <table:table-cell office:value-type="float" office:value="370.503" calcext:value-type="float">
            <text:p>370.503</text:p>
          </table:table-cell>
          <table:table-cell office:value-type="float" office:value="370.576" calcext:value-type="float">
            <text:p>370.576</text:p>
          </table:table-cell>
          <table:table-cell office:value-type="float" office:value="370.603" calcext:value-type="float">
            <text:p>370.603</text:p>
          </table:table-cell>
          <table:table-cell office:value-type="float" office:value="370.639" calcext:value-type="float">
            <text:p>370.639</text:p>
          </table:table-cell>
          <table:table-cell office:value-type="float" office:value="383.36" calcext:value-type="float">
            <text:p>383.36</text:p>
          </table:table-cell>
          <table:table-cell table:formula="of:=&quot;QEngineOCL (Async return)&quot;" office:value-type="string" office:string-value="QEngineOCL (Async return)" calcext:value-type="string">
            <text:p>QEngineOCL (Async return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53.745" calcext:value-type="float">
            <text:p>853.745</text:p>
          </table:table-cell>
          <table:table-cell office:value-type="float" office:value="2.49183" calcext:value-type="float">
            <text:p>2.49183</text:p>
          </table:table-cell>
          <table:table-cell office:value-type="float" office:value="853.261" calcext:value-type="float">
            <text:p>853.261</text:p>
          </table:table-cell>
          <table:table-cell office:value-type="float" office:value="853.429" calcext:value-type="float">
            <text:p>853.429</text:p>
          </table:table-cell>
          <table:table-cell office:value-type="float" office:value="853.484" calcext:value-type="float">
            <text:p>853.484</text:p>
          </table:table-cell>
          <table:table-cell office:value-type="float" office:value="853.559" calcext:value-type="float">
            <text:p>853.559</text:p>
          </table:table-cell>
          <table:table-cell office:value-type="float" office:value="878.518" calcext:value-type="float">
            <text:p>878.518</text:p>
          </table:table-cell>
          <table:table-cell table:formula="of:=&quot;QEngineOCL (Async return)&quot;" office:value-type="string" office:string-value="QEngineOCL (Async return)" calcext:value-type="string">
            <text:p>QEngineOCL (Async return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45.49" calcext:value-type="float">
            <text:p>1945.49</text:p>
          </table:table-cell>
          <table:table-cell office:value-type="float" office:value="4.977" calcext:value-type="float">
            <text:p>4.977</text:p>
          </table:table-cell>
          <table:table-cell office:value-type="float" office:value="1944.5" calcext:value-type="float">
            <text:p>1944.5</text:p>
          </table:table-cell>
          <table:table-cell office:value-type="float" office:value="1944.78" calcext:value-type="float">
            <text:p>1944.78</text:p>
          </table:table-cell>
          <table:table-cell office:value-type="float" office:value="1944.93" calcext:value-type="float">
            <text:p>1944.93</text:p>
          </table:table-cell>
          <table:table-cell office:value-type="float" office:value="1945.16" calcext:value-type="float">
            <text:p>1945.16</text:p>
          </table:table-cell>
          <table:table-cell office:value-type="float" office:value="1994.89" calcext:value-type="float">
            <text:p>1994.89</text:p>
          </table:table-cell>
          <table:table-cell table:formula="of:=&quot;QEngineOCL (Async return)&quot;" office:value-type="string" office:string-value="QEngineOCL (Async return)" calcext:value-type="string">
            <text:p>QEngineOCL (Async return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14553" calcext:value-type="float">
            <text:p>6.14553</text:p>
          </table:table-cell>
          <table:table-cell office:value-type="float" office:value="5.86238" calcext:value-type="float">
            <text:p>5.86238</text:p>
          </table:table-cell>
          <table:table-cell office:value-type="float" office:value="0.271" calcext:value-type="float">
            <text:p>0.271</text:p>
          </table:table-cell>
          <table:table-cell office:value-type="float" office:value="0.277" calcext:value-type="float">
            <text:p>0.277</text:p>
          </table:table-cell>
          <table:table-cell office:value-type="float" office:value="6.0885" calcext:value-type="float">
            <text:p>6.0885</text:p>
          </table:table-cell>
          <table:table-cell office:value-type="float" office:value="12.0105" calcext:value-type="float">
            <text:p>12.0105</text:p>
          </table:table-cell>
          <table:table-cell office:value-type="float" office:value="12.342" calcext:value-type="float">
            <text:p>12.342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0231" calcext:value-type="float">
            <text:p>12.0231</text:p>
          </table:table-cell>
          <table:table-cell office:value-type="float" office:value="11.6168" calcext:value-type="float">
            <text:p>11.6168</text:p>
          </table:table-cell>
          <table:table-cell office:value-type="float" office:value="0.395" calcext:value-type="float">
            <text:p>0.395</text:p>
          </table:table-cell>
          <table:table-cell office:value-type="float" office:value="0.401" calcext:value-type="float">
            <text:p>0.401</text:p>
          </table:table-cell>
          <table:table-cell office:value-type="float" office:value="11.79" calcext:value-type="float">
            <text:p>11.79</text:p>
          </table:table-cell>
          <table:table-cell office:value-type="float" office:value="23.642" calcext:value-type="float">
            <text:p>23.642</text:p>
          </table:table-cell>
          <table:table-cell office:value-type="float" office:value="24.195" calcext:value-type="float">
            <text:p>24.195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.8484" calcext:value-type="float">
            <text:p>19.8484</text:p>
          </table:table-cell>
          <table:table-cell office:value-type="float" office:value="19.3088" calcext:value-type="float">
            <text:p>19.3088</text:p>
          </table:table-cell>
          <table:table-cell office:value-type="float" office:value="0.528" calcext:value-type="float">
            <text:p>0.528</text:p>
          </table:table-cell>
          <table:table-cell office:value-type="float" office:value="0.5335" calcext:value-type="float">
            <text:p>0.5335</text:p>
          </table:table-cell>
          <table:table-cell office:value-type="float" office:value="19.3085" calcext:value-type="float">
            <text:p>19.3085</text:p>
          </table:table-cell>
          <table:table-cell office:value-type="float" office:value="39.21" calcext:value-type="float">
            <text:p>39.21</text:p>
          </table:table-cell>
          <table:table-cell office:value-type="float" office:value="40.096" calcext:value-type="float">
            <text:p>40.096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.6045" calcext:value-type="float">
            <text:p>29.6045</text:p>
          </table:table-cell>
          <table:table-cell office:value-type="float" office:value="28.9169" calcext:value-type="float">
            <text:p>28.9169</text:p>
          </table:table-cell>
          <table:table-cell office:value-type="float" office:value="0.676" calcext:value-type="float">
            <text:p>0.676</text:p>
          </table:table-cell>
          <table:table-cell office:value-type="float" office:value="0.682" calcext:value-type="float">
            <text:p>0.682</text:p>
          </table:table-cell>
          <table:table-cell office:value-type="float" office:value="28.892" calcext:value-type="float">
            <text:p>28.892</text:p>
          </table:table-cell>
          <table:table-cell office:value-type="float" office:value="58.5275" calcext:value-type="float">
            <text:p>58.5275</text:p>
          </table:table-cell>
          <table:table-cell office:value-type="float" office:value="59.945" calcext:value-type="float">
            <text:p>59.945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334" calcext:value-type="float">
            <text:p>41.1334</text:p>
          </table:table-cell>
          <table:table-cell office:value-type="float" office:value="40.2855" calcext:value-type="float">
            <text:p>40.2855</text:p>
          </table:table-cell>
          <table:table-cell office:value-type="float" office:value="0.832" calcext:value-type="float">
            <text:p>0.832</text:p>
          </table:table-cell>
          <table:table-cell office:value-type="float" office:value="0.842" calcext:value-type="float">
            <text:p>0.842</text:p>
          </table:table-cell>
          <table:table-cell office:value-type="float" office:value="40.554" calcext:value-type="float">
            <text:p>40.554</text:p>
          </table:table-cell>
          <table:table-cell office:value-type="float" office:value="81.366" calcext:value-type="float">
            <text:p>81.366</text:p>
          </table:table-cell>
          <table:table-cell office:value-type="float" office:value="83.354" calcext:value-type="float">
            <text:p>83.354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.8899" calcext:value-type="float">
            <text:p>54.8899</text:p>
          </table:table-cell>
          <table:table-cell office:value-type="float" office:value="53.8593" calcext:value-type="float">
            <text:p>53.8593</text:p>
          </table:table-cell>
          <table:table-cell office:value-type="float" office:value="1.006" calcext:value-type="float">
            <text:p>1.006</text:p>
          </table:table-cell>
          <table:table-cell office:value-type="float" office:value="1.02" calcext:value-type="float">
            <text:p>1.02</text:p>
          </table:table-cell>
          <table:table-cell office:value-type="float" office:value="54.2375" calcext:value-type="float">
            <text:p>54.2375</text:p>
          </table:table-cell>
          <table:table-cell office:value-type="float" office:value="108.806" calcext:value-type="float">
            <text:p>108.806</text:p>
          </table:table-cell>
          <table:table-cell office:value-type="float" office:value="110.503" calcext:value-type="float">
            <text:p>110.503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.3091" calcext:value-type="float">
            <text:p>70.3091</text:p>
          </table:table-cell>
          <table:table-cell office:value-type="float" office:value="69.1023" calcext:value-type="float">
            <text:p>69.1023</text:p>
          </table:table-cell>
          <table:table-cell office:value-type="float" office:value="1.18" calcext:value-type="float">
            <text:p>1.18</text:p>
          </table:table-cell>
          <table:table-cell office:value-type="float" office:value="1.1985" calcext:value-type="float">
            <text:p>1.1985</text:p>
          </table:table-cell>
          <table:table-cell office:value-type="float" office:value="69.6235" calcext:value-type="float">
            <text:p>69.6235</text:p>
          </table:table-cell>
          <table:table-cell office:value-type="float" office:value="139.347" calcext:value-type="float">
            <text:p>139.347</text:p>
          </table:table-cell>
          <table:table-cell office:value-type="float" office:value="142.374" calcext:value-type="float">
            <text:p>142.374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.4532" calcext:value-type="float">
            <text:p>87.4532</text:p>
          </table:table-cell>
          <table:table-cell office:value-type="float" office:value="86.0416" calcext:value-type="float">
            <text:p>86.0416</text:p>
          </table:table-cell>
          <table:table-cell office:value-type="float" office:value="1.383" calcext:value-type="float">
            <text:p>1.383</text:p>
          </table:table-cell>
          <table:table-cell office:value-type="float" office:value="1.403" calcext:value-type="float">
            <text:p>1.403</text:p>
          </table:table-cell>
          <table:table-cell office:value-type="float" office:value="86.5295" calcext:value-type="float">
            <text:p>86.5295</text:p>
          </table:table-cell>
          <table:table-cell office:value-type="float" office:value="173.516" calcext:value-type="float">
            <text:p>173.516</text:p>
          </table:table-cell>
          <table:table-cell office:value-type="float" office:value="176.732" calcext:value-type="float">
            <text:p>176.732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6.953" calcext:value-type="float">
            <text:p>106.953</text:p>
          </table:table-cell>
          <table:table-cell office:value-type="float" office:value="105.326" calcext:value-type="float">
            <text:p>105.326</text:p>
          </table:table-cell>
          <table:table-cell office:value-type="float" office:value="1.586" calcext:value-type="float">
            <text:p>1.586</text:p>
          </table:table-cell>
          <table:table-cell office:value-type="float" office:value="1.618" calcext:value-type="float">
            <text:p>1.618</text:p>
          </table:table-cell>
          <table:table-cell office:value-type="float" office:value="105.77" calcext:value-type="float">
            <text:p>105.77</text:p>
          </table:table-cell>
          <table:table-cell office:value-type="float" office:value="212.133" calcext:value-type="float">
            <text:p>212.133</text:p>
          </table:table-cell>
          <table:table-cell office:value-type="float" office:value="215.337" calcext:value-type="float">
            <text:p>215.337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.214" calcext:value-type="float">
            <text:p>128.214</text:p>
          </table:table-cell>
          <table:table-cell office:value-type="float" office:value="126.366" calcext:value-type="float">
            <text:p>126.366</text:p>
          </table:table-cell>
          <table:table-cell office:value-type="float" office:value="1.81" calcext:value-type="float">
            <text:p>1.81</text:p>
          </table:table-cell>
          <table:table-cell office:value-type="float" office:value="1.8465" calcext:value-type="float">
            <text:p>1.8465</text:p>
          </table:table-cell>
          <table:table-cell office:value-type="float" office:value="126.186" calcext:value-type="float">
            <text:p>126.186</text:p>
          </table:table-cell>
          <table:table-cell office:value-type="float" office:value="254.626" calcext:value-type="float">
            <text:p>254.626</text:p>
          </table:table-cell>
          <table:table-cell office:value-type="float" office:value="257.014" calcext:value-type="float">
            <text:p>257.014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1.004" calcext:value-type="float">
            <text:p>151.004</text:p>
          </table:table-cell>
          <table:table-cell office:value-type="float" office:value="148.904" calcext:value-type="float">
            <text:p>148.904</text:p>
          </table:table-cell>
          <table:table-cell office:value-type="float" office:value="2.06" calcext:value-type="float">
            <text:p>2.06</text:p>
          </table:table-cell>
          <table:table-cell office:value-type="float" office:value="2.099" calcext:value-type="float">
            <text:p>2.099</text:p>
          </table:table-cell>
          <table:table-cell office:value-type="float" office:value="148.898" calcext:value-type="float">
            <text:p>148.898</text:p>
          </table:table-cell>
          <table:table-cell office:value-type="float" office:value="300.043" calcext:value-type="float">
            <text:p>300.043</text:p>
          </table:table-cell>
          <table:table-cell office:value-type="float" office:value="303.655" calcext:value-type="float">
            <text:p>303.655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6.406" calcext:value-type="float">
            <text:p>176.406</text:p>
          </table:table-cell>
          <table:table-cell office:value-type="float" office:value="174.065" calcext:value-type="float">
            <text:p>174.065</text:p>
          </table:table-cell>
          <table:table-cell office:value-type="float" office:value="2.305" calcext:value-type="float">
            <text:p>2.305</text:p>
          </table:table-cell>
          <table:table-cell office:value-type="float" office:value="2.339" calcext:value-type="float">
            <text:p>2.339</text:p>
          </table:table-cell>
          <table:table-cell office:value-type="float" office:value="174.018" calcext:value-type="float">
            <text:p>174.018</text:p>
          </table:table-cell>
          <table:table-cell office:value-type="float" office:value="350.412" calcext:value-type="float">
            <text:p>350.412</text:p>
          </table:table-cell>
          <table:table-cell office:value-type="float" office:value="354.247" calcext:value-type="float">
            <text:p>354.247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2.18" calcext:value-type="float">
            <text:p>202.18</text:p>
          </table:table-cell>
          <table:table-cell office:value-type="float" office:value="199.572" calcext:value-type="float">
            <text:p>199.572</text:p>
          </table:table-cell>
          <table:table-cell office:value-type="float" office:value="2.563" calcext:value-type="float">
            <text:p>2.563</text:p>
          </table:table-cell>
          <table:table-cell office:value-type="float" office:value="2.6085" calcext:value-type="float">
            <text:p>2.6085</text:p>
          </table:table-cell>
          <table:table-cell office:value-type="float" office:value="199.949" calcext:value-type="float">
            <text:p>199.949</text:p>
          </table:table-cell>
          <table:table-cell office:value-type="float" office:value="401.896" calcext:value-type="float">
            <text:p>401.896</text:p>
          </table:table-cell>
          <table:table-cell office:value-type="float" office:value="407.173" calcext:value-type="float">
            <text:p>407.173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2.131" calcext:value-type="float">
            <text:p>232.131</text:p>
          </table:table-cell>
          <table:table-cell office:value-type="float" office:value="229.246" calcext:value-type="float">
            <text:p>229.246</text:p>
          </table:table-cell>
          <table:table-cell office:value-type="float" office:value="2.843" calcext:value-type="float">
            <text:p>2.843</text:p>
          </table:table-cell>
          <table:table-cell office:value-type="float" office:value="2.886" calcext:value-type="float">
            <text:p>2.886</text:p>
          </table:table-cell>
          <table:table-cell office:value-type="float" office:value="228.988" calcext:value-type="float">
            <text:p>228.988</text:p>
          </table:table-cell>
          <table:table-cell office:value-type="float" office:value="461.188" calcext:value-type="float">
            <text:p>461.188</text:p>
          </table:table-cell>
          <table:table-cell office:value-type="float" office:value="466.774" calcext:value-type="float">
            <text:p>466.774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3.08" calcext:value-type="float">
            <text:p>263.08</text:p>
          </table:table-cell>
          <table:table-cell office:value-type="float" office:value="259.893" calcext:value-type="float">
            <text:p>259.893</text:p>
          </table:table-cell>
          <table:table-cell office:value-type="float" office:value="3.148" calcext:value-type="float">
            <text:p>3.148</text:p>
          </table:table-cell>
          <table:table-cell office:value-type="float" office:value="3.191" calcext:value-type="float">
            <text:p>3.191</text:p>
          </table:table-cell>
          <table:table-cell office:value-type="float" office:value="258.836" calcext:value-type="float">
            <text:p>258.836</text:p>
          </table:table-cell>
          <table:table-cell office:value-type="float" office:value="523.082" calcext:value-type="float">
            <text:p>523.082</text:p>
          </table:table-cell>
          <table:table-cell office:value-type="float" office:value="529.97" calcext:value-type="float">
            <text:p>529.97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5.748" calcext:value-type="float">
            <text:p>295.748</text:p>
          </table:table-cell>
          <table:table-cell office:value-type="float" office:value="292.25" calcext:value-type="float">
            <text:p>292.25</text:p>
          </table:table-cell>
          <table:table-cell office:value-type="float" office:value="3.438" calcext:value-type="float">
            <text:p>3.438</text:p>
          </table:table-cell>
          <table:table-cell office:value-type="float" office:value="3.498" calcext:value-type="float">
            <text:p>3.498</text:p>
          </table:table-cell>
          <table:table-cell office:value-type="float" office:value="290.071" calcext:value-type="float">
            <text:p>290.071</text:p>
          </table:table-cell>
          <table:table-cell office:value-type="float" office:value="587.904" calcext:value-type="float">
            <text:p>587.904</text:p>
          </table:table-cell>
          <table:table-cell office:value-type="float" office:value="594.921" calcext:value-type="float">
            <text:p>594.921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8.987" calcext:value-type="float">
            <text:p>328.987</text:p>
          </table:table-cell>
          <table:table-cell office:value-type="float" office:value="325.17" calcext:value-type="float">
            <text:p>325.17</text:p>
          </table:table-cell>
          <table:table-cell office:value-type="float" office:value="3.78" calcext:value-type="float">
            <text:p>3.78</text:p>
          </table:table-cell>
          <table:table-cell office:value-type="float" office:value="3.8135" calcext:value-type="float">
            <text:p>3.8135</text:p>
          </table:table-cell>
          <table:table-cell office:value-type="float" office:value="324.524" calcext:value-type="float">
            <text:p>324.524</text:p>
          </table:table-cell>
          <table:table-cell office:value-type="float" office:value="654.391" calcext:value-type="float">
            <text:p>654.391</text:p>
          </table:table-cell>
          <table:table-cell office:value-type="float" office:value="661.485" calcext:value-type="float">
            <text:p>661.485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6.255" calcext:value-type="float">
            <text:p>366.255</text:p>
          </table:table-cell>
          <table:table-cell office:value-type="float" office:value="362.119" calcext:value-type="float">
            <text:p>362.119</text:p>
          </table:table-cell>
          <table:table-cell office:value-type="float" office:value="4.098" calcext:value-type="float">
            <text:p>4.098</text:p>
          </table:table-cell>
          <table:table-cell office:value-type="float" office:value="4.1385" calcext:value-type="float">
            <text:p>4.1385</text:p>
          </table:table-cell>
          <table:table-cell office:value-type="float" office:value="361.656" calcext:value-type="float">
            <text:p>361.656</text:p>
          </table:table-cell>
          <table:table-cell office:value-type="float" office:value="729.014" calcext:value-type="float">
            <text:p>729.014</text:p>
          </table:table-cell>
          <table:table-cell office:value-type="float" office:value="736.773" calcext:value-type="float">
            <text:p>736.773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4.629" calcext:value-type="float">
            <text:p>404.629</text:p>
          </table:table-cell>
          <table:table-cell office:value-type="float" office:value="400.155" calcext:value-type="float">
            <text:p>400.155</text:p>
          </table:table-cell>
          <table:table-cell office:value-type="float" office:value="4.426" calcext:value-type="float">
            <text:p>4.426</text:p>
          </table:table-cell>
          <table:table-cell office:value-type="float" office:value="4.472" calcext:value-type="float">
            <text:p>4.472</text:p>
          </table:table-cell>
          <table:table-cell office:value-type="float" office:value="399.566" calcext:value-type="float">
            <text:p>399.566</text:p>
          </table:table-cell>
          <table:table-cell office:value-type="float" office:value="805.02" calcext:value-type="float">
            <text:p>805.02</text:p>
          </table:table-cell>
          <table:table-cell office:value-type="float" office:value="816.728" calcext:value-type="float">
            <text:p>816.728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7.069" calcext:value-type="float">
            <text:p>447.069</text:p>
          </table:table-cell>
          <table:table-cell office:value-type="float" office:value="442.237" calcext:value-type="float">
            <text:p>442.237</text:p>
          </table:table-cell>
          <table:table-cell office:value-type="float" office:value="4.767" calcext:value-type="float">
            <text:p>4.767</text:p>
          </table:table-cell>
          <table:table-cell office:value-type="float" office:value="4.8405" calcext:value-type="float">
            <text:p>4.8405</text:p>
          </table:table-cell>
          <table:table-cell office:value-type="float" office:value="441.885" calcext:value-type="float">
            <text:p>441.885</text:p>
          </table:table-cell>
          <table:table-cell office:value-type="float" office:value="889.706" calcext:value-type="float">
            <text:p>889.706</text:p>
          </table:table-cell>
          <table:table-cell office:value-type="float" office:value="900.907" calcext:value-type="float">
            <text:p>900.907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6.499" calcext:value-type="float">
            <text:p>486.499</text:p>
          </table:table-cell>
          <table:table-cell office:value-type="float" office:value="481.287" calcext:value-type="float">
            <text:p>481.287</text:p>
          </table:table-cell>
          <table:table-cell office:value-type="float" office:value="5.151" calcext:value-type="float">
            <text:p>5.151</text:p>
          </table:table-cell>
          <table:table-cell office:value-type="float" office:value="5.2245" calcext:value-type="float">
            <text:p>5.2245</text:p>
          </table:table-cell>
          <table:table-cell office:value-type="float" office:value="479.031" calcext:value-type="float">
            <text:p>479.031</text:p>
          </table:table-cell>
          <table:table-cell office:value-type="float" office:value="967.918" calcext:value-type="float">
            <text:p>967.918</text:p>
          </table:table-cell>
          <table:table-cell office:value-type="float" office:value="978.861" calcext:value-type="float">
            <text:p>978.861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32.663" calcext:value-type="float">
            <text:p>532.663</text:p>
          </table:table-cell>
          <table:table-cell office:value-type="float" office:value="527.062" calcext:value-type="float">
            <text:p>527.062</text:p>
          </table:table-cell>
          <table:table-cell office:value-type="float" office:value="5.539" calcext:value-type="float">
            <text:p>5.539</text:p>
          </table:table-cell>
          <table:table-cell office:value-type="float" office:value="5.5965" calcext:value-type="float">
            <text:p>5.5965</text:p>
          </table:table-cell>
          <table:table-cell office:value-type="float" office:value="524.211" calcext:value-type="float">
            <text:p>524.211</text:p>
          </table:table-cell>
          <table:table-cell office:value-type="float" office:value="1059.57" calcext:value-type="float">
            <text:p>1059.57</text:p>
          </table:table-cell>
          <table:table-cell office:value-type="float" office:value="1072.9" calcext:value-type="float">
            <text:p>1072.9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79.84" calcext:value-type="float">
            <text:p>579.84</text:p>
          </table:table-cell>
          <table:table-cell office:value-type="float" office:value="573.853" calcext:value-type="float">
            <text:p>573.853</text:p>
          </table:table-cell>
          <table:table-cell office:value-type="float" office:value="5.924" calcext:value-type="float">
            <text:p>5.924</text:p>
          </table:table-cell>
          <table:table-cell office:value-type="float" office:value="5.9985" calcext:value-type="float">
            <text:p>5.9985</text:p>
          </table:table-cell>
          <table:table-cell office:value-type="float" office:value="568.402" calcext:value-type="float">
            <text:p>568.402</text:p>
          </table:table-cell>
          <table:table-cell office:value-type="float" office:value="1154.69" calcext:value-type="float">
            <text:p>1154.69</text:p>
          </table:table-cell>
          <table:table-cell office:value-type="float" office:value="1169.15" calcext:value-type="float">
            <text:p>1169.15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25.918" calcext:value-type="float">
            <text:p>625.918</text:p>
          </table:table-cell>
          <table:table-cell office:value-type="float" office:value="619.526" calcext:value-type="float">
            <text:p>619.526</text:p>
          </table:table-cell>
          <table:table-cell office:value-type="float" office:value="6.318" calcext:value-type="float">
            <text:p>6.318</text:p>
          </table:table-cell>
          <table:table-cell office:value-type="float" office:value="6.3795" calcext:value-type="float">
            <text:p>6.3795</text:p>
          </table:table-cell>
          <table:table-cell office:value-type="float" office:value="616.534" calcext:value-type="float">
            <text:p>616.534</text:p>
          </table:table-cell>
          <table:table-cell office:value-type="float" office:value="1246.3" calcext:value-type="float">
            <text:p>1246.3</text:p>
          </table:table-cell>
          <table:table-cell office:value-type="float" office:value="1256.04" calcext:value-type="float">
            <text:p>1256.04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</table:table>
      <table:table table:name="Grover'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00249" calcext:value-type="float">
            <text:p>2.00249</text:p>
          </table:table-cell>
          <table:table-cell office:value-type="float" office:value="0.265679" calcext:value-type="float">
            <text:p>0.265679</text:p>
          </table:table-cell>
          <table:table-cell office:value-type="float" office:value="1.78" calcext:value-type="float">
            <text:p>1.78</text:p>
          </table:table-cell>
          <table:table-cell office:value-type="float" office:value="1.923" calcext:value-type="float">
            <text:p>1.923</text:p>
          </table:table-cell>
          <table:table-cell office:value-type="float" office:value="1.9685" calcext:value-type="float">
            <text:p>1.9685</text:p>
          </table:table-cell>
          <table:table-cell office:value-type="float" office:value="2.034" calcext:value-type="float">
            <text:p>2.034</text:p>
          </table:table-cell>
          <table:table-cell office:value-type="float" office:value="4.408" calcext:value-type="float">
            <text:p>4.40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56957" calcext:value-type="float">
            <text:p>6.56957</text:p>
          </table:table-cell>
          <table:table-cell office:value-type="float" office:value="0.237995" calcext:value-type="float">
            <text:p>0.237995</text:p>
          </table:table-cell>
          <table:table-cell office:value-type="float" office:value="6.15" calcext:value-type="float">
            <text:p>6.15</text:p>
          </table:table-cell>
          <table:table-cell office:value-type="float" office:value="6.4295" calcext:value-type="float">
            <text:p>6.4295</text:p>
          </table:table-cell>
          <table:table-cell office:value-type="float" office:value="6.508" calcext:value-type="float">
            <text:p>6.508</text:p>
          </table:table-cell>
          <table:table-cell office:value-type="float" office:value="6.72" calcext:value-type="float">
            <text:p>6.72</text:p>
          </table:table-cell>
          <table:table-cell office:value-type="float" office:value="7.146" calcext:value-type="float">
            <text:p>7.14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2883" calcext:value-type="float">
            <text:p>14.2883</text:p>
          </table:table-cell>
          <table:table-cell office:value-type="float" office:value="0.294256" calcext:value-type="float">
            <text:p>0.294256</text:p>
          </table:table-cell>
          <table:table-cell office:value-type="float" office:value="13.598" calcext:value-type="float">
            <text:p>13.598</text:p>
          </table:table-cell>
          <table:table-cell office:value-type="float" office:value="14.115" calcext:value-type="float">
            <text:p>14.115</text:p>
          </table:table-cell>
          <table:table-cell office:value-type="float" office:value="14.3065" calcext:value-type="float">
            <text:p>14.3065</text:p>
          </table:table-cell>
          <table:table-cell office:value-type="float" office:value="14.4645" calcext:value-type="float">
            <text:p>14.4645</text:p>
          </table:table-cell>
          <table:table-cell office:value-type="float" office:value="15.265" calcext:value-type="float">
            <text:p>15.26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.4771" calcext:value-type="float">
            <text:p>23.4771</text:p>
          </table:table-cell>
          <table:table-cell office:value-type="float" office:value="0.403398" calcext:value-type="float">
            <text:p>0.403398</text:p>
          </table:table-cell>
          <table:table-cell office:value-type="float" office:value="22.417" calcext:value-type="float">
            <text:p>22.417</text:p>
          </table:table-cell>
          <table:table-cell office:value-type="float" office:value="23.196" calcext:value-type="float">
            <text:p>23.196</text:p>
          </table:table-cell>
          <table:table-cell office:value-type="float" office:value="23.427" calcext:value-type="float">
            <text:p>23.427</text:p>
          </table:table-cell>
          <table:table-cell office:value-type="float" office:value="23.748" calcext:value-type="float">
            <text:p>23.748</text:p>
          </table:table-cell>
          <table:table-cell office:value-type="float" office:value="24.468" calcext:value-type="float">
            <text:p>24.46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.2191" calcext:value-type="float">
            <text:p>35.2191</text:p>
          </table:table-cell>
          <table:table-cell office:value-type="float" office:value="0.470362" calcext:value-type="float">
            <text:p>0.470362</text:p>
          </table:table-cell>
          <table:table-cell office:value-type="float" office:value="34.256" calcext:value-type="float">
            <text:p>34.256</text:p>
          </table:table-cell>
          <table:table-cell office:value-type="float" office:value="34.8515" calcext:value-type="float">
            <text:p>34.8515</text:p>
          </table:table-cell>
          <table:table-cell office:value-type="float" office:value="35.1965" calcext:value-type="float">
            <text:p>35.1965</text:p>
          </table:table-cell>
          <table:table-cell office:value-type="float" office:value="35.539" calcext:value-type="float">
            <text:p>35.539</text:p>
          </table:table-cell>
          <table:table-cell office:value-type="float" office:value="36.157" calcext:value-type="float">
            <text:p>36.15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.1448" calcext:value-type="float">
            <text:p>58.1448</text:p>
          </table:table-cell>
          <table:table-cell office:value-type="float" office:value="0.592577" calcext:value-type="float">
            <text:p>0.592577</text:p>
          </table:table-cell>
          <table:table-cell office:value-type="float" office:value="56.821" calcext:value-type="float">
            <text:p>56.821</text:p>
          </table:table-cell>
          <table:table-cell office:value-type="float" office:value="57.7545" calcext:value-type="float">
            <text:p>57.7545</text:p>
          </table:table-cell>
          <table:table-cell office:value-type="float" office:value="58.208" calcext:value-type="float">
            <text:p>58.208</text:p>
          </table:table-cell>
          <table:table-cell office:value-type="float" office:value="58.5415" calcext:value-type="float">
            <text:p>58.5415</text:p>
          </table:table-cell>
          <table:table-cell office:value-type="float" office:value="59.518" calcext:value-type="float">
            <text:p>59.51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6.9861" calcext:value-type="float">
            <text:p>96.9861</text:p>
          </table:table-cell>
          <table:table-cell office:value-type="float" office:value="0.876888" calcext:value-type="float">
            <text:p>0.876888</text:p>
          </table:table-cell>
          <table:table-cell office:value-type="float" office:value="94.746" calcext:value-type="float">
            <text:p>94.746</text:p>
          </table:table-cell>
          <table:table-cell office:value-type="float" office:value="96.336" calcext:value-type="float">
            <text:p>96.336</text:p>
          </table:table-cell>
          <table:table-cell office:value-type="float" office:value="96.9445" calcext:value-type="float">
            <text:p>96.9445</text:p>
          </table:table-cell>
          <table:table-cell office:value-type="float" office:value="97.6015" calcext:value-type="float">
            <text:p>97.6015</text:p>
          </table:table-cell>
          <table:table-cell office:value-type="float" office:value="99.299" calcext:value-type="float">
            <text:p>99.29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8.964" calcext:value-type="float">
            <text:p>168.964</text:p>
          </table:table-cell>
          <table:table-cell office:value-type="float" office:value="5.74789" calcext:value-type="float">
            <text:p>5.74789</text:p>
          </table:table-cell>
          <table:table-cell office:value-type="float" office:value="166.085" calcext:value-type="float">
            <text:p>166.085</text:p>
          </table:table-cell>
          <table:table-cell office:value-type="float" office:value="167.728" calcext:value-type="float">
            <text:p>167.728</text:p>
          </table:table-cell>
          <table:table-cell office:value-type="float" office:value="168.459" calcext:value-type="float">
            <text:p>168.459</text:p>
          </table:table-cell>
          <table:table-cell office:value-type="float" office:value="169.067" calcext:value-type="float">
            <text:p>169.067</text:p>
          </table:table-cell>
          <table:table-cell office:value-type="float" office:value="225.302" calcext:value-type="float">
            <text:p>225.30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7.602" calcext:value-type="float">
            <text:p>307.602</text:p>
          </table:table-cell>
          <table:table-cell office:value-type="float" office:value="1.55866" calcext:value-type="float">
            <text:p>1.55866</text:p>
          </table:table-cell>
          <table:table-cell office:value-type="float" office:value="304.249" calcext:value-type="float">
            <text:p>304.249</text:p>
          </table:table-cell>
          <table:table-cell office:value-type="float" office:value="306.346" calcext:value-type="float">
            <text:p>306.346</text:p>
          </table:table-cell>
          <table:table-cell office:value-type="float" office:value="307.586" calcext:value-type="float">
            <text:p>307.586</text:p>
          </table:table-cell>
          <table:table-cell office:value-type="float" office:value="308.715" calcext:value-type="float">
            <text:p>308.715</text:p>
          </table:table-cell>
          <table:table-cell office:value-type="float" office:value="313.242" calcext:value-type="float">
            <text:p>313.24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1.297" calcext:value-type="float">
            <text:p>651.297</text:p>
          </table:table-cell>
          <table:table-cell office:value-type="float" office:value="7.11621" calcext:value-type="float">
            <text:p>7.11621</text:p>
          </table:table-cell>
          <table:table-cell office:value-type="float" office:value="631.799" calcext:value-type="float">
            <text:p>631.799</text:p>
          </table:table-cell>
          <table:table-cell office:value-type="float" office:value="646.035" calcext:value-type="float">
            <text:p>646.035</text:p>
          </table:table-cell>
          <table:table-cell office:value-type="float" office:value="651.759" calcext:value-type="float">
            <text:p>651.759</text:p>
          </table:table-cell>
          <table:table-cell office:value-type="float" office:value="657.588" calcext:value-type="float">
            <text:p>657.588</text:p>
          </table:table-cell>
          <table:table-cell office:value-type="float" office:value="663.583" calcext:value-type="float">
            <text:p>663.58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23.85" calcext:value-type="float">
            <text:p>1523.85</text:p>
          </table:table-cell>
          <table:table-cell office:value-type="float" office:value="21.3611" calcext:value-type="float">
            <text:p>21.3611</text:p>
          </table:table-cell>
          <table:table-cell office:value-type="float" office:value="1461.18" calcext:value-type="float">
            <text:p>1461.18</text:p>
          </table:table-cell>
          <table:table-cell office:value-type="float" office:value="1509.53" calcext:value-type="float">
            <text:p>1509.53</text:p>
          </table:table-cell>
          <table:table-cell office:value-type="float" office:value="1526.71" calcext:value-type="float">
            <text:p>1526.71</text:p>
          </table:table-cell>
          <table:table-cell office:value-type="float" office:value="1538.11" calcext:value-type="float">
            <text:p>1538.11</text:p>
          </table:table-cell>
          <table:table-cell office:value-type="float" office:value="1577.24" calcext:value-type="float">
            <text:p>1577.2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81.62" calcext:value-type="float">
            <text:p>3681.62</text:p>
          </table:table-cell>
          <table:table-cell office:value-type="float" office:value="87.7403" calcext:value-type="float">
            <text:p>87.7403</text:p>
          </table:table-cell>
          <table:table-cell office:value-type="float" office:value="3474.45" calcext:value-type="float">
            <text:p>3474.45</text:p>
          </table:table-cell>
          <table:table-cell office:value-type="float" office:value="3614.35" calcext:value-type="float">
            <text:p>3614.35</text:p>
          </table:table-cell>
          <table:table-cell office:value-type="float" office:value="3681.38" calcext:value-type="float">
            <text:p>3681.38</text:p>
          </table:table-cell>
          <table:table-cell office:value-type="float" office:value="3745.29" calcext:value-type="float">
            <text:p>3745.29</text:p>
          </table:table-cell>
          <table:table-cell office:value-type="float" office:value="3914.47" calcext:value-type="float">
            <text:p>3914.4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35.45" calcext:value-type="float">
            <text:p>9935.45</text:p>
          </table:table-cell>
          <table:table-cell office:value-type="float" office:value="254.319" calcext:value-type="float">
            <text:p>254.319</text:p>
          </table:table-cell>
          <table:table-cell office:value-type="float" office:value="9375.54" calcext:value-type="float">
            <text:p>9375.54</text:p>
          </table:table-cell>
          <table:table-cell office:value-type="float" office:value="9775.05" calcext:value-type="float">
            <text:p>9775.05</text:p>
          </table:table-cell>
          <table:table-cell office:value-type="float" office:value="9928.67" calcext:value-type="float">
            <text:p>9928.67</text:p>
          </table:table-cell>
          <table:table-cell office:value-type="float" office:value="10077" calcext:value-type="float">
            <text:p>10077</text:p>
          </table:table-cell>
          <table:table-cell office:value-type="float" office:value="10691.6" calcext:value-type="float">
            <text:p>10691.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222.1" calcext:value-type="float">
            <text:p>27222.1</text:p>
          </table:table-cell>
          <table:table-cell office:value-type="float" office:value="771.283" calcext:value-type="float">
            <text:p>771.283</text:p>
          </table:table-cell>
          <table:table-cell office:value-type="float" office:value="25606.1" calcext:value-type="float">
            <text:p>25606.1</text:p>
          </table:table-cell>
          <table:table-cell office:value-type="float" office:value="26760.4" calcext:value-type="float">
            <text:p>26760.4</text:p>
          </table:table-cell>
          <table:table-cell office:value-type="float" office:value="27154.3" calcext:value-type="float">
            <text:p>27154.3</text:p>
          </table:table-cell>
          <table:table-cell office:value-type="float" office:value="27665.1" calcext:value-type="float">
            <text:p>27665.1</text:p>
          </table:table-cell>
          <table:table-cell office:value-type="float" office:value="29076.3" calcext:value-type="float">
            <text:p>29076.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7882.8" calcext:value-type="float">
            <text:p>77882.8</text:p>
          </table:table-cell>
          <table:table-cell office:value-type="float" office:value="2828.26" calcext:value-type="float">
            <text:p>2828.26</text:p>
          </table:table-cell>
          <table:table-cell office:value-type="float" office:value="71700.4" calcext:value-type="float">
            <text:p>71700.4</text:p>
          </table:table-cell>
          <table:table-cell office:value-type="float" office:value="75992.2" calcext:value-type="float">
            <text:p>75992.2</text:p>
          </table:table-cell>
          <table:table-cell office:value-type="float" office:value="77892.5" calcext:value-type="float">
            <text:p>77892.5</text:p>
          </table:table-cell>
          <table:table-cell office:value-type="float" office:value="79851.9" calcext:value-type="float">
            <text:p>79851.9</text:p>
          </table:table-cell>
          <table:table-cell office:value-type="float" office:value="85513.6" calcext:value-type="float">
            <text:p>85513.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7395" calcext:value-type="float">
            <text:p>227395</text:p>
          </table:table-cell>
          <table:table-cell office:value-type="float" office:value="10235.6" calcext:value-type="float">
            <text:p>10235.6</text:p>
          </table:table-cell>
          <table:table-cell office:value-type="float" office:value="206386" calcext:value-type="float">
            <text:p>206386</text:p>
          </table:table-cell>
          <table:table-cell office:value-type="float" office:value="219285" calcext:value-type="float">
            <text:p>219285</text:p>
          </table:table-cell>
          <table:table-cell office:value-type="float" office:value="226707" calcext:value-type="float">
            <text:p>226707</text:p>
          </table:table-cell>
          <table:table-cell office:value-type="float" office:value="232759" calcext:value-type="float">
            <text:p>232759</text:p>
          </table:table-cell>
          <table:table-cell office:value-type="float" office:value="255774" calcext:value-type="float">
            <text:p>25577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74695" calcext:value-type="float">
            <text:p>4.74695</text:p>
          </table:table-cell>
          <table:table-cell office:value-type="float" office:value="0.642849" calcext:value-type="float">
            <text:p>0.642849</text:p>
          </table:table-cell>
          <table:table-cell office:value-type="float" office:value="4.199" calcext:value-type="float">
            <text:p>4.199</text:p>
          </table:table-cell>
          <table:table-cell office:value-type="float" office:value="4.534" calcext:value-type="float">
            <text:p>4.534</text:p>
          </table:table-cell>
          <table:table-cell office:value-type="float" office:value="4.622" calcext:value-type="float">
            <text:p>4.622</text:p>
          </table:table-cell>
          <table:table-cell office:value-type="float" office:value="4.931" calcext:value-type="float">
            <text:p>4.931</text:p>
          </table:table-cell>
          <table:table-cell office:value-type="float" office:value="10.709" calcext:value-type="float">
            <text:p>10.70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97647" calcext:value-type="float">
            <text:p>7.97647</text:p>
          </table:table-cell>
          <table:table-cell office:value-type="float" office:value="0.545937" calcext:value-type="float">
            <text:p>0.545937</text:p>
          </table:table-cell>
          <table:table-cell office:value-type="float" office:value="6.834" calcext:value-type="float">
            <text:p>6.834</text:p>
          </table:table-cell>
          <table:table-cell office:value-type="float" office:value="7.3865" calcext:value-type="float">
            <text:p>7.3865</text:p>
          </table:table-cell>
          <table:table-cell office:value-type="float" office:value="8.2775" calcext:value-type="float">
            <text:p>8.2775</text:p>
          </table:table-cell>
          <table:table-cell office:value-type="float" office:value="8.39" calcext:value-type="float">
            <text:p>8.39</text:p>
          </table:table-cell>
          <table:table-cell office:value-type="float" office:value="8.514" calcext:value-type="float">
            <text:p>8.51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61328" calcext:value-type="float">
            <text:p>9.61328</text:p>
          </table:table-cell>
          <table:table-cell office:value-type="float" office:value="0.112537" calcext:value-type="float">
            <text:p>0.112537</text:p>
          </table:table-cell>
          <table:table-cell office:value-type="float" office:value="9.298" calcext:value-type="float">
            <text:p>9.298</text:p>
          </table:table-cell>
          <table:table-cell office:value-type="float" office:value="9.557" calcext:value-type="float">
            <text:p>9.557</text:p>
          </table:table-cell>
          <table:table-cell office:value-type="float" office:value="9.625" calcext:value-type="float">
            <text:p>9.625</text:p>
          </table:table-cell>
          <table:table-cell office:value-type="float" office:value="9.6885" calcext:value-type="float">
            <text:p>9.6885</text:p>
          </table:table-cell>
          <table:table-cell office:value-type="float" office:value="9.991" calcext:value-type="float">
            <text:p>9.99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8291" calcext:value-type="float">
            <text:p>11.8291</text:p>
          </table:table-cell>
          <table:table-cell office:value-type="float" office:value="1.03903" calcext:value-type="float">
            <text:p>1.03903</text:p>
          </table:table-cell>
          <table:table-cell office:value-type="float" office:value="11.006" calcext:value-type="float">
            <text:p>11.006</text:p>
          </table:table-cell>
          <table:table-cell office:value-type="float" office:value="11.3445" calcext:value-type="float">
            <text:p>11.3445</text:p>
          </table:table-cell>
          <table:table-cell office:value-type="float" office:value="11.5375" calcext:value-type="float">
            <text:p>11.5375</text:p>
          </table:table-cell>
          <table:table-cell office:value-type="float" office:value="11.7415" calcext:value-type="float">
            <text:p>11.7415</text:p>
          </table:table-cell>
          <table:table-cell office:value-type="float" office:value="15.733" calcext:value-type="float">
            <text:p>15.73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.7552" calcext:value-type="float">
            <text:p>17.7552</text:p>
          </table:table-cell>
          <table:table-cell office:value-type="float" office:value="0.394454" calcext:value-type="float">
            <text:p>0.394454</text:p>
          </table:table-cell>
          <table:table-cell office:value-type="float" office:value="16.58" calcext:value-type="float">
            <text:p>16.58</text:p>
          </table:table-cell>
          <table:table-cell office:value-type="float" office:value="17.516" calcext:value-type="float">
            <text:p>17.516</text:p>
          </table:table-cell>
          <table:table-cell office:value-type="float" office:value="17.735" calcext:value-type="float">
            <text:p>17.735</text:p>
          </table:table-cell>
          <table:table-cell office:value-type="float" office:value="18.0065" calcext:value-type="float">
            <text:p>18.0065</text:p>
          </table:table-cell>
          <table:table-cell office:value-type="float" office:value="18.89" calcext:value-type="float">
            <text:p>18.8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.6234" calcext:value-type="float">
            <text:p>28.6234</text:p>
          </table:table-cell>
          <table:table-cell office:value-type="float" office:value="0.520791" calcext:value-type="float">
            <text:p>0.520791</text:p>
          </table:table-cell>
          <table:table-cell office:value-type="float" office:value="27.477" calcext:value-type="float">
            <text:p>27.477</text:p>
          </table:table-cell>
          <table:table-cell office:value-type="float" office:value="28.272" calcext:value-type="float">
            <text:p>28.272</text:p>
          </table:table-cell>
          <table:table-cell office:value-type="float" office:value="28.519" calcext:value-type="float">
            <text:p>28.519</text:p>
          </table:table-cell>
          <table:table-cell office:value-type="float" office:value="28.875" calcext:value-type="float">
            <text:p>28.875</text:p>
          </table:table-cell>
          <table:table-cell office:value-type="float" office:value="30.207" calcext:value-type="float">
            <text:p>30.20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.8002" calcext:value-type="float">
            <text:p>43.8002</text:p>
          </table:table-cell>
          <table:table-cell office:value-type="float" office:value="0.540916" calcext:value-type="float">
            <text:p>0.540916</text:p>
          </table:table-cell>
          <table:table-cell office:value-type="float" office:value="42.755" calcext:value-type="float">
            <text:p>42.755</text:p>
          </table:table-cell>
          <table:table-cell office:value-type="float" office:value="43.5005" calcext:value-type="float">
            <text:p>43.5005</text:p>
          </table:table-cell>
          <table:table-cell office:value-type="float" office:value="43.776" calcext:value-type="float">
            <text:p>43.776</text:p>
          </table:table-cell>
          <table:table-cell office:value-type="float" office:value="44.0265" calcext:value-type="float">
            <text:p>44.0265</text:p>
          </table:table-cell>
          <table:table-cell office:value-type="float" office:value="45.646" calcext:value-type="float">
            <text:p>45.64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.0665" calcext:value-type="float">
            <text:p>70.0665</text:p>
          </table:table-cell>
          <table:table-cell office:value-type="float" office:value="0.679805" calcext:value-type="float">
            <text:p>0.679805</text:p>
          </table:table-cell>
          <table:table-cell office:value-type="float" office:value="68.895" calcext:value-type="float">
            <text:p>68.895</text:p>
          </table:table-cell>
          <table:table-cell office:value-type="float" office:value="69.525" calcext:value-type="float">
            <text:p>69.525</text:p>
          </table:table-cell>
          <table:table-cell office:value-type="float" office:value="69.999" calcext:value-type="float">
            <text:p>69.999</text:p>
          </table:table-cell>
          <table:table-cell office:value-type="float" office:value="70.508" calcext:value-type="float">
            <text:p>70.508</text:p>
          </table:table-cell>
          <table:table-cell office:value-type="float" office:value="72.006" calcext:value-type="float">
            <text:p>72.00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4.438" calcext:value-type="float">
            <text:p>104.438</text:p>
          </table:table-cell>
          <table:table-cell office:value-type="float" office:value="1.56329" calcext:value-type="float">
            <text:p>1.56329</text:p>
          </table:table-cell>
          <table:table-cell office:value-type="float" office:value="100.918" calcext:value-type="float">
            <text:p>100.918</text:p>
          </table:table-cell>
          <table:table-cell office:value-type="float" office:value="103.461" calcext:value-type="float">
            <text:p>103.461</text:p>
          </table:table-cell>
          <table:table-cell office:value-type="float" office:value="104.225" calcext:value-type="float">
            <text:p>104.225</text:p>
          </table:table-cell>
          <table:table-cell office:value-type="float" office:value="105.26" calcext:value-type="float">
            <text:p>105.26</text:p>
          </table:table-cell>
          <table:table-cell office:value-type="float" office:value="108.811" calcext:value-type="float">
            <text:p>108.81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9.111" calcext:value-type="float">
            <text:p>159.111</text:p>
          </table:table-cell>
          <table:table-cell office:value-type="float" office:value="3.17021" calcext:value-type="float">
            <text:p>3.17021</text:p>
          </table:table-cell>
          <table:table-cell office:value-type="float" office:value="153.238" calcext:value-type="float">
            <text:p>153.238</text:p>
          </table:table-cell>
          <table:table-cell office:value-type="float" office:value="156.86" calcext:value-type="float">
            <text:p>156.86</text:p>
          </table:table-cell>
          <table:table-cell office:value-type="float" office:value="158.282" calcext:value-type="float">
            <text:p>158.282</text:p>
          </table:table-cell>
          <table:table-cell office:value-type="float" office:value="161.78" calcext:value-type="float">
            <text:p>161.78</text:p>
          </table:table-cell>
          <table:table-cell office:value-type="float" office:value="166.966" calcext:value-type="float">
            <text:p>166.96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9.48" calcext:value-type="float">
            <text:p>239.48</text:p>
          </table:table-cell>
          <table:table-cell office:value-type="float" office:value="4.2739" calcext:value-type="float">
            <text:p>4.2739</text:p>
          </table:table-cell>
          <table:table-cell office:value-type="float" office:value="231.805" calcext:value-type="float">
            <text:p>231.805</text:p>
          </table:table-cell>
          <table:table-cell office:value-type="float" office:value="236.619" calcext:value-type="float">
            <text:p>236.619</text:p>
          </table:table-cell>
          <table:table-cell office:value-type="float" office:value="238.753" calcext:value-type="float">
            <text:p>238.753</text:p>
          </table:table-cell>
          <table:table-cell office:value-type="float" office:value="243.215" calcext:value-type="float">
            <text:p>243.215</text:p>
          </table:table-cell>
          <table:table-cell office:value-type="float" office:value="247.574" calcext:value-type="float">
            <text:p>247.57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3.261" calcext:value-type="float">
            <text:p>363.261</text:p>
          </table:table-cell>
          <table:table-cell office:value-type="float" office:value="13.7037" calcext:value-type="float">
            <text:p>13.7037</text:p>
          </table:table-cell>
          <table:table-cell office:value-type="float" office:value="346.806" calcext:value-type="float">
            <text:p>346.806</text:p>
          </table:table-cell>
          <table:table-cell office:value-type="float" office:value="351.18" calcext:value-type="float">
            <text:p>351.18</text:p>
          </table:table-cell>
          <table:table-cell office:value-type="float" office:value="357.769" calcext:value-type="float">
            <text:p>357.769</text:p>
          </table:table-cell>
          <table:table-cell office:value-type="float" office:value="380.789" calcext:value-type="float">
            <text:p>380.789</text:p>
          </table:table-cell>
          <table:table-cell office:value-type="float" office:value="384.029" calcext:value-type="float">
            <text:p>384.02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2.939" calcext:value-type="float">
            <text:p>572.939</text:p>
          </table:table-cell>
          <table:table-cell office:value-type="float" office:value="8.9039" calcext:value-type="float">
            <text:p>8.9039</text:p>
          </table:table-cell>
          <table:table-cell office:value-type="float" office:value="538.415" calcext:value-type="float">
            <text:p>538.415</text:p>
          </table:table-cell>
          <table:table-cell office:value-type="float" office:value="572.822" calcext:value-type="float">
            <text:p>572.822</text:p>
          </table:table-cell>
          <table:table-cell office:value-type="float" office:value="574.913" calcext:value-type="float">
            <text:p>574.913</text:p>
          </table:table-cell>
          <table:table-cell office:value-type="float" office:value="577.348" calcext:value-type="float">
            <text:p>577.348</text:p>
          </table:table-cell>
          <table:table-cell office:value-type="float" office:value="591.651" calcext:value-type="float">
            <text:p>591.65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30.232" calcext:value-type="float">
            <text:p>830.232</text:p>
          </table:table-cell>
          <table:table-cell office:value-type="float" office:value="29.3983" calcext:value-type="float">
            <text:p>29.3983</text:p>
          </table:table-cell>
          <table:table-cell office:value-type="float" office:value="798.315" calcext:value-type="float">
            <text:p>798.315</text:p>
          </table:table-cell>
          <table:table-cell office:value-type="float" office:value="807.908" calcext:value-type="float">
            <text:p>807.908</text:p>
          </table:table-cell>
          <table:table-cell office:value-type="float" office:value="816.874" calcext:value-type="float">
            <text:p>816.874</text:p>
          </table:table-cell>
          <table:table-cell office:value-type="float" office:value="867.463" calcext:value-type="float">
            <text:p>867.463</text:p>
          </table:table-cell>
          <table:table-cell office:value-type="float" office:value="890.469" calcext:value-type="float">
            <text:p>890.46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46.69" calcext:value-type="float">
            <text:p>1346.69</text:p>
          </table:table-cell>
          <table:table-cell office:value-type="float" office:value="21.7202" calcext:value-type="float">
            <text:p>21.7202</text:p>
          </table:table-cell>
          <table:table-cell office:value-type="float" office:value="1305.02" calcext:value-type="float">
            <text:p>1305.02</text:p>
          </table:table-cell>
          <table:table-cell office:value-type="float" office:value="1329.29" calcext:value-type="float">
            <text:p>1329.29</text:p>
          </table:table-cell>
          <table:table-cell office:value-type="float" office:value="1341.58" calcext:value-type="float">
            <text:p>1341.58</text:p>
          </table:table-cell>
          <table:table-cell office:value-type="float" office:value="1363.06" calcext:value-type="float">
            <text:p>1363.06</text:p>
          </table:table-cell>
          <table:table-cell office:value-type="float" office:value="1384.88" calcext:value-type="float">
            <text:p>1384.8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82.19" calcext:value-type="float">
            <text:p>3182.19</text:p>
          </table:table-cell>
          <table:table-cell office:value-type="float" office:value="114.521" calcext:value-type="float">
            <text:p>114.521</text:p>
          </table:table-cell>
          <table:table-cell office:value-type="float" office:value="2781.4" calcext:value-type="float">
            <text:p>2781.4</text:p>
          </table:table-cell>
          <table:table-cell office:value-type="float" office:value="3145.36" calcext:value-type="float">
            <text:p>3145.36</text:p>
          </table:table-cell>
          <table:table-cell office:value-type="float" office:value="3166.07" calcext:value-type="float">
            <text:p>3166.07</text:p>
          </table:table-cell>
          <table:table-cell office:value-type="float" office:value="3182.59" calcext:value-type="float">
            <text:p>3182.59</text:p>
          </table:table-cell>
          <table:table-cell office:value-type="float" office:value="3523.36" calcext:value-type="float">
            <text:p>3523.3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5888" calcext:value-type="float">
            <text:p>2.65888</text:p>
          </table:table-cell>
          <table:table-cell office:value-type="float" office:value="0.146581" calcext:value-type="float">
            <text:p>0.146581</text:p>
          </table:table-cell>
          <table:table-cell office:value-type="float" office:value="2.535" calcext:value-type="float">
            <text:p>2.535</text:p>
          </table:table-cell>
          <table:table-cell office:value-type="float" office:value="2.5685" calcext:value-type="float">
            <text:p>2.5685</text:p>
          </table:table-cell>
          <table:table-cell office:value-type="float" office:value="2.59" calcext:value-type="float">
            <text:p>2.59</text:p>
          </table:table-cell>
          <table:table-cell office:value-type="float" office:value="2.6925" calcext:value-type="float">
            <text:p>2.6925</text:p>
          </table:table-cell>
          <table:table-cell office:value-type="float" office:value="3.298" calcext:value-type="float">
            <text:p>3.29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87803" calcext:value-type="float">
            <text:p>7.87803</text:p>
          </table:table-cell>
          <table:table-cell office:value-type="float" office:value="0.247739" calcext:value-type="float">
            <text:p>0.247739</text:p>
          </table:table-cell>
          <table:table-cell office:value-type="float" office:value="7.521" calcext:value-type="float">
            <text:p>7.521</text:p>
          </table:table-cell>
          <table:table-cell office:value-type="float" office:value="7.673" calcext:value-type="float">
            <text:p>7.673</text:p>
          </table:table-cell>
          <table:table-cell office:value-type="float" office:value="7.8395" calcext:value-type="float">
            <text:p>7.8395</text:p>
          </table:table-cell>
          <table:table-cell office:value-type="float" office:value="8.0265" calcext:value-type="float">
            <text:p>8.0265</text:p>
          </table:table-cell>
          <table:table-cell office:value-type="float" office:value="8.549" calcext:value-type="float">
            <text:p>8.54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.5775" calcext:value-type="float">
            <text:p>16.5775</text:p>
          </table:table-cell>
          <table:table-cell office:value-type="float" office:value="0.384767" calcext:value-type="float">
            <text:p>0.384767</text:p>
          </table:table-cell>
          <table:table-cell office:value-type="float" office:value="15.744" calcext:value-type="float">
            <text:p>15.744</text:p>
          </table:table-cell>
          <table:table-cell office:value-type="float" office:value="16.329" calcext:value-type="float">
            <text:p>16.329</text:p>
          </table:table-cell>
          <table:table-cell office:value-type="float" office:value="16.573" calcext:value-type="float">
            <text:p>16.573</text:p>
          </table:table-cell>
          <table:table-cell office:value-type="float" office:value="16.8495" calcext:value-type="float">
            <text:p>16.8495</text:p>
          </table:table-cell>
          <table:table-cell office:value-type="float" office:value="17.606" calcext:value-type="float">
            <text:p>17.60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.04" calcext:value-type="float">
            <text:p>26.04</text:p>
          </table:table-cell>
          <table:table-cell office:value-type="float" office:value="0.444816" calcext:value-type="float">
            <text:p>0.444816</text:p>
          </table:table-cell>
          <table:table-cell office:value-type="float" office:value="25.235" calcext:value-type="float">
            <text:p>25.235</text:p>
          </table:table-cell>
          <table:table-cell office:value-type="float" office:value="25.7" calcext:value-type="float">
            <text:p>25.7</text:p>
          </table:table-cell>
          <table:table-cell office:value-type="float" office:value="26.089" calcext:value-type="float">
            <text:p>26.089</text:p>
          </table:table-cell>
          <table:table-cell office:value-type="float" office:value="26.3395" calcext:value-type="float">
            <text:p>26.3395</text:p>
          </table:table-cell>
          <table:table-cell office:value-type="float" office:value="27.032" calcext:value-type="float">
            <text:p>27.03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.245" calcext:value-type="float">
            <text:p>39.245</text:p>
          </table:table-cell>
          <table:table-cell office:value-type="float" office:value="1.33996" calcext:value-type="float">
            <text:p>1.33996</text:p>
          </table:table-cell>
          <table:table-cell office:value-type="float" office:value="37.373" calcext:value-type="float">
            <text:p>37.373</text:p>
          </table:table-cell>
          <table:table-cell office:value-type="float" office:value="38.481" calcext:value-type="float">
            <text:p>38.481</text:p>
          </table:table-cell>
          <table:table-cell office:value-type="float" office:value="38.98" calcext:value-type="float">
            <text:p>38.98</text:p>
          </table:table-cell>
          <table:table-cell office:value-type="float" office:value="39.385" calcext:value-type="float">
            <text:p>39.385</text:p>
          </table:table-cell>
          <table:table-cell office:value-type="float" office:value="43.613" calcext:value-type="float">
            <text:p>43.61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.9883" calcext:value-type="float">
            <text:p>63.9883</text:p>
          </table:table-cell>
          <table:table-cell office:value-type="float" office:value="20.402" calcext:value-type="float">
            <text:p>20.402</text:p>
          </table:table-cell>
          <table:table-cell office:value-type="float" office:value="58.799" calcext:value-type="float">
            <text:p>58.799</text:p>
          </table:table-cell>
          <table:table-cell office:value-type="float" office:value="61.0905" calcext:value-type="float">
            <text:p>61.0905</text:p>
          </table:table-cell>
          <table:table-cell office:value-type="float" office:value="61.5535" calcext:value-type="float">
            <text:p>61.5535</text:p>
          </table:table-cell>
          <table:table-cell office:value-type="float" office:value="62.346" calcext:value-type="float">
            <text:p>62.346</text:p>
          </table:table-cell>
          <table:table-cell office:value-type="float" office:value="266.366" calcext:value-type="float">
            <text:p>266.36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6.3809" calcext:value-type="float">
            <text:p>96.3809</text:p>
          </table:table-cell>
          <table:table-cell office:value-type="float" office:value="1.09895" calcext:value-type="float">
            <text:p>1.09895</text:p>
          </table:table-cell>
          <table:table-cell office:value-type="float" office:value="93.699" calcext:value-type="float">
            <text:p>93.699</text:p>
          </table:table-cell>
          <table:table-cell office:value-type="float" office:value="95.578" calcext:value-type="float">
            <text:p>95.578</text:p>
          </table:table-cell>
          <table:table-cell office:value-type="float" office:value="96.388" calcext:value-type="float">
            <text:p>96.388</text:p>
          </table:table-cell>
          <table:table-cell office:value-type="float" office:value="96.921" calcext:value-type="float">
            <text:p>96.921</text:p>
          </table:table-cell>
          <table:table-cell office:value-type="float" office:value="100.257" calcext:value-type="float">
            <text:p>100.25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9.248" calcext:value-type="float">
            <text:p>159.248</text:p>
          </table:table-cell>
          <table:table-cell office:value-type="float" office:value="1.23972" calcext:value-type="float">
            <text:p>1.23972</text:p>
          </table:table-cell>
          <table:table-cell office:value-type="float" office:value="156.105" calcext:value-type="float">
            <text:p>156.105</text:p>
          </table:table-cell>
          <table:table-cell office:value-type="float" office:value="158.289" calcext:value-type="float">
            <text:p>158.289</text:p>
          </table:table-cell>
          <table:table-cell office:value-type="float" office:value="159.184" calcext:value-type="float">
            <text:p>159.184</text:p>
          </table:table-cell>
          <table:table-cell office:value-type="float" office:value="160.106" calcext:value-type="float">
            <text:p>160.106</text:p>
          </table:table-cell>
          <table:table-cell office:value-type="float" office:value="162.952" calcext:value-type="float">
            <text:p>162.95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3.164" calcext:value-type="float">
            <text:p>273.164</text:p>
          </table:table-cell>
          <table:table-cell office:value-type="float" office:value="10.3685" calcext:value-type="float">
            <text:p>10.3685</text:p>
          </table:table-cell>
          <table:table-cell office:value-type="float" office:value="262.388" calcext:value-type="float">
            <text:p>262.388</text:p>
          </table:table-cell>
          <table:table-cell office:value-type="float" office:value="264.334" calcext:value-type="float">
            <text:p>264.334</text:p>
          </table:table-cell>
          <table:table-cell office:value-type="float" office:value="265.773" calcext:value-type="float">
            <text:p>265.773</text:p>
          </table:table-cell>
          <table:table-cell office:value-type="float" office:value="283.812" calcext:value-type="float">
            <text:p>283.812</text:p>
          </table:table-cell>
          <table:table-cell office:value-type="float" office:value="297.937" calcext:value-type="float">
            <text:p>297.93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9.047" calcext:value-type="float">
            <text:p>569.047</text:p>
          </table:table-cell>
          <table:table-cell office:value-type="float" office:value="35.3001" calcext:value-type="float">
            <text:p>35.3001</text:p>
          </table:table-cell>
          <table:table-cell office:value-type="float" office:value="522.356" calcext:value-type="float">
            <text:p>522.356</text:p>
          </table:table-cell>
          <table:table-cell office:value-type="float" office:value="533.976" calcext:value-type="float">
            <text:p>533.976</text:p>
          </table:table-cell>
          <table:table-cell office:value-type="float" office:value="564.801" calcext:value-type="float">
            <text:p>564.801</text:p>
          </table:table-cell>
          <table:table-cell office:value-type="float" office:value="604.052" calcext:value-type="float">
            <text:p>604.052</text:p>
          </table:table-cell>
          <table:table-cell office:value-type="float" office:value="617.182" calcext:value-type="float">
            <text:p>617.18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6.41" calcext:value-type="float">
            <text:p>1286.41</text:p>
          </table:table-cell>
          <table:table-cell office:value-type="float" office:value="48.4986" calcext:value-type="float">
            <text:p>48.4986</text:p>
          </table:table-cell>
          <table:table-cell office:value-type="float" office:value="1231.77" calcext:value-type="float">
            <text:p>1231.77</text:p>
          </table:table-cell>
          <table:table-cell office:value-type="float" office:value="1264.43" calcext:value-type="float">
            <text:p>1264.43</text:p>
          </table:table-cell>
          <table:table-cell office:value-type="float" office:value="1274.48" calcext:value-type="float">
            <text:p>1274.48</text:p>
          </table:table-cell>
          <table:table-cell office:value-type="float" office:value="1282.88" calcext:value-type="float">
            <text:p>1282.88</text:p>
          </table:table-cell>
          <table:table-cell office:value-type="float" office:value="1456.36" calcext:value-type="float">
            <text:p>1456.3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72.39" calcext:value-type="float">
            <text:p>3472.39</text:p>
          </table:table-cell>
          <table:table-cell office:value-type="float" office:value="177.839" calcext:value-type="float">
            <text:p>177.839</text:p>
          </table:table-cell>
          <table:table-cell office:value-type="float" office:value="3163.12" calcext:value-type="float">
            <text:p>3163.12</text:p>
          </table:table-cell>
          <table:table-cell office:value-type="float" office:value="3328.99" calcext:value-type="float">
            <text:p>3328.99</text:p>
          </table:table-cell>
          <table:table-cell office:value-type="float" office:value="3410.44" calcext:value-type="float">
            <text:p>3410.44</text:p>
          </table:table-cell>
          <table:table-cell office:value-type="float" office:value="3661.55" calcext:value-type="float">
            <text:p>3661.55</text:p>
          </table:table-cell>
          <table:table-cell office:value-type="float" office:value="3819.22" calcext:value-type="float">
            <text:p>3819.2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705.59" calcext:value-type="float">
            <text:p>9705.59</text:p>
          </table:table-cell>
          <table:table-cell office:value-type="float" office:value="556.689" calcext:value-type="float">
            <text:p>556.689</text:p>
          </table:table-cell>
          <table:table-cell office:value-type="float" office:value="8269.44" calcext:value-type="float">
            <text:p>8269.44</text:p>
          </table:table-cell>
          <table:table-cell office:value-type="float" office:value="9273.36" calcext:value-type="float">
            <text:p>9273.36</text:p>
          </table:table-cell>
          <table:table-cell office:value-type="float" office:value="9743.31" calcext:value-type="float">
            <text:p>9743.31</text:p>
          </table:table-cell>
          <table:table-cell office:value-type="float" office:value="10209" calcext:value-type="float">
            <text:p>10209</text:p>
          </table:table-cell>
          <table:table-cell office:value-type="float" office:value="10568.1" calcext:value-type="float">
            <text:p>10568.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246.3" calcext:value-type="float">
            <text:p>27246.3</text:p>
          </table:table-cell>
          <table:table-cell office:value-type="float" office:value="1392.7" calcext:value-type="float">
            <text:p>1392.7</text:p>
          </table:table-cell>
          <table:table-cell office:value-type="float" office:value="25013.4" calcext:value-type="float">
            <text:p>25013.4</text:p>
          </table:table-cell>
          <table:table-cell office:value-type="float" office:value="26212.4" calcext:value-type="float">
            <text:p>26212.4</text:p>
          </table:table-cell>
          <table:table-cell office:value-type="float" office:value="26756.4" calcext:value-type="float">
            <text:p>26756.4</text:p>
          </table:table-cell>
          <table:table-cell office:value-type="float" office:value="28605.5" calcext:value-type="float">
            <text:p>28605.5</text:p>
          </table:table-cell>
          <table:table-cell office:value-type="float" office:value="30307.8" calcext:value-type="float">
            <text:p>30307.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1789.6" calcext:value-type="float">
            <text:p>81789.6</text:p>
          </table:table-cell>
          <table:table-cell office:value-type="float" office:value="2999.21" calcext:value-type="float">
            <text:p>2999.21</text:p>
          </table:table-cell>
          <table:table-cell office:value-type="float" office:value="73598.4" calcext:value-type="float">
            <text:p>73598.4</text:p>
          </table:table-cell>
          <table:table-cell office:value-type="float" office:value="80378.9" calcext:value-type="float">
            <text:p>80378.9</text:p>
          </table:table-cell>
          <table:table-cell office:value-type="float" office:value="82917.2" calcext:value-type="float">
            <text:p>82917.2</text:p>
          </table:table-cell>
          <table:table-cell office:value-type="float" office:value="83949.5" calcext:value-type="float">
            <text:p>83949.5</text:p>
          </table:table-cell>
          <table:table-cell office:value-type="float" office:value="86063.4" calcext:value-type="float">
            <text:p>86063.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0656" calcext:value-type="float">
            <text:p>240656</text:p>
          </table:table-cell>
          <table:table-cell office:value-type="float" office:value="9284.03" calcext:value-type="float">
            <text:p>9284.03</text:p>
          </table:table-cell>
          <table:table-cell office:value-type="float" office:value="215661" calcext:value-type="float">
            <text:p>215661</text:p>
          </table:table-cell>
          <table:table-cell office:value-type="float" office:value="233577" calcext:value-type="float">
            <text:p>233577</text:p>
          </table:table-cell>
          <table:table-cell office:value-type="float" office:value="242377" calcext:value-type="float">
            <text:p>242377</text:p>
          </table:table-cell>
          <table:table-cell office:value-type="float" office:value="247798" calcext:value-type="float">
            <text:p>247798</text:p>
          </table:table-cell>
          <table:table-cell office:value-type="float" office:value="255672" calcext:value-type="float">
            <text:p>25567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92623" calcext:value-type="float">
            <text:p>6.92623</text:p>
          </table:table-cell>
          <table:table-cell office:value-type="float" office:value="0.137021" calcext:value-type="float">
            <text:p>0.137021</text:p>
          </table:table-cell>
          <table:table-cell office:value-type="float" office:value="6.611" calcext:value-type="float">
            <text:p>6.611</text:p>
          </table:table-cell>
          <table:table-cell office:value-type="float" office:value="6.827" calcext:value-type="float">
            <text:p>6.827</text:p>
          </table:table-cell>
          <table:table-cell office:value-type="float" office:value="6.94" calcext:value-type="float">
            <text:p>6.94</text:p>
          </table:table-cell>
          <table:table-cell office:value-type="float" office:value="7.009" calcext:value-type="float">
            <text:p>7.009</text:p>
          </table:table-cell>
          <table:table-cell office:value-type="float" office:value="7.342" calcext:value-type="float">
            <text:p>7.34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7073" calcext:value-type="float">
            <text:p>10.7073</text:p>
          </table:table-cell>
          <table:table-cell office:value-type="float" office:value="0.159924" calcext:value-type="float">
            <text:p>0.159924</text:p>
          </table:table-cell>
          <table:table-cell office:value-type="float" office:value="10.133" calcext:value-type="float">
            <text:p>10.133</text:p>
          </table:table-cell>
          <table:table-cell office:value-type="float" office:value="10.589" calcext:value-type="float">
            <text:p>10.589</text:p>
          </table:table-cell>
          <table:table-cell office:value-type="float" office:value="10.709" calcext:value-type="float">
            <text:p>10.709</text:p>
          </table:table-cell>
          <table:table-cell office:value-type="float" office:value="10.805" calcext:value-type="float">
            <text:p>10.805</text:p>
          </table:table-cell>
          <table:table-cell office:value-type="float" office:value="11.167" calcext:value-type="float">
            <text:p>11.16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7063" calcext:value-type="float">
            <text:p>14.7063</text:p>
          </table:table-cell>
          <table:table-cell office:value-type="float" office:value="0.241134" calcext:value-type="float">
            <text:p>0.241134</text:p>
          </table:table-cell>
          <table:table-cell office:value-type="float" office:value="13.983" calcext:value-type="float">
            <text:p>13.983</text:p>
          </table:table-cell>
          <table:table-cell office:value-type="float" office:value="14.571" calcext:value-type="float">
            <text:p>14.571</text:p>
          </table:table-cell>
          <table:table-cell office:value-type="float" office:value="14.705" calcext:value-type="float">
            <text:p>14.705</text:p>
          </table:table-cell>
          <table:table-cell office:value-type="float" office:value="14.871" calcext:value-type="float">
            <text:p>14.871</text:p>
          </table:table-cell>
          <table:table-cell office:value-type="float" office:value="15.21" calcext:value-type="float">
            <text:p>15.2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6766" calcext:value-type="float">
            <text:p>20.6766</text:p>
          </table:table-cell>
          <table:table-cell office:value-type="float" office:value="0.271844" calcext:value-type="float">
            <text:p>0.271844</text:p>
          </table:table-cell>
          <table:table-cell office:value-type="float" office:value="19.962" calcext:value-type="float">
            <text:p>19.962</text:p>
          </table:table-cell>
          <table:table-cell office:value-type="float" office:value="20.495" calcext:value-type="float">
            <text:p>20.495</text:p>
          </table:table-cell>
          <table:table-cell office:value-type="float" office:value="20.662" calcext:value-type="float">
            <text:p>20.662</text:p>
          </table:table-cell>
          <table:table-cell office:value-type="float" office:value="20.842" calcext:value-type="float">
            <text:p>20.842</text:p>
          </table:table-cell>
          <table:table-cell office:value-type="float" office:value="21.404" calcext:value-type="float">
            <text:p>21.40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2818" calcext:value-type="float">
            <text:p>27.2818</text:p>
          </table:table-cell>
          <table:table-cell office:value-type="float" office:value="0.512009" calcext:value-type="float">
            <text:p>0.512009</text:p>
          </table:table-cell>
          <table:table-cell office:value-type="float" office:value="25.989" calcext:value-type="float">
            <text:p>25.989</text:p>
          </table:table-cell>
          <table:table-cell office:value-type="float" office:value="26.934" calcext:value-type="float">
            <text:p>26.934</text:p>
          </table:table-cell>
          <table:table-cell office:value-type="float" office:value="27.343" calcext:value-type="float">
            <text:p>27.343</text:p>
          </table:table-cell>
          <table:table-cell office:value-type="float" office:value="27.627" calcext:value-type="float">
            <text:p>27.627</text:p>
          </table:table-cell>
          <table:table-cell office:value-type="float" office:value="28.339" calcext:value-type="float">
            <text:p>28.33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.2174" calcext:value-type="float">
            <text:p>38.2174</text:p>
          </table:table-cell>
          <table:table-cell office:value-type="float" office:value="0.718536" calcext:value-type="float">
            <text:p>0.718536</text:p>
          </table:table-cell>
          <table:table-cell office:value-type="float" office:value="36.657" calcext:value-type="float">
            <text:p>36.657</text:p>
          </table:table-cell>
          <table:table-cell office:value-type="float" office:value="37.784" calcext:value-type="float">
            <text:p>37.784</text:p>
          </table:table-cell>
          <table:table-cell office:value-type="float" office:value="38.117" calcext:value-type="float">
            <text:p>38.117</text:p>
          </table:table-cell>
          <table:table-cell office:value-type="float" office:value="38.629" calcext:value-type="float">
            <text:p>38.629</text:p>
          </table:table-cell>
          <table:table-cell office:value-type="float" office:value="39.978" calcext:value-type="float">
            <text:p>39.97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9756" calcext:value-type="float">
            <text:p>53.9756</text:p>
          </table:table-cell>
          <table:table-cell office:value-type="float" office:value="0.525187" calcext:value-type="float">
            <text:p>0.525187</text:p>
          </table:table-cell>
          <table:table-cell office:value-type="float" office:value="52.259" calcext:value-type="float">
            <text:p>52.259</text:p>
          </table:table-cell>
          <table:table-cell office:value-type="float" office:value="53.703" calcext:value-type="float">
            <text:p>53.703</text:p>
          </table:table-cell>
          <table:table-cell office:value-type="float" office:value="53.959" calcext:value-type="float">
            <text:p>53.959</text:p>
          </table:table-cell>
          <table:table-cell office:value-type="float" office:value="54.341" calcext:value-type="float">
            <text:p>54.341</text:p>
          </table:table-cell>
          <table:table-cell office:value-type="float" office:value="54.955" calcext:value-type="float">
            <text:p>54.95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.5713" calcext:value-type="float">
            <text:p>80.5713</text:p>
          </table:table-cell>
          <table:table-cell office:value-type="float" office:value="0.810395" calcext:value-type="float">
            <text:p>0.810395</text:p>
          </table:table-cell>
          <table:table-cell office:value-type="float" office:value="78.753" calcext:value-type="float">
            <text:p>78.753</text:p>
          </table:table-cell>
          <table:table-cell office:value-type="float" office:value="79.72" calcext:value-type="float">
            <text:p>79.72</text:p>
          </table:table-cell>
          <table:table-cell office:value-type="float" office:value="80.73" calcext:value-type="float">
            <text:p>80.73</text:p>
          </table:table-cell>
          <table:table-cell office:value-type="float" office:value="81.112" calcext:value-type="float">
            <text:p>81.112</text:p>
          </table:table-cell>
          <table:table-cell office:value-type="float" office:value="82.114" calcext:value-type="float">
            <text:p>82.11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.364" calcext:value-type="float">
            <text:p>111.364</text:p>
          </table:table-cell>
          <table:table-cell office:value-type="float" office:value="1.36608" calcext:value-type="float">
            <text:p>1.36608</text:p>
          </table:table-cell>
          <table:table-cell office:value-type="float" office:value="106.56" calcext:value-type="float">
            <text:p>106.56</text:p>
          </table:table-cell>
          <table:table-cell office:value-type="float" office:value="110.299" calcext:value-type="float">
            <text:p>110.299</text:p>
          </table:table-cell>
          <table:table-cell office:value-type="float" office:value="111.371" calcext:value-type="float">
            <text:p>111.371</text:p>
          </table:table-cell>
          <table:table-cell office:value-type="float" office:value="112.421" calcext:value-type="float">
            <text:p>112.421</text:p>
          </table:table-cell>
          <table:table-cell office:value-type="float" office:value="114.286" calcext:value-type="float">
            <text:p>114.28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1.709" calcext:value-type="float">
            <text:p>161.709</text:p>
          </table:table-cell>
          <table:table-cell office:value-type="float" office:value="1.38923" calcext:value-type="float">
            <text:p>1.38923</text:p>
          </table:table-cell>
          <table:table-cell office:value-type="float" office:value="159.053" calcext:value-type="float">
            <text:p>159.053</text:p>
          </table:table-cell>
          <table:table-cell office:value-type="float" office:value="160.422" calcext:value-type="float">
            <text:p>160.422</text:p>
          </table:table-cell>
          <table:table-cell office:value-type="float" office:value="161.434" calcext:value-type="float">
            <text:p>161.434</text:p>
          </table:table-cell>
          <table:table-cell office:value-type="float" office:value="162.909" calcext:value-type="float">
            <text:p>162.909</text:p>
          </table:table-cell>
          <table:table-cell office:value-type="float" office:value="164.619" calcext:value-type="float">
            <text:p>164.6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3.954" calcext:value-type="float">
            <text:p>233.954</text:p>
          </table:table-cell>
          <table:table-cell office:value-type="float" office:value="2.00101" calcext:value-type="float">
            <text:p>2.00101</text:p>
          </table:table-cell>
          <table:table-cell office:value-type="float" office:value="230.763" calcext:value-type="float">
            <text:p>230.763</text:p>
          </table:table-cell>
          <table:table-cell office:value-type="float" office:value="232.618" calcext:value-type="float">
            <text:p>232.618</text:p>
          </table:table-cell>
          <table:table-cell office:value-type="float" office:value="233.643" calcext:value-type="float">
            <text:p>233.643</text:p>
          </table:table-cell>
          <table:table-cell office:value-type="float" office:value="234.295" calcext:value-type="float">
            <text:p>234.295</text:p>
          </table:table-cell>
          <table:table-cell office:value-type="float" office:value="239.804" calcext:value-type="float">
            <text:p>239.80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4.111" calcext:value-type="float">
            <text:p>334.111</text:p>
          </table:table-cell>
          <table:table-cell office:value-type="float" office:value="4.22526" calcext:value-type="float">
            <text:p>4.22526</text:p>
          </table:table-cell>
          <table:table-cell office:value-type="float" office:value="324.722" calcext:value-type="float">
            <text:p>324.722</text:p>
          </table:table-cell>
          <table:table-cell office:value-type="float" office:value="331.18" calcext:value-type="float">
            <text:p>331.18</text:p>
          </table:table-cell>
          <table:table-cell office:value-type="float" office:value="333.103" calcext:value-type="float">
            <text:p>333.103</text:p>
          </table:table-cell>
          <table:table-cell office:value-type="float" office:value="337.821" calcext:value-type="float">
            <text:p>337.821</text:p>
          </table:table-cell>
          <table:table-cell office:value-type="float" office:value="343.931" calcext:value-type="float">
            <text:p>343.93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2.253" calcext:value-type="float">
            <text:p>492.253</text:p>
          </table:table-cell>
          <table:table-cell office:value-type="float" office:value="6.44594" calcext:value-type="float">
            <text:p>6.44594</text:p>
          </table:table-cell>
          <table:table-cell office:value-type="float" office:value="474.409" calcext:value-type="float">
            <text:p>474.409</text:p>
          </table:table-cell>
          <table:table-cell office:value-type="float" office:value="487.567" calcext:value-type="float">
            <text:p>487.567</text:p>
          </table:table-cell>
          <table:table-cell office:value-type="float" office:value="491.448" calcext:value-type="float">
            <text:p>491.448</text:p>
          </table:table-cell>
          <table:table-cell office:value-type="float" office:value="496.621" calcext:value-type="float">
            <text:p>496.621</text:p>
          </table:table-cell>
          <table:table-cell office:value-type="float" office:value="508.392" calcext:value-type="float">
            <text:p>508.39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9.379" calcext:value-type="float">
            <text:p>819.379</text:p>
          </table:table-cell>
          <table:table-cell office:value-type="float" office:value="7.48103" calcext:value-type="float">
            <text:p>7.48103</text:p>
          </table:table-cell>
          <table:table-cell office:value-type="float" office:value="803.519" calcext:value-type="float">
            <text:p>803.519</text:p>
          </table:table-cell>
          <table:table-cell office:value-type="float" office:value="814.825" calcext:value-type="float">
            <text:p>814.825</text:p>
          </table:table-cell>
          <table:table-cell office:value-type="float" office:value="819.792" calcext:value-type="float">
            <text:p>819.792</text:p>
          </table:table-cell>
          <table:table-cell office:value-type="float" office:value="823.477" calcext:value-type="float">
            <text:p>823.477</text:p>
          </table:table-cell>
          <table:table-cell office:value-type="float" office:value="838.136" calcext:value-type="float">
            <text:p>838.13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94.49" calcext:value-type="float">
            <text:p>1294.49</text:p>
          </table:table-cell>
          <table:table-cell office:value-type="float" office:value="10.3331" calcext:value-type="float">
            <text:p>10.3331</text:p>
          </table:table-cell>
          <table:table-cell office:value-type="float" office:value="1268.95" calcext:value-type="float">
            <text:p>1268.95</text:p>
          </table:table-cell>
          <table:table-cell office:value-type="float" office:value="1284.92" calcext:value-type="float">
            <text:p>1284.92</text:p>
          </table:table-cell>
          <table:table-cell office:value-type="float" office:value="1297.1" calcext:value-type="float">
            <text:p>1297.1</text:p>
          </table:table-cell>
          <table:table-cell office:value-type="float" office:value="1300.78" calcext:value-type="float">
            <text:p>1300.78</text:p>
          </table:table-cell>
          <table:table-cell office:value-type="float" office:value="1323.24" calcext:value-type="float">
            <text:p>1323.2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02.61" calcext:value-type="float">
            <text:p>2502.61</text:p>
          </table:table-cell>
          <table:table-cell office:value-type="float" office:value="21.8234" calcext:value-type="float">
            <text:p>21.8234</text:p>
          </table:table-cell>
          <table:table-cell office:value-type="float" office:value="2466.38" calcext:value-type="float">
            <text:p>2466.38</text:p>
          </table:table-cell>
          <table:table-cell office:value-type="float" office:value="2483.73" calcext:value-type="float">
            <text:p>2483.73</text:p>
          </table:table-cell>
          <table:table-cell office:value-type="float" office:value="2502.7" calcext:value-type="float">
            <text:p>2502.7</text:p>
          </table:table-cell>
          <table:table-cell office:value-type="float" office:value="2522.37" calcext:value-type="float">
            <text:p>2522.37</text:p>
          </table:table-cell>
          <table:table-cell office:value-type="float" office:value="2537.94" calcext:value-type="float">
            <text:p>2537.9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8">00/00/0000</text:date>, <text:time style:data-style-name="N2" text:time-value="13:29:03.6504481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20:21:18.426994493</meta:creation-date>
    <dc:date>2018-12-08T13:34:18.256060935</dc:date>
    <meta:editing-duration>PT1H24M6S</meta:editing-duration>
    <meta:editing-cycles>28</meta:editing-cycles>
    <meta:generator>LibreOffice/6.0.6.2$Linux_X86_64 LibreOffice_project/00m0$Build-2</meta:generator>
    <meta:document-statistic meta:table-count="6" meta:cell-count="5166" meta:object-count="0"/>
  </office:meta>
</office:document-meta>
</file>